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.002cm" svg:height="8.995cm" svg:x="6.594cm" svg:y="1.084cm">
            <draw:object draw:notify-on-update-of-ranges="Planilha1.B1:Planilha1.B1 Planilha1.B2:Planilha1.B1413 Planilha1.A2:Planilha1.A14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3533334" calcext:value-type="float">
            <text:p>0,3533334</text:p>
          </table:table-cell>
          <table:table-cell office:value-type="float" office:value="1.445076" calcext:value-type="float">
            <text:p>1,445076</text:p>
          </table:table-cell>
        </table:table-row>
        <table:table-row table:style-name="ro1">
          <table:table-cell office:value-type="float" office:value="0.4075849" calcext:value-type="float">
            <text:p>0,4075849</text:p>
          </table:table-cell>
          <table:table-cell office:value-type="float" office:value="0.9543533" calcext:value-type="float">
            <text:p>0,9543533</text:p>
          </table:table-cell>
        </table:table-row>
        <table:table-row table:style-name="ro1">
          <table:table-cell office:value-type="float" office:value="0.4296545" calcext:value-type="float">
            <text:p>0,4296545</text:p>
          </table:table-cell>
          <table:table-cell office:value-type="float" office:value="0.8461403" calcext:value-type="float">
            <text:p>0,8461403</text:p>
          </table:table-cell>
        </table:table-row>
        <table:table-row table:style-name="ro1">
          <table:table-cell office:value-type="float" office:value="0.4438126" calcext:value-type="float">
            <text:p>0,4438126</text:p>
          </table:table-cell>
          <table:table-cell office:value-type="float" office:value="0.8043219" calcext:value-type="float">
            <text:p>0,8043219</text:p>
          </table:table-cell>
        </table:table-row>
        <table:table-row table:style-name="ro1">
          <table:table-cell office:value-type="float" office:value="0.4599966" calcext:value-type="float">
            <text:p>0,4599966</text:p>
          </table:table-cell>
          <table:table-cell office:value-type="float" office:value="0.7636131" calcext:value-type="float">
            <text:p>0,7636131</text:p>
          </table:table-cell>
        </table:table-row>
        <table:table-row table:style-name="ro1">
          <table:table-cell office:value-type="float" office:value="0.4752614" calcext:value-type="float">
            <text:p>0,4752614</text:p>
          </table:table-cell>
          <table:table-cell office:value-type="float" office:value="0.7497001" calcext:value-type="float">
            <text:p>0,7497001</text:p>
          </table:table-cell>
        </table:table-row>
        <table:table-row table:style-name="ro1">
          <table:table-cell office:value-type="float" office:value="0.4876339" calcext:value-type="float">
            <text:p>0,4876339</text:p>
          </table:table-cell>
          <table:table-cell office:value-type="float" office:value="0.724147" calcext:value-type="float">
            <text:p>0,724147</text:p>
          </table:table-cell>
        </table:table-row>
        <table:table-row table:style-name="ro1">
          <table:table-cell office:value-type="float" office:value="0.504023" calcext:value-type="float">
            <text:p>0,504023</text:p>
          </table:table-cell>
          <table:table-cell office:value-type="float" office:value="0.6912899" calcext:value-type="float">
            <text:p>0,6912899</text:p>
          </table:table-cell>
        </table:table-row>
        <table:table-row table:style-name="ro1">
          <table:table-cell office:value-type="float" office:value="0.5143951" calcext:value-type="float">
            <text:p>0,5143951</text:p>
          </table:table-cell>
          <table:table-cell office:value-type="float" office:value="0.6791399" calcext:value-type="float">
            <text:p>0,6791399</text:p>
          </table:table-cell>
        </table:table-row>
        <table:table-row table:style-name="ro1">
          <table:table-cell office:value-type="float" office:value="0.5296454" calcext:value-type="float">
            <text:p>0,5296454</text:p>
          </table:table-cell>
          <table:table-cell office:value-type="float" office:value="0.6541353" calcext:value-type="float">
            <text:p>0,6541353</text:p>
          </table:table-cell>
        </table:table-row>
        <table:table-row table:style-name="ro1">
          <table:table-cell office:value-type="float" office:value="0.5408065" calcext:value-type="float">
            <text:p>0,5408065</text:p>
          </table:table-cell>
          <table:table-cell office:value-type="float" office:value="0.6367635" calcext:value-type="float">
            <text:p>0,6367635</text:p>
          </table:table-cell>
        </table:table-row>
        <table:table-row table:style-name="ro1">
          <table:table-cell office:value-type="float" office:value="0.5518106" calcext:value-type="float">
            <text:p>0,5518106</text:p>
          </table:table-cell>
          <table:table-cell office:value-type="float" office:value="0.6225256" calcext:value-type="float">
            <text:p>0,6225256</text:p>
          </table:table-cell>
        </table:table-row>
        <table:table-row table:style-name="ro1">
          <table:table-cell office:value-type="float" office:value="0.5636753" calcext:value-type="float">
            <text:p>0,5636753</text:p>
          </table:table-cell>
          <table:table-cell office:value-type="float" office:value="0.6087832" calcext:value-type="float">
            <text:p>0,6087832</text:p>
          </table:table-cell>
        </table:table-row>
        <table:table-row table:style-name="ro1">
          <table:table-cell office:value-type="float" office:value="0.5757161" calcext:value-type="float">
            <text:p>0,5757161</text:p>
          </table:table-cell>
          <table:table-cell office:value-type="float" office:value="0.596357" calcext:value-type="float">
            <text:p>0,596357</text:p>
          </table:table-cell>
        </table:table-row>
        <table:table-row table:style-name="ro1">
          <table:table-cell office:value-type="float" office:value="0.5871173" calcext:value-type="float">
            <text:p>0,5871173</text:p>
          </table:table-cell>
          <table:table-cell office:value-type="float" office:value="0.5855179" calcext:value-type="float">
            <text:p>0,5855179</text:p>
          </table:table-cell>
        </table:table-row>
        <table:table-row table:style-name="ro1">
          <table:table-cell office:value-type="float" office:value="0.5988113" calcext:value-type="float">
            <text:p>0,5988113</text:p>
          </table:table-cell>
          <table:table-cell office:value-type="float" office:value="0.574405" calcext:value-type="float">
            <text:p>0,574405</text:p>
          </table:table-cell>
        </table:table-row>
        <table:table-row table:style-name="ro1">
          <table:table-cell office:value-type="float" office:value="0.611208" calcext:value-type="float">
            <text:p>0,611208</text:p>
          </table:table-cell>
          <table:table-cell office:value-type="float" office:value="0.5655276" calcext:value-type="float">
            <text:p>0,5655276</text:p>
          </table:table-cell>
        </table:table-row>
        <table:table-row table:style-name="ro1">
          <table:table-cell office:value-type="float" office:value="0.624558" calcext:value-type="float">
            <text:p>0,624558</text:p>
          </table:table-cell>
          <table:table-cell office:value-type="float" office:value="0.5568058" calcext:value-type="float">
            <text:p>0,5568058</text:p>
          </table:table-cell>
        </table:table-row>
        <table:table-row table:style-name="ro1">
          <table:table-cell office:value-type="float" office:value="0.638059" calcext:value-type="float">
            <text:p>0,638059</text:p>
          </table:table-cell>
          <table:table-cell office:value-type="float" office:value="0.5486081" calcext:value-type="float">
            <text:p>0,5486081</text:p>
          </table:table-cell>
        </table:table-row>
        <table:table-row table:style-name="ro1">
          <table:table-cell office:value-type="float" office:value="0.6536574" calcext:value-type="float">
            <text:p>0,6536574</text:p>
          </table:table-cell>
          <table:table-cell office:value-type="float" office:value="0.5419458" calcext:value-type="float">
            <text:p>0,5419458</text:p>
          </table:table-cell>
        </table:table-row>
        <table:table-row table:style-name="ro1">
          <table:table-cell office:value-type="float" office:value="0.6660541" calcext:value-type="float">
            <text:p>0,6660541</text:p>
          </table:table-cell>
          <table:table-cell office:value-type="float" office:value="0.5367157" calcext:value-type="float">
            <text:p>0,5367157</text:p>
          </table:table-cell>
        </table:table-row>
        <table:table-row table:style-name="ro1">
          <table:table-cell office:value-type="float" office:value="0.6783437" calcext:value-type="float">
            <text:p>0,6783437</text:p>
          </table:table-cell>
          <table:table-cell office:value-type="float" office:value="0.5340589" calcext:value-type="float">
            <text:p>0,5340589</text:p>
          </table:table-cell>
        </table:table-row>
        <table:table-row table:style-name="ro1">
          <table:table-cell office:value-type="float" office:value="0.6910477" calcext:value-type="float">
            <text:p>0,6910477</text:p>
          </table:table-cell>
          <table:table-cell office:value-type="float" office:value="0.532582" calcext:value-type="float">
            <text:p>0,532582</text:p>
          </table:table-cell>
        </table:table-row>
        <table:table-row table:style-name="ro1">
          <table:table-cell office:value-type="float" office:value="0.70222" calcext:value-type="float">
            <text:p>0,70222</text:p>
          </table:table-cell>
          <table:table-cell office:value-type="float" office:value="0.5322423" calcext:value-type="float">
            <text:p>0,5322423</text:p>
          </table:table-cell>
        </table:table-row>
        <table:table-row table:style-name="ro1">
          <table:table-cell office:value-type="float" office:value="0.7156079" calcext:value-type="float">
            <text:p>0,7156079</text:p>
          </table:table-cell>
          <table:table-cell office:value-type="float" office:value="0.5334691" calcext:value-type="float">
            <text:p>0,5334691</text:p>
          </table:table-cell>
        </table:table-row>
        <table:table-row table:style-name="ro1">
          <table:table-cell office:value-type="float" office:value="0.7387928" calcext:value-type="float">
            <text:p>0,7387928</text:p>
          </table:table-cell>
          <table:table-cell office:value-type="float" office:value="0.5358218" calcext:value-type="float">
            <text:p>0,5358218</text:p>
          </table:table-cell>
        </table:table-row>
        <table:table-row table:style-name="ro1">
          <table:table-cell office:value-type="float" office:value="0.7547975" calcext:value-type="float">
            <text:p>0,7547975</text:p>
          </table:table-cell>
          <table:table-cell office:value-type="float" office:value="0.5450935" calcext:value-type="float">
            <text:p>0,5450935</text:p>
          </table:table-cell>
        </table:table-row>
        <table:table-row table:style-name="ro1">
          <table:table-cell office:value-type="float" office:value="0.7664242" calcext:value-type="float">
            <text:p>0,7664242</text:p>
          </table:table-cell>
          <table:table-cell office:value-type="float" office:value="0.5508127" calcext:value-type="float">
            <text:p>0,5508127</text:p>
          </table:table-cell>
        </table:table-row>
        <table:table-row table:style-name="ro1">
          <table:table-cell office:value-type="float" office:value="0.7768304" calcext:value-type="float">
            <text:p>0,7768304</text:p>
          </table:table-cell>
          <table:table-cell office:value-type="float" office:value="0.5575451" calcext:value-type="float">
            <text:p>0,5575451</text:p>
          </table:table-cell>
        </table:table-row>
        <table:table-row table:style-name="ro1">
          <table:table-cell office:value-type="float" office:value="0.7883297" calcext:value-type="float">
            <text:p>0,7883297</text:p>
          </table:table-cell>
          <table:table-cell office:value-type="float" office:value="0.5646626" calcext:value-type="float">
            <text:p>0,5646626</text:p>
          </table:table-cell>
        </table:table-row>
        <table:table-row table:style-name="ro1">
          <table:table-cell office:value-type="float" office:value="0.7992969" calcext:value-type="float">
            <text:p>0,7992969</text:p>
          </table:table-cell>
          <table:table-cell office:value-type="float" office:value="0.5739058" calcext:value-type="float">
            <text:p>0,5739058</text:p>
          </table:table-cell>
        </table:table-row>
        <table:table-row table:style-name="ro1">
          <table:table-cell office:value-type="float" office:value="0.8124424" calcext:value-type="float">
            <text:p>0,8124424</text:p>
          </table:table-cell>
          <table:table-cell office:value-type="float" office:value="0.582796" calcext:value-type="float">
            <text:p>0,582796</text:p>
          </table:table-cell>
        </table:table-row>
        <table:table-row table:style-name="ro1">
          <table:table-cell office:value-type="float" office:value="0.8239123" calcext:value-type="float">
            <text:p>0,8239123</text:p>
          </table:table-cell>
          <table:table-cell office:value-type="float" office:value="0.594835" calcext:value-type="float">
            <text:p>0,594835</text:p>
          </table:table-cell>
        </table:table-row>
        <table:table-row table:style-name="ro1">
          <table:table-cell office:value-type="float" office:value="0.8375006" calcext:value-type="float">
            <text:p>0,8375006</text:p>
          </table:table-cell>
          <table:table-cell office:value-type="float" office:value="0.6099246" calcext:value-type="float">
            <text:p>0,6099246</text:p>
          </table:table-cell>
        </table:table-row>
        <table:table-row table:style-name="ro1">
          <table:table-cell office:value-type="float" office:value="0.8494731" calcext:value-type="float">
            <text:p>0,8494731</text:p>
          </table:table-cell>
          <table:table-cell office:value-type="float" office:value="0.6228518" calcext:value-type="float">
            <text:p>0,6228518</text:p>
          </table:table-cell>
        </table:table-row>
        <table:table-row table:style-name="ro1">
          <table:table-cell office:value-type="float" office:value="0.8627403" calcext:value-type="float">
            <text:p>0,8627403</text:p>
          </table:table-cell>
          <table:table-cell office:value-type="float" office:value="0.6374773" calcext:value-type="float">
            <text:p>0,6374773</text:p>
          </table:table-cell>
        </table:table-row>
        <table:table-row table:style-name="ro1">
          <table:table-cell office:value-type="float" office:value="0.876139" calcext:value-type="float">
            <text:p>0,876139</text:p>
          </table:table-cell>
          <table:table-cell office:value-type="float" office:value="0.6545198" calcext:value-type="float">
            <text:p>0,6545198</text:p>
          </table:table-cell>
        </table:table-row>
        <table:table-row table:style-name="ro1">
          <table:table-cell office:value-type="float" office:value="0.8873814" calcext:value-type="float">
            <text:p>0,8873814</text:p>
          </table:table-cell>
          <table:table-cell office:value-type="float" office:value="0.6695241" calcext:value-type="float">
            <text:p>0,6695241</text:p>
          </table:table-cell>
        </table:table-row>
        <table:table-row table:style-name="ro1">
          <table:table-cell office:value-type="float" office:value="0.8991843" calcext:value-type="float">
            <text:p>0,8991843</text:p>
          </table:table-cell>
          <table:table-cell office:value-type="float" office:value="0.6870334" calcext:value-type="float">
            <text:p>0,6870334</text:p>
          </table:table-cell>
        </table:table-row>
        <table:table-row table:style-name="ro1">
          <table:table-cell office:value-type="float" office:value="0.9103001" calcext:value-type="float">
            <text:p>0,9103001</text:p>
          </table:table-cell>
          <table:table-cell office:value-type="float" office:value="0.7024074" calcext:value-type="float">
            <text:p>0,7024074</text:p>
          </table:table-cell>
        </table:table-row>
        <table:table-row table:style-name="ro1">
          <table:table-cell office:value-type="float" office:value="0.9214665" calcext:value-type="float">
            <text:p>0,9214665</text:p>
          </table:table-cell>
          <table:table-cell office:value-type="float" office:value="0.7199824" calcext:value-type="float">
            <text:p>0,7199824</text:p>
          </table:table-cell>
        </table:table-row>
        <table:table-row table:style-name="ro1">
          <table:table-cell office:value-type="float" office:value="0.9337444" calcext:value-type="float">
            <text:p>0,9337444</text:p>
          </table:table-cell>
          <table:table-cell office:value-type="float" office:value="0.738187" calcext:value-type="float">
            <text:p>0,738187</text:p>
          </table:table-cell>
        </table:table-row>
        <table:table-row table:style-name="ro1">
          <table:table-cell office:value-type="float" office:value="0.9446557" calcext:value-type="float">
            <text:p>0,9446557</text:p>
          </table:table-cell>
          <table:table-cell office:value-type="float" office:value="0.7568784" calcext:value-type="float">
            <text:p>0,7568784</text:p>
          </table:table-cell>
        </table:table-row>
        <table:table-row table:style-name="ro1">
          <table:table-cell office:value-type="float" office:value="0.9573087" calcext:value-type="float">
            <text:p>0,9573087</text:p>
          </table:table-cell>
          <table:table-cell office:value-type="float" office:value="0.7757884" calcext:value-type="float">
            <text:p>0,7757884</text:p>
          </table:table-cell>
        </table:table-row>
        <table:table-row table:style-name="ro1">
          <table:table-cell office:value-type="float" office:value="0.9699606" calcext:value-type="float">
            <text:p>0,9699606</text:p>
          </table:table-cell>
          <table:table-cell office:value-type="float" office:value="0.7945932" calcext:value-type="float">
            <text:p>0,7945932</text:p>
          </table:table-cell>
        </table:table-row>
        <table:table-row table:style-name="ro1">
          <table:table-cell office:value-type="float" office:value="0.9837689" calcext:value-type="float">
            <text:p>0,9837689</text:p>
          </table:table-cell>
          <table:table-cell office:value-type="float" office:value="0.8179741" calcext:value-type="float">
            <text:p>0,8179741</text:p>
          </table:table-cell>
        </table:table-row>
        <table:table-row table:style-name="ro1">
          <table:table-cell office:value-type="float" office:value="0.9979439" calcext:value-type="float">
            <text:p>0,9979439</text:p>
          </table:table-cell>
          <table:table-cell office:value-type="float" office:value="0.8434242" calcext:value-type="float">
            <text:p>0,8434242</text:p>
          </table:table-cell>
        </table:table-row>
        <table:table-row table:style-name="ro1">
          <table:table-cell office:value-type="float" office:value="1.01304" calcext:value-type="float">
            <text:p>1,01304</text:p>
          </table:table-cell>
          <table:table-cell office:value-type="float" office:value="0.8651404" calcext:value-type="float">
            <text:p>0,8651404</text:p>
          </table:table-cell>
        </table:table-row>
        <table:table-row table:style-name="ro1">
          <table:table-cell office:value-type="float" office:value="1.026706" calcext:value-type="float">
            <text:p>1,026706</text:p>
          </table:table-cell>
          <table:table-cell office:value-type="float" office:value="0.892634" calcext:value-type="float">
            <text:p>0,892634</text:p>
          </table:table-cell>
        </table:table-row>
        <table:table-row table:style-name="ro1">
          <table:table-cell office:value-type="float" office:value="1.038748" calcext:value-type="float">
            <text:p>1,038748</text:p>
          </table:table-cell>
          <table:table-cell office:value-type="float" office:value="0.9150074" calcext:value-type="float">
            <text:p>0,9150074</text:p>
          </table:table-cell>
        </table:table-row>
        <table:table-row table:style-name="ro1">
          <table:table-cell office:value-type="float" office:value="1.061455" calcext:value-type="float">
            <text:p>1,061455</text:p>
          </table:table-cell>
          <table:table-cell office:value-type="float" office:value="0.9391052" calcext:value-type="float">
            <text:p>0,9391052</text:p>
          </table:table-cell>
        </table:table-row>
        <table:table-row table:style-name="ro1">
          <table:table-cell office:value-type="float" office:value="1.076369" calcext:value-type="float">
            <text:p>1,076369</text:p>
          </table:table-cell>
          <table:table-cell office:value-type="float" office:value="0.9790828" calcext:value-type="float">
            <text:p>0,9790828</text:p>
          </table:table-cell>
        </table:table-row>
        <table:table-row table:style-name="ro1">
          <table:table-cell office:value-type="float" office:value="1.091699" calcext:value-type="float">
            <text:p>1,091699</text:p>
          </table:table-cell>
          <table:table-cell office:value-type="float" office:value="1.004207" calcext:value-type="float">
            <text:p>1,004207</text:p>
          </table:table-cell>
        </table:table-row>
        <table:table-row table:style-name="ro1">
          <table:table-cell office:value-type="float" office:value="1.104579" calcext:value-type="float">
            <text:p>1,104579</text:p>
          </table:table-cell>
          <table:table-cell office:value-type="float" office:value="1.028652" calcext:value-type="float">
            <text:p>1,028652</text:p>
          </table:table-cell>
        </table:table-row>
        <table:table-row table:style-name="ro1">
          <table:table-cell office:value-type="float" office:value="1.119198" calcext:value-type="float">
            <text:p>1,119198</text:p>
          </table:table-cell>
          <table:table-cell office:value-type="float" office:value="1.053266" calcext:value-type="float">
            <text:p>1,053266</text:p>
          </table:table-cell>
        </table:table-row>
        <table:table-row table:style-name="ro1">
          <table:table-cell office:value-type="float" office:value="1.133709" calcext:value-type="float">
            <text:p>1,133709</text:p>
          </table:table-cell>
          <table:table-cell office:value-type="float" office:value="1.075487" calcext:value-type="float">
            <text:p>1,075487</text:p>
          </table:table-cell>
        </table:table-row>
        <table:table-row table:style-name="ro1">
          <table:table-cell office:value-type="float" office:value="1.148028" calcext:value-type="float">
            <text:p>1,148028</text:p>
          </table:table-cell>
          <table:table-cell office:value-type="float" office:value="1.099254" calcext:value-type="float">
            <text:p>1,099254</text:p>
          </table:table-cell>
        </table:table-row>
        <table:table-row table:style-name="ro1">
          <table:table-cell office:value-type="float" office:value="1.159253" calcext:value-type="float">
            <text:p>1,159253</text:p>
          </table:table-cell>
          <table:table-cell office:value-type="float" office:value="1.118175" calcext:value-type="float">
            <text:p>1,118175</text:p>
          </table:table-cell>
        </table:table-row>
        <table:table-row table:style-name="ro1">
          <table:table-cell office:value-type="float" office:value="1.170535" calcext:value-type="float">
            <text:p>1,170535</text:p>
          </table:table-cell>
          <table:table-cell office:value-type="float" office:value="1.134739" calcext:value-type="float">
            <text:p>1,134739</text:p>
          </table:table-cell>
        </table:table-row>
        <table:table-row table:style-name="ro1">
          <table:table-cell office:value-type="float" office:value="1.182398" calcext:value-type="float">
            <text:p>1,182398</text:p>
          </table:table-cell>
          <table:table-cell office:value-type="float" office:value="1.151733" calcext:value-type="float">
            <text:p>1,151733</text:p>
          </table:table-cell>
        </table:table-row>
        <table:table-row table:style-name="ro1">
          <table:table-cell office:value-type="float" office:value="1.196234" calcext:value-type="float">
            <text:p>1,196234</text:p>
          </table:table-cell>
          <table:table-cell office:value-type="float" office:value="1.171344" calcext:value-type="float">
            <text:p>1,171344</text:p>
          </table:table-cell>
        </table:table-row>
        <table:table-row table:style-name="ro1">
          <table:table-cell office:value-type="float" office:value="1.209677" calcext:value-type="float">
            <text:p>1,209677</text:p>
          </table:table-cell>
          <table:table-cell office:value-type="float" office:value="1.187314" calcext:value-type="float">
            <text:p>1,187314</text:p>
          </table:table-cell>
        </table:table-row>
        <table:table-row table:style-name="ro1">
          <table:table-cell office:value-type="float" office:value="1.221817" calcext:value-type="float">
            <text:p>1,221817</text:p>
          </table:table-cell>
          <table:table-cell office:value-type="float" office:value="1.204292" calcext:value-type="float">
            <text:p>1,204292</text:p>
          </table:table-cell>
        </table:table-row>
        <table:table-row table:style-name="ro1">
          <table:table-cell office:value-type="float" office:value="1.234861" calcext:value-type="float">
            <text:p>1,234861</text:p>
          </table:table-cell>
          <table:table-cell office:value-type="float" office:value="1.219869" calcext:value-type="float">
            <text:p>1,219869</text:p>
          </table:table-cell>
        </table:table-row>
        <table:table-row table:style-name="ro1">
          <table:table-cell office:value-type="float" office:value="1.248632" calcext:value-type="float">
            <text:p>1,248632</text:p>
          </table:table-cell>
          <table:table-cell office:value-type="float" office:value="1.235009" calcext:value-type="float">
            <text:p>1,235009</text:p>
          </table:table-cell>
        </table:table-row>
        <table:table-row table:style-name="ro1">
          <table:table-cell office:value-type="float" office:value="1.260886" calcext:value-type="float">
            <text:p>1,260886</text:p>
          </table:table-cell>
          <table:table-cell office:value-type="float" office:value="1.247762" calcext:value-type="float">
            <text:p>1,247762</text:p>
          </table:table-cell>
        </table:table-row>
        <table:table-row table:style-name="ro1">
          <table:table-cell office:value-type="float" office:value="1.274259" calcext:value-type="float">
            <text:p>1,274259</text:p>
          </table:table-cell>
          <table:table-cell office:value-type="float" office:value="1.25986" calcext:value-type="float">
            <text:p>1,25986</text:p>
          </table:table-cell>
        </table:table-row>
        <table:table-row table:style-name="ro1">
          <table:table-cell office:value-type="float" office:value="1.286552" calcext:value-type="float">
            <text:p>1,286552</text:p>
          </table:table-cell>
          <table:table-cell office:value-type="float" office:value="1.271415" calcext:value-type="float">
            <text:p>1,271415</text:p>
          </table:table-cell>
        </table:table-row>
        <table:table-row table:style-name="ro1">
          <table:table-cell office:value-type="float" office:value="1.299502" calcext:value-type="float">
            <text:p>1,299502</text:p>
          </table:table-cell>
          <table:table-cell office:value-type="float" office:value="1.281115" calcext:value-type="float">
            <text:p>1,281115</text:p>
          </table:table-cell>
        </table:table-row>
        <table:table-row table:style-name="ro1">
          <table:table-cell office:value-type="float" office:value="1.313586" calcext:value-type="float">
            <text:p>1,313586</text:p>
          </table:table-cell>
          <table:table-cell office:value-type="float" office:value="1.289904" calcext:value-type="float">
            <text:p>1,289904</text:p>
          </table:table-cell>
        </table:table-row>
        <table:table-row table:style-name="ro1">
          <table:table-cell office:value-type="float" office:value="1.326068" calcext:value-type="float">
            <text:p>1,326068</text:p>
          </table:table-cell>
          <table:table-cell office:value-type="float" office:value="1.298355" calcext:value-type="float">
            <text:p>1,298355</text:p>
          </table:table-cell>
        </table:table-row>
        <table:table-row table:style-name="ro1">
          <table:table-cell office:value-type="float" office:value="1.340228" calcext:value-type="float">
            <text:p>1,340228</text:p>
          </table:table-cell>
          <table:table-cell office:value-type="float" office:value="1.305226" calcext:value-type="float">
            <text:p>1,305226</text:p>
          </table:table-cell>
        </table:table-row>
        <table:table-row table:style-name="ro1">
          <table:table-cell office:value-type="float" office:value="1.353679" calcext:value-type="float">
            <text:p>1,353679</text:p>
          </table:table-cell>
          <table:table-cell office:value-type="float" office:value="1.310956" calcext:value-type="float">
            <text:p>1,310956</text:p>
          </table:table-cell>
        </table:table-row>
        <table:table-row table:style-name="ro1">
          <table:table-cell office:value-type="float" office:value="1.375715" calcext:value-type="float">
            <text:p>1,375715</text:p>
          </table:table-cell>
          <table:table-cell office:value-type="float" office:value="1.315242" calcext:value-type="float">
            <text:p>1,315242</text:p>
          </table:table-cell>
        </table:table-row>
        <table:table-row table:style-name="ro1">
          <table:table-cell office:value-type="float" office:value="1.389264" calcext:value-type="float">
            <text:p>1,389264</text:p>
          </table:table-cell>
          <table:table-cell office:value-type="float" office:value="1.319128" calcext:value-type="float">
            <text:p>1,319128</text:p>
          </table:table-cell>
        </table:table-row>
        <table:table-row table:style-name="ro1">
          <table:table-cell office:value-type="float" office:value="1.401548" calcext:value-type="float">
            <text:p>1,401548</text:p>
          </table:table-cell>
          <table:table-cell office:value-type="float" office:value="1.319791" calcext:value-type="float">
            <text:p>1,319791</text:p>
          </table:table-cell>
        </table:table-row>
        <table:table-row table:style-name="ro1">
          <table:table-cell office:value-type="float" office:value="1.415617" calcext:value-type="float">
            <text:p>1,415617</text:p>
          </table:table-cell>
          <table:table-cell office:value-type="float" office:value="1.319124" calcext:value-type="float">
            <text:p>1,319124</text:p>
          </table:table-cell>
        </table:table-row>
        <table:table-row table:style-name="ro1">
          <table:table-cell office:value-type="float" office:value="1.429096" calcext:value-type="float">
            <text:p>1,429096</text:p>
          </table:table-cell>
          <table:table-cell office:value-type="float" office:value="1.317487" calcext:value-type="float">
            <text:p>1,317487</text:p>
          </table:table-cell>
        </table:table-row>
        <table:table-row table:style-name="ro1">
          <table:table-cell office:value-type="float" office:value="1.442343" calcext:value-type="float">
            <text:p>1,442343</text:p>
          </table:table-cell>
          <table:table-cell office:value-type="float" office:value="1.314492" calcext:value-type="float">
            <text:p>1,314492</text:p>
          </table:table-cell>
        </table:table-row>
        <table:table-row table:style-name="ro1">
          <table:table-cell office:value-type="float" office:value="1.455859" calcext:value-type="float">
            <text:p>1,455859</text:p>
          </table:table-cell>
          <table:table-cell office:value-type="float" office:value="1.309503" calcext:value-type="float">
            <text:p>1,309503</text:p>
          </table:table-cell>
        </table:table-row>
        <table:table-row table:style-name="ro1">
          <table:table-cell office:value-type="float" office:value="1.468219" calcext:value-type="float">
            <text:p>1,468219</text:p>
          </table:table-cell>
          <table:table-cell office:value-type="float" office:value="1.304757" calcext:value-type="float">
            <text:p>1,304757</text:p>
          </table:table-cell>
        </table:table-row>
        <table:table-row table:style-name="ro1">
          <table:table-cell office:value-type="float" office:value="1.48118" calcext:value-type="float">
            <text:p>1,48118</text:p>
          </table:table-cell>
          <table:table-cell office:value-type="float" office:value="1.297941" calcext:value-type="float">
            <text:p>1,297941</text:p>
          </table:table-cell>
        </table:table-row>
        <table:table-row table:style-name="ro1">
          <table:table-cell office:value-type="float" office:value="1.494498" calcext:value-type="float">
            <text:p>1,494498</text:p>
          </table:table-cell>
          <table:table-cell office:value-type="float" office:value="1.290164" calcext:value-type="float">
            <text:p>1,290164</text:p>
          </table:table-cell>
        </table:table-row>
        <table:table-row table:style-name="ro1">
          <table:table-cell office:value-type="float" office:value="1.50761" calcext:value-type="float">
            <text:p>1,50761</text:p>
          </table:table-cell>
          <table:table-cell office:value-type="float" office:value="1.282105" calcext:value-type="float">
            <text:p>1,282105</text:p>
          </table:table-cell>
        </table:table-row>
        <table:table-row table:style-name="ro1">
          <table:table-cell office:value-type="float" office:value="1.519263" calcext:value-type="float">
            <text:p>1,519263</text:p>
          </table:table-cell>
          <table:table-cell office:value-type="float" office:value="1.27211" calcext:value-type="float">
            <text:p>1,27211</text:p>
          </table:table-cell>
        </table:table-row>
        <table:table-row table:style-name="ro1">
          <table:table-cell office:value-type="float" office:value="1.532521" calcext:value-type="float">
            <text:p>1,532521</text:p>
          </table:table-cell>
          <table:table-cell office:value-type="float" office:value="1.262503" calcext:value-type="float">
            <text:p>1,262503</text:p>
          </table:table-cell>
        </table:table-row>
        <table:table-row table:style-name="ro1">
          <table:table-cell office:value-type="float" office:value="1.545153" calcext:value-type="float">
            <text:p>1,545153</text:p>
          </table:table-cell>
          <table:table-cell office:value-type="float" office:value="1.250163" calcext:value-type="float">
            <text:p>1,250163</text:p>
          </table:table-cell>
        </table:table-row>
        <table:table-row table:style-name="ro1">
          <table:table-cell office:value-type="float" office:value="1.55903" calcext:value-type="float">
            <text:p>1,55903</text:p>
          </table:table-cell>
          <table:table-cell office:value-type="float" office:value="1.237482" calcext:value-type="float">
            <text:p>1,237482</text:p>
          </table:table-cell>
        </table:table-row>
        <table:table-row table:style-name="ro1">
          <table:table-cell office:value-type="float" office:value="1.572979" calcext:value-type="float">
            <text:p>1,572979</text:p>
          </table:table-cell>
          <table:table-cell office:value-type="float" office:value="1.223567" calcext:value-type="float">
            <text:p>1,223567</text:p>
          </table:table-cell>
        </table:table-row>
        <table:table-row table:style-name="ro1">
          <table:table-cell office:value-type="float" office:value="1.584517" calcext:value-type="float">
            <text:p>1,584517</text:p>
          </table:table-cell>
          <table:table-cell office:value-type="float" office:value="1.208861" calcext:value-type="float">
            <text:p>1,208861</text:p>
          </table:table-cell>
        </table:table-row>
        <table:table-row table:style-name="ro1">
          <table:table-cell office:value-type="float" office:value="1.598379" calcext:value-type="float">
            <text:p>1,598379</text:p>
          </table:table-cell>
          <table:table-cell office:value-type="float" office:value="1.193153" calcext:value-type="float">
            <text:p>1,193153</text:p>
          </table:table-cell>
        </table:table-row>
        <table:table-row table:style-name="ro1">
          <table:table-cell office:value-type="float" office:value="1.611308" calcext:value-type="float">
            <text:p>1,611308</text:p>
          </table:table-cell>
          <table:table-cell office:value-type="float" office:value="1.178018" calcext:value-type="float">
            <text:p>1,178018</text:p>
          </table:table-cell>
        </table:table-row>
        <table:table-row table:style-name="ro1">
          <table:table-cell office:value-type="float" office:value="1.623823" calcext:value-type="float">
            <text:p>1,623823</text:p>
          </table:table-cell>
          <table:table-cell office:value-type="float" office:value="1.161676" calcext:value-type="float">
            <text:p>1,161676</text:p>
          </table:table-cell>
        </table:table-row>
        <table:table-row table:style-name="ro1">
          <table:table-cell office:value-type="float" office:value="1.63709" calcext:value-type="float">
            <text:p>1,63709</text:p>
          </table:table-cell>
          <table:table-cell office:value-type="float" office:value="1.143146" calcext:value-type="float">
            <text:p>1,143146</text:p>
          </table:table-cell>
        </table:table-row>
        <table:table-row table:style-name="ro1">
          <table:table-cell office:value-type="float" office:value="1.650773" calcext:value-type="float">
            <text:p>1,650773</text:p>
          </table:table-cell>
          <table:table-cell office:value-type="float" office:value="1.126704" calcext:value-type="float">
            <text:p>1,126704</text:p>
          </table:table-cell>
        </table:table-row>
        <table:table-row table:style-name="ro1">
          <table:table-cell office:value-type="float" office:value="1.663605" calcext:value-type="float">
            <text:p>1,663605</text:p>
          </table:table-cell>
          <table:table-cell office:value-type="float" office:value="1.107989" calcext:value-type="float">
            <text:p>1,107989</text:p>
          </table:table-cell>
        </table:table-row>
        <table:table-row table:style-name="ro1">
          <table:table-cell office:value-type="float" office:value="1.677517" calcext:value-type="float">
            <text:p>1,677517</text:p>
          </table:table-cell>
          <table:table-cell office:value-type="float" office:value="1.087194" calcext:value-type="float">
            <text:p>1,087194</text:p>
          </table:table-cell>
        </table:table-row>
        <table:table-row table:style-name="ro1">
          <table:table-cell office:value-type="float" office:value="1.690606" calcext:value-type="float">
            <text:p>1,690606</text:p>
          </table:table-cell>
          <table:table-cell office:value-type="float" office:value="1.069871" calcext:value-type="float">
            <text:p>1,069871</text:p>
          </table:table-cell>
        </table:table-row>
        <table:table-row table:style-name="ro1">
          <table:table-cell office:value-type="float" office:value="1.702526" calcext:value-type="float">
            <text:p>1,702526</text:p>
          </table:table-cell>
          <table:table-cell office:value-type="float" office:value="1.050311" calcext:value-type="float">
            <text:p>1,050311</text:p>
          </table:table-cell>
        </table:table-row>
        <table:table-row table:style-name="ro1">
          <table:table-cell office:value-type="float" office:value="1.716512" calcext:value-type="float">
            <text:p>1,716512</text:p>
          </table:table-cell>
          <table:table-cell office:value-type="float" office:value="1.041312" calcext:value-type="float">
            <text:p>1,041312</text:p>
          </table:table-cell>
        </table:table-row>
        <table:table-row table:style-name="ro1">
          <table:table-cell office:value-type="float" office:value="1.729842" calcext:value-type="float">
            <text:p>1,729842</text:p>
          </table:table-cell>
          <table:table-cell office:value-type="float" office:value="1.011419" calcext:value-type="float">
            <text:p>1,011419</text:p>
          </table:table-cell>
        </table:table-row>
        <table:table-row table:style-name="ro1">
          <table:table-cell office:value-type="float" office:value="1.7416" calcext:value-type="float">
            <text:p>1,7416</text:p>
          </table:table-cell>
          <table:table-cell office:value-type="float" office:value="0.9914867" calcext:value-type="float">
            <text:p>0,9914867</text:p>
          </table:table-cell>
        </table:table-row>
        <table:table-row table:style-name="ro1">
          <table:table-cell office:value-type="float" office:value="1.754517" calcext:value-type="float">
            <text:p>1,754517</text:p>
          </table:table-cell>
          <table:table-cell office:value-type="float" office:value="0.972073" calcext:value-type="float">
            <text:p>0,972073</text:p>
          </table:table-cell>
        </table:table-row>
        <table:table-row table:style-name="ro1">
          <table:table-cell office:value-type="float" office:value="1.76798" calcext:value-type="float">
            <text:p>1,76798</text:p>
          </table:table-cell>
          <table:table-cell office:value-type="float" office:value="0.9530157" calcext:value-type="float">
            <text:p>0,9530157</text:p>
          </table:table-cell>
        </table:table-row>
        <table:table-row table:style-name="ro1">
          <table:table-cell office:value-type="float" office:value="1.780501" calcext:value-type="float">
            <text:p>1,780501</text:p>
          </table:table-cell>
          <table:table-cell office:value-type="float" office:value="0.9331028" calcext:value-type="float">
            <text:p>0,9331028</text:p>
          </table:table-cell>
        </table:table-row>
        <table:table-row table:style-name="ro1">
          <table:table-cell office:value-type="float" office:value="1.795515" calcext:value-type="float">
            <text:p>1,795515</text:p>
          </table:table-cell>
          <table:table-cell office:value-type="float" office:value="0.9109623" calcext:value-type="float">
            <text:p>0,9109623</text:p>
          </table:table-cell>
        </table:table-row>
        <table:table-row table:style-name="ro1">
          <table:table-cell office:value-type="float" office:value="1.808389" calcext:value-type="float">
            <text:p>1,808389</text:p>
          </table:table-cell>
          <table:table-cell office:value-type="float" office:value="0.8931372" calcext:value-type="float">
            <text:p>0,8931372</text:p>
          </table:table-cell>
        </table:table-row>
        <table:table-row table:style-name="ro1">
          <table:table-cell office:value-type="float" office:value="1.818882" calcext:value-type="float">
            <text:p>1,818882</text:p>
          </table:table-cell>
          <table:table-cell office:value-type="float" office:value="0.8764833" calcext:value-type="float">
            <text:p>0,8764833</text:p>
          </table:table-cell>
        </table:table-row>
        <table:table-row table:style-name="ro1">
          <table:table-cell office:value-type="float" office:value="1.830593" calcext:value-type="float">
            <text:p>1,830593</text:p>
          </table:table-cell>
          <table:table-cell office:value-type="float" office:value="0.8602947" calcext:value-type="float">
            <text:p>0,8602947</text:p>
          </table:table-cell>
        </table:table-row>
        <table:table-row table:style-name="ro1">
          <table:table-cell office:value-type="float" office:value="1.843068" calcext:value-type="float">
            <text:p>1,843068</text:p>
          </table:table-cell>
          <table:table-cell office:value-type="float" office:value="0.8437308" calcext:value-type="float">
            <text:p>0,8437308</text:p>
          </table:table-cell>
        </table:table-row>
        <table:table-row table:style-name="ro1">
          <table:table-cell office:value-type="float" office:value="1.85512" calcext:value-type="float">
            <text:p>1,85512</text:p>
          </table:table-cell>
          <table:table-cell office:value-type="float" office:value="0.827201" calcext:value-type="float">
            <text:p>0,827201</text:p>
          </table:table-cell>
        </table:table-row>
        <table:table-row table:style-name="ro1">
          <table:table-cell office:value-type="float" office:value="1.869667" calcext:value-type="float">
            <text:p>1,869667</text:p>
          </table:table-cell>
          <table:table-cell office:value-type="float" office:value="0.8063915" calcext:value-type="float">
            <text:p>0,8063915</text:p>
          </table:table-cell>
        </table:table-row>
        <table:table-row table:style-name="ro1">
          <table:table-cell office:value-type="float" office:value="1.883467" calcext:value-type="float">
            <text:p>1,883467</text:p>
          </table:table-cell>
          <table:table-cell office:value-type="float" office:value="0.7891237" calcext:value-type="float">
            <text:p>0,7891237</text:p>
          </table:table-cell>
        </table:table-row>
        <table:table-row table:style-name="ro1">
          <table:table-cell office:value-type="float" office:value="1.897405" calcext:value-type="float">
            <text:p>1,897405</text:p>
          </table:table-cell>
          <table:table-cell office:value-type="float" office:value="0.7715737" calcext:value-type="float">
            <text:p>0,7715737</text:p>
          </table:table-cell>
        </table:table-row>
        <table:table-row table:style-name="ro1">
          <table:table-cell office:value-type="float" office:value="1.911566" calcext:value-type="float">
            <text:p>1,911566</text:p>
          </table:table-cell>
          <table:table-cell office:value-type="float" office:value="0.7557429" calcext:value-type="float">
            <text:p>0,7557429</text:p>
          </table:table-cell>
        </table:table-row>
        <table:table-row table:style-name="ro1">
          <table:table-cell office:value-type="float" office:value="1.925582" calcext:value-type="float">
            <text:p>1,925582</text:p>
          </table:table-cell>
          <table:table-cell office:value-type="float" office:value="0.7413467" calcext:value-type="float">
            <text:p>0,7413467</text:p>
          </table:table-cell>
        </table:table-row>
        <table:table-row table:style-name="ro1">
          <table:table-cell office:value-type="float" office:value="1.939528" calcext:value-type="float">
            <text:p>1,939528</text:p>
          </table:table-cell>
          <table:table-cell office:value-type="float" office:value="0.7269899" calcext:value-type="float">
            <text:p>0,7269899</text:p>
          </table:table-cell>
        </table:table-row>
        <table:table-row table:style-name="ro1">
          <table:table-cell office:value-type="float" office:value="1.954281" calcext:value-type="float">
            <text:p>1,954281</text:p>
          </table:table-cell>
          <table:table-cell office:value-type="float" office:value="0.7135022" calcext:value-type="float">
            <text:p>0,7135022</text:p>
          </table:table-cell>
        </table:table-row>
        <table:table-row table:style-name="ro1">
          <table:table-cell office:value-type="float" office:value="1.968502" calcext:value-type="float">
            <text:p>1,968502</text:p>
          </table:table-cell>
          <table:table-cell office:value-type="float" office:value="0.7011361" calcext:value-type="float">
            <text:p>0,7011361</text:p>
          </table:table-cell>
        </table:table-row>
        <table:table-row table:style-name="ro1">
          <table:table-cell office:value-type="float" office:value="1.981967" calcext:value-type="float">
            <text:p>1,981967</text:p>
          </table:table-cell>
          <table:table-cell office:value-type="float" office:value="0.6903431" calcext:value-type="float">
            <text:p>0,6903431</text:p>
          </table:table-cell>
        </table:table-row>
        <table:table-row table:style-name="ro1">
          <table:table-cell office:value-type="float" office:value="1.992258" calcext:value-type="float">
            <text:p>1,992258</text:p>
          </table:table-cell>
          <table:table-cell office:value-type="float" office:value="0.6834061" calcext:value-type="float">
            <text:p>0,6834061</text:p>
          </table:table-cell>
        </table:table-row>
        <table:table-row table:style-name="ro1">
          <table:table-cell office:value-type="float" office:value="2.010838" calcext:value-type="float">
            <text:p>2,010838</text:p>
          </table:table-cell>
          <table:table-cell office:value-type="float" office:value="0.6741213" calcext:value-type="float">
            <text:p>0,6741213</text:p>
          </table:table-cell>
        </table:table-row>
        <table:table-row table:style-name="ro1">
          <table:table-cell office:value-type="float" office:value="2.024278" calcext:value-type="float">
            <text:p>2,024278</text:p>
          </table:table-cell>
          <table:table-cell office:value-type="float" office:value="0.6638416" calcext:value-type="float">
            <text:p>0,6638416</text:p>
          </table:table-cell>
        </table:table-row>
        <table:table-row table:style-name="ro1">
          <table:table-cell office:value-type="float" office:value="2.039324" calcext:value-type="float">
            <text:p>2,039324</text:p>
          </table:table-cell>
          <table:table-cell office:value-type="float" office:value="0.6573933" calcext:value-type="float">
            <text:p>0,6573933</text:p>
          </table:table-cell>
        </table:table-row>
        <table:table-row table:style-name="ro1">
          <table:table-cell office:value-type="float" office:value="2.04981" calcext:value-type="float">
            <text:p>2,04981</text:p>
          </table:table-cell>
          <table:table-cell office:value-type="float" office:value="0.6532811" calcext:value-type="float">
            <text:p>0,6532811</text:p>
          </table:table-cell>
        </table:table-row>
        <table:table-row table:style-name="ro1">
          <table:table-cell office:value-type="float" office:value="2.063195" calcext:value-type="float">
            <text:p>2,063195</text:p>
          </table:table-cell>
          <table:table-cell office:value-type="float" office:value="0.6489017" calcext:value-type="float">
            <text:p>0,6489017</text:p>
          </table:table-cell>
        </table:table-row>
        <table:table-row table:style-name="ro1">
          <table:table-cell office:value-type="float" office:value="2.076861" calcext:value-type="float">
            <text:p>2,076861</text:p>
          </table:table-cell>
          <table:table-cell office:value-type="float" office:value="0.6461377" calcext:value-type="float">
            <text:p>0,6461377</text:p>
          </table:table-cell>
        </table:table-row>
        <table:table-row table:style-name="ro1">
          <table:table-cell office:value-type="float" office:value="2.0911" calcext:value-type="float">
            <text:p>2,0911</text:p>
          </table:table-cell>
          <table:table-cell office:value-type="float" office:value="0.6444315" calcext:value-type="float">
            <text:p>0,6444315</text:p>
          </table:table-cell>
        </table:table-row>
        <table:table-row table:style-name="ro1">
          <table:table-cell office:value-type="float" office:value="2.105459" calcext:value-type="float">
            <text:p>2,105459</text:p>
          </table:table-cell>
          <table:table-cell office:value-type="float" office:value="0.6435778" calcext:value-type="float">
            <text:p>0,6435778</text:p>
          </table:table-cell>
        </table:table-row>
        <table:table-row table:style-name="ro1">
          <table:table-cell office:value-type="float" office:value="2.119775" calcext:value-type="float">
            <text:p>2,119775</text:p>
          </table:table-cell>
          <table:table-cell office:value-type="float" office:value="0.6445421" calcext:value-type="float">
            <text:p>0,6445421</text:p>
          </table:table-cell>
        </table:table-row>
        <table:table-row table:style-name="ro1">
          <table:table-cell office:value-type="float" office:value="2.133176" calcext:value-type="float">
            <text:p>2,133176</text:p>
          </table:table-cell>
          <table:table-cell office:value-type="float" office:value="0.6465665" calcext:value-type="float">
            <text:p>0,6465665</text:p>
          </table:table-cell>
        </table:table-row>
        <table:table-row table:style-name="ro1">
          <table:table-cell office:value-type="float" office:value="2.145744" calcext:value-type="float">
            <text:p>2,145744</text:p>
          </table:table-cell>
          <table:table-cell office:value-type="float" office:value="0.6489787" calcext:value-type="float">
            <text:p>0,6489787</text:p>
          </table:table-cell>
        </table:table-row>
        <table:table-row table:style-name="ro1">
          <table:table-cell office:value-type="float" office:value="2.157995" calcext:value-type="float">
            <text:p>2,157995</text:p>
          </table:table-cell>
          <table:table-cell office:value-type="float" office:value="0.6526929" calcext:value-type="float">
            <text:p>0,6526929</text:p>
          </table:table-cell>
        </table:table-row>
        <table:table-row table:style-name="ro1">
          <table:table-cell office:value-type="float" office:value="2.169754" calcext:value-type="float">
            <text:p>2,169754</text:p>
          </table:table-cell>
          <table:table-cell office:value-type="float" office:value="0.6573097" calcext:value-type="float">
            <text:p>0,6573097</text:p>
          </table:table-cell>
        </table:table-row>
        <table:table-row table:style-name="ro1">
          <table:table-cell office:value-type="float" office:value="2.18167" calcext:value-type="float">
            <text:p>2,18167</text:p>
          </table:table-cell>
          <table:table-cell office:value-type="float" office:value="0.662172" calcext:value-type="float">
            <text:p>0,662172</text:p>
          </table:table-cell>
        </table:table-row>
        <table:table-row table:style-name="ro1">
          <table:table-cell office:value-type="float" office:value="2.193507" calcext:value-type="float">
            <text:p>2,193507</text:p>
          </table:table-cell>
          <table:table-cell office:value-type="float" office:value="0.6685022" calcext:value-type="float">
            <text:p>0,6685022</text:p>
          </table:table-cell>
        </table:table-row>
        <table:table-row table:style-name="ro1">
          <table:table-cell office:value-type="float" office:value="2.20529" calcext:value-type="float">
            <text:p>2,20529</text:p>
          </table:table-cell>
          <table:table-cell office:value-type="float" office:value="0.6743753" calcext:value-type="float">
            <text:p>0,6743753</text:p>
          </table:table-cell>
        </table:table-row>
        <table:table-row table:style-name="ro1">
          <table:table-cell office:value-type="float" office:value="2.217835" calcext:value-type="float">
            <text:p>2,217835</text:p>
          </table:table-cell>
          <table:table-cell office:value-type="float" office:value="0.6828218" calcext:value-type="float">
            <text:p>0,6828218</text:p>
          </table:table-cell>
        </table:table-row>
        <table:table-row table:style-name="ro1">
          <table:table-cell office:value-type="float" office:value="2.230506" calcext:value-type="float">
            <text:p>2,230506</text:p>
          </table:table-cell>
          <table:table-cell office:value-type="float" office:value="0.6917759" calcext:value-type="float">
            <text:p>0,6917759</text:p>
          </table:table-cell>
        </table:table-row>
        <table:table-row table:style-name="ro1">
          <table:table-cell office:value-type="float" office:value="2.242175" calcext:value-type="float">
            <text:p>2,242175</text:p>
          </table:table-cell>
          <table:table-cell office:value-type="float" office:value="0.7000093" calcext:value-type="float">
            <text:p>0,7000093</text:p>
          </table:table-cell>
        </table:table-row>
        <table:table-row table:style-name="ro1">
          <table:table-cell office:value-type="float" office:value="2.253941" calcext:value-type="float">
            <text:p>2,253941</text:p>
          </table:table-cell>
          <table:table-cell office:value-type="float" office:value="0.710385" calcext:value-type="float">
            <text:p>0,710385</text:p>
          </table:table-cell>
        </table:table-row>
        <table:table-row table:style-name="ro1">
          <table:table-cell office:value-type="float" office:value="2.266231" calcext:value-type="float">
            <text:p>2,266231</text:p>
          </table:table-cell>
          <table:table-cell office:value-type="float" office:value="0.7204469" calcext:value-type="float">
            <text:p>0,7204469</text:p>
          </table:table-cell>
        </table:table-row>
        <table:table-row table:style-name="ro1">
          <table:table-cell office:value-type="float" office:value="2.277889" calcext:value-type="float">
            <text:p>2,277889</text:p>
          </table:table-cell>
          <table:table-cell office:value-type="float" office:value="0.7318013" calcext:value-type="float">
            <text:p>0,7318013</text:p>
          </table:table-cell>
        </table:table-row>
        <table:table-row table:style-name="ro1">
          <table:table-cell office:value-type="float" office:value="2.290855" calcext:value-type="float">
            <text:p>2,290855</text:p>
          </table:table-cell>
          <table:table-cell office:value-type="float" office:value="0.7434859" calcext:value-type="float">
            <text:p>0,7434859</text:p>
          </table:table-cell>
        </table:table-row>
        <table:table-row table:style-name="ro1">
          <table:table-cell office:value-type="float" office:value="2.301628" calcext:value-type="float">
            <text:p>2,301628</text:p>
          </table:table-cell>
          <table:table-cell office:value-type="float" office:value="0.755302" calcext:value-type="float">
            <text:p>0,755302</text:p>
          </table:table-cell>
        </table:table-row>
        <table:table-row table:style-name="ro1">
          <table:table-cell office:value-type="float" office:value="2.315278" calcext:value-type="float">
            <text:p>2,315278</text:p>
          </table:table-cell>
          <table:table-cell office:value-type="float" office:value="0.7697192" calcext:value-type="float">
            <text:p>0,7697192</text:p>
          </table:table-cell>
        </table:table-row>
        <table:table-row table:style-name="ro1">
          <table:table-cell office:value-type="float" office:value="2.327509" calcext:value-type="float">
            <text:p>2,327509</text:p>
          </table:table-cell>
          <table:table-cell office:value-type="float" office:value="0.7822613" calcext:value-type="float">
            <text:p>0,7822613</text:p>
          </table:table-cell>
        </table:table-row>
        <table:table-row table:style-name="ro1">
          <table:table-cell office:value-type="float" office:value="2.339149" calcext:value-type="float">
            <text:p>2,339149</text:p>
          </table:table-cell>
          <table:table-cell office:value-type="float" office:value="0.7959231" calcext:value-type="float">
            <text:p>0,7959231</text:p>
          </table:table-cell>
        </table:table-row>
        <table:table-row table:style-name="ro1">
          <table:table-cell office:value-type="float" office:value="2.350951" calcext:value-type="float">
            <text:p>2,350951</text:p>
          </table:table-cell>
          <table:table-cell office:value-type="float" office:value="0.8099951" calcext:value-type="float">
            <text:p>0,8099951</text:p>
          </table:table-cell>
        </table:table-row>
        <table:table-row table:style-name="ro1">
          <table:table-cell office:value-type="float" office:value="2.362103" calcext:value-type="float">
            <text:p>2,362103</text:p>
          </table:table-cell>
          <table:table-cell office:value-type="float" office:value="0.8236365" calcext:value-type="float">
            <text:p>0,8236365</text:p>
          </table:table-cell>
        </table:table-row>
        <table:table-row table:style-name="ro1">
          <table:table-cell office:value-type="float" office:value="2.374523" calcext:value-type="float">
            <text:p>2,374523</text:p>
          </table:table-cell>
          <table:table-cell office:value-type="float" office:value="0.8381798" calcext:value-type="float">
            <text:p>0,8381798</text:p>
          </table:table-cell>
        </table:table-row>
        <table:table-row table:style-name="ro1">
          <table:table-cell office:value-type="float" office:value="2.385925" calcext:value-type="float">
            <text:p>2,385925</text:p>
          </table:table-cell>
          <table:table-cell office:value-type="float" office:value="0.8521556" calcext:value-type="float">
            <text:p>0,8521556</text:p>
          </table:table-cell>
        </table:table-row>
        <table:table-row table:style-name="ro1">
          <table:table-cell office:value-type="float" office:value="2.397493" calcext:value-type="float">
            <text:p>2,397493</text:p>
          </table:table-cell>
          <table:table-cell office:value-type="float" office:value="0.8673915" calcext:value-type="float">
            <text:p>0,8673915</text:p>
          </table:table-cell>
        </table:table-row>
        <table:table-row table:style-name="ro1">
          <table:table-cell office:value-type="float" office:value="2.40922" calcext:value-type="float">
            <text:p>2,40922</text:p>
          </table:table-cell>
          <table:table-cell office:value-type="float" office:value="0.8825454" calcext:value-type="float">
            <text:p>0,8825454</text:p>
          </table:table-cell>
        </table:table-row>
        <table:table-row table:style-name="ro1">
          <table:table-cell office:value-type="float" office:value="2.421321" calcext:value-type="float">
            <text:p>2,421321</text:p>
          </table:table-cell>
          <table:table-cell office:value-type="float" office:value="0.8978602" calcext:value-type="float">
            <text:p>0,8978602</text:p>
          </table:table-cell>
        </table:table-row>
        <table:table-row table:style-name="ro1">
          <table:table-cell office:value-type="float" office:value="2.433332" calcext:value-type="float">
            <text:p>2,433332</text:p>
          </table:table-cell>
          <table:table-cell office:value-type="float" office:value="0.9135789" calcext:value-type="float">
            <text:p>0,9135789</text:p>
          </table:table-cell>
        </table:table-row>
        <table:table-row table:style-name="ro1">
          <table:table-cell office:value-type="float" office:value="2.446129" calcext:value-type="float">
            <text:p>2,446129</text:p>
          </table:table-cell>
          <table:table-cell office:value-type="float" office:value="0.9287114" calcext:value-type="float">
            <text:p>0,9287114</text:p>
          </table:table-cell>
        </table:table-row>
        <table:table-row table:style-name="ro1">
          <table:table-cell office:value-type="float" office:value="2.457598" calcext:value-type="float">
            <text:p>2,457598</text:p>
          </table:table-cell>
          <table:table-cell office:value-type="float" office:value="0.9444904" calcext:value-type="float">
            <text:p>0,9444904</text:p>
          </table:table-cell>
        </table:table-row>
        <table:table-row table:style-name="ro1">
          <table:table-cell office:value-type="float" office:value="2.469588" calcext:value-type="float">
            <text:p>2,469588</text:p>
          </table:table-cell>
          <table:table-cell office:value-type="float" office:value="0.9606578" calcext:value-type="float">
            <text:p>0,9606578</text:p>
          </table:table-cell>
        </table:table-row>
        <table:table-row table:style-name="ro1">
          <table:table-cell office:value-type="float" office:value="2.480933" calcext:value-type="float">
            <text:p>2,480933</text:p>
          </table:table-cell>
          <table:table-cell office:value-type="float" office:value="0.9752681" calcext:value-type="float">
            <text:p>0,9752681</text:p>
          </table:table-cell>
        </table:table-row>
        <table:table-row table:style-name="ro1">
          <table:table-cell office:value-type="float" office:value="2.494463" calcext:value-type="float">
            <text:p>2,494463</text:p>
          </table:table-cell>
          <table:table-cell office:value-type="float" office:value="0.9920272" calcext:value-type="float">
            <text:p>0,9920272</text:p>
          </table:table-cell>
        </table:table-row>
        <table:table-row table:style-name="ro1">
          <table:table-cell office:value-type="float" office:value="2.506436" calcext:value-type="float">
            <text:p>2,506436</text:p>
          </table:table-cell>
          <table:table-cell office:value-type="float" office:value="1.006148" calcext:value-type="float">
            <text:p>1,006148</text:p>
          </table:table-cell>
        </table:table-row>
        <table:table-row table:style-name="ro1">
          <table:table-cell office:value-type="float" office:value="2.517756" calcext:value-type="float">
            <text:p>2,517756</text:p>
          </table:table-cell>
          <table:table-cell office:value-type="float" office:value="1.021398" calcext:value-type="float">
            <text:p>1,021398</text:p>
          </table:table-cell>
        </table:table-row>
        <table:table-row table:style-name="ro1">
          <table:table-cell office:value-type="float" office:value="2.529923" calcext:value-type="float">
            <text:p>2,529923</text:p>
          </table:table-cell>
          <table:table-cell office:value-type="float" office:value="1.036402" calcext:value-type="float">
            <text:p>1,036402</text:p>
          </table:table-cell>
        </table:table-row>
        <table:table-row table:style-name="ro1">
          <table:table-cell office:value-type="float" office:value="2.541402" calcext:value-type="float">
            <text:p>2,541402</text:p>
          </table:table-cell>
          <table:table-cell office:value-type="float" office:value="1.049462" calcext:value-type="float">
            <text:p>1,049462</text:p>
          </table:table-cell>
        </table:table-row>
        <table:table-row table:style-name="ro1">
          <table:table-cell office:value-type="float" office:value="2.553618" calcext:value-type="float">
            <text:p>2,553618</text:p>
          </table:table-cell>
          <table:table-cell office:value-type="float" office:value="1.064078" calcext:value-type="float">
            <text:p>1,064078</text:p>
          </table:table-cell>
        </table:table-row>
        <table:table-row table:style-name="ro1">
          <table:table-cell office:value-type="float" office:value="2.565818" calcext:value-type="float">
            <text:p>2,565818</text:p>
          </table:table-cell>
          <table:table-cell office:value-type="float" office:value="1.077551" calcext:value-type="float">
            <text:p>1,077551</text:p>
          </table:table-cell>
        </table:table-row>
        <table:table-row table:style-name="ro1">
          <table:table-cell office:value-type="float" office:value="2.578059" calcext:value-type="float">
            <text:p>2,578059</text:p>
          </table:table-cell>
          <table:table-cell office:value-type="float" office:value="1.091727" calcext:value-type="float">
            <text:p>1,091727</text:p>
          </table:table-cell>
        </table:table-row>
        <table:table-row table:style-name="ro1">
          <table:table-cell office:value-type="float" office:value="2.590619" calcext:value-type="float">
            <text:p>2,590619</text:p>
          </table:table-cell>
          <table:table-cell office:value-type="float" office:value="1.100157" calcext:value-type="float">
            <text:p>1,100157</text:p>
          </table:table-cell>
        </table:table-row>
        <table:table-row table:style-name="ro1">
          <table:table-cell office:value-type="float" office:value="2.601926" calcext:value-type="float">
            <text:p>2,601926</text:p>
          </table:table-cell>
          <table:table-cell office:value-type="float" office:value="1.116457" calcext:value-type="float">
            <text:p>1,116457</text:p>
          </table:table-cell>
        </table:table-row>
        <table:table-row table:style-name="ro1">
          <table:table-cell office:value-type="float" office:value="2.614549" calcext:value-type="float">
            <text:p>2,614549</text:p>
          </table:table-cell>
          <table:table-cell office:value-type="float" office:value="1.128657" calcext:value-type="float">
            <text:p>1,128657</text:p>
          </table:table-cell>
        </table:table-row>
        <table:table-row table:style-name="ro1">
          <table:table-cell office:value-type="float" office:value="2.628148" calcext:value-type="float">
            <text:p>2,628148</text:p>
          </table:table-cell>
          <table:table-cell office:value-type="float" office:value="1.139688" calcext:value-type="float">
            <text:p>1,139688</text:p>
          </table:table-cell>
        </table:table-row>
        <table:table-row table:style-name="ro1">
          <table:table-cell office:value-type="float" office:value="2.641071" calcext:value-type="float">
            <text:p>2,641071</text:p>
          </table:table-cell>
          <table:table-cell office:value-type="float" office:value="1.152168" calcext:value-type="float">
            <text:p>1,152168</text:p>
          </table:table-cell>
        </table:table-row>
        <table:table-row table:style-name="ro1">
          <table:table-cell office:value-type="float" office:value="2.653119" calcext:value-type="float">
            <text:p>2,653119</text:p>
          </table:table-cell>
          <table:table-cell office:value-type="float" office:value="1.162421" calcext:value-type="float">
            <text:p>1,162421</text:p>
          </table:table-cell>
        </table:table-row>
        <table:table-row table:style-name="ro1">
          <table:table-cell office:value-type="float" office:value="2.666633" calcext:value-type="float">
            <text:p>2,666633</text:p>
          </table:table-cell>
          <table:table-cell office:value-type="float" office:value="1.172236" calcext:value-type="float">
            <text:p>1,172236</text:p>
          </table:table-cell>
        </table:table-row>
        <table:table-row table:style-name="ro1">
          <table:table-cell office:value-type="float" office:value="2.67968" calcext:value-type="float">
            <text:p>2,67968</text:p>
          </table:table-cell>
          <table:table-cell office:value-type="float" office:value="1.181376" calcext:value-type="float">
            <text:p>1,181376</text:p>
          </table:table-cell>
        </table:table-row>
        <table:table-row table:style-name="ro1">
          <table:table-cell office:value-type="float" office:value="2.695431" calcext:value-type="float">
            <text:p>2,695431</text:p>
          </table:table-cell>
          <table:table-cell office:value-type="float" office:value="1.190323" calcext:value-type="float">
            <text:p>1,190323</text:p>
          </table:table-cell>
        </table:table-row>
        <table:table-row table:style-name="ro1">
          <table:table-cell office:value-type="float" office:value="2.708687" calcext:value-type="float">
            <text:p>2,708687</text:p>
          </table:table-cell>
          <table:table-cell office:value-type="float" office:value="1.197638" calcext:value-type="float">
            <text:p>1,197638</text:p>
          </table:table-cell>
        </table:table-row>
        <table:table-row table:style-name="ro1">
          <table:table-cell office:value-type="float" office:value="2.722347" calcext:value-type="float">
            <text:p>2,722347</text:p>
          </table:table-cell>
          <table:table-cell office:value-type="float" office:value="1.204546" calcext:value-type="float">
            <text:p>1,204546</text:p>
          </table:table-cell>
        </table:table-row>
        <table:table-row table:style-name="ro1">
          <table:table-cell office:value-type="float" office:value="2.733958" calcext:value-type="float">
            <text:p>2,733958</text:p>
          </table:table-cell>
          <table:table-cell office:value-type="float" office:value="1.210201" calcext:value-type="float">
            <text:p>1,210201</text:p>
          </table:table-cell>
        </table:table-row>
        <table:table-row table:style-name="ro1">
          <table:table-cell office:value-type="float" office:value="2.74567" calcext:value-type="float">
            <text:p>2,74567</text:p>
          </table:table-cell>
          <table:table-cell office:value-type="float" office:value="1.214621" calcext:value-type="float">
            <text:p>1,214621</text:p>
          </table:table-cell>
        </table:table-row>
        <table:table-row table:style-name="ro1">
          <table:table-cell office:value-type="float" office:value="2.757506" calcext:value-type="float">
            <text:p>2,757506</text:p>
          </table:table-cell>
          <table:table-cell office:value-type="float" office:value="1.217658" calcext:value-type="float">
            <text:p>1,217658</text:p>
          </table:table-cell>
        </table:table-row>
        <table:table-row table:style-name="ro1">
          <table:table-cell office:value-type="float" office:value="2.769193" calcext:value-type="float">
            <text:p>2,769193</text:p>
          </table:table-cell>
          <table:table-cell office:value-type="float" office:value="1.220722" calcext:value-type="float">
            <text:p>1,220722</text:p>
          </table:table-cell>
        </table:table-row>
        <table:table-row table:style-name="ro1">
          <table:table-cell office:value-type="float" office:value="2.783608" calcext:value-type="float">
            <text:p>2,783608</text:p>
          </table:table-cell>
          <table:table-cell office:value-type="float" office:value="1.223697" calcext:value-type="float">
            <text:p>1,223697</text:p>
          </table:table-cell>
        </table:table-row>
        <table:table-row table:style-name="ro1">
          <table:table-cell office:value-type="float" office:value="2.796905" calcext:value-type="float">
            <text:p>2,796905</text:p>
          </table:table-cell>
          <table:table-cell office:value-type="float" office:value="1.22476" calcext:value-type="float">
            <text:p>1,22476</text:p>
          </table:table-cell>
        </table:table-row>
        <table:table-row table:style-name="ro1">
          <table:table-cell office:value-type="float" office:value="2.808791" calcext:value-type="float">
            <text:p>2,808791</text:p>
          </table:table-cell>
          <table:table-cell office:value-type="float" office:value="1.22522" calcext:value-type="float">
            <text:p>1,22522</text:p>
          </table:table-cell>
        </table:table-row>
        <table:table-row table:style-name="ro1">
          <table:table-cell office:value-type="float" office:value="2.818954" calcext:value-type="float">
            <text:p>2,818954</text:p>
          </table:table-cell>
          <table:table-cell office:value-type="float" office:value="1.224808" calcext:value-type="float">
            <text:p>1,224808</text:p>
          </table:table-cell>
        </table:table-row>
        <table:table-row table:style-name="ro1">
          <table:table-cell office:value-type="float" office:value="2.83066" calcext:value-type="float">
            <text:p>2,83066</text:p>
          </table:table-cell>
          <table:table-cell office:value-type="float" office:value="1.22398" calcext:value-type="float">
            <text:p>1,22398</text:p>
          </table:table-cell>
        </table:table-row>
        <table:table-row table:style-name="ro1">
          <table:table-cell office:value-type="float" office:value="2.842223" calcext:value-type="float">
            <text:p>2,842223</text:p>
          </table:table-cell>
          <table:table-cell office:value-type="float" office:value="1.222123" calcext:value-type="float">
            <text:p>1,222123</text:p>
          </table:table-cell>
        </table:table-row>
        <table:table-row table:style-name="ro1">
          <table:table-cell office:value-type="float" office:value="2.852259" calcext:value-type="float">
            <text:p>2,852259</text:p>
          </table:table-cell>
          <table:table-cell office:value-type="float" office:value="1.219875" calcext:value-type="float">
            <text:p>1,219875</text:p>
          </table:table-cell>
        </table:table-row>
        <table:table-row table:style-name="ro1">
          <table:table-cell office:value-type="float" office:value="2.867029" calcext:value-type="float">
            <text:p>2,867029</text:p>
          </table:table-cell>
          <table:table-cell office:value-type="float" office:value="1.216138" calcext:value-type="float">
            <text:p>1,216138</text:p>
          </table:table-cell>
        </table:table-row>
        <table:table-row table:style-name="ro1">
          <table:table-cell office:value-type="float" office:value="2.879912" calcext:value-type="float">
            <text:p>2,879912</text:p>
          </table:table-cell>
          <table:table-cell office:value-type="float" office:value="1.211138" calcext:value-type="float">
            <text:p>1,211138</text:p>
          </table:table-cell>
        </table:table-row>
        <table:table-row table:style-name="ro1">
          <table:table-cell office:value-type="float" office:value="2.890555" calcext:value-type="float">
            <text:p>2,890555</text:p>
          </table:table-cell>
          <table:table-cell office:value-type="float" office:value="1.207516" calcext:value-type="float">
            <text:p>1,207516</text:p>
          </table:table-cell>
        </table:table-row>
        <table:table-row table:style-name="ro1">
          <table:table-cell office:value-type="float" office:value="2.904214" calcext:value-type="float">
            <text:p>2,904214</text:p>
          </table:table-cell>
          <table:table-cell office:value-type="float" office:value="1.201074" calcext:value-type="float">
            <text:p>1,201074</text:p>
          </table:table-cell>
        </table:table-row>
        <table:table-row table:style-name="ro1">
          <table:table-cell office:value-type="float" office:value="2.915122" calcext:value-type="float">
            <text:p>2,915122</text:p>
          </table:table-cell>
          <table:table-cell office:value-type="float" office:value="1.19853" calcext:value-type="float">
            <text:p>1,19853</text:p>
          </table:table-cell>
        </table:table-row>
        <table:table-row table:style-name="ro1">
          <table:table-cell office:value-type="float" office:value="2.925893" calcext:value-type="float">
            <text:p>2,925893</text:p>
          </table:table-cell>
          <table:table-cell office:value-type="float" office:value="1.189844" calcext:value-type="float">
            <text:p>1,189844</text:p>
          </table:table-cell>
        </table:table-row>
        <table:table-row table:style-name="ro1">
          <table:table-cell office:value-type="float" office:value="2.939592" calcext:value-type="float">
            <text:p>2,939592</text:p>
          </table:table-cell>
          <table:table-cell office:value-type="float" office:value="1.180574" calcext:value-type="float">
            <text:p>1,180574</text:p>
          </table:table-cell>
        </table:table-row>
        <table:table-row table:style-name="ro1">
          <table:table-cell office:value-type="float" office:value="2.954059" calcext:value-type="float">
            <text:p>2,954059</text:p>
          </table:table-cell>
          <table:table-cell office:value-type="float" office:value="1.170602" calcext:value-type="float">
            <text:p>1,170602</text:p>
          </table:table-cell>
        </table:table-row>
        <table:table-row table:style-name="ro1">
          <table:table-cell office:value-type="float" office:value="2.968884" calcext:value-type="float">
            <text:p>2,968884</text:p>
          </table:table-cell>
          <table:table-cell office:value-type="float" office:value="1.160454" calcext:value-type="float">
            <text:p>1,160454</text:p>
          </table:table-cell>
        </table:table-row>
        <table:table-row table:style-name="ro1">
          <table:table-cell office:value-type="float" office:value="2.983159" calcext:value-type="float">
            <text:p>2,983159</text:p>
          </table:table-cell>
          <table:table-cell office:value-type="float" office:value="1.148782" calcext:value-type="float">
            <text:p>1,148782</text:p>
          </table:table-cell>
        </table:table-row>
        <table:table-row table:style-name="ro1">
          <table:table-cell office:value-type="float" office:value="2.994139" calcext:value-type="float">
            <text:p>2,994139</text:p>
          </table:table-cell>
          <table:table-cell office:value-type="float" office:value="1.139399" calcext:value-type="float">
            <text:p>1,139399</text:p>
          </table:table-cell>
        </table:table-row>
        <table:table-row table:style-name="ro1">
          <table:table-cell office:value-type="float" office:value="3.008955" calcext:value-type="float">
            <text:p>3,008955</text:p>
          </table:table-cell>
          <table:table-cell office:value-type="float" office:value="1.127696" calcext:value-type="float">
            <text:p>1,127696</text:p>
          </table:table-cell>
        </table:table-row>
        <table:table-row table:style-name="ro1">
          <table:table-cell office:value-type="float" office:value="3.020972" calcext:value-type="float">
            <text:p>3,020972</text:p>
          </table:table-cell>
          <table:table-cell office:value-type="float" office:value="1.114516" calcext:value-type="float">
            <text:p>1,114516</text:p>
          </table:table-cell>
        </table:table-row>
        <table:table-row table:style-name="ro1">
          <table:table-cell office:value-type="float" office:value="3.03347" calcext:value-type="float">
            <text:p>3,03347</text:p>
          </table:table-cell>
          <table:table-cell office:value-type="float" office:value="1.102455" calcext:value-type="float">
            <text:p>1,102455</text:p>
          </table:table-cell>
        </table:table-row>
        <table:table-row table:style-name="ro1">
          <table:table-cell office:value-type="float" office:value="3.045867" calcext:value-type="float">
            <text:p>3,045867</text:p>
          </table:table-cell>
          <table:table-cell office:value-type="float" office:value="1.091076" calcext:value-type="float">
            <text:p>1,091076</text:p>
          </table:table-cell>
        </table:table-row>
        <table:table-row table:style-name="ro1">
          <table:table-cell office:value-type="float" office:value="3.057453" calcext:value-type="float">
            <text:p>3,057453</text:p>
          </table:table-cell>
          <table:table-cell office:value-type="float" office:value="1.078691" calcext:value-type="float">
            <text:p>1,078691</text:p>
          </table:table-cell>
        </table:table-row>
        <table:table-row table:style-name="ro1">
          <table:table-cell office:value-type="float" office:value="3.069148" calcext:value-type="float">
            <text:p>3,069148</text:p>
          </table:table-cell>
          <table:table-cell office:value-type="float" office:value="1.066414" calcext:value-type="float">
            <text:p>1,066414</text:p>
          </table:table-cell>
        </table:table-row>
        <table:table-row table:style-name="ro1">
          <table:table-cell office:value-type="float" office:value="3.080564" calcext:value-type="float">
            <text:p>3,080564</text:p>
          </table:table-cell>
          <table:table-cell office:value-type="float" office:value="1.054082" calcext:value-type="float">
            <text:p>1,054082</text:p>
          </table:table-cell>
        </table:table-row>
        <table:table-row table:style-name="ro1">
          <table:table-cell office:value-type="float" office:value="3.093563" calcext:value-type="float">
            <text:p>3,093563</text:p>
          </table:table-cell>
          <table:table-cell office:value-type="float" office:value="1.041194" calcext:value-type="float">
            <text:p>1,041194</text:p>
          </table:table-cell>
        </table:table-row>
        <table:table-row table:style-name="ro1">
          <table:table-cell office:value-type="float" office:value="3.105944" calcext:value-type="float">
            <text:p>3,105944</text:p>
          </table:table-cell>
          <table:table-cell office:value-type="float" office:value="1.028025" calcext:value-type="float">
            <text:p>1,028025</text:p>
          </table:table-cell>
        </table:table-row>
        <table:table-row table:style-name="ro1">
          <table:table-cell office:value-type="float" office:value="3.117271" calcext:value-type="float">
            <text:p>3,117271</text:p>
          </table:table-cell>
          <table:table-cell office:value-type="float" office:value="1.014349" calcext:value-type="float">
            <text:p>1,014349</text:p>
          </table:table-cell>
        </table:table-row>
        <table:table-row table:style-name="ro1">
          <table:table-cell office:value-type="float" office:value="3.129311" calcext:value-type="float">
            <text:p>3,129311</text:p>
          </table:table-cell>
          <table:table-cell office:value-type="float" office:value="1.000829" calcext:value-type="float">
            <text:p>1,000829</text:p>
          </table:table-cell>
        </table:table-row>
        <table:table-row table:style-name="ro1">
          <table:table-cell office:value-type="float" office:value="3.142495" calcext:value-type="float">
            <text:p>3,142495</text:p>
          </table:table-cell>
          <table:table-cell office:value-type="float" office:value="0.9875423" calcext:value-type="float">
            <text:p>0,9875423</text:p>
          </table:table-cell>
        </table:table-row>
        <table:table-row table:style-name="ro1">
          <table:table-cell office:value-type="float" office:value="3.155553" calcext:value-type="float">
            <text:p>3,155553</text:p>
          </table:table-cell>
          <table:table-cell office:value-type="float" office:value="0.9720797" calcext:value-type="float">
            <text:p>0,9720797</text:p>
          </table:table-cell>
        </table:table-row>
        <table:table-row table:style-name="ro1">
          <table:table-cell office:value-type="float" office:value="3.16721" calcext:value-type="float">
            <text:p>3,16721</text:p>
          </table:table-cell>
          <table:table-cell office:value-type="float" office:value="0.9593624" calcext:value-type="float">
            <text:p>0,9593624</text:p>
          </table:table-cell>
        </table:table-row>
        <table:table-row table:style-name="ro1">
          <table:table-cell office:value-type="float" office:value="3.179053" calcext:value-type="float">
            <text:p>3,179053</text:p>
          </table:table-cell>
          <table:table-cell office:value-type="float" office:value="0.9455634" calcext:value-type="float">
            <text:p>0,9455634</text:p>
          </table:table-cell>
        </table:table-row>
        <table:table-row table:style-name="ro1">
          <table:table-cell office:value-type="float" office:value="3.191381" calcext:value-type="float">
            <text:p>3,191381</text:p>
          </table:table-cell>
          <table:table-cell office:value-type="float" office:value="0.9323207" calcext:value-type="float">
            <text:p>0,9323207</text:p>
          </table:table-cell>
        </table:table-row>
        <table:table-row table:style-name="ro1">
          <table:table-cell office:value-type="float" office:value="3.203468" calcext:value-type="float">
            <text:p>3,203468</text:p>
          </table:table-cell>
          <table:table-cell office:value-type="float" office:value="0.9197625" calcext:value-type="float">
            <text:p>0,9197625</text:p>
          </table:table-cell>
        </table:table-row>
        <table:table-row table:style-name="ro1">
          <table:table-cell office:value-type="float" office:value="3.213868" calcext:value-type="float">
            <text:p>3,213868</text:p>
          </table:table-cell>
          <table:table-cell office:value-type="float" office:value="0.9147325" calcext:value-type="float">
            <text:p>0,9147325</text:p>
          </table:table-cell>
        </table:table-row>
        <table:table-row table:style-name="ro1">
          <table:table-cell office:value-type="float" office:value="3.226043" calcext:value-type="float">
            <text:p>3,226043</text:p>
          </table:table-cell>
          <table:table-cell office:value-type="float" office:value="0.8958141" calcext:value-type="float">
            <text:p>0,8958141</text:p>
          </table:table-cell>
        </table:table-row>
        <table:table-row table:style-name="ro1">
          <table:table-cell office:value-type="float" office:value="3.238402" calcext:value-type="float">
            <text:p>3,238402</text:p>
          </table:table-cell>
          <table:table-cell office:value-type="float" office:value="0.8821906" calcext:value-type="float">
            <text:p>0,8821906</text:p>
          </table:table-cell>
        </table:table-row>
        <table:table-row table:style-name="ro1">
          <table:table-cell office:value-type="float" office:value="3.250824" calcext:value-type="float">
            <text:p>3,250824</text:p>
          </table:table-cell>
          <table:table-cell office:value-type="float" office:value="0.8693055" calcext:value-type="float">
            <text:p>0,8693055</text:p>
          </table:table-cell>
        </table:table-row>
        <table:table-row table:style-name="ro1">
          <table:table-cell office:value-type="float" office:value="3.26294" calcext:value-type="float">
            <text:p>3,26294</text:p>
          </table:table-cell>
          <table:table-cell office:value-type="float" office:value="0.8576169" calcext:value-type="float">
            <text:p>0,8576169</text:p>
          </table:table-cell>
        </table:table-row>
        <table:table-row table:style-name="ro1">
          <table:table-cell office:value-type="float" office:value="3.276087" calcext:value-type="float">
            <text:p>3,276087</text:p>
          </table:table-cell>
          <table:table-cell office:value-type="float" office:value="0.8450538" calcext:value-type="float">
            <text:p>0,8450538</text:p>
          </table:table-cell>
        </table:table-row>
        <table:table-row table:style-name="ro1">
          <table:table-cell office:value-type="float" office:value="3.288219" calcext:value-type="float">
            <text:p>3,288219</text:p>
          </table:table-cell>
          <table:table-cell office:value-type="float" office:value="0.8341757" calcext:value-type="float">
            <text:p>0,8341757</text:p>
          </table:table-cell>
        </table:table-row>
        <table:table-row table:style-name="ro1">
          <table:table-cell office:value-type="float" office:value="3.299428" calcext:value-type="float">
            <text:p>3,299428</text:p>
          </table:table-cell>
          <table:table-cell office:value-type="float" office:value="0.8233031" calcext:value-type="float">
            <text:p>0,8233031</text:p>
          </table:table-cell>
        </table:table-row>
        <table:table-row table:style-name="ro1">
          <table:table-cell office:value-type="float" office:value="3.311926" calcext:value-type="float">
            <text:p>3,311926</text:p>
          </table:table-cell>
          <table:table-cell office:value-type="float" office:value="0.8131422" calcext:value-type="float">
            <text:p>0,8131422</text:p>
          </table:table-cell>
        </table:table-row>
        <table:table-row table:style-name="ro1">
          <table:table-cell office:value-type="float" office:value="3.323605" calcext:value-type="float">
            <text:p>3,323605</text:p>
          </table:table-cell>
          <table:table-cell office:value-type="float" office:value="0.8035647" calcext:value-type="float">
            <text:p>0,8035647</text:p>
          </table:table-cell>
        </table:table-row>
        <table:table-row table:style-name="ro1">
          <table:table-cell office:value-type="float" office:value="3.335828" calcext:value-type="float">
            <text:p>3,335828</text:p>
          </table:table-cell>
          <table:table-cell office:value-type="float" office:value="0.793774" calcext:value-type="float">
            <text:p>0,793774</text:p>
          </table:table-cell>
        </table:table-row>
        <table:table-row table:style-name="ro1">
          <table:table-cell office:value-type="float" office:value="3.347776" calcext:value-type="float">
            <text:p>3,347776</text:p>
          </table:table-cell>
          <table:table-cell office:value-type="float" office:value="0.7853529" calcext:value-type="float">
            <text:p>0,7853529</text:p>
          </table:table-cell>
        </table:table-row>
        <table:table-row table:style-name="ro1">
          <table:table-cell office:value-type="float" office:value="3.359324" calcext:value-type="float">
            <text:p>3,359324</text:p>
          </table:table-cell>
          <table:table-cell office:value-type="float" office:value="0.7770745" calcext:value-type="float">
            <text:p>0,7770745</text:p>
          </table:table-cell>
        </table:table-row>
        <table:table-row table:style-name="ro1">
          <table:table-cell office:value-type="float" office:value="3.37059" calcext:value-type="float">
            <text:p>3,37059</text:p>
          </table:table-cell>
          <table:table-cell office:value-type="float" office:value="0.7697015" calcext:value-type="float">
            <text:p>0,7697015</text:p>
          </table:table-cell>
        </table:table-row>
        <table:table-row table:style-name="ro1">
          <table:table-cell office:value-type="float" office:value="3.38241" calcext:value-type="float">
            <text:p>3,38241</text:p>
          </table:table-cell>
          <table:table-cell office:value-type="float" office:value="0.7628499" calcext:value-type="float">
            <text:p>0,7628499</text:p>
          </table:table-cell>
        </table:table-row>
        <table:table-row table:style-name="ro1">
          <table:table-cell office:value-type="float" office:value="3.394652" calcext:value-type="float">
            <text:p>3,394652</text:p>
          </table:table-cell>
          <table:table-cell office:value-type="float" office:value="0.7560107" calcext:value-type="float">
            <text:p>0,7560107</text:p>
          </table:table-cell>
        </table:table-row>
        <table:table-row table:style-name="ro1">
          <table:table-cell office:value-type="float" office:value="3.406772" calcext:value-type="float">
            <text:p>3,406772</text:p>
          </table:table-cell>
          <table:table-cell office:value-type="float" office:value="0.7504019" calcext:value-type="float">
            <text:p>0,7504019</text:p>
          </table:table-cell>
        </table:table-row>
        <table:table-row table:style-name="ro1">
          <table:table-cell office:value-type="float" office:value="3.417522" calcext:value-type="float">
            <text:p>3,417522</text:p>
          </table:table-cell>
          <table:table-cell office:value-type="float" office:value="0.745134" calcext:value-type="float">
            <text:p>0,745134</text:p>
          </table:table-cell>
        </table:table-row>
        <table:table-row table:style-name="ro1">
          <table:table-cell office:value-type="float" office:value="3.429762" calcext:value-type="float">
            <text:p>3,429762</text:p>
          </table:table-cell>
          <table:table-cell office:value-type="float" office:value="0.740383" calcext:value-type="float">
            <text:p>0,740383</text:p>
          </table:table-cell>
        </table:table-row>
        <table:table-row table:style-name="ro1">
          <table:table-cell office:value-type="float" office:value="3.441301" calcext:value-type="float">
            <text:p>3,441301</text:p>
          </table:table-cell>
          <table:table-cell office:value-type="float" office:value="0.7364279" calcext:value-type="float">
            <text:p>0,7364279</text:p>
          </table:table-cell>
        </table:table-row>
        <table:table-row table:style-name="ro1">
          <table:table-cell office:value-type="float" office:value="3.452965" calcext:value-type="float">
            <text:p>3,452965</text:p>
          </table:table-cell>
          <table:table-cell office:value-type="float" office:value="0.7330146" calcext:value-type="float">
            <text:p>0,7330146</text:p>
          </table:table-cell>
        </table:table-row>
        <table:table-row table:style-name="ro1">
          <table:table-cell office:value-type="float" office:value="3.465131" calcext:value-type="float">
            <text:p>3,465131</text:p>
          </table:table-cell>
          <table:table-cell office:value-type="float" office:value="0.7301011" calcext:value-type="float">
            <text:p>0,7301011</text:p>
          </table:table-cell>
        </table:table-row>
        <table:table-row table:style-name="ro1">
          <table:table-cell office:value-type="float" office:value="3.476537" calcext:value-type="float">
            <text:p>3,476537</text:p>
          </table:table-cell>
          <table:table-cell office:value-type="float" office:value="0.7280895" calcext:value-type="float">
            <text:p>0,7280895</text:p>
          </table:table-cell>
        </table:table-row>
        <table:table-row table:style-name="ro1">
          <table:table-cell office:value-type="float" office:value="3.488557" calcext:value-type="float">
            <text:p>3,488557</text:p>
          </table:table-cell>
          <table:table-cell office:value-type="float" office:value="0.7265025" calcext:value-type="float">
            <text:p>0,7265025</text:p>
          </table:table-cell>
        </table:table-row>
        <table:table-row table:style-name="ro1">
          <table:table-cell office:value-type="float" office:value="3.499237" calcext:value-type="float">
            <text:p>3,499237</text:p>
          </table:table-cell>
          <table:table-cell office:value-type="float" office:value="0.7256501" calcext:value-type="float">
            <text:p>0,7256501</text:p>
          </table:table-cell>
        </table:table-row>
        <table:table-row table:style-name="ro1">
          <table:table-cell office:value-type="float" office:value="3.513775" calcext:value-type="float">
            <text:p>3,513775</text:p>
          </table:table-cell>
          <table:table-cell office:value-type="float" office:value="0.7253822" calcext:value-type="float">
            <text:p>0,7253822</text:p>
          </table:table-cell>
        </table:table-row>
        <table:table-row table:style-name="ro1">
          <table:table-cell office:value-type="float" office:value="3.528215" calcext:value-type="float">
            <text:p>3,528215</text:p>
          </table:table-cell>
          <table:table-cell office:value-type="float" office:value="0.7257354" calcext:value-type="float">
            <text:p>0,7257354</text:p>
          </table:table-cell>
        </table:table-row>
        <table:table-row table:style-name="ro1">
          <table:table-cell office:value-type="float" office:value="3.539753" calcext:value-type="float">
            <text:p>3,539753</text:p>
          </table:table-cell>
          <table:table-cell office:value-type="float" office:value="0.7273418" calcext:value-type="float">
            <text:p>0,7273418</text:p>
          </table:table-cell>
        </table:table-row>
        <table:table-row table:style-name="ro1">
          <table:table-cell office:value-type="float" office:value="3.551561" calcext:value-type="float">
            <text:p>3,551561</text:p>
          </table:table-cell>
          <table:table-cell office:value-type="float" office:value="0.7293762" calcext:value-type="float">
            <text:p>0,7293762</text:p>
          </table:table-cell>
        </table:table-row>
        <table:table-row table:style-name="ro1">
          <table:table-cell office:value-type="float" office:value="3.565274" calcext:value-type="float">
            <text:p>3,565274</text:p>
          </table:table-cell>
          <table:table-cell office:value-type="float" office:value="0.7320014" calcext:value-type="float">
            <text:p>0,7320014</text:p>
          </table:table-cell>
        </table:table-row>
        <table:table-row table:style-name="ro1">
          <table:table-cell office:value-type="float" office:value="3.577299" calcext:value-type="float">
            <text:p>3,577299</text:p>
          </table:table-cell>
          <table:table-cell office:value-type="float" office:value="0.7355663" calcext:value-type="float">
            <text:p>0,7355663</text:p>
          </table:table-cell>
        </table:table-row>
        <table:table-row table:style-name="ro1">
          <table:table-cell office:value-type="float" office:value="3.591172" calcext:value-type="float">
            <text:p>3,591172</text:p>
          </table:table-cell>
          <table:table-cell office:value-type="float" office:value="0.7397653" calcext:value-type="float">
            <text:p>0,7397653</text:p>
          </table:table-cell>
        </table:table-row>
        <table:table-row table:style-name="ro1">
          <table:table-cell office:value-type="float" office:value="3.602351" calcext:value-type="float">
            <text:p>3,602351</text:p>
          </table:table-cell>
          <table:table-cell office:value-type="float" office:value="0.7442608" calcext:value-type="float">
            <text:p>0,7442608</text:p>
          </table:table-cell>
        </table:table-row>
        <table:table-row table:style-name="ro1">
          <table:table-cell office:value-type="float" office:value="3.614502" calcext:value-type="float">
            <text:p>3,614502</text:p>
          </table:table-cell>
          <table:table-cell office:value-type="float" office:value="0.7497236" calcext:value-type="float">
            <text:p>0,7497236</text:p>
          </table:table-cell>
        </table:table-row>
        <table:table-row table:style-name="ro1">
          <table:table-cell office:value-type="float" office:value="3.626637" calcext:value-type="float">
            <text:p>3,626637</text:p>
          </table:table-cell>
          <table:table-cell office:value-type="float" office:value="0.7549623" calcext:value-type="float">
            <text:p>0,7549623</text:p>
          </table:table-cell>
        </table:table-row>
        <table:table-row table:style-name="ro1">
          <table:table-cell office:value-type="float" office:value="3.638339" calcext:value-type="float">
            <text:p>3,638339</text:p>
          </table:table-cell>
          <table:table-cell office:value-type="float" office:value="0.7612083" calcext:value-type="float">
            <text:p>0,7612083</text:p>
          </table:table-cell>
        </table:table-row>
        <table:table-row table:style-name="ro1">
          <table:table-cell office:value-type="float" office:value="3.650512" calcext:value-type="float">
            <text:p>3,650512</text:p>
          </table:table-cell>
          <table:table-cell office:value-type="float" office:value="0.7682887" calcext:value-type="float">
            <text:p>0,7682887</text:p>
          </table:table-cell>
        </table:table-row>
        <table:table-row table:style-name="ro1">
          <table:table-cell office:value-type="float" office:value="3.662727" calcext:value-type="float">
            <text:p>3,662727</text:p>
          </table:table-cell>
          <table:table-cell office:value-type="float" office:value="0.77588" calcext:value-type="float">
            <text:p>0,77588</text:p>
          </table:table-cell>
        </table:table-row>
        <table:table-row table:style-name="ro1">
          <table:table-cell office:value-type="float" office:value="3.675774" calcext:value-type="float">
            <text:p>3,675774</text:p>
          </table:table-cell>
          <table:table-cell office:value-type="float" office:value="0.7839833" calcext:value-type="float">
            <text:p>0,7839833</text:p>
          </table:table-cell>
        </table:table-row>
        <table:table-row table:style-name="ro1">
          <table:table-cell office:value-type="float" office:value="3.687681" calcext:value-type="float">
            <text:p>3,687681</text:p>
          </table:table-cell>
          <table:table-cell office:value-type="float" office:value="0.7920424" calcext:value-type="float">
            <text:p>0,7920424</text:p>
          </table:table-cell>
        </table:table-row>
        <table:table-row table:style-name="ro1">
          <table:table-cell office:value-type="float" office:value="3.6998" calcext:value-type="float">
            <text:p>3,6998</text:p>
          </table:table-cell>
          <table:table-cell office:value-type="float" office:value="0.8011662" calcext:value-type="float">
            <text:p>0,8011662</text:p>
          </table:table-cell>
        </table:table-row>
        <table:table-row table:style-name="ro1">
          <table:table-cell office:value-type="float" office:value="3.71192" calcext:value-type="float">
            <text:p>3,71192</text:p>
          </table:table-cell>
          <table:table-cell office:value-type="float" office:value="0.8106338" calcext:value-type="float">
            <text:p>0,8106338</text:p>
          </table:table-cell>
        </table:table-row>
        <table:table-row table:style-name="ro1">
          <table:table-cell office:value-type="float" office:value="3.725919" calcext:value-type="float">
            <text:p>3,725919</text:p>
          </table:table-cell>
          <table:table-cell office:value-type="float" office:value="0.8203486" calcext:value-type="float">
            <text:p>0,8203486</text:p>
          </table:table-cell>
        </table:table-row>
        <table:table-row table:style-name="ro1">
          <table:table-cell office:value-type="float" office:value="3.739672" calcext:value-type="float">
            <text:p>3,739672</text:p>
          </table:table-cell>
          <table:table-cell office:value-type="float" office:value="0.8320512" calcext:value-type="float">
            <text:p>0,8320512</text:p>
          </table:table-cell>
        </table:table-row>
        <table:table-row table:style-name="ro1">
          <table:table-cell office:value-type="float" office:value="3.753118" calcext:value-type="float">
            <text:p>3,753118</text:p>
          </table:table-cell>
          <table:table-cell office:value-type="float" office:value="0.8440961" calcext:value-type="float">
            <text:p>0,8440961</text:p>
          </table:table-cell>
        </table:table-row>
        <table:table-row table:style-name="ro1">
          <table:table-cell office:value-type="float" office:value="3.765897" calcext:value-type="float">
            <text:p>3,765897</text:p>
          </table:table-cell>
          <table:table-cell office:value-type="float" office:value="0.8549807" calcext:value-type="float">
            <text:p>0,8549807</text:p>
          </table:table-cell>
        </table:table-row>
        <table:table-row table:style-name="ro1">
          <table:table-cell office:value-type="float" office:value="3.777866" calcext:value-type="float">
            <text:p>3,777866</text:p>
          </table:table-cell>
          <table:table-cell office:value-type="float" office:value="0.8661636" calcext:value-type="float">
            <text:p>0,8661636</text:p>
          </table:table-cell>
        </table:table-row>
        <table:table-row table:style-name="ro1">
          <table:table-cell office:value-type="float" office:value="3.790444" calcext:value-type="float">
            <text:p>3,790444</text:p>
          </table:table-cell>
          <table:table-cell office:value-type="float" office:value="0.8772963" calcext:value-type="float">
            <text:p>0,8772963</text:p>
          </table:table-cell>
        </table:table-row>
        <table:table-row table:style-name="ro1">
          <table:table-cell office:value-type="float" office:value="3.802017" calcext:value-type="float">
            <text:p>3,802017</text:p>
          </table:table-cell>
          <table:table-cell office:value-type="float" office:value="0.8887163" calcext:value-type="float">
            <text:p>0,8887163</text:p>
          </table:table-cell>
        </table:table-row>
        <table:table-row table:style-name="ro1">
          <table:table-cell office:value-type="float" office:value="3.814504" calcext:value-type="float">
            <text:p>3,814504</text:p>
          </table:table-cell>
          <table:table-cell office:value-type="float" office:value="0.8968314" calcext:value-type="float">
            <text:p>0,8968314</text:p>
          </table:table-cell>
        </table:table-row>
        <table:table-row table:style-name="ro1">
          <table:table-cell office:value-type="float" office:value="3.826684" calcext:value-type="float">
            <text:p>3,826684</text:p>
          </table:table-cell>
          <table:table-cell office:value-type="float" office:value="0.9111451" calcext:value-type="float">
            <text:p>0,9111451</text:p>
          </table:table-cell>
        </table:table-row>
        <table:table-row table:style-name="ro1">
          <table:table-cell office:value-type="float" office:value="3.837679" calcext:value-type="float">
            <text:p>3,837679</text:p>
          </table:table-cell>
          <table:table-cell office:value-type="float" office:value="0.9223758" calcext:value-type="float">
            <text:p>0,9223758</text:p>
          </table:table-cell>
        </table:table-row>
        <table:table-row table:style-name="ro1">
          <table:table-cell office:value-type="float" office:value="3.850245" calcext:value-type="float">
            <text:p>3,850245</text:p>
          </table:table-cell>
          <table:table-cell office:value-type="float" office:value="0.9342662" calcext:value-type="float">
            <text:p>0,9342662</text:p>
          </table:table-cell>
        </table:table-row>
        <table:table-row table:style-name="ro1">
          <table:table-cell office:value-type="float" office:value="3.86244" calcext:value-type="float">
            <text:p>3,86244</text:p>
          </table:table-cell>
          <table:table-cell office:value-type="float" office:value="0.9460108" calcext:value-type="float">
            <text:p>0,9460108</text:p>
          </table:table-cell>
        </table:table-row>
        <table:table-row table:style-name="ro1">
          <table:table-cell office:value-type="float" office:value="3.87521" calcext:value-type="float">
            <text:p>3,87521</text:p>
          </table:table-cell>
          <table:table-cell office:value-type="float" office:value="0.9576063" calcext:value-type="float">
            <text:p>0,9576063</text:p>
          </table:table-cell>
        </table:table-row>
        <table:table-row table:style-name="ro1">
          <table:table-cell office:value-type="float" office:value="3.887246" calcext:value-type="float">
            <text:p>3,887246</text:p>
          </table:table-cell>
          <table:table-cell office:value-type="float" office:value="0.9689731" calcext:value-type="float">
            <text:p>0,9689731</text:p>
          </table:table-cell>
        </table:table-row>
        <table:table-row table:style-name="ro1">
          <table:table-cell office:value-type="float" office:value="3.898954" calcext:value-type="float">
            <text:p>3,898954</text:p>
          </table:table-cell>
          <table:table-cell office:value-type="float" office:value="0.9805855" calcext:value-type="float">
            <text:p>0,9805855</text:p>
          </table:table-cell>
        </table:table-row>
        <table:table-row table:style-name="ro1">
          <table:table-cell office:value-type="float" office:value="3.911366" calcext:value-type="float">
            <text:p>3,911366</text:p>
          </table:table-cell>
          <table:table-cell office:value-type="float" office:value="0.9921023" calcext:value-type="float">
            <text:p>0,9921023</text:p>
          </table:table-cell>
        </table:table-row>
        <table:table-row table:style-name="ro1">
          <table:table-cell office:value-type="float" office:value="3.922681" calcext:value-type="float">
            <text:p>3,922681</text:p>
          </table:table-cell>
          <table:table-cell office:value-type="float" office:value="1.002414" calcext:value-type="float">
            <text:p>1,002414</text:p>
          </table:table-cell>
        </table:table-row>
        <table:table-row table:style-name="ro1">
          <table:table-cell office:value-type="float" office:value="3.934566" calcext:value-type="float">
            <text:p>3,934566</text:p>
          </table:table-cell>
          <table:table-cell office:value-type="float" office:value="1.013203" calcext:value-type="float">
            <text:p>1,013203</text:p>
          </table:table-cell>
        </table:table-row>
        <table:table-row table:style-name="ro1">
          <table:table-cell office:value-type="float" office:value="3.946618" calcext:value-type="float">
            <text:p>3,946618</text:p>
          </table:table-cell>
          <table:table-cell office:value-type="float" office:value="1.023187" calcext:value-type="float">
            <text:p>1,023187</text:p>
          </table:table-cell>
        </table:table-row>
        <table:table-row table:style-name="ro1">
          <table:table-cell office:value-type="float" office:value="3.957942" calcext:value-type="float">
            <text:p>3,957942</text:p>
          </table:table-cell>
          <table:table-cell office:value-type="float" office:value="1.033194" calcext:value-type="float">
            <text:p>1,033194</text:p>
          </table:table-cell>
        </table:table-row>
        <table:table-row table:style-name="ro1">
          <table:table-cell office:value-type="float" office:value="3.97246" calcext:value-type="float">
            <text:p>3,97246</text:p>
          </table:table-cell>
          <table:table-cell office:value-type="float" office:value="1.044503" calcext:value-type="float">
            <text:p>1,044503</text:p>
          </table:table-cell>
        </table:table-row>
        <table:table-row table:style-name="ro1">
          <table:table-cell office:value-type="float" office:value="3.986115" calcext:value-type="float">
            <text:p>3,986115</text:p>
          </table:table-cell>
          <table:table-cell office:value-type="float" office:value="1.055683" calcext:value-type="float">
            <text:p>1,055683</text:p>
          </table:table-cell>
        </table:table-row>
        <table:table-row table:style-name="ro1">
          <table:table-cell office:value-type="float" office:value="3.997471" calcext:value-type="float">
            <text:p>3,997471</text:p>
          </table:table-cell>
          <table:table-cell office:value-type="float" office:value="1.065662" calcext:value-type="float">
            <text:p>1,065662</text:p>
          </table:table-cell>
        </table:table-row>
        <table:table-row table:style-name="ro1">
          <table:table-cell office:value-type="float" office:value="4.011633" calcext:value-type="float">
            <text:p>4,011633</text:p>
          </table:table-cell>
          <table:table-cell office:value-type="float" office:value="1.074888" calcext:value-type="float">
            <text:p>1,074888</text:p>
          </table:table-cell>
        </table:table-row>
        <table:table-row table:style-name="ro1">
          <table:table-cell office:value-type="float" office:value="4.024374" calcext:value-type="float">
            <text:p>4,024374</text:p>
          </table:table-cell>
          <table:table-cell office:value-type="float" office:value="1.084473" calcext:value-type="float">
            <text:p>1,084473</text:p>
          </table:table-cell>
        </table:table-row>
        <table:table-row table:style-name="ro1">
          <table:table-cell office:value-type="float" office:value="4.036553" calcext:value-type="float">
            <text:p>4,036553</text:p>
          </table:table-cell>
          <table:table-cell office:value-type="float" office:value="1.093084" calcext:value-type="float">
            <text:p>1,093084</text:p>
          </table:table-cell>
        </table:table-row>
        <table:table-row table:style-name="ro1">
          <table:table-cell office:value-type="float" office:value="4.04884" calcext:value-type="float">
            <text:p>4,04884</text:p>
          </table:table-cell>
          <table:table-cell office:value-type="float" office:value="1.101088" calcext:value-type="float">
            <text:p>1,101088</text:p>
          </table:table-cell>
        </table:table-row>
        <table:table-row table:style-name="ro1">
          <table:table-cell office:value-type="float" office:value="4.06081" calcext:value-type="float">
            <text:p>4,06081</text:p>
          </table:table-cell>
          <table:table-cell office:value-type="float" office:value="1.108155" calcext:value-type="float">
            <text:p>1,108155</text:p>
          </table:table-cell>
        </table:table-row>
        <table:table-row table:style-name="ro1">
          <table:table-cell office:value-type="float" office:value="4.073282" calcext:value-type="float">
            <text:p>4,073282</text:p>
          </table:table-cell>
          <table:table-cell office:value-type="float" office:value="1.114681" calcext:value-type="float">
            <text:p>1,114681</text:p>
          </table:table-cell>
        </table:table-row>
        <table:table-row table:style-name="ro1">
          <table:table-cell office:value-type="float" office:value="4.089318" calcext:value-type="float">
            <text:p>4,089318</text:p>
          </table:table-cell>
          <table:table-cell office:value-type="float" office:value="1.120867" calcext:value-type="float">
            <text:p>1,120867</text:p>
          </table:table-cell>
        </table:table-row>
        <table:table-row table:style-name="ro1">
          <table:table-cell office:value-type="float" office:value="4.100482" calcext:value-type="float">
            <text:p>4,100482</text:p>
          </table:table-cell>
          <table:table-cell office:value-type="float" office:value="1.128221" calcext:value-type="float">
            <text:p>1,128221</text:p>
          </table:table-cell>
        </table:table-row>
        <table:table-row table:style-name="ro1">
          <table:table-cell office:value-type="float" office:value="4.112556" calcext:value-type="float">
            <text:p>4,112556</text:p>
          </table:table-cell>
          <table:table-cell office:value-type="float" office:value="1.133219" calcext:value-type="float">
            <text:p>1,133219</text:p>
          </table:table-cell>
        </table:table-row>
        <table:table-row table:style-name="ro1">
          <table:table-cell office:value-type="float" office:value="4.125178" calcext:value-type="float">
            <text:p>4,125178</text:p>
          </table:table-cell>
          <table:table-cell office:value-type="float" office:value="1.137704" calcext:value-type="float">
            <text:p>1,137704</text:p>
          </table:table-cell>
        </table:table-row>
        <table:table-row table:style-name="ro1">
          <table:table-cell office:value-type="float" office:value="4.136263" calcext:value-type="float">
            <text:p>4,136263</text:p>
          </table:table-cell>
          <table:table-cell office:value-type="float" office:value="1.141651" calcext:value-type="float">
            <text:p>1,141651</text:p>
          </table:table-cell>
        </table:table-row>
        <table:table-row table:style-name="ro1">
          <table:table-cell office:value-type="float" office:value="4.149109" calcext:value-type="float">
            <text:p>4,149109</text:p>
          </table:table-cell>
          <table:table-cell office:value-type="float" office:value="1.145141" calcext:value-type="float">
            <text:p>1,145141</text:p>
          </table:table-cell>
        </table:table-row>
        <table:table-row table:style-name="ro1">
          <table:table-cell office:value-type="float" office:value="4.160879" calcext:value-type="float">
            <text:p>4,160879</text:p>
          </table:table-cell>
          <table:table-cell office:value-type="float" office:value="1.147999" calcext:value-type="float">
            <text:p>1,147999</text:p>
          </table:table-cell>
        </table:table-row>
        <table:table-row table:style-name="ro1">
          <table:table-cell office:value-type="float" office:value="4.173299" calcext:value-type="float">
            <text:p>4,173299</text:p>
          </table:table-cell>
          <table:table-cell office:value-type="float" office:value="1.150088" calcext:value-type="float">
            <text:p>1,150088</text:p>
          </table:table-cell>
        </table:table-row>
        <table:table-row table:style-name="ro1">
          <table:table-cell office:value-type="float" office:value="4.185104" calcext:value-type="float">
            <text:p>4,185104</text:p>
          </table:table-cell>
          <table:table-cell office:value-type="float" office:value="1.151898" calcext:value-type="float">
            <text:p>1,151898</text:p>
          </table:table-cell>
        </table:table-row>
        <table:table-row table:style-name="ro1">
          <table:table-cell office:value-type="float" office:value="4.196553" calcext:value-type="float">
            <text:p>4,196553</text:p>
          </table:table-cell>
          <table:table-cell office:value-type="float" office:value="1.152865" calcext:value-type="float">
            <text:p>1,152865</text:p>
          </table:table-cell>
        </table:table-row>
        <table:table-row table:style-name="ro1">
          <table:table-cell office:value-type="float" office:value="4.208565" calcext:value-type="float">
            <text:p>4,208565</text:p>
          </table:table-cell>
          <table:table-cell office:value-type="float" office:value="1.153421" calcext:value-type="float">
            <text:p>1,153421</text:p>
          </table:table-cell>
        </table:table-row>
        <table:table-row table:style-name="ro1">
          <table:table-cell office:value-type="float" office:value="4.219818" calcext:value-type="float">
            <text:p>4,219818</text:p>
          </table:table-cell>
          <table:table-cell office:value-type="float" office:value="1.15342" calcext:value-type="float">
            <text:p>1,15342</text:p>
          </table:table-cell>
        </table:table-row>
        <table:table-row table:style-name="ro1">
          <table:table-cell office:value-type="float" office:value="4.232308" calcext:value-type="float">
            <text:p>4,232308</text:p>
          </table:table-cell>
          <table:table-cell office:value-type="float" office:value="1.152763" calcext:value-type="float">
            <text:p>1,152763</text:p>
          </table:table-cell>
        </table:table-row>
        <table:table-row table:style-name="ro1">
          <table:table-cell office:value-type="float" office:value="4.245025" calcext:value-type="float">
            <text:p>4,245025</text:p>
          </table:table-cell>
          <table:table-cell office:value-type="float" office:value="1.151783" calcext:value-type="float">
            <text:p>1,151783</text:p>
          </table:table-cell>
        </table:table-row>
        <table:table-row table:style-name="ro1">
          <table:table-cell office:value-type="float" office:value="4.257955" calcext:value-type="float">
            <text:p>4,257955</text:p>
          </table:table-cell>
          <table:table-cell office:value-type="float" office:value="1.149777" calcext:value-type="float">
            <text:p>1,149777</text:p>
          </table:table-cell>
        </table:table-row>
        <table:table-row table:style-name="ro1">
          <table:table-cell office:value-type="float" office:value="4.270031" calcext:value-type="float">
            <text:p>4,270031</text:p>
          </table:table-cell>
          <table:table-cell office:value-type="float" office:value="1.147258" calcext:value-type="float">
            <text:p>1,147258</text:p>
          </table:table-cell>
        </table:table-row>
        <table:table-row table:style-name="ro1">
          <table:table-cell office:value-type="float" office:value="4.281919" calcext:value-type="float">
            <text:p>4,281919</text:p>
          </table:table-cell>
          <table:table-cell office:value-type="float" office:value="1.144607" calcext:value-type="float">
            <text:p>1,144607</text:p>
          </table:table-cell>
        </table:table-row>
        <table:table-row table:style-name="ro1">
          <table:table-cell office:value-type="float" office:value="4.294446" calcext:value-type="float">
            <text:p>4,294446</text:p>
          </table:table-cell>
          <table:table-cell office:value-type="float" office:value="1.140816" calcext:value-type="float">
            <text:p>1,140816</text:p>
          </table:table-cell>
        </table:table-row>
        <table:table-row table:style-name="ro1">
          <table:table-cell office:value-type="float" office:value="4.306951" calcext:value-type="float">
            <text:p>4,306951</text:p>
          </table:table-cell>
          <table:table-cell office:value-type="float" office:value="1.137287" calcext:value-type="float">
            <text:p>1,137287</text:p>
          </table:table-cell>
        </table:table-row>
        <table:table-row table:style-name="ro1">
          <table:table-cell office:value-type="float" office:value="4.318123" calcext:value-type="float">
            <text:p>4,318123</text:p>
          </table:table-cell>
          <table:table-cell office:value-type="float" office:value="1.13253" calcext:value-type="float">
            <text:p>1,13253</text:p>
          </table:table-cell>
        </table:table-row>
        <table:table-row table:style-name="ro1">
          <table:table-cell office:value-type="float" office:value="4.330866" calcext:value-type="float">
            <text:p>4,330866</text:p>
          </table:table-cell>
          <table:table-cell office:value-type="float" office:value="1.127387" calcext:value-type="float">
            <text:p>1,127387</text:p>
          </table:table-cell>
        </table:table-row>
        <table:table-row table:style-name="ro1">
          <table:table-cell office:value-type="float" office:value="4.342051" calcext:value-type="float">
            <text:p>4,342051</text:p>
          </table:table-cell>
          <table:table-cell office:value-type="float" office:value="1.12255" calcext:value-type="float">
            <text:p>1,12255</text:p>
          </table:table-cell>
        </table:table-row>
        <table:table-row table:style-name="ro1">
          <table:table-cell office:value-type="float" office:value="4.354111" calcext:value-type="float">
            <text:p>4,354111</text:p>
          </table:table-cell>
          <table:table-cell office:value-type="float" office:value="1.116531" calcext:value-type="float">
            <text:p>1,116531</text:p>
          </table:table-cell>
        </table:table-row>
        <table:table-row table:style-name="ro1">
          <table:table-cell office:value-type="float" office:value="4.366475" calcext:value-type="float">
            <text:p>4,366475</text:p>
          </table:table-cell>
          <table:table-cell office:value-type="float" office:value="1.110606" calcext:value-type="float">
            <text:p>1,110606</text:p>
          </table:table-cell>
        </table:table-row>
        <table:table-row table:style-name="ro1">
          <table:table-cell office:value-type="float" office:value="4.377827" calcext:value-type="float">
            <text:p>4,377827</text:p>
          </table:table-cell>
          <table:table-cell office:value-type="float" office:value="1.10373" calcext:value-type="float">
            <text:p>1,10373</text:p>
          </table:table-cell>
        </table:table-row>
        <table:table-row table:style-name="ro1">
          <table:table-cell office:value-type="float" office:value="4.390043" calcext:value-type="float">
            <text:p>4,390043</text:p>
          </table:table-cell>
          <table:table-cell office:value-type="float" office:value="1.099623" calcext:value-type="float">
            <text:p>1,099623</text:p>
          </table:table-cell>
        </table:table-row>
        <table:table-row table:style-name="ro1">
          <table:table-cell office:value-type="float" office:value="4.401375" calcext:value-type="float">
            <text:p>4,401375</text:p>
          </table:table-cell>
          <table:table-cell office:value-type="float" office:value="1.089681" calcext:value-type="float">
            <text:p>1,089681</text:p>
          </table:table-cell>
        </table:table-row>
        <table:table-row table:style-name="ro1">
          <table:table-cell office:value-type="float" office:value="4.413906" calcext:value-type="float">
            <text:p>4,413906</text:p>
          </table:table-cell>
          <table:table-cell office:value-type="float" office:value="1.081533" calcext:value-type="float">
            <text:p>1,081533</text:p>
          </table:table-cell>
        </table:table-row>
        <table:table-row table:style-name="ro1">
          <table:table-cell office:value-type="float" office:value="4.42616" calcext:value-type="float">
            <text:p>4,42616</text:p>
          </table:table-cell>
          <table:table-cell office:value-type="float" office:value="1.073995" calcext:value-type="float">
            <text:p>1,073995</text:p>
          </table:table-cell>
        </table:table-row>
        <table:table-row table:style-name="ro1">
          <table:table-cell office:value-type="float" office:value="4.437723" calcext:value-type="float">
            <text:p>4,437723</text:p>
          </table:table-cell>
          <table:table-cell office:value-type="float" office:value="1.065272" calcext:value-type="float">
            <text:p>1,065272</text:p>
          </table:table-cell>
        </table:table-row>
        <table:table-row table:style-name="ro1">
          <table:table-cell office:value-type="float" office:value="4.451934" calcext:value-type="float">
            <text:p>4,451934</text:p>
          </table:table-cell>
          <table:table-cell office:value-type="float" office:value="1.056324" calcext:value-type="float">
            <text:p>1,056324</text:p>
          </table:table-cell>
        </table:table-row>
        <table:table-row table:style-name="ro1">
          <table:table-cell office:value-type="float" office:value="4.463183" calcext:value-type="float">
            <text:p>4,463183</text:p>
          </table:table-cell>
          <table:table-cell office:value-type="float" office:value="1.046565" calcext:value-type="float">
            <text:p>1,046565</text:p>
          </table:table-cell>
        </table:table-row>
        <table:table-row table:style-name="ro1">
          <table:table-cell office:value-type="float" office:value="4.475333" calcext:value-type="float">
            <text:p>4,475333</text:p>
          </table:table-cell>
          <table:table-cell office:value-type="float" office:value="1.037473" calcext:value-type="float">
            <text:p>1,037473</text:p>
          </table:table-cell>
        </table:table-row>
        <table:table-row table:style-name="ro1">
          <table:table-cell office:value-type="float" office:value="4.487072" calcext:value-type="float">
            <text:p>4,487072</text:p>
          </table:table-cell>
          <table:table-cell office:value-type="float" office:value="1.02884" calcext:value-type="float">
            <text:p>1,02884</text:p>
          </table:table-cell>
        </table:table-row>
        <table:table-row table:style-name="ro1">
          <table:table-cell office:value-type="float" office:value="4.499226" calcext:value-type="float">
            <text:p>4,499226</text:p>
          </table:table-cell>
          <table:table-cell office:value-type="float" office:value="1.018938" calcext:value-type="float">
            <text:p>1,018938</text:p>
          </table:table-cell>
        </table:table-row>
        <table:table-row table:style-name="ro1">
          <table:table-cell office:value-type="float" office:value="4.51152" calcext:value-type="float">
            <text:p>4,51152</text:p>
          </table:table-cell>
          <table:table-cell office:value-type="float" office:value="1.008965" calcext:value-type="float">
            <text:p>1,008965</text:p>
          </table:table-cell>
        </table:table-row>
        <table:table-row table:style-name="ro1">
          <table:table-cell office:value-type="float" office:value="4.522498" calcext:value-type="float">
            <text:p>4,522498</text:p>
          </table:table-cell>
          <table:table-cell office:value-type="float" office:value="1.000216" calcext:value-type="float">
            <text:p>1,000216</text:p>
          </table:table-cell>
        </table:table-row>
        <table:table-row table:style-name="ro1">
          <table:table-cell office:value-type="float" office:value="4.534249" calcext:value-type="float">
            <text:p>4,534249</text:p>
          </table:table-cell>
          <table:table-cell office:value-type="float" office:value="0.99036" calcext:value-type="float">
            <text:p>0,99036</text:p>
          </table:table-cell>
        </table:table-row>
        <table:table-row table:style-name="ro1">
          <table:table-cell office:value-type="float" office:value="4.546481" calcext:value-type="float">
            <text:p>4,546481</text:p>
          </table:table-cell>
          <table:table-cell office:value-type="float" office:value="0.9810795" calcext:value-type="float">
            <text:p>0,9810795</text:p>
          </table:table-cell>
        </table:table-row>
        <table:table-row table:style-name="ro1">
          <table:table-cell office:value-type="float" office:value="4.558034" calcext:value-type="float">
            <text:p>4,558034</text:p>
          </table:table-cell>
          <table:table-cell office:value-type="float" office:value="0.9713964" calcext:value-type="float">
            <text:p>0,9713964</text:p>
          </table:table-cell>
        </table:table-row>
        <table:table-row table:style-name="ro1">
          <table:table-cell office:value-type="float" office:value="4.56983" calcext:value-type="float">
            <text:p>4,56983</text:p>
          </table:table-cell>
          <table:table-cell office:value-type="float" office:value="0.9614376" calcext:value-type="float">
            <text:p>0,9614376</text:p>
          </table:table-cell>
        </table:table-row>
        <table:table-row table:style-name="ro1">
          <table:table-cell office:value-type="float" office:value="4.581241" calcext:value-type="float">
            <text:p>4,581241</text:p>
          </table:table-cell>
          <table:table-cell office:value-type="float" office:value="0.9519951" calcext:value-type="float">
            <text:p>0,9519951</text:p>
          </table:table-cell>
        </table:table-row>
        <table:table-row table:style-name="ro1">
          <table:table-cell office:value-type="float" office:value="4.593278" calcext:value-type="float">
            <text:p>4,593278</text:p>
          </table:table-cell>
          <table:table-cell office:value-type="float" office:value="0.9421955" calcext:value-type="float">
            <text:p>0,9421955</text:p>
          </table:table-cell>
        </table:table-row>
        <table:table-row table:style-name="ro1">
          <table:table-cell office:value-type="float" office:value="4.605355" calcext:value-type="float">
            <text:p>4,605355</text:p>
          </table:table-cell>
          <table:table-cell office:value-type="float" office:value="0.9336386" calcext:value-type="float">
            <text:p>0,9336386</text:p>
          </table:table-cell>
        </table:table-row>
        <table:table-row table:style-name="ro1">
          <table:table-cell office:value-type="float" office:value="4.616472" calcext:value-type="float">
            <text:p>4,616472</text:p>
          </table:table-cell>
          <table:table-cell office:value-type="float" office:value="0.9236951" calcext:value-type="float">
            <text:p>0,9236951</text:p>
          </table:table-cell>
        </table:table-row>
        <table:table-row table:style-name="ro1">
          <table:table-cell office:value-type="float" office:value="4.62876" calcext:value-type="float">
            <text:p>4,62876</text:p>
          </table:table-cell>
          <table:table-cell office:value-type="float" office:value="0.9141454" calcext:value-type="float">
            <text:p>0,9141454</text:p>
          </table:table-cell>
        </table:table-row>
        <table:table-row table:style-name="ro1">
          <table:table-cell office:value-type="float" office:value="4.640419" calcext:value-type="float">
            <text:p>4,640419</text:p>
          </table:table-cell>
          <table:table-cell office:value-type="float" office:value="0.9055448" calcext:value-type="float">
            <text:p>0,9055448</text:p>
          </table:table-cell>
        </table:table-row>
        <table:table-row table:style-name="ro1">
          <table:table-cell office:value-type="float" office:value="4.652544" calcext:value-type="float">
            <text:p>4,652544</text:p>
          </table:table-cell>
          <table:table-cell office:value-type="float" office:value="0.8963724" calcext:value-type="float">
            <text:p>0,8963724</text:p>
          </table:table-cell>
        </table:table-row>
        <table:table-row table:style-name="ro1">
          <table:table-cell office:value-type="float" office:value="4.664047" calcext:value-type="float">
            <text:p>4,664047</text:p>
          </table:table-cell>
          <table:table-cell office:value-type="float" office:value="0.8879436" calcext:value-type="float">
            <text:p>0,8879436</text:p>
          </table:table-cell>
        </table:table-row>
        <table:table-row table:style-name="ro1">
          <table:table-cell office:value-type="float" office:value="4.674556" calcext:value-type="float">
            <text:p>4,674556</text:p>
          </table:table-cell>
          <table:table-cell office:value-type="float" office:value="0.8806199" calcext:value-type="float">
            <text:p>0,8806199</text:p>
          </table:table-cell>
        </table:table-row>
        <table:table-row table:style-name="ro1">
          <table:table-cell office:value-type="float" office:value="4.686517" calcext:value-type="float">
            <text:p>4,686517</text:p>
          </table:table-cell>
          <table:table-cell office:value-type="float" office:value="0.8723704" calcext:value-type="float">
            <text:p>0,8723704</text:p>
          </table:table-cell>
        </table:table-row>
        <table:table-row table:style-name="ro1">
          <table:table-cell office:value-type="float" office:value="4.698319" calcext:value-type="float">
            <text:p>4,698319</text:p>
          </table:table-cell>
          <table:table-cell office:value-type="float" office:value="0.8640209" calcext:value-type="float">
            <text:p>0,8640209</text:p>
          </table:table-cell>
        </table:table-row>
        <table:table-row table:style-name="ro1">
          <table:table-cell office:value-type="float" office:value="4.710629" calcext:value-type="float">
            <text:p>4,710629</text:p>
          </table:table-cell>
          <table:table-cell office:value-type="float" office:value="0.8562996" calcext:value-type="float">
            <text:p>0,8562996</text:p>
          </table:table-cell>
        </table:table-row>
        <table:table-row table:style-name="ro1">
          <table:table-cell office:value-type="float" office:value="4.722909" calcext:value-type="float">
            <text:p>4,722909</text:p>
          </table:table-cell>
          <table:table-cell office:value-type="float" office:value="0.8488022" calcext:value-type="float">
            <text:p>0,8488022</text:p>
          </table:table-cell>
        </table:table-row>
        <table:table-row table:style-name="ro1">
          <table:table-cell office:value-type="float" office:value="4.736314" calcext:value-type="float">
            <text:p>4,736314</text:p>
          </table:table-cell>
          <table:table-cell office:value-type="float" office:value="0.8410091" calcext:value-type="float">
            <text:p>0,8410091</text:p>
          </table:table-cell>
        </table:table-row>
        <table:table-row table:style-name="ro1">
          <table:table-cell office:value-type="float" office:value="4.748969" calcext:value-type="float">
            <text:p>4,748969</text:p>
          </table:table-cell>
          <table:table-cell office:value-type="float" office:value="0.8336573" calcext:value-type="float">
            <text:p>0,8336573</text:p>
          </table:table-cell>
        </table:table-row>
        <table:table-row table:style-name="ro1">
          <table:table-cell office:value-type="float" office:value="4.760542" calcext:value-type="float">
            <text:p>4,760542</text:p>
          </table:table-cell>
          <table:table-cell office:value-type="float" office:value="0.8276432" calcext:value-type="float">
            <text:p>0,8276432</text:p>
          </table:table-cell>
        </table:table-row>
        <table:table-row table:style-name="ro1">
          <table:table-cell office:value-type="float" office:value="4.772546" calcext:value-type="float">
            <text:p>4,772546</text:p>
          </table:table-cell>
          <table:table-cell office:value-type="float" office:value="0.8219661" calcext:value-type="float">
            <text:p>0,8219661</text:p>
          </table:table-cell>
        </table:table-row>
        <table:table-row table:style-name="ro1">
          <table:table-cell office:value-type="float" office:value="4.783509" calcext:value-type="float">
            <text:p>4,783509</text:p>
          </table:table-cell>
          <table:table-cell office:value-type="float" office:value="0.8166902" calcext:value-type="float">
            <text:p>0,8166902</text:p>
          </table:table-cell>
        </table:table-row>
        <table:table-row table:style-name="ro1">
          <table:table-cell office:value-type="float" office:value="4.7962" calcext:value-type="float">
            <text:p>4,7962</text:p>
          </table:table-cell>
          <table:table-cell office:value-type="float" office:value="0.81153" calcext:value-type="float">
            <text:p>0,81153</text:p>
          </table:table-cell>
        </table:table-row>
        <table:table-row table:style-name="ro1">
          <table:table-cell office:value-type="float" office:value="4.808477" calcext:value-type="float">
            <text:p>4,808477</text:p>
          </table:table-cell>
          <table:table-cell office:value-type="float" office:value="0.8072482" calcext:value-type="float">
            <text:p>0,8072482</text:p>
          </table:table-cell>
        </table:table-row>
        <table:table-row table:style-name="ro1">
          <table:table-cell office:value-type="float" office:value="4.819379" calcext:value-type="float">
            <text:p>4,819379</text:p>
          </table:table-cell>
          <table:table-cell office:value-type="float" office:value="0.8030651" calcext:value-type="float">
            <text:p>0,8030651</text:p>
          </table:table-cell>
        </table:table-row>
        <table:table-row table:style-name="ro1">
          <table:table-cell office:value-type="float" office:value="4.832603" calcext:value-type="float">
            <text:p>4,832603</text:p>
          </table:table-cell>
          <table:table-cell office:value-type="float" office:value="0.7990705" calcext:value-type="float">
            <text:p>0,7990705</text:p>
          </table:table-cell>
        </table:table-row>
        <table:table-row table:style-name="ro1">
          <table:table-cell office:value-type="float" office:value="4.845209" calcext:value-type="float">
            <text:p>4,845209</text:p>
          </table:table-cell>
          <table:table-cell office:value-type="float" office:value="0.7958171" calcext:value-type="float">
            <text:p>0,7958171</text:p>
          </table:table-cell>
        </table:table-row>
        <table:table-row table:style-name="ro1">
          <table:table-cell office:value-type="float" office:value="4.856682" calcext:value-type="float">
            <text:p>4,856682</text:p>
          </table:table-cell>
          <table:table-cell office:value-type="float" office:value="0.7932651" calcext:value-type="float">
            <text:p>0,7932651</text:p>
          </table:table-cell>
        </table:table-row>
        <table:table-row table:style-name="ro1">
          <table:table-cell office:value-type="float" office:value="4.868312" calcext:value-type="float">
            <text:p>4,868312</text:p>
          </table:table-cell>
          <table:table-cell office:value-type="float" office:value="0.7909935" calcext:value-type="float">
            <text:p>0,7909935</text:p>
          </table:table-cell>
        </table:table-row>
        <table:table-row table:style-name="ro1">
          <table:table-cell office:value-type="float" office:value="4.879729" calcext:value-type="float">
            <text:p>4,879729</text:p>
          </table:table-cell>
          <table:table-cell office:value-type="float" office:value="0.7893302" calcext:value-type="float">
            <text:p>0,7893302</text:p>
          </table:table-cell>
        </table:table-row>
        <table:table-row table:style-name="ro1">
          <table:table-cell office:value-type="float" office:value="4.891861" calcext:value-type="float">
            <text:p>4,891861</text:p>
          </table:table-cell>
          <table:table-cell office:value-type="float" office:value="0.7881252" calcext:value-type="float">
            <text:p>0,7881252</text:p>
          </table:table-cell>
        </table:table-row>
        <table:table-row table:style-name="ro1">
          <table:table-cell office:value-type="float" office:value="4.90308" calcext:value-type="float">
            <text:p>4,90308</text:p>
          </table:table-cell>
          <table:table-cell office:value-type="float" office:value="0.7872134" calcext:value-type="float">
            <text:p>0,7872134</text:p>
          </table:table-cell>
        </table:table-row>
        <table:table-row table:style-name="ro1">
          <table:table-cell office:value-type="float" office:value="4.915223" calcext:value-type="float">
            <text:p>4,915223</text:p>
          </table:table-cell>
          <table:table-cell office:value-type="float" office:value="0.7870301" calcext:value-type="float">
            <text:p>0,7870301</text:p>
          </table:table-cell>
        </table:table-row>
        <table:table-row table:style-name="ro1">
          <table:table-cell office:value-type="float" office:value="4.92716" calcext:value-type="float">
            <text:p>4,92716</text:p>
          </table:table-cell>
          <table:table-cell office:value-type="float" office:value="0.7870984" calcext:value-type="float">
            <text:p>0,7870984</text:p>
          </table:table-cell>
        </table:table-row>
        <table:table-row table:style-name="ro1">
          <table:table-cell office:value-type="float" office:value="4.938721" calcext:value-type="float">
            <text:p>4,938721</text:p>
          </table:table-cell>
          <table:table-cell office:value-type="float" office:value="0.7877606" calcext:value-type="float">
            <text:p>0,7877606</text:p>
          </table:table-cell>
        </table:table-row>
        <table:table-row table:style-name="ro1">
          <table:table-cell office:value-type="float" office:value="4.950622" calcext:value-type="float">
            <text:p>4,950622</text:p>
          </table:table-cell>
          <table:table-cell office:value-type="float" office:value="0.7883538" calcext:value-type="float">
            <text:p>0,7883538</text:p>
          </table:table-cell>
        </table:table-row>
        <table:table-row table:style-name="ro1">
          <table:table-cell office:value-type="float" office:value="4.962318" calcext:value-type="float">
            <text:p>4,962318</text:p>
          </table:table-cell>
          <table:table-cell office:value-type="float" office:value="0.7903086" calcext:value-type="float">
            <text:p>0,7903086</text:p>
          </table:table-cell>
        </table:table-row>
        <table:table-row table:style-name="ro1">
          <table:table-cell office:value-type="float" office:value="4.977038" calcext:value-type="float">
            <text:p>4,977038</text:p>
          </table:table-cell>
          <table:table-cell office:value-type="float" office:value="0.792797" calcext:value-type="float">
            <text:p>0,792797</text:p>
          </table:table-cell>
        </table:table-row>
        <table:table-row table:style-name="ro1">
          <table:table-cell office:value-type="float" office:value="4.991136" calcext:value-type="float">
            <text:p>4,991136</text:p>
          </table:table-cell>
          <table:table-cell office:value-type="float" office:value="0.7959538" calcext:value-type="float">
            <text:p>0,7959538</text:p>
          </table:table-cell>
        </table:table-row>
        <table:table-row table:style-name="ro1">
          <table:table-cell office:value-type="float" office:value="5.002594" calcext:value-type="float">
            <text:p>5,002594</text:p>
          </table:table-cell>
          <table:table-cell office:value-type="float" office:value="0.7989744" calcext:value-type="float">
            <text:p>0,7989744</text:p>
          </table:table-cell>
        </table:table-row>
        <table:table-row table:style-name="ro1">
          <table:table-cell office:value-type="float" office:value="5.015218" calcext:value-type="float">
            <text:p>5,015218</text:p>
          </table:table-cell>
          <table:table-cell office:value-type="float" office:value="0.8027785" calcext:value-type="float">
            <text:p>0,8027785</text:p>
          </table:table-cell>
        </table:table-row>
        <table:table-row table:style-name="ro1">
          <table:table-cell office:value-type="float" office:value="5.02765" calcext:value-type="float">
            <text:p>5,02765</text:p>
          </table:table-cell>
          <table:table-cell office:value-type="float" office:value="0.8066545" calcext:value-type="float">
            <text:p>0,8066545</text:p>
          </table:table-cell>
        </table:table-row>
        <table:table-row table:style-name="ro1">
          <table:table-cell office:value-type="float" office:value="5.038908" calcext:value-type="float">
            <text:p>5,038908</text:p>
          </table:table-cell>
          <table:table-cell office:value-type="float" office:value="0.8108827" calcext:value-type="float">
            <text:p>0,8108827</text:p>
          </table:table-cell>
        </table:table-row>
        <table:table-row table:style-name="ro1">
          <table:table-cell office:value-type="float" office:value="5.051233" calcext:value-type="float">
            <text:p>5,051233</text:p>
          </table:table-cell>
          <table:table-cell office:value-type="float" office:value="0.8158634" calcext:value-type="float">
            <text:p>0,8158634</text:p>
          </table:table-cell>
        </table:table-row>
        <table:table-row table:style-name="ro1">
          <table:table-cell office:value-type="float" office:value="5.063102" calcext:value-type="float">
            <text:p>5,063102</text:p>
          </table:table-cell>
          <table:table-cell office:value-type="float" office:value="0.8209125" calcext:value-type="float">
            <text:p>0,8209125</text:p>
          </table:table-cell>
        </table:table-row>
        <table:table-row table:style-name="ro1">
          <table:table-cell office:value-type="float" office:value="5.075632" calcext:value-type="float">
            <text:p>5,075632</text:p>
          </table:table-cell>
          <table:table-cell office:value-type="float" office:value="0.8267633" calcext:value-type="float">
            <text:p>0,8267633</text:p>
          </table:table-cell>
        </table:table-row>
        <table:table-row table:style-name="ro1">
          <table:table-cell office:value-type="float" office:value="5.087609" calcext:value-type="float">
            <text:p>5,087609</text:p>
          </table:table-cell>
          <table:table-cell office:value-type="float" office:value="0.8320749" calcext:value-type="float">
            <text:p>0,8320749</text:p>
          </table:table-cell>
        </table:table-row>
        <table:table-row table:style-name="ro1">
          <table:table-cell office:value-type="float" office:value="5.098684" calcext:value-type="float">
            <text:p>5,098684</text:p>
          </table:table-cell>
          <table:table-cell office:value-type="float" office:value="0.8384873" calcext:value-type="float">
            <text:p>0,8384873</text:p>
          </table:table-cell>
        </table:table-row>
        <table:table-row table:style-name="ro1">
          <table:table-cell office:value-type="float" office:value="5.111169" calcext:value-type="float">
            <text:p>5,111169</text:p>
          </table:table-cell>
          <table:table-cell office:value-type="float" office:value="0.8450245" calcext:value-type="float">
            <text:p>0,8450245</text:p>
          </table:table-cell>
        </table:table-row>
        <table:table-row table:style-name="ro1">
          <table:table-cell office:value-type="float" office:value="5.122995" calcext:value-type="float">
            <text:p>5,122995</text:p>
          </table:table-cell>
          <table:table-cell office:value-type="float" office:value="0.8515308" calcext:value-type="float">
            <text:p>0,8515308</text:p>
          </table:table-cell>
        </table:table-row>
        <table:table-row table:style-name="ro1">
          <table:table-cell office:value-type="float" office:value="5.134837" calcext:value-type="float">
            <text:p>5,134837</text:p>
          </table:table-cell>
          <table:table-cell office:value-type="float" office:value="0.8587404" calcext:value-type="float">
            <text:p>0,8587404</text:p>
          </table:table-cell>
        </table:table-row>
        <table:table-row table:style-name="ro1">
          <table:table-cell office:value-type="float" office:value="5.146583" calcext:value-type="float">
            <text:p>5,146583</text:p>
          </table:table-cell>
          <table:table-cell office:value-type="float" office:value="0.8653625" calcext:value-type="float">
            <text:p>0,8653625</text:p>
          </table:table-cell>
        </table:table-row>
        <table:table-row table:style-name="ro1">
          <table:table-cell office:value-type="float" office:value="5.158203" calcext:value-type="float">
            <text:p>5,158203</text:p>
          </table:table-cell>
          <table:table-cell office:value-type="float" office:value="0.872799" calcext:value-type="float">
            <text:p>0,872799</text:p>
          </table:table-cell>
        </table:table-row>
        <table:table-row table:style-name="ro1">
          <table:table-cell office:value-type="float" office:value="5.169676" calcext:value-type="float">
            <text:p>5,169676</text:p>
          </table:table-cell>
          <table:table-cell office:value-type="float" office:value="0.8805128" calcext:value-type="float">
            <text:p>0,8805128</text:p>
          </table:table-cell>
        </table:table-row>
        <table:table-row table:style-name="ro1">
          <table:table-cell office:value-type="float" office:value="5.181201" calcext:value-type="float">
            <text:p>5,181201</text:p>
          </table:table-cell>
          <table:table-cell office:value-type="float" office:value="0.8877666" calcext:value-type="float">
            <text:p>0,8877666</text:p>
          </table:table-cell>
        </table:table-row>
        <table:table-row table:style-name="ro1">
          <table:table-cell office:value-type="float" office:value="5.193314" calcext:value-type="float">
            <text:p>5,193314</text:p>
          </table:table-cell>
          <table:table-cell office:value-type="float" office:value="0.8959361" calcext:value-type="float">
            <text:p>0,8959361</text:p>
          </table:table-cell>
        </table:table-row>
        <table:table-row table:style-name="ro1">
          <table:table-cell office:value-type="float" office:value="5.205678" calcext:value-type="float">
            <text:p>5,205678</text:p>
          </table:table-cell>
          <table:table-cell office:value-type="float" office:value="0.9036496" calcext:value-type="float">
            <text:p>0,9036496</text:p>
          </table:table-cell>
        </table:table-row>
        <table:table-row table:style-name="ro1">
          <table:table-cell office:value-type="float" office:value="5.21699" calcext:value-type="float">
            <text:p>5,21699</text:p>
          </table:table-cell>
          <table:table-cell office:value-type="float" office:value="0.9121673" calcext:value-type="float">
            <text:p>0,9121673</text:p>
          </table:table-cell>
        </table:table-row>
        <table:table-row table:style-name="ro1">
          <table:table-cell office:value-type="float" office:value="5.229229" calcext:value-type="float">
            <text:p>5,229229</text:p>
          </table:table-cell>
          <table:table-cell office:value-type="float" office:value="0.9207371" calcext:value-type="float">
            <text:p>0,9207371</text:p>
          </table:table-cell>
        </table:table-row>
        <table:table-row table:style-name="ro1">
          <table:table-cell office:value-type="float" office:value="5.240931" calcext:value-type="float">
            <text:p>5,240931</text:p>
          </table:table-cell>
          <table:table-cell office:value-type="float" office:value="0.9283084" calcext:value-type="float">
            <text:p>0,9283084</text:p>
          </table:table-cell>
        </table:table-row>
        <table:table-row table:style-name="ro1">
          <table:table-cell office:value-type="float" office:value="5.252937" calcext:value-type="float">
            <text:p>5,252937</text:p>
          </table:table-cell>
          <table:table-cell office:value-type="float" office:value="0.9369944" calcext:value-type="float">
            <text:p>0,9369944</text:p>
          </table:table-cell>
        </table:table-row>
        <table:table-row table:style-name="ro1">
          <table:table-cell office:value-type="float" office:value="5.26555" calcext:value-type="float">
            <text:p>5,26555</text:p>
          </table:table-cell>
          <table:table-cell office:value-type="float" office:value="0.9457194" calcext:value-type="float">
            <text:p>0,9457194</text:p>
          </table:table-cell>
        </table:table-row>
        <table:table-row table:style-name="ro1">
          <table:table-cell office:value-type="float" office:value="5.277921" calcext:value-type="float">
            <text:p>5,277921</text:p>
          </table:table-cell>
          <table:table-cell office:value-type="float" office:value="0.9544742" calcext:value-type="float">
            <text:p>0,9544742</text:p>
          </table:table-cell>
        </table:table-row>
        <table:table-row table:style-name="ro1">
          <table:table-cell office:value-type="float" office:value="5.290875" calcext:value-type="float">
            <text:p>5,290875</text:p>
          </table:table-cell>
          <table:table-cell office:value-type="float" office:value="0.9633493" calcext:value-type="float">
            <text:p>0,9633493</text:p>
          </table:table-cell>
        </table:table-row>
        <table:table-row table:style-name="ro1">
          <table:table-cell office:value-type="float" office:value="5.301922" calcext:value-type="float">
            <text:p>5,301922</text:p>
          </table:table-cell>
          <table:table-cell office:value-type="float" office:value="0.9713117" calcext:value-type="float">
            <text:p>0,9713117</text:p>
          </table:table-cell>
        </table:table-row>
        <table:table-row table:style-name="ro1">
          <table:table-cell office:value-type="float" office:value="5.314303" calcext:value-type="float">
            <text:p>5,314303</text:p>
          </table:table-cell>
          <table:table-cell office:value-type="float" office:value="0.9799892" calcext:value-type="float">
            <text:p>0,9799892</text:p>
          </table:table-cell>
        </table:table-row>
        <table:table-row table:style-name="ro1">
          <table:table-cell office:value-type="float" office:value="5.326705" calcext:value-type="float">
            <text:p>5,326705</text:p>
          </table:table-cell>
          <table:table-cell office:value-type="float" office:value="0.9879143" calcext:value-type="float">
            <text:p>0,9879143</text:p>
          </table:table-cell>
        </table:table-row>
        <table:table-row table:style-name="ro1">
          <table:table-cell office:value-type="float" office:value="5.33777" calcext:value-type="float">
            <text:p>5,33777</text:p>
          </table:table-cell>
          <table:table-cell office:value-type="float" office:value="0.9957642" calcext:value-type="float">
            <text:p>0,9957642</text:p>
          </table:table-cell>
        </table:table-row>
        <table:table-row table:style-name="ro1">
          <table:table-cell office:value-type="float" office:value="5.349889" calcext:value-type="float">
            <text:p>5,349889</text:p>
          </table:table-cell>
          <table:table-cell office:value-type="float" office:value="1.003567" calcext:value-type="float">
            <text:p>1,003567</text:p>
          </table:table-cell>
        </table:table-row>
        <table:table-row table:style-name="ro1">
          <table:table-cell office:value-type="float" office:value="5.361206" calcext:value-type="float">
            <text:p>5,361206</text:p>
          </table:table-cell>
          <table:table-cell office:value-type="float" office:value="1.011024" calcext:value-type="float">
            <text:p>1,011024</text:p>
          </table:table-cell>
        </table:table-row>
        <table:table-row table:style-name="ro1">
          <table:table-cell office:value-type="float" office:value="5.374074" calcext:value-type="float">
            <text:p>5,374074</text:p>
          </table:table-cell>
          <table:table-cell office:value-type="float" office:value="1.018655" calcext:value-type="float">
            <text:p>1,018655</text:p>
          </table:table-cell>
        </table:table-row>
        <table:table-row table:style-name="ro1">
          <table:table-cell office:value-type="float" office:value="5.38637" calcext:value-type="float">
            <text:p>5,38637</text:p>
          </table:table-cell>
          <table:table-cell office:value-type="float" office:value="1.025952" calcext:value-type="float">
            <text:p>1,025952</text:p>
          </table:table-cell>
        </table:table-row>
        <table:table-row table:style-name="ro1">
          <table:table-cell office:value-type="float" office:value="5.398005" calcext:value-type="float">
            <text:p>5,398005</text:p>
          </table:table-cell>
          <table:table-cell office:value-type="float" office:value="1.033166" calcext:value-type="float">
            <text:p>1,033166</text:p>
          </table:table-cell>
        </table:table-row>
        <table:table-row table:style-name="ro1">
          <table:table-cell office:value-type="float" office:value="5.410271" calcext:value-type="float">
            <text:p>5,410271</text:p>
          </table:table-cell>
          <table:table-cell office:value-type="float" office:value="1.039947" calcext:value-type="float">
            <text:p>1,039947</text:p>
          </table:table-cell>
        </table:table-row>
        <table:table-row table:style-name="ro1">
          <table:table-cell office:value-type="float" office:value="5.421454" calcext:value-type="float">
            <text:p>5,421454</text:p>
          </table:table-cell>
          <table:table-cell office:value-type="float" office:value="1.046113" calcext:value-type="float">
            <text:p>1,046113</text:p>
          </table:table-cell>
        </table:table-row>
        <table:table-row table:style-name="ro1">
          <table:table-cell office:value-type="float" office:value="5.433725" calcext:value-type="float">
            <text:p>5,433725</text:p>
          </table:table-cell>
          <table:table-cell office:value-type="float" office:value="1.052459" calcext:value-type="float">
            <text:p>1,052459</text:p>
          </table:table-cell>
        </table:table-row>
        <table:table-row table:style-name="ro1">
          <table:table-cell office:value-type="float" office:value="5.445892" calcext:value-type="float">
            <text:p>5,445892</text:p>
          </table:table-cell>
          <table:table-cell office:value-type="float" office:value="1.058157" calcext:value-type="float">
            <text:p>1,058157</text:p>
          </table:table-cell>
        </table:table-row>
        <table:table-row table:style-name="ro1">
          <table:table-cell office:value-type="float" office:value="5.457476" calcext:value-type="float">
            <text:p>5,457476</text:p>
          </table:table-cell>
          <table:table-cell office:value-type="float" office:value="1.063543" calcext:value-type="float">
            <text:p>1,063543</text:p>
          </table:table-cell>
        </table:table-row>
        <table:table-row table:style-name="ro1">
          <table:table-cell office:value-type="float" office:value="5.469268" calcext:value-type="float">
            <text:p>5,469268</text:p>
          </table:table-cell>
          <table:table-cell office:value-type="float" office:value="1.069038" calcext:value-type="float">
            <text:p>1,069038</text:p>
          </table:table-cell>
        </table:table-row>
        <table:table-row table:style-name="ro1">
          <table:table-cell office:value-type="float" office:value="5.481215" calcext:value-type="float">
            <text:p>5,481215</text:p>
          </table:table-cell>
          <table:table-cell office:value-type="float" office:value="1.07383" calcext:value-type="float">
            <text:p>1,07383</text:p>
          </table:table-cell>
        </table:table-row>
        <table:table-row table:style-name="ro1">
          <table:table-cell office:value-type="float" office:value="5.493675" calcext:value-type="float">
            <text:p>5,493675</text:p>
          </table:table-cell>
          <table:table-cell office:value-type="float" office:value="1.078454" calcext:value-type="float">
            <text:p>1,078454</text:p>
          </table:table-cell>
        </table:table-row>
        <table:table-row table:style-name="ro1">
          <table:table-cell office:value-type="float" office:value="5.505541" calcext:value-type="float">
            <text:p>5,505541</text:p>
          </table:table-cell>
          <table:table-cell office:value-type="float" office:value="1.082252" calcext:value-type="float">
            <text:p>1,082252</text:p>
          </table:table-cell>
        </table:table-row>
        <table:table-row table:style-name="ro1">
          <table:table-cell office:value-type="float" office:value="5.516633" calcext:value-type="float">
            <text:p>5,516633</text:p>
          </table:table-cell>
          <table:table-cell office:value-type="float" office:value="1.086044" calcext:value-type="float">
            <text:p>1,086044</text:p>
          </table:table-cell>
        </table:table-row>
        <table:table-row table:style-name="ro1">
          <table:table-cell office:value-type="float" office:value="5.530971" calcext:value-type="float">
            <text:p>5,530971</text:p>
          </table:table-cell>
          <table:table-cell office:value-type="float" office:value="1.088448" calcext:value-type="float">
            <text:p>1,088448</text:p>
          </table:table-cell>
        </table:table-row>
        <table:table-row table:style-name="ro1">
          <table:table-cell office:value-type="float" office:value="5.542798" calcext:value-type="float">
            <text:p>5,542798</text:p>
          </table:table-cell>
          <table:table-cell office:value-type="float" office:value="1.093005" calcext:value-type="float">
            <text:p>1,093005</text:p>
          </table:table-cell>
        </table:table-row>
        <table:table-row table:style-name="ro1">
          <table:table-cell office:value-type="float" office:value="5.555283" calcext:value-type="float">
            <text:p>5,555283</text:p>
          </table:table-cell>
          <table:table-cell office:value-type="float" office:value="1.095346" calcext:value-type="float">
            <text:p>1,095346</text:p>
          </table:table-cell>
        </table:table-row>
        <table:table-row table:style-name="ro1">
          <table:table-cell office:value-type="float" office:value="5.567865" calcext:value-type="float">
            <text:p>5,567865</text:p>
          </table:table-cell>
          <table:table-cell office:value-type="float" office:value="1.097567" calcext:value-type="float">
            <text:p>1,097567</text:p>
          </table:table-cell>
        </table:table-row>
        <table:table-row table:style-name="ro1">
          <table:table-cell office:value-type="float" office:value="5.579449" calcext:value-type="float">
            <text:p>5,579449</text:p>
          </table:table-cell>
          <table:table-cell office:value-type="float" office:value="1.099251" calcext:value-type="float">
            <text:p>1,099251</text:p>
          </table:table-cell>
        </table:table-row>
        <table:table-row table:style-name="ro1">
          <table:table-cell office:value-type="float" office:value="5.592176" calcext:value-type="float">
            <text:p>5,592176</text:p>
          </table:table-cell>
          <table:table-cell office:value-type="float" office:value="1.100476" calcext:value-type="float">
            <text:p>1,100476</text:p>
          </table:table-cell>
        </table:table-row>
        <table:table-row table:style-name="ro1">
          <table:table-cell office:value-type="float" office:value="5.603538" calcext:value-type="float">
            <text:p>5,603538</text:p>
          </table:table-cell>
          <table:table-cell office:value-type="float" office:value="1.101367" calcext:value-type="float">
            <text:p>1,101367</text:p>
          </table:table-cell>
        </table:table-row>
        <table:table-row table:style-name="ro1">
          <table:table-cell office:value-type="float" office:value="5.615808" calcext:value-type="float">
            <text:p>5,615808</text:p>
          </table:table-cell>
          <table:table-cell office:value-type="float" office:value="1.101611" calcext:value-type="float">
            <text:p>1,101611</text:p>
          </table:table-cell>
        </table:table-row>
        <table:table-row table:style-name="ro1">
          <table:table-cell office:value-type="float" office:value="5.629319" calcext:value-type="float">
            <text:p>5,629319</text:p>
          </table:table-cell>
          <table:table-cell office:value-type="float" office:value="1.101555" calcext:value-type="float">
            <text:p>1,101555</text:p>
          </table:table-cell>
        </table:table-row>
        <table:table-row table:style-name="ro1">
          <table:table-cell office:value-type="float" office:value="5.641046" calcext:value-type="float">
            <text:p>5,641046</text:p>
          </table:table-cell>
          <table:table-cell office:value-type="float" office:value="1.101111" calcext:value-type="float">
            <text:p>1,101111</text:p>
          </table:table-cell>
        </table:table-row>
        <table:table-row table:style-name="ro1">
          <table:table-cell office:value-type="float" office:value="5.653631" calcext:value-type="float">
            <text:p>5,653631</text:p>
          </table:table-cell>
          <table:table-cell office:value-type="float" office:value="1.100064" calcext:value-type="float">
            <text:p>1,100064</text:p>
          </table:table-cell>
        </table:table-row>
        <table:table-row table:style-name="ro1">
          <table:table-cell office:value-type="float" office:value="5.665765" calcext:value-type="float">
            <text:p>5,665765</text:p>
          </table:table-cell>
          <table:table-cell office:value-type="float" office:value="1.098867" calcext:value-type="float">
            <text:p>1,098867</text:p>
          </table:table-cell>
        </table:table-row>
        <table:table-row table:style-name="ro1">
          <table:table-cell office:value-type="float" office:value="5.677186" calcext:value-type="float">
            <text:p>5,677186</text:p>
          </table:table-cell>
          <table:table-cell office:value-type="float" office:value="1.097" calcext:value-type="float">
            <text:p>1,097</text:p>
          </table:table-cell>
        </table:table-row>
        <table:table-row table:style-name="ro1">
          <table:table-cell office:value-type="float" office:value="5.688986" calcext:value-type="float">
            <text:p>5,688986</text:p>
          </table:table-cell>
          <table:table-cell office:value-type="float" office:value="1.094958" calcext:value-type="float">
            <text:p>1,094958</text:p>
          </table:table-cell>
        </table:table-row>
        <table:table-row table:style-name="ro1">
          <table:table-cell office:value-type="float" office:value="5.700434" calcext:value-type="float">
            <text:p>5,700434</text:p>
          </table:table-cell>
          <table:table-cell office:value-type="float" office:value="1.092537" calcext:value-type="float">
            <text:p>1,092537</text:p>
          </table:table-cell>
        </table:table-row>
        <table:table-row table:style-name="ro1">
          <table:table-cell office:value-type="float" office:value="5.712804" calcext:value-type="float">
            <text:p>5,712804</text:p>
          </table:table-cell>
          <table:table-cell office:value-type="float" office:value="1.08956" calcext:value-type="float">
            <text:p>1,08956</text:p>
          </table:table-cell>
        </table:table-row>
        <table:table-row table:style-name="ro1">
          <table:table-cell office:value-type="float" office:value="5.724856" calcext:value-type="float">
            <text:p>5,724856</text:p>
          </table:table-cell>
          <table:table-cell office:value-type="float" office:value="1.086639" calcext:value-type="float">
            <text:p>1,086639</text:p>
          </table:table-cell>
        </table:table-row>
        <table:table-row table:style-name="ro1">
          <table:table-cell office:value-type="float" office:value="5.735735" calcext:value-type="float">
            <text:p>5,735735</text:p>
          </table:table-cell>
          <table:table-cell office:value-type="float" office:value="1.082968" calcext:value-type="float">
            <text:p>1,082968</text:p>
          </table:table-cell>
        </table:table-row>
        <table:table-row table:style-name="ro1">
          <table:table-cell office:value-type="float" office:value="5.747755" calcext:value-type="float">
            <text:p>5,747755</text:p>
          </table:table-cell>
          <table:table-cell office:value-type="float" office:value="1.079241" calcext:value-type="float">
            <text:p>1,079241</text:p>
          </table:table-cell>
        </table:table-row>
        <table:table-row table:style-name="ro1">
          <table:table-cell office:value-type="float" office:value="5.760857" calcext:value-type="float">
            <text:p>5,760857</text:p>
          </table:table-cell>
          <table:table-cell office:value-type="float" office:value="1.074628" calcext:value-type="float">
            <text:p>1,074628</text:p>
          </table:table-cell>
        </table:table-row>
        <table:table-row table:style-name="ro1">
          <table:table-cell office:value-type="float" office:value="5.774153" calcext:value-type="float">
            <text:p>5,774153</text:p>
          </table:table-cell>
          <table:table-cell office:value-type="float" office:value="1.069402" calcext:value-type="float">
            <text:p>1,069402</text:p>
          </table:table-cell>
        </table:table-row>
        <table:table-row table:style-name="ro1">
          <table:table-cell office:value-type="float" office:value="5.78592" calcext:value-type="float">
            <text:p>5,78592</text:p>
          </table:table-cell>
          <table:table-cell office:value-type="float" office:value="1.06475" calcext:value-type="float">
            <text:p>1,06475</text:p>
          </table:table-cell>
        </table:table-row>
        <table:table-row table:style-name="ro1">
          <table:table-cell office:value-type="float" office:value="5.79774" calcext:value-type="float">
            <text:p>5,79774</text:p>
          </table:table-cell>
          <table:table-cell office:value-type="float" office:value="1.059244" calcext:value-type="float">
            <text:p>1,059244</text:p>
          </table:table-cell>
        </table:table-row>
        <table:table-row table:style-name="ro1">
          <table:table-cell office:value-type="float" office:value="5.809847" calcext:value-type="float">
            <text:p>5,809847</text:p>
          </table:table-cell>
          <table:table-cell office:value-type="float" office:value="1.053688" calcext:value-type="float">
            <text:p>1,053688</text:p>
          </table:table-cell>
        </table:table-row>
        <table:table-row table:style-name="ro1">
          <table:table-cell office:value-type="float" office:value="5.82087" calcext:value-type="float">
            <text:p>5,82087</text:p>
          </table:table-cell>
          <table:table-cell office:value-type="float" office:value="1.048489" calcext:value-type="float">
            <text:p>1,048489</text:p>
          </table:table-cell>
        </table:table-row>
        <table:table-row table:style-name="ro1">
          <table:table-cell office:value-type="float" office:value="5.833221" calcext:value-type="float">
            <text:p>5,833221</text:p>
          </table:table-cell>
          <table:table-cell office:value-type="float" office:value="1.042294" calcext:value-type="float">
            <text:p>1,042294</text:p>
          </table:table-cell>
        </table:table-row>
        <table:table-row table:style-name="ro1">
          <table:table-cell office:value-type="float" office:value="5.84585" calcext:value-type="float">
            <text:p>5,84585</text:p>
          </table:table-cell>
          <table:table-cell office:value-type="float" office:value="1.036254" calcext:value-type="float">
            <text:p>1,036254</text:p>
          </table:table-cell>
        </table:table-row>
        <table:table-row table:style-name="ro1">
          <table:table-cell office:value-type="float" office:value="5.857398" calcext:value-type="float">
            <text:p>5,857398</text:p>
          </table:table-cell>
          <table:table-cell office:value-type="float" office:value="1.029826" calcext:value-type="float">
            <text:p>1,029826</text:p>
          </table:table-cell>
        </table:table-row>
        <table:table-row table:style-name="ro1">
          <table:table-cell office:value-type="float" office:value="5.86984" calcext:value-type="float">
            <text:p>5,86984</text:p>
          </table:table-cell>
          <table:table-cell office:value-type="float" office:value="1.022843" calcext:value-type="float">
            <text:p>1,022843</text:p>
          </table:table-cell>
        </table:table-row>
        <table:table-row table:style-name="ro1">
          <table:table-cell office:value-type="float" office:value="5.88171" calcext:value-type="float">
            <text:p>5,88171</text:p>
          </table:table-cell>
          <table:table-cell office:value-type="float" office:value="1.016232" calcext:value-type="float">
            <text:p>1,016232</text:p>
          </table:table-cell>
        </table:table-row>
        <table:table-row table:style-name="ro1">
          <table:table-cell office:value-type="float" office:value="5.894078" calcext:value-type="float">
            <text:p>5,894078</text:p>
          </table:table-cell>
          <table:table-cell office:value-type="float" office:value="1.009017" calcext:value-type="float">
            <text:p>1,009017</text:p>
          </table:table-cell>
        </table:table-row>
        <table:table-row table:style-name="ro1">
          <table:table-cell office:value-type="float" office:value="5.906463" calcext:value-type="float">
            <text:p>5,906463</text:p>
          </table:table-cell>
          <table:table-cell office:value-type="float" office:value="1.002698" calcext:value-type="float">
            <text:p>1,002698</text:p>
          </table:table-cell>
        </table:table-row>
        <table:table-row table:style-name="ro1">
          <table:table-cell office:value-type="float" office:value="5.917075" calcext:value-type="float">
            <text:p>5,917075</text:p>
          </table:table-cell>
          <table:table-cell office:value-type="float" office:value="0.9955632" calcext:value-type="float">
            <text:p>0,9955632</text:p>
          </table:table-cell>
        </table:table-row>
        <table:table-row table:style-name="ro1">
          <table:table-cell office:value-type="float" office:value="5.929594" calcext:value-type="float">
            <text:p>5,929594</text:p>
          </table:table-cell>
          <table:table-cell office:value-type="float" office:value="0.9882848" calcext:value-type="float">
            <text:p>0,9882848</text:p>
          </table:table-cell>
        </table:table-row>
        <table:table-row table:style-name="ro1">
          <table:table-cell office:value-type="float" office:value="5.941232" calcext:value-type="float">
            <text:p>5,941232</text:p>
          </table:table-cell>
          <table:table-cell office:value-type="float" office:value="0.9814562" calcext:value-type="float">
            <text:p>0,9814562</text:p>
          </table:table-cell>
        </table:table-row>
        <table:table-row table:style-name="ro1">
          <table:table-cell office:value-type="float" office:value="5.953876" calcext:value-type="float">
            <text:p>5,953876</text:p>
          </table:table-cell>
          <table:table-cell office:value-type="float" office:value="0.9736442" calcext:value-type="float">
            <text:p>0,9736442</text:p>
          </table:table-cell>
        </table:table-row>
        <table:table-row table:style-name="ro1">
          <table:table-cell office:value-type="float" office:value="5.966726" calcext:value-type="float">
            <text:p>5,966726</text:p>
          </table:table-cell>
          <table:table-cell office:value-type="float" office:value="0.9664394" calcext:value-type="float">
            <text:p>0,9664394</text:p>
          </table:table-cell>
        </table:table-row>
        <table:table-row table:style-name="ro1">
          <table:table-cell office:value-type="float" office:value="5.98008" calcext:value-type="float">
            <text:p>5,98008</text:p>
          </table:table-cell>
          <table:table-cell office:value-type="float" office:value="0.9581653" calcext:value-type="float">
            <text:p>0,9581653</text:p>
          </table:table-cell>
        </table:table-row>
        <table:table-row table:style-name="ro1">
          <table:table-cell office:value-type="float" office:value="5.993746" calcext:value-type="float">
            <text:p>5,993746</text:p>
          </table:table-cell>
          <table:table-cell office:value-type="float" office:value="0.9498373" calcext:value-type="float">
            <text:p>0,9498373</text:p>
          </table:table-cell>
        </table:table-row>
        <table:table-row table:style-name="ro1">
          <table:table-cell office:value-type="float" office:value="6.007355" calcext:value-type="float">
            <text:p>6,007355</text:p>
          </table:table-cell>
          <table:table-cell office:value-type="float" office:value="0.9428481" calcext:value-type="float">
            <text:p>0,9428481</text:p>
          </table:table-cell>
        </table:table-row>
        <table:table-row table:style-name="ro1">
          <table:table-cell office:value-type="float" office:value="6.019861" calcext:value-type="float">
            <text:p>6,019861</text:p>
          </table:table-cell>
          <table:table-cell office:value-type="float" office:value="0.9344131" calcext:value-type="float">
            <text:p>0,9344131</text:p>
          </table:table-cell>
        </table:table-row>
        <table:table-row table:style-name="ro1">
          <table:table-cell office:value-type="float" office:value="6.032203" calcext:value-type="float">
            <text:p>6,032203</text:p>
          </table:table-cell>
          <table:table-cell office:value-type="float" office:value="0.9270126" calcext:value-type="float">
            <text:p>0,9270126</text:p>
          </table:table-cell>
        </table:table-row>
        <table:table-row table:style-name="ro1">
          <table:table-cell office:value-type="float" office:value="6.044866" calcext:value-type="float">
            <text:p>6,044866</text:p>
          </table:table-cell>
          <table:table-cell office:value-type="float" office:value="0.920314" calcext:value-type="float">
            <text:p>0,920314</text:p>
          </table:table-cell>
        </table:table-row>
        <table:table-row table:style-name="ro1">
          <table:table-cell office:value-type="float" office:value="6.056318" calcext:value-type="float">
            <text:p>6,056318</text:p>
          </table:table-cell>
          <table:table-cell office:value-type="float" office:value="0.9135774" calcext:value-type="float">
            <text:p>0,9135774</text:p>
          </table:table-cell>
        </table:table-row>
        <table:table-row table:style-name="ro1">
          <table:table-cell office:value-type="float" office:value="6.068157" calcext:value-type="float">
            <text:p>6,068157</text:p>
          </table:table-cell>
          <table:table-cell office:value-type="float" office:value="0.9069545" calcext:value-type="float">
            <text:p>0,9069545</text:p>
          </table:table-cell>
        </table:table-row>
        <table:table-row table:style-name="ro1">
          <table:table-cell office:value-type="float" office:value="6.079662" calcext:value-type="float">
            <text:p>6,079662</text:p>
          </table:table-cell>
          <table:table-cell office:value-type="float" office:value="0.9007598" calcext:value-type="float">
            <text:p>0,9007598</text:p>
          </table:table-cell>
        </table:table-row>
        <table:table-row table:style-name="ro1">
          <table:table-cell office:value-type="float" office:value="6.091702" calcext:value-type="float">
            <text:p>6,091702</text:p>
          </table:table-cell>
          <table:table-cell office:value-type="float" office:value="0.8949026" calcext:value-type="float">
            <text:p>0,8949026</text:p>
          </table:table-cell>
        </table:table-row>
        <table:table-row table:style-name="ro1">
          <table:table-cell office:value-type="float" office:value="6.102252" calcext:value-type="float">
            <text:p>6,102252</text:p>
          </table:table-cell>
          <table:table-cell office:value-type="float" office:value="0.889327" calcext:value-type="float">
            <text:p>0,889327</text:p>
          </table:table-cell>
        </table:table-row>
        <table:table-row table:style-name="ro1">
          <table:table-cell office:value-type="float" office:value="6.115183" calcext:value-type="float">
            <text:p>6,115183</text:p>
          </table:table-cell>
          <table:table-cell office:value-type="float" office:value="0.883257" calcext:value-type="float">
            <text:p>0,883257</text:p>
          </table:table-cell>
        </table:table-row>
        <table:table-row table:style-name="ro1">
          <table:table-cell office:value-type="float" office:value="6.128618" calcext:value-type="float">
            <text:p>6,128618</text:p>
          </table:table-cell>
          <table:table-cell office:value-type="float" office:value="0.879818" calcext:value-type="float">
            <text:p>0,879818</text:p>
          </table:table-cell>
        </table:table-row>
        <table:table-row table:style-name="ro1">
          <table:table-cell office:value-type="float" office:value="6.140952" calcext:value-type="float">
            <text:p>6,140952</text:p>
          </table:table-cell>
          <table:table-cell office:value-type="float" office:value="0.8719305" calcext:value-type="float">
            <text:p>0,8719305</text:p>
          </table:table-cell>
        </table:table-row>
        <table:table-row table:style-name="ro1">
          <table:table-cell office:value-type="float" office:value="6.152792" calcext:value-type="float">
            <text:p>6,152792</text:p>
          </table:table-cell>
          <table:table-cell office:value-type="float" office:value="0.8669099" calcext:value-type="float">
            <text:p>0,8669099</text:p>
          </table:table-cell>
        </table:table-row>
        <table:table-row table:style-name="ro1">
          <table:table-cell office:value-type="float" office:value="6.16511" calcext:value-type="float">
            <text:p>6,16511</text:p>
          </table:table-cell>
          <table:table-cell office:value-type="float" office:value="0.8622499" calcext:value-type="float">
            <text:p>0,8622499</text:p>
          </table:table-cell>
        </table:table-row>
        <table:table-row table:style-name="ro1">
          <table:table-cell office:value-type="float" office:value="6.176508" calcext:value-type="float">
            <text:p>6,176508</text:p>
          </table:table-cell>
          <table:table-cell office:value-type="float" office:value="0.8578491" calcext:value-type="float">
            <text:p>0,8578491</text:p>
          </table:table-cell>
        </table:table-row>
        <table:table-row table:style-name="ro1">
          <table:table-cell office:value-type="float" office:value="6.188649" calcext:value-type="float">
            <text:p>6,188649</text:p>
          </table:table-cell>
          <table:table-cell office:value-type="float" office:value="0.8538896" calcext:value-type="float">
            <text:p>0,8538896</text:p>
          </table:table-cell>
        </table:table-row>
        <table:table-row table:style-name="ro1">
          <table:table-cell office:value-type="float" office:value="6.199942" calcext:value-type="float">
            <text:p>6,199942</text:p>
          </table:table-cell>
          <table:table-cell office:value-type="float" office:value="0.8502326" calcext:value-type="float">
            <text:p>0,8502326</text:p>
          </table:table-cell>
        </table:table-row>
        <table:table-row table:style-name="ro1">
          <table:table-cell office:value-type="float" office:value="6.212181" calcext:value-type="float">
            <text:p>6,212181</text:p>
          </table:table-cell>
          <table:table-cell office:value-type="float" office:value="0.8467754" calcext:value-type="float">
            <text:p>0,8467754</text:p>
          </table:table-cell>
        </table:table-row>
        <table:table-row table:style-name="ro1">
          <table:table-cell office:value-type="float" office:value="6.22363" calcext:value-type="float">
            <text:p>6,22363</text:p>
          </table:table-cell>
          <table:table-cell office:value-type="float" office:value="0.8437905" calcext:value-type="float">
            <text:p>0,8437905</text:p>
          </table:table-cell>
        </table:table-row>
        <table:table-row table:style-name="ro1">
          <table:table-cell office:value-type="float" office:value="6.235652" calcext:value-type="float">
            <text:p>6,235652</text:p>
          </table:table-cell>
          <table:table-cell office:value-type="float" office:value="0.8410367" calcext:value-type="float">
            <text:p>0,8410367</text:p>
          </table:table-cell>
        </table:table-row>
        <table:table-row table:style-name="ro1">
          <table:table-cell office:value-type="float" office:value="6.247941" calcext:value-type="float">
            <text:p>6,247941</text:p>
          </table:table-cell>
          <table:table-cell office:value-type="float" office:value="0.8385905" calcext:value-type="float">
            <text:p>0,8385905</text:p>
          </table:table-cell>
        </table:table-row>
        <table:table-row table:style-name="ro1">
          <table:table-cell office:value-type="float" office:value="6.259505" calcext:value-type="float">
            <text:p>6,259505</text:p>
          </table:table-cell>
          <table:table-cell office:value-type="float" office:value="0.8364781" calcext:value-type="float">
            <text:p>0,8364781</text:p>
          </table:table-cell>
        </table:table-row>
        <table:table-row table:style-name="ro1">
          <table:table-cell office:value-type="float" office:value="6.27203" calcext:value-type="float">
            <text:p>6,27203</text:p>
          </table:table-cell>
          <table:table-cell office:value-type="float" office:value="0.8347702" calcext:value-type="float">
            <text:p>0,8347702</text:p>
          </table:table-cell>
        </table:table-row>
        <table:table-row table:style-name="ro1">
          <table:table-cell office:value-type="float" office:value="6.285838" calcext:value-type="float">
            <text:p>6,285838</text:p>
          </table:table-cell>
          <table:table-cell office:value-type="float" office:value="0.8332012" calcext:value-type="float">
            <text:p>0,8332012</text:p>
          </table:table-cell>
        </table:table-row>
        <table:table-row table:style-name="ro1">
          <table:table-cell office:value-type="float" office:value="6.297974" calcext:value-type="float">
            <text:p>6,297974</text:p>
          </table:table-cell>
          <table:table-cell office:value-type="float" office:value="0.8321702" calcext:value-type="float">
            <text:p>0,8321702</text:p>
          </table:table-cell>
        </table:table-row>
        <table:table-row table:style-name="ro1">
          <table:table-cell office:value-type="float" office:value="6.310923" calcext:value-type="float">
            <text:p>6,310923</text:p>
          </table:table-cell>
          <table:table-cell office:value-type="float" office:value="0.8315644" calcext:value-type="float">
            <text:p>0,8315644</text:p>
          </table:table-cell>
        </table:table-row>
        <table:table-row table:style-name="ro1">
          <table:table-cell office:value-type="float" office:value="6.322651" calcext:value-type="float">
            <text:p>6,322651</text:p>
          </table:table-cell>
          <table:table-cell office:value-type="float" office:value="0.831286" calcext:value-type="float">
            <text:p>0,831286</text:p>
          </table:table-cell>
        </table:table-row>
        <table:table-row table:style-name="ro1">
          <table:table-cell office:value-type="float" office:value="6.334529" calcext:value-type="float">
            <text:p>6,334529</text:p>
          </table:table-cell>
          <table:table-cell office:value-type="float" office:value="0.8315202" calcext:value-type="float">
            <text:p>0,8315202</text:p>
          </table:table-cell>
        </table:table-row>
        <table:table-row table:style-name="ro1">
          <table:table-cell office:value-type="float" office:value="6.347214" calcext:value-type="float">
            <text:p>6,347214</text:p>
          </table:table-cell>
          <table:table-cell office:value-type="float" office:value="0.8319626" calcext:value-type="float">
            <text:p>0,8319626</text:p>
          </table:table-cell>
        </table:table-row>
        <table:table-row table:style-name="ro1">
          <table:table-cell office:value-type="float" office:value="6.359086" calcext:value-type="float">
            <text:p>6,359086</text:p>
          </table:table-cell>
          <table:table-cell office:value-type="float" office:value="0.8328737" calcext:value-type="float">
            <text:p>0,8328737</text:p>
          </table:table-cell>
        </table:table-row>
        <table:table-row table:style-name="ro1">
          <table:table-cell office:value-type="float" office:value="6.371325" calcext:value-type="float">
            <text:p>6,371325</text:p>
          </table:table-cell>
          <table:table-cell office:value-type="float" office:value="0.8341206" calcext:value-type="float">
            <text:p>0,8341206</text:p>
          </table:table-cell>
        </table:table-row>
        <table:table-row table:style-name="ro1">
          <table:table-cell office:value-type="float" office:value="6.382571" calcext:value-type="float">
            <text:p>6,382571</text:p>
          </table:table-cell>
          <table:table-cell office:value-type="float" office:value="0.835544" calcext:value-type="float">
            <text:p>0,835544</text:p>
          </table:table-cell>
        </table:table-row>
        <table:table-row table:style-name="ro1">
          <table:table-cell office:value-type="float" office:value="6.395126" calcext:value-type="float">
            <text:p>6,395126</text:p>
          </table:table-cell>
          <table:table-cell office:value-type="float" office:value="0.8375934" calcext:value-type="float">
            <text:p>0,8375934</text:p>
          </table:table-cell>
        </table:table-row>
        <table:table-row table:style-name="ro1">
          <table:table-cell office:value-type="float" office:value="6.407368" calcext:value-type="float">
            <text:p>6,407368</text:p>
          </table:table-cell>
          <table:table-cell office:value-type="float" office:value="0.8396016" calcext:value-type="float">
            <text:p>0,8396016</text:p>
          </table:table-cell>
        </table:table-row>
        <table:table-row table:style-name="ro1">
          <table:table-cell office:value-type="float" office:value="6.418587" calcext:value-type="float">
            <text:p>6,418587</text:p>
          </table:table-cell>
          <table:table-cell office:value-type="float" office:value="0.8422273" calcext:value-type="float">
            <text:p>0,8422273</text:p>
          </table:table-cell>
        </table:table-row>
        <table:table-row table:style-name="ro1">
          <table:table-cell office:value-type="float" office:value="6.43311" calcext:value-type="float">
            <text:p>6,43311</text:p>
          </table:table-cell>
          <table:table-cell office:value-type="float" office:value="0.844072" calcext:value-type="float">
            <text:p>0,844072</text:p>
          </table:table-cell>
        </table:table-row>
        <table:table-row table:style-name="ro1">
          <table:table-cell office:value-type="float" office:value="6.44559" calcext:value-type="float">
            <text:p>6,44559</text:p>
          </table:table-cell>
          <table:table-cell office:value-type="float" office:value="0.8487765" calcext:value-type="float">
            <text:p>0,8487765</text:p>
          </table:table-cell>
        </table:table-row>
        <table:table-row table:style-name="ro1">
          <table:table-cell office:value-type="float" office:value="6.457234" calcext:value-type="float">
            <text:p>6,457234</text:p>
          </table:table-cell>
          <table:table-cell office:value-type="float" office:value="0.8523737" calcext:value-type="float">
            <text:p>0,8523737</text:p>
          </table:table-cell>
        </table:table-row>
        <table:table-row table:style-name="ro1">
          <table:table-cell office:value-type="float" office:value="6.469119" calcext:value-type="float">
            <text:p>6,469119</text:p>
          </table:table-cell>
          <table:table-cell office:value-type="float" office:value="0.8562819" calcext:value-type="float">
            <text:p>0,8562819</text:p>
          </table:table-cell>
        </table:table-row>
        <table:table-row table:style-name="ro1">
          <table:table-cell office:value-type="float" office:value="6.48048" calcext:value-type="float">
            <text:p>6,48048</text:p>
          </table:table-cell>
          <table:table-cell office:value-type="float" office:value="0.8600886" calcext:value-type="float">
            <text:p>0,8600886</text:p>
          </table:table-cell>
        </table:table-row>
        <table:table-row table:style-name="ro1">
          <table:table-cell office:value-type="float" office:value="6.492601" calcext:value-type="float">
            <text:p>6,492601</text:p>
          </table:table-cell>
          <table:table-cell office:value-type="float" office:value="0.8643547" calcext:value-type="float">
            <text:p>0,8643547</text:p>
          </table:table-cell>
        </table:table-row>
        <table:table-row table:style-name="ro1">
          <table:table-cell office:value-type="float" office:value="6.505841" calcext:value-type="float">
            <text:p>6,505841</text:p>
          </table:table-cell>
          <table:table-cell office:value-type="float" office:value="0.8689972" calcext:value-type="float">
            <text:p>0,8689972</text:p>
          </table:table-cell>
        </table:table-row>
        <table:table-row table:style-name="ro1">
          <table:table-cell office:value-type="float" office:value="6.516969" calcext:value-type="float">
            <text:p>6,516969</text:p>
          </table:table-cell>
          <table:table-cell office:value-type="float" office:value="0.8738855" calcext:value-type="float">
            <text:p>0,8738855</text:p>
          </table:table-cell>
        </table:table-row>
        <table:table-row table:style-name="ro1">
          <table:table-cell office:value-type="float" office:value="6.528813" calcext:value-type="float">
            <text:p>6,528813</text:p>
          </table:table-cell>
          <table:table-cell office:value-type="float" office:value="0.8789037" calcext:value-type="float">
            <text:p>0,8789037</text:p>
          </table:table-cell>
        </table:table-row>
        <table:table-row table:style-name="ro1">
          <table:table-cell office:value-type="float" office:value="6.540195" calcext:value-type="float">
            <text:p>6,540195</text:p>
          </table:table-cell>
          <table:table-cell office:value-type="float" office:value="0.8835142" calcext:value-type="float">
            <text:p>0,8835142</text:p>
          </table:table-cell>
        </table:table-row>
        <table:table-row table:style-name="ro1">
          <table:table-cell office:value-type="float" office:value="6.551971" calcext:value-type="float">
            <text:p>6,551971</text:p>
          </table:table-cell>
          <table:table-cell office:value-type="float" office:value="0.8889773" calcext:value-type="float">
            <text:p>0,8889773</text:p>
          </table:table-cell>
        </table:table-row>
        <table:table-row table:style-name="ro1">
          <table:table-cell office:value-type="float" office:value="6.563416" calcext:value-type="float">
            <text:p>6,563416</text:p>
          </table:table-cell>
          <table:table-cell office:value-type="float" office:value="0.8942497" calcext:value-type="float">
            <text:p>0,8942497</text:p>
          </table:table-cell>
        </table:table-row>
        <table:table-row table:style-name="ro1">
          <table:table-cell office:value-type="float" office:value="6.575671" calcext:value-type="float">
            <text:p>6,575671</text:p>
          </table:table-cell>
          <table:table-cell office:value-type="float" office:value="0.8999339" calcext:value-type="float">
            <text:p>0,8999339</text:p>
          </table:table-cell>
        </table:table-row>
        <table:table-row table:style-name="ro1">
          <table:table-cell office:value-type="float" office:value="6.587269" calcext:value-type="float">
            <text:p>6,587269</text:p>
          </table:table-cell>
          <table:table-cell office:value-type="float" office:value="0.905214" calcext:value-type="float">
            <text:p>0,905214</text:p>
          </table:table-cell>
        </table:table-row>
        <table:table-row table:style-name="ro1">
          <table:table-cell office:value-type="float" office:value="6.598717" calcext:value-type="float">
            <text:p>6,598717</text:p>
          </table:table-cell>
          <table:table-cell office:value-type="float" office:value="0.9112604" calcext:value-type="float">
            <text:p>0,9112604</text:p>
          </table:table-cell>
        </table:table-row>
        <table:table-row table:style-name="ro1">
          <table:table-cell office:value-type="float" office:value="6.611152" calcext:value-type="float">
            <text:p>6,611152</text:p>
          </table:table-cell>
          <table:table-cell office:value-type="float" office:value="0.9173878" calcext:value-type="float">
            <text:p>0,9173878</text:p>
          </table:table-cell>
        </table:table-row>
        <table:table-row table:style-name="ro1">
          <table:table-cell office:value-type="float" office:value="6.622792" calcext:value-type="float">
            <text:p>6,622792</text:p>
          </table:table-cell>
          <table:table-cell office:value-type="float" office:value="0.9228802" calcext:value-type="float">
            <text:p>0,9228802</text:p>
          </table:table-cell>
        </table:table-row>
        <table:table-row table:style-name="ro1">
          <table:table-cell office:value-type="float" office:value="6.634651" calcext:value-type="float">
            <text:p>6,634651</text:p>
          </table:table-cell>
          <table:table-cell office:value-type="float" office:value="0.9293095" calcext:value-type="float">
            <text:p>0,9293095</text:p>
          </table:table-cell>
        </table:table-row>
        <table:table-row table:style-name="ro1">
          <table:table-cell office:value-type="float" office:value="6.647185" calcext:value-type="float">
            <text:p>6,647185</text:p>
          </table:table-cell>
          <table:table-cell office:value-type="float" office:value="0.9353409" calcext:value-type="float">
            <text:p>0,9353409</text:p>
          </table:table-cell>
        </table:table-row>
        <table:table-row table:style-name="ro1">
          <table:table-cell office:value-type="float" office:value="6.65871" calcext:value-type="float">
            <text:p>6,65871</text:p>
          </table:table-cell>
          <table:table-cell office:value-type="float" office:value="0.9416295" calcext:value-type="float">
            <text:p>0,9416295</text:p>
          </table:table-cell>
        </table:table-row>
        <table:table-row table:style-name="ro1">
          <table:table-cell office:value-type="float" office:value="6.670573" calcext:value-type="float">
            <text:p>6,670573</text:p>
          </table:table-cell>
          <table:table-cell office:value-type="float" office:value="0.947781" calcext:value-type="float">
            <text:p>0,947781</text:p>
          </table:table-cell>
        </table:table-row>
        <table:table-row table:style-name="ro1">
          <table:table-cell office:value-type="float" office:value="6.682092" calcext:value-type="float">
            <text:p>6,682092</text:p>
          </table:table-cell>
          <table:table-cell office:value-type="float" office:value="0.9537057" calcext:value-type="float">
            <text:p>0,9537057</text:p>
          </table:table-cell>
        </table:table-row>
        <table:table-row table:style-name="ro1">
          <table:table-cell office:value-type="float" office:value="6.6943" calcext:value-type="float">
            <text:p>6,6943</text:p>
          </table:table-cell>
          <table:table-cell office:value-type="float" office:value="0.9599397" calcext:value-type="float">
            <text:p>0,9599397</text:p>
          </table:table-cell>
        </table:table-row>
        <table:table-row table:style-name="ro1">
          <table:table-cell office:value-type="float" office:value="6.706009" calcext:value-type="float">
            <text:p>6,706009</text:p>
          </table:table-cell>
          <table:table-cell office:value-type="float" office:value="0.9655208" calcext:value-type="float">
            <text:p>0,9655208</text:p>
          </table:table-cell>
        </table:table-row>
        <table:table-row table:style-name="ro1">
          <table:table-cell office:value-type="float" office:value="6.717889" calcext:value-type="float">
            <text:p>6,717889</text:p>
          </table:table-cell>
          <table:table-cell office:value-type="float" office:value="0.9717428" calcext:value-type="float">
            <text:p>0,9717428</text:p>
          </table:table-cell>
        </table:table-row>
        <table:table-row table:style-name="ro1">
          <table:table-cell office:value-type="float" office:value="6.733076" calcext:value-type="float">
            <text:p>6,733076</text:p>
          </table:table-cell>
          <table:table-cell office:value-type="float" office:value="0.9761471" calcext:value-type="float">
            <text:p>0,9761471</text:p>
          </table:table-cell>
        </table:table-row>
        <table:table-row table:style-name="ro1">
          <table:table-cell office:value-type="float" office:value="6.74563" calcext:value-type="float">
            <text:p>6,74563</text:p>
          </table:table-cell>
          <table:table-cell office:value-type="float" office:value="0.98511" calcext:value-type="float">
            <text:p>0,98511</text:p>
          </table:table-cell>
        </table:table-row>
        <table:table-row table:style-name="ro1">
          <table:table-cell office:value-type="float" office:value="6.759842" calcext:value-type="float">
            <text:p>6,759842</text:p>
          </table:table-cell>
          <table:table-cell office:value-type="float" office:value="0.9916093" calcext:value-type="float">
            <text:p>0,9916093</text:p>
          </table:table-cell>
        </table:table-row>
        <table:table-row table:style-name="ro1">
          <table:table-cell office:value-type="float" office:value="6.770039" calcext:value-type="float">
            <text:p>6,770039</text:p>
          </table:table-cell>
          <table:table-cell office:value-type="float" office:value="0.9963352" calcext:value-type="float">
            <text:p>0,9963352</text:p>
          </table:table-cell>
        </table:table-row>
        <table:table-row table:style-name="ro1">
          <table:table-cell office:value-type="float" office:value="6.783631" calcext:value-type="float">
            <text:p>6,783631</text:p>
          </table:table-cell>
          <table:table-cell office:value-type="float" office:value="1.002856" calcext:value-type="float">
            <text:p>1,002856</text:p>
          </table:table-cell>
        </table:table-row>
        <table:table-row table:style-name="ro1">
          <table:table-cell office:value-type="float" office:value="6.79674" calcext:value-type="float">
            <text:p>6,79674</text:p>
          </table:table-cell>
          <table:table-cell office:value-type="float" office:value="1.009019" calcext:value-type="float">
            <text:p>1,009019</text:p>
          </table:table-cell>
        </table:table-row>
        <table:table-row table:style-name="ro1">
          <table:table-cell office:value-type="float" office:value="6.808801" calcext:value-type="float">
            <text:p>6,808801</text:p>
          </table:table-cell>
          <table:table-cell office:value-type="float" office:value="1.014015" calcext:value-type="float">
            <text:p>1,014015</text:p>
          </table:table-cell>
        </table:table-row>
        <table:table-row table:style-name="ro1">
          <table:table-cell office:value-type="float" office:value="6.819561" calcext:value-type="float">
            <text:p>6,819561</text:p>
          </table:table-cell>
          <table:table-cell office:value-type="float" office:value="1.018553" calcext:value-type="float">
            <text:p>1,018553</text:p>
          </table:table-cell>
        </table:table-row>
        <table:table-row table:style-name="ro1">
          <table:table-cell office:value-type="float" office:value="6.832351" calcext:value-type="float">
            <text:p>6,832351</text:p>
          </table:table-cell>
          <table:table-cell office:value-type="float" office:value="1.023347" calcext:value-type="float">
            <text:p>1,023347</text:p>
          </table:table-cell>
        </table:table-row>
        <table:table-row table:style-name="ro1">
          <table:table-cell office:value-type="float" office:value="6.844275" calcext:value-type="float">
            <text:p>6,844275</text:p>
          </table:table-cell>
          <table:table-cell office:value-type="float" office:value="1.027726" calcext:value-type="float">
            <text:p>1,027726</text:p>
          </table:table-cell>
        </table:table-row>
        <table:table-row table:style-name="ro1">
          <table:table-cell office:value-type="float" office:value="6.85591" calcext:value-type="float">
            <text:p>6,85591</text:p>
          </table:table-cell>
          <table:table-cell office:value-type="float" office:value="1.031647" calcext:value-type="float">
            <text:p>1,031647</text:p>
          </table:table-cell>
        </table:table-row>
        <table:table-row table:style-name="ro1">
          <table:table-cell office:value-type="float" office:value="6.867481" calcext:value-type="float">
            <text:p>6,867481</text:p>
          </table:table-cell>
          <table:table-cell office:value-type="float" office:value="1.035589" calcext:value-type="float">
            <text:p>1,035589</text:p>
          </table:table-cell>
        </table:table-row>
        <table:table-row table:style-name="ro1">
          <table:table-cell office:value-type="float" office:value="6.878916" calcext:value-type="float">
            <text:p>6,878916</text:p>
          </table:table-cell>
          <table:table-cell office:value-type="float" office:value="1.03938" calcext:value-type="float">
            <text:p>1,03938</text:p>
          </table:table-cell>
        </table:table-row>
        <table:table-row table:style-name="ro1">
          <table:table-cell office:value-type="float" office:value="6.891479" calcext:value-type="float">
            <text:p>6,891479</text:p>
          </table:table-cell>
          <table:table-cell office:value-type="float" office:value="1.042969" calcext:value-type="float">
            <text:p>1,042969</text:p>
          </table:table-cell>
        </table:table-row>
        <table:table-row table:style-name="ro1">
          <table:table-cell office:value-type="float" office:value="6.902246" calcext:value-type="float">
            <text:p>6,902246</text:p>
          </table:table-cell>
          <table:table-cell office:value-type="float" office:value="1.045921" calcext:value-type="float">
            <text:p>1,045921</text:p>
          </table:table-cell>
        </table:table-row>
        <table:table-row table:style-name="ro1">
          <table:table-cell office:value-type="float" office:value="6.914355" calcext:value-type="float">
            <text:p>6,914355</text:p>
          </table:table-cell>
          <table:table-cell office:value-type="float" office:value="1.048896" calcext:value-type="float">
            <text:p>1,048896</text:p>
          </table:table-cell>
        </table:table-row>
        <table:table-row table:style-name="ro1">
          <table:table-cell office:value-type="float" office:value="6.926593" calcext:value-type="float">
            <text:p>6,926593</text:p>
          </table:table-cell>
          <table:table-cell office:value-type="float" office:value="1.051526" calcext:value-type="float">
            <text:p>1,051526</text:p>
          </table:table-cell>
        </table:table-row>
        <table:table-row table:style-name="ro1">
          <table:table-cell office:value-type="float" office:value="6.937916" calcext:value-type="float">
            <text:p>6,937916</text:p>
          </table:table-cell>
          <table:table-cell office:value-type="float" office:value="1.053884" calcext:value-type="float">
            <text:p>1,053884</text:p>
          </table:table-cell>
        </table:table-row>
        <table:table-row table:style-name="ro1">
          <table:table-cell office:value-type="float" office:value="6.950013" calcext:value-type="float">
            <text:p>6,950013</text:p>
          </table:table-cell>
          <table:table-cell office:value-type="float" office:value="1.056014" calcext:value-type="float">
            <text:p>1,056014</text:p>
          </table:table-cell>
        </table:table-row>
        <table:table-row table:style-name="ro1">
          <table:table-cell office:value-type="float" office:value="6.961815" calcext:value-type="float">
            <text:p>6,961815</text:p>
          </table:table-cell>
          <table:table-cell office:value-type="float" office:value="1.057844" calcext:value-type="float">
            <text:p>1,057844</text:p>
          </table:table-cell>
        </table:table-row>
        <table:table-row table:style-name="ro1">
          <table:table-cell office:value-type="float" office:value="6.973875" calcext:value-type="float">
            <text:p>6,973875</text:p>
          </table:table-cell>
          <table:table-cell office:value-type="float" office:value="1.059287" calcext:value-type="float">
            <text:p>1,059287</text:p>
          </table:table-cell>
        </table:table-row>
        <table:table-row table:style-name="ro1">
          <table:table-cell office:value-type="float" office:value="6.985252" calcext:value-type="float">
            <text:p>6,985252</text:p>
          </table:table-cell>
          <table:table-cell office:value-type="float" office:value="1.060524" calcext:value-type="float">
            <text:p>1,060524</text:p>
          </table:table-cell>
        </table:table-row>
        <table:table-row table:style-name="ro1">
          <table:table-cell office:value-type="float" office:value="6.996898" calcext:value-type="float">
            <text:p>6,996898</text:p>
          </table:table-cell>
          <table:table-cell office:value-type="float" office:value="1.061387" calcext:value-type="float">
            <text:p>1,061387</text:p>
          </table:table-cell>
        </table:table-row>
        <table:table-row table:style-name="ro1">
          <table:table-cell office:value-type="float" office:value="7.009501" calcext:value-type="float">
            <text:p>7,009501</text:p>
          </table:table-cell>
          <table:table-cell office:value-type="float" office:value="1.062029" calcext:value-type="float">
            <text:p>1,062029</text:p>
          </table:table-cell>
        </table:table-row>
        <table:table-row table:style-name="ro1">
          <table:table-cell office:value-type="float" office:value="7.020716" calcext:value-type="float">
            <text:p>7,020716</text:p>
          </table:table-cell>
          <table:table-cell office:value-type="float" office:value="1.062358" calcext:value-type="float">
            <text:p>1,062358</text:p>
          </table:table-cell>
        </table:table-row>
        <table:table-row table:style-name="ro1">
          <table:table-cell office:value-type="float" office:value="7.035067" calcext:value-type="float">
            <text:p>7,035067</text:p>
          </table:table-cell>
          <table:table-cell office:value-type="float" office:value="1.062361" calcext:value-type="float">
            <text:p>1,062361</text:p>
          </table:table-cell>
        </table:table-row>
        <table:table-row table:style-name="ro1">
          <table:table-cell office:value-type="float" office:value="7.047456" calcext:value-type="float">
            <text:p>7,047456</text:p>
          </table:table-cell>
          <table:table-cell office:value-type="float" office:value="1.061979" calcext:value-type="float">
            <text:p>1,061979</text:p>
          </table:table-cell>
        </table:table-row>
        <table:table-row table:style-name="ro1">
          <table:table-cell office:value-type="float" office:value="7.059602" calcext:value-type="float">
            <text:p>7,059602</text:p>
          </table:table-cell>
          <table:table-cell office:value-type="float" office:value="1.06125" calcext:value-type="float">
            <text:p>1,06125</text:p>
          </table:table-cell>
        </table:table-row>
        <table:table-row table:style-name="ro1">
          <table:table-cell office:value-type="float" office:value="7.071392" calcext:value-type="float">
            <text:p>7,071392</text:p>
          </table:table-cell>
          <table:table-cell office:value-type="float" office:value="1.060303" calcext:value-type="float">
            <text:p>1,060303</text:p>
          </table:table-cell>
        </table:table-row>
        <table:table-row table:style-name="ro1">
          <table:table-cell office:value-type="float" office:value="7.082739" calcext:value-type="float">
            <text:p>7,082739</text:p>
          </table:table-cell>
          <table:table-cell office:value-type="float" office:value="1.059172" calcext:value-type="float">
            <text:p>1,059172</text:p>
          </table:table-cell>
        </table:table-row>
        <table:table-row table:style-name="ro1">
          <table:table-cell office:value-type="float" office:value="7.094932" calcext:value-type="float">
            <text:p>7,094932</text:p>
          </table:table-cell>
          <table:table-cell office:value-type="float" office:value="1.057503" calcext:value-type="float">
            <text:p>1,057503</text:p>
          </table:table-cell>
        </table:table-row>
        <table:table-row table:style-name="ro1">
          <table:table-cell office:value-type="float" office:value="7.107037" calcext:value-type="float">
            <text:p>7,107037</text:p>
          </table:table-cell>
          <table:table-cell office:value-type="float" office:value="1.055911" calcext:value-type="float">
            <text:p>1,055911</text:p>
          </table:table-cell>
        </table:table-row>
        <table:table-row table:style-name="ro1">
          <table:table-cell office:value-type="float" office:value="7.118119" calcext:value-type="float">
            <text:p>7,118119</text:p>
          </table:table-cell>
          <table:table-cell office:value-type="float" office:value="1.053773" calcext:value-type="float">
            <text:p>1,053773</text:p>
          </table:table-cell>
        </table:table-row>
        <table:table-row table:style-name="ro1">
          <table:table-cell office:value-type="float" office:value="7.13163" calcext:value-type="float">
            <text:p>7,13163</text:p>
          </table:table-cell>
          <table:table-cell office:value-type="float" office:value="1.051062" calcext:value-type="float">
            <text:p>1,051062</text:p>
          </table:table-cell>
        </table:table-row>
        <table:table-row table:style-name="ro1">
          <table:table-cell office:value-type="float" office:value="7.144359" calcext:value-type="float">
            <text:p>7,144359</text:p>
          </table:table-cell>
          <table:table-cell office:value-type="float" office:value="1.04849" calcext:value-type="float">
            <text:p>1,04849</text:p>
          </table:table-cell>
        </table:table-row>
        <table:table-row table:style-name="ro1">
          <table:table-cell office:value-type="float" office:value="7.156525" calcext:value-type="float">
            <text:p>7,156525</text:p>
          </table:table-cell>
          <table:table-cell office:value-type="float" office:value="1.045445" calcext:value-type="float">
            <text:p>1,045445</text:p>
          </table:table-cell>
        </table:table-row>
        <table:table-row table:style-name="ro1">
          <table:table-cell office:value-type="float" office:value="7.168271" calcext:value-type="float">
            <text:p>7,168271</text:p>
          </table:table-cell>
          <table:table-cell office:value-type="float" office:value="1.042186" calcext:value-type="float">
            <text:p>1,042186</text:p>
          </table:table-cell>
        </table:table-row>
        <table:table-row table:style-name="ro1">
          <table:table-cell office:value-type="float" office:value="7.179811" calcext:value-type="float">
            <text:p>7,179811</text:p>
          </table:table-cell>
          <table:table-cell office:value-type="float" office:value="1.03903" calcext:value-type="float">
            <text:p>1,03903</text:p>
          </table:table-cell>
        </table:table-row>
        <table:table-row table:style-name="ro1">
          <table:table-cell office:value-type="float" office:value="7.192159" calcext:value-type="float">
            <text:p>7,192159</text:p>
          </table:table-cell>
          <table:table-cell office:value-type="float" office:value="1.0353" calcext:value-type="float">
            <text:p>1,0353</text:p>
          </table:table-cell>
        </table:table-row>
        <table:table-row table:style-name="ro1">
          <table:table-cell office:value-type="float" office:value="7.202973" calcext:value-type="float">
            <text:p>7,202973</text:p>
          </table:table-cell>
          <table:table-cell office:value-type="float" office:value="1.031854" calcext:value-type="float">
            <text:p>1,031854</text:p>
          </table:table-cell>
        </table:table-row>
        <table:table-row table:style-name="ro1">
          <table:table-cell office:value-type="float" office:value="7.215451" calcext:value-type="float">
            <text:p>7,215451</text:p>
          </table:table-cell>
          <table:table-cell office:value-type="float" office:value="1.027636" calcext:value-type="float">
            <text:p>1,027636</text:p>
          </table:table-cell>
        </table:table-row>
        <table:table-row table:style-name="ro1">
          <table:table-cell office:value-type="float" office:value="7.227587" calcext:value-type="float">
            <text:p>7,227587</text:p>
          </table:table-cell>
          <table:table-cell office:value-type="float" office:value="1.023845" calcext:value-type="float">
            <text:p>1,023845</text:p>
          </table:table-cell>
        </table:table-row>
        <table:table-row table:style-name="ro1">
          <table:table-cell office:value-type="float" office:value="7.238801" calcext:value-type="float">
            <text:p>7,238801</text:p>
          </table:table-cell>
          <table:table-cell office:value-type="float" office:value="1.019499" calcext:value-type="float">
            <text:p>1,019499</text:p>
          </table:table-cell>
        </table:table-row>
        <table:table-row table:style-name="ro1">
          <table:table-cell office:value-type="float" office:value="7.251086" calcext:value-type="float">
            <text:p>7,251086</text:p>
          </table:table-cell>
          <table:table-cell office:value-type="float" office:value="1.014864" calcext:value-type="float">
            <text:p>1,014864</text:p>
          </table:table-cell>
        </table:table-row>
        <table:table-row table:style-name="ro1">
          <table:table-cell office:value-type="float" office:value="7.262875" calcext:value-type="float">
            <text:p>7,262875</text:p>
          </table:table-cell>
          <table:table-cell office:value-type="float" office:value="1.010292" calcext:value-type="float">
            <text:p>1,010292</text:p>
          </table:table-cell>
        </table:table-row>
        <table:table-row table:style-name="ro1">
          <table:table-cell office:value-type="float" office:value="7.275496" calcext:value-type="float">
            <text:p>7,275496</text:p>
          </table:table-cell>
          <table:table-cell office:value-type="float" office:value="1.005338" calcext:value-type="float">
            <text:p>1,005338</text:p>
          </table:table-cell>
        </table:table-row>
        <table:table-row table:style-name="ro1">
          <table:table-cell office:value-type="float" office:value="7.287476" calcext:value-type="float">
            <text:p>7,287476</text:p>
          </table:table-cell>
          <table:table-cell office:value-type="float" office:value="1.000762" calcext:value-type="float">
            <text:p>1,000762</text:p>
          </table:table-cell>
        </table:table-row>
        <table:table-row table:style-name="ro1">
          <table:table-cell office:value-type="float" office:value="7.298655" calcext:value-type="float">
            <text:p>7,298655</text:p>
          </table:table-cell>
          <table:table-cell office:value-type="float" office:value="0.9955673" calcext:value-type="float">
            <text:p>0,9955673</text:p>
          </table:table-cell>
        </table:table-row>
        <table:table-row table:style-name="ro1">
          <table:table-cell office:value-type="float" office:value="7.311717" calcext:value-type="float">
            <text:p>7,311717</text:p>
          </table:table-cell>
          <table:table-cell office:value-type="float" office:value="0.9901888" calcext:value-type="float">
            <text:p>0,9901888</text:p>
          </table:table-cell>
        </table:table-row>
        <table:table-row table:style-name="ro1">
          <table:table-cell office:value-type="float" office:value="7.323294" calcext:value-type="float">
            <text:p>7,323294</text:p>
          </table:table-cell>
          <table:table-cell office:value-type="float" office:value="0.9852495" calcext:value-type="float">
            <text:p>0,9852495</text:p>
          </table:table-cell>
        </table:table-row>
        <table:table-row table:style-name="ro1">
          <table:table-cell office:value-type="float" office:value="7.33695" calcext:value-type="float">
            <text:p>7,33695</text:p>
          </table:table-cell>
          <table:table-cell office:value-type="float" office:value="0.981558" calcext:value-type="float">
            <text:p>0,981558</text:p>
          </table:table-cell>
        </table:table-row>
        <table:table-row table:style-name="ro1">
          <table:table-cell office:value-type="float" office:value="7.34937" calcext:value-type="float">
            <text:p>7,34937</text:p>
          </table:table-cell>
          <table:table-cell office:value-type="float" office:value="0.9738461" calcext:value-type="float">
            <text:p>0,9738461</text:p>
          </table:table-cell>
        </table:table-row>
        <table:table-row table:style-name="ro1">
          <table:table-cell office:value-type="float" office:value="7.360887" calcext:value-type="float">
            <text:p>7,360887</text:p>
          </table:table-cell>
          <table:table-cell office:value-type="float" office:value="0.9687015" calcext:value-type="float">
            <text:p>0,9687015</text:p>
          </table:table-cell>
        </table:table-row>
        <table:table-row table:style-name="ro1">
          <table:table-cell office:value-type="float" office:value="7.373351" calcext:value-type="float">
            <text:p>7,373351</text:p>
          </table:table-cell>
          <table:table-cell office:value-type="float" office:value="0.9633891" calcext:value-type="float">
            <text:p>0,9633891</text:p>
          </table:table-cell>
        </table:table-row>
        <table:table-row table:style-name="ro1">
          <table:table-cell office:value-type="float" office:value="7.385401" calcext:value-type="float">
            <text:p>7,385401</text:p>
          </table:table-cell>
          <table:table-cell office:value-type="float" office:value="0.9582757" calcext:value-type="float">
            <text:p>0,9582757</text:p>
          </table:table-cell>
        </table:table-row>
        <table:table-row table:style-name="ro1">
          <table:table-cell office:value-type="float" office:value="7.396833" calcext:value-type="float">
            <text:p>7,396833</text:p>
          </table:table-cell>
          <table:table-cell office:value-type="float" office:value="0.952996" calcext:value-type="float">
            <text:p>0,952996</text:p>
          </table:table-cell>
        </table:table-row>
        <table:table-row table:style-name="ro1">
          <table:table-cell office:value-type="float" office:value="7.409115" calcext:value-type="float">
            <text:p>7,409115</text:p>
          </table:table-cell>
          <table:table-cell office:value-type="float" office:value="0.9476802" calcext:value-type="float">
            <text:p>0,9476802</text:p>
          </table:table-cell>
        </table:table-row>
        <table:table-row table:style-name="ro1">
          <table:table-cell office:value-type="float" office:value="7.42043" calcext:value-type="float">
            <text:p>7,42043</text:p>
          </table:table-cell>
          <table:table-cell office:value-type="float" office:value="0.9427449" calcext:value-type="float">
            <text:p>0,9427449</text:p>
          </table:table-cell>
        </table:table-row>
        <table:table-row table:style-name="ro1">
          <table:table-cell office:value-type="float" office:value="7.43304" calcext:value-type="float">
            <text:p>7,43304</text:p>
          </table:table-cell>
          <table:table-cell office:value-type="float" office:value="0.9373208" calcext:value-type="float">
            <text:p>0,9373208</text:p>
          </table:table-cell>
        </table:table-row>
        <table:table-row table:style-name="ro1">
          <table:table-cell office:value-type="float" office:value="7.445093" calcext:value-type="float">
            <text:p>7,445093</text:p>
          </table:table-cell>
          <table:table-cell office:value-type="float" office:value="0.9325917" calcext:value-type="float">
            <text:p>0,9325917</text:p>
          </table:table-cell>
        </table:table-row>
        <table:table-row table:style-name="ro1">
          <table:table-cell office:value-type="float" office:value="7.456661" calcext:value-type="float">
            <text:p>7,456661</text:p>
          </table:table-cell>
          <table:table-cell office:value-type="float" office:value="0.9277781" calcext:value-type="float">
            <text:p>0,9277781</text:p>
          </table:table-cell>
        </table:table-row>
        <table:table-row table:style-name="ro1">
          <table:table-cell office:value-type="float" office:value="7.46825" calcext:value-type="float">
            <text:p>7,46825</text:p>
          </table:table-cell>
          <table:table-cell office:value-type="float" office:value="0.9227924" calcext:value-type="float">
            <text:p>0,9227924</text:p>
          </table:table-cell>
        </table:table-row>
        <table:table-row table:style-name="ro1">
          <table:table-cell office:value-type="float" office:value="7.479444" calcext:value-type="float">
            <text:p>7,479444</text:p>
          </table:table-cell>
          <table:table-cell office:value-type="float" office:value="0.9184834" calcext:value-type="float">
            <text:p>0,9184834</text:p>
          </table:table-cell>
        </table:table-row>
        <table:table-row table:style-name="ro1">
          <table:table-cell office:value-type="float" office:value="7.491908" calcext:value-type="float">
            <text:p>7,491908</text:p>
          </table:table-cell>
          <table:table-cell office:value-type="float" office:value="0.9141709" calcext:value-type="float">
            <text:p>0,9141709</text:p>
          </table:table-cell>
        </table:table-row>
        <table:table-row table:style-name="ro1">
          <table:table-cell office:value-type="float" office:value="7.50315" calcext:value-type="float">
            <text:p>7,50315</text:p>
          </table:table-cell>
          <table:table-cell office:value-type="float" office:value="0.9096254" calcext:value-type="float">
            <text:p>0,9096254</text:p>
          </table:table-cell>
        </table:table-row>
        <table:table-row table:style-name="ro1">
          <table:table-cell office:value-type="float" office:value="7.515315" calcext:value-type="float">
            <text:p>7,515315</text:p>
          </table:table-cell>
          <table:table-cell office:value-type="float" office:value="0.9052998" calcext:value-type="float">
            <text:p>0,9052998</text:p>
          </table:table-cell>
        </table:table-row>
        <table:table-row table:style-name="ro1">
          <table:table-cell office:value-type="float" office:value="7.528626" calcext:value-type="float">
            <text:p>7,528626</text:p>
          </table:table-cell>
          <table:table-cell office:value-type="float" office:value="0.9010428" calcext:value-type="float">
            <text:p>0,9010428</text:p>
          </table:table-cell>
        </table:table-row>
        <table:table-row table:style-name="ro1">
          <table:table-cell office:value-type="float" office:value="7.540136" calcext:value-type="float">
            <text:p>7,540136</text:p>
          </table:table-cell>
          <table:table-cell office:value-type="float" office:value="0.8971618" calcext:value-type="float">
            <text:p>0,8971618</text:p>
          </table:table-cell>
        </table:table-row>
        <table:table-row table:style-name="ro1">
          <table:table-cell office:value-type="float" office:value="7.552294" calcext:value-type="float">
            <text:p>7,552294</text:p>
          </table:table-cell>
          <table:table-cell office:value-type="float" office:value="0.8933748" calcext:value-type="float">
            <text:p>0,8933748</text:p>
          </table:table-cell>
        </table:table-row>
        <table:table-row table:style-name="ro1">
          <table:table-cell office:value-type="float" office:value="7.56589" calcext:value-type="float">
            <text:p>7,56589</text:p>
          </table:table-cell>
          <table:table-cell office:value-type="float" office:value="0.88946" calcext:value-type="float">
            <text:p>0,88946</text:p>
          </table:table-cell>
        </table:table-row>
        <table:table-row table:style-name="ro1">
          <table:table-cell office:value-type="float" office:value="7.577984" calcext:value-type="float">
            <text:p>7,577984</text:p>
          </table:table-cell>
          <table:table-cell office:value-type="float" office:value="0.8860112" calcext:value-type="float">
            <text:p>0,8860112</text:p>
          </table:table-cell>
        </table:table-row>
        <table:table-row table:style-name="ro1">
          <table:table-cell office:value-type="float" office:value="7.590487" calcext:value-type="float">
            <text:p>7,590487</text:p>
          </table:table-cell>
          <table:table-cell office:value-type="float" office:value="0.8829108" calcext:value-type="float">
            <text:p>0,8829108</text:p>
          </table:table-cell>
        </table:table-row>
        <table:table-row table:style-name="ro1">
          <table:table-cell office:value-type="float" office:value="7.601188" calcext:value-type="float">
            <text:p>7,601188</text:p>
          </table:table-cell>
          <table:table-cell office:value-type="float" office:value="0.8801861" calcext:value-type="float">
            <text:p>0,8801861</text:p>
          </table:table-cell>
        </table:table-row>
        <table:table-row table:style-name="ro1">
          <table:table-cell office:value-type="float" office:value="7.61315" calcext:value-type="float">
            <text:p>7,61315</text:p>
          </table:table-cell>
          <table:table-cell office:value-type="float" office:value="0.8776883" calcext:value-type="float">
            <text:p>0,8776883</text:p>
          </table:table-cell>
        </table:table-row>
        <table:table-row table:style-name="ro1">
          <table:table-cell office:value-type="float" office:value="7.630489" calcext:value-type="float">
            <text:p>7,630489</text:p>
          </table:table-cell>
          <table:table-cell office:value-type="float" office:value="0.8753811" calcext:value-type="float">
            <text:p>0,8753811</text:p>
          </table:table-cell>
        </table:table-row>
        <table:table-row table:style-name="ro1">
          <table:table-cell office:value-type="float" office:value="7.641782" calcext:value-type="float">
            <text:p>7,641782</text:p>
          </table:table-cell>
          <table:table-cell office:value-type="float" office:value="0.8723688" calcext:value-type="float">
            <text:p>0,8723688</text:p>
          </table:table-cell>
        </table:table-row>
        <table:table-row table:style-name="ro1">
          <table:table-cell office:value-type="float" office:value="7.653673" calcext:value-type="float">
            <text:p>7,653673</text:p>
          </table:table-cell>
          <table:table-cell office:value-type="float" office:value="0.8705938" calcext:value-type="float">
            <text:p>0,8705938</text:p>
          </table:table-cell>
        </table:table-row>
        <table:table-row table:style-name="ro1">
          <table:table-cell office:value-type="float" office:value="7.666447" calcext:value-type="float">
            <text:p>7,666447</text:p>
          </table:table-cell>
          <table:table-cell office:value-type="float" office:value="0.8690825" calcext:value-type="float">
            <text:p>0,8690825</text:p>
          </table:table-cell>
        </table:table-row>
        <table:table-row table:style-name="ro1">
          <table:table-cell office:value-type="float" office:value="7.680524" calcext:value-type="float">
            <text:p>7,680524</text:p>
          </table:table-cell>
          <table:table-cell office:value-type="float" office:value="0.8675967" calcext:value-type="float">
            <text:p>0,8675967</text:p>
          </table:table-cell>
        </table:table-row>
        <table:table-row table:style-name="ro1">
          <table:table-cell office:value-type="float" office:value="7.693042" calcext:value-type="float">
            <text:p>7,693042</text:p>
          </table:table-cell>
          <table:table-cell office:value-type="float" office:value="0.8666017" calcext:value-type="float">
            <text:p>0,8666017</text:p>
          </table:table-cell>
        </table:table-row>
        <table:table-row table:style-name="ro1">
          <table:table-cell office:value-type="float" office:value="7.705378" calcext:value-type="float">
            <text:p>7,705378</text:p>
          </table:table-cell>
          <table:table-cell office:value-type="float" office:value="0.8658394" calcext:value-type="float">
            <text:p>0,8658394</text:p>
          </table:table-cell>
        </table:table-row>
        <table:table-row table:style-name="ro1">
          <table:table-cell office:value-type="float" office:value="7.716474" calcext:value-type="float">
            <text:p>7,716474</text:p>
          </table:table-cell>
          <table:table-cell office:value-type="float" office:value="0.8654655" calcext:value-type="float">
            <text:p>0,8654655</text:p>
          </table:table-cell>
        </table:table-row>
        <table:table-row table:style-name="ro1">
          <table:table-cell office:value-type="float" office:value="7.7285" calcext:value-type="float">
            <text:p>7,7285</text:p>
          </table:table-cell>
          <table:table-cell office:value-type="float" office:value="0.8652743" calcext:value-type="float">
            <text:p>0,8652743</text:p>
          </table:table-cell>
        </table:table-row>
        <table:table-row table:style-name="ro1">
          <table:table-cell office:value-type="float" office:value="7.739865" calcext:value-type="float">
            <text:p>7,739865</text:p>
          </table:table-cell>
          <table:table-cell office:value-type="float" office:value="0.8653432" calcext:value-type="float">
            <text:p>0,8653432</text:p>
          </table:table-cell>
        </table:table-row>
        <table:table-row table:style-name="ro1">
          <table:table-cell office:value-type="float" office:value="7.75172" calcext:value-type="float">
            <text:p>7,75172</text:p>
          </table:table-cell>
          <table:table-cell office:value-type="float" office:value="0.8657085" calcext:value-type="float">
            <text:p>0,8657085</text:p>
          </table:table-cell>
        </table:table-row>
        <table:table-row table:style-name="ro1">
          <table:table-cell office:value-type="float" office:value="7.762765" calcext:value-type="float">
            <text:p>7,762765</text:p>
          </table:table-cell>
          <table:table-cell office:value-type="float" office:value="0.8661803" calcext:value-type="float">
            <text:p>0,8661803</text:p>
          </table:table-cell>
        </table:table-row>
        <table:table-row table:style-name="ro1">
          <table:table-cell office:value-type="float" office:value="7.775393" calcext:value-type="float">
            <text:p>7,775393</text:p>
          </table:table-cell>
          <table:table-cell office:value-type="float" office:value="0.8670633" calcext:value-type="float">
            <text:p>0,8670633</text:p>
          </table:table-cell>
        </table:table-row>
        <table:table-row table:style-name="ro1">
          <table:table-cell office:value-type="float" office:value="7.786726" calcext:value-type="float">
            <text:p>7,786726</text:p>
          </table:table-cell>
          <table:table-cell office:value-type="float" office:value="0.8680171" calcext:value-type="float">
            <text:p>0,8680171</text:p>
          </table:table-cell>
        </table:table-row>
        <table:table-row table:style-name="ro1">
          <table:table-cell office:value-type="float" office:value="7.797674" calcext:value-type="float">
            <text:p>7,797674</text:p>
          </table:table-cell>
          <table:table-cell office:value-type="float" office:value="0.8693281" calcext:value-type="float">
            <text:p>0,8693281</text:p>
          </table:table-cell>
        </table:table-row>
        <table:table-row table:style-name="ro1">
          <table:table-cell office:value-type="float" office:value="7.811322" calcext:value-type="float">
            <text:p>7,811322</text:p>
          </table:table-cell>
          <table:table-cell office:value-type="float" office:value="0.8710264" calcext:value-type="float">
            <text:p>0,8710264</text:p>
          </table:table-cell>
        </table:table-row>
        <table:table-row table:style-name="ro1">
          <table:table-cell office:value-type="float" office:value="7.823717" calcext:value-type="float">
            <text:p>7,823717</text:p>
          </table:table-cell>
          <table:table-cell office:value-type="float" office:value="0.8728286" calcext:value-type="float">
            <text:p>0,8728286</text:p>
          </table:table-cell>
        </table:table-row>
        <table:table-row table:style-name="ro1">
          <table:table-cell office:value-type="float" office:value="7.83649" calcext:value-type="float">
            <text:p>7,83649</text:p>
          </table:table-cell>
          <table:table-cell office:value-type="float" office:value="0.875055" calcext:value-type="float">
            <text:p>0,875055</text:p>
          </table:table-cell>
        </table:table-row>
        <table:table-row table:style-name="ro1">
          <table:table-cell office:value-type="float" office:value="7.849916" calcext:value-type="float">
            <text:p>7,849916</text:p>
          </table:table-cell>
          <table:table-cell office:value-type="float" office:value="0.8776578" calcext:value-type="float">
            <text:p>0,8776578</text:p>
          </table:table-cell>
        </table:table-row>
        <table:table-row table:style-name="ro1">
          <table:table-cell office:value-type="float" office:value="7.861411" calcext:value-type="float">
            <text:p>7,861411</text:p>
          </table:table-cell>
          <table:table-cell office:value-type="float" office:value="0.880061" calcext:value-type="float">
            <text:p>0,880061</text:p>
          </table:table-cell>
        </table:table-row>
        <table:table-row table:style-name="ro1">
          <table:table-cell office:value-type="float" office:value="7.875078" calcext:value-type="float">
            <text:p>7,875078</text:p>
          </table:table-cell>
          <table:table-cell office:value-type="float" office:value="0.8831775" calcext:value-type="float">
            <text:p>0,8831775</text:p>
          </table:table-cell>
        </table:table-row>
        <table:table-row table:style-name="ro1">
          <table:table-cell office:value-type="float" office:value="7.888033" calcext:value-type="float">
            <text:p>7,888033</text:p>
          </table:table-cell>
          <table:table-cell office:value-type="float" office:value="0.8860401" calcext:value-type="float">
            <text:p>0,8860401</text:p>
          </table:table-cell>
        </table:table-row>
        <table:table-row table:style-name="ro1">
          <table:table-cell office:value-type="float" office:value="7.899941" calcext:value-type="float">
            <text:p>7,899941</text:p>
          </table:table-cell>
          <table:table-cell office:value-type="float" office:value="0.8895125" calcext:value-type="float">
            <text:p>0,8895125</text:p>
          </table:table-cell>
        </table:table-row>
        <table:table-row table:style-name="ro1">
          <table:table-cell office:value-type="float" office:value="7.912465" calcext:value-type="float">
            <text:p>7,912465</text:p>
          </table:table-cell>
          <table:table-cell office:value-type="float" office:value="0.8928512" calcext:value-type="float">
            <text:p>0,8928512</text:p>
          </table:table-cell>
        </table:table-row>
        <table:table-row table:style-name="ro1">
          <table:table-cell office:value-type="float" office:value="7.923815" calcext:value-type="float">
            <text:p>7,923815</text:p>
          </table:table-cell>
          <table:table-cell office:value-type="float" office:value="0.896137" calcext:value-type="float">
            <text:p>0,896137</text:p>
          </table:table-cell>
        </table:table-row>
        <table:table-row table:style-name="ro1">
          <table:table-cell office:value-type="float" office:value="7.93572" calcext:value-type="float">
            <text:p>7,93572</text:p>
          </table:table-cell>
          <table:table-cell office:value-type="float" office:value="0.8998576" calcext:value-type="float">
            <text:p>0,8998576</text:p>
          </table:table-cell>
        </table:table-row>
        <table:table-row table:style-name="ro1">
          <table:table-cell office:value-type="float" office:value="7.953542" calcext:value-type="float">
            <text:p>7,953542</text:p>
          </table:table-cell>
          <table:table-cell office:value-type="float" office:value="0.9035019" calcext:value-type="float">
            <text:p>0,9035019</text:p>
          </table:table-cell>
        </table:table-row>
        <table:table-row table:style-name="ro1">
          <table:table-cell office:value-type="float" office:value="7.966559" calcext:value-type="float">
            <text:p>7,966559</text:p>
          </table:table-cell>
          <table:table-cell office:value-type="float" office:value="0.9095402" calcext:value-type="float">
            <text:p>0,9095402</text:p>
          </table:table-cell>
        </table:table-row>
        <table:table-row table:style-name="ro1">
          <table:table-cell office:value-type="float" office:value="7.978438" calcext:value-type="float">
            <text:p>7,978438</text:p>
          </table:table-cell>
          <table:table-cell office:value-type="float" office:value="0.9138278" calcext:value-type="float">
            <text:p>0,9138278</text:p>
          </table:table-cell>
        </table:table-row>
        <table:table-row table:style-name="ro1">
          <table:table-cell office:value-type="float" office:value="7.991317" calcext:value-type="float">
            <text:p>7,991317</text:p>
          </table:table-cell>
          <table:table-cell office:value-type="float" office:value="0.9181334" calcext:value-type="float">
            <text:p>0,9181334</text:p>
          </table:table-cell>
        </table:table-row>
        <table:table-row table:style-name="ro1">
          <table:table-cell office:value-type="float" office:value="8.002172" calcext:value-type="float">
            <text:p>8,002172</text:p>
          </table:table-cell>
          <table:table-cell office:value-type="float" office:value="0.9222178" calcext:value-type="float">
            <text:p>0,9222178</text:p>
          </table:table-cell>
        </table:table-row>
        <table:table-row table:style-name="ro1">
          <table:table-cell office:value-type="float" office:value="8.014775" calcext:value-type="float">
            <text:p>8,014775</text:p>
          </table:table-cell>
          <table:table-cell office:value-type="float" office:value="0.9268416" calcext:value-type="float">
            <text:p>0,9268416</text:p>
          </table:table-cell>
        </table:table-row>
        <table:table-row table:style-name="ro1">
          <table:table-cell office:value-type="float" office:value="8.026875" calcext:value-type="float">
            <text:p>8,026875</text:p>
          </table:table-cell>
          <table:table-cell office:value-type="float" office:value="0.9309156" calcext:value-type="float">
            <text:p>0,9309156</text:p>
          </table:table-cell>
        </table:table-row>
        <table:table-row table:style-name="ro1">
          <table:table-cell office:value-type="float" office:value="8.038986" calcext:value-type="float">
            <text:p>8,038986</text:p>
          </table:table-cell>
          <table:table-cell office:value-type="float" office:value="0.9356412" calcext:value-type="float">
            <text:p>0,9356412</text:p>
          </table:table-cell>
        </table:table-row>
        <table:table-row table:style-name="ro1">
          <table:table-cell office:value-type="float" office:value="8.050974" calcext:value-type="float">
            <text:p>8,050974</text:p>
          </table:table-cell>
          <table:table-cell office:value-type="float" office:value="0.940274" calcext:value-type="float">
            <text:p>0,940274</text:p>
          </table:table-cell>
        </table:table-row>
        <table:table-row table:style-name="ro1">
          <table:table-cell office:value-type="float" office:value="8.062755" calcext:value-type="float">
            <text:p>8,062755</text:p>
          </table:table-cell>
          <table:table-cell office:value-type="float" office:value="0.9446864" calcext:value-type="float">
            <text:p>0,9446864</text:p>
          </table:table-cell>
        </table:table-row>
        <table:table-row table:style-name="ro1">
          <table:table-cell office:value-type="float" office:value="8.075177" calcext:value-type="float">
            <text:p>8,075177</text:p>
          </table:table-cell>
          <table:table-cell office:value-type="float" office:value="0.9493958" calcext:value-type="float">
            <text:p>0,9493958</text:p>
          </table:table-cell>
        </table:table-row>
        <table:table-row table:style-name="ro1">
          <table:table-cell office:value-type="float" office:value="8.08701" calcext:value-type="float">
            <text:p>8,08701</text:p>
          </table:table-cell>
          <table:table-cell office:value-type="float" office:value="0.9536104" calcext:value-type="float">
            <text:p>0,9536104</text:p>
          </table:table-cell>
        </table:table-row>
        <table:table-row table:style-name="ro1">
          <table:table-cell office:value-type="float" office:value="8.098973" calcext:value-type="float">
            <text:p>8,098973</text:p>
          </table:table-cell>
          <table:table-cell office:value-type="float" office:value="0.9583392" calcext:value-type="float">
            <text:p>0,9583392</text:p>
          </table:table-cell>
        </table:table-row>
        <table:table-row table:style-name="ro1">
          <table:table-cell office:value-type="float" office:value="8.110852" calcext:value-type="float">
            <text:p>8,110852</text:p>
          </table:table-cell>
          <table:table-cell office:value-type="float" office:value="0.9628746" calcext:value-type="float">
            <text:p>0,9628746</text:p>
          </table:table-cell>
        </table:table-row>
        <table:table-row table:style-name="ro1">
          <table:table-cell office:value-type="float" office:value="8.122558" calcext:value-type="float">
            <text:p>8,122558</text:p>
          </table:table-cell>
          <table:table-cell office:value-type="float" office:value="0.9670362" calcext:value-type="float">
            <text:p>0,9670362</text:p>
          </table:table-cell>
        </table:table-row>
        <table:table-row table:style-name="ro1">
          <table:table-cell office:value-type="float" office:value="8.13433" calcext:value-type="float">
            <text:p>8,13433</text:p>
          </table:table-cell>
          <table:table-cell office:value-type="float" office:value="0.9715716" calcext:value-type="float">
            <text:p>0,9715716</text:p>
          </table:table-cell>
        </table:table-row>
        <table:table-row table:style-name="ro1">
          <table:table-cell office:value-type="float" office:value="8.147468" calcext:value-type="float">
            <text:p>8,147468</text:p>
          </table:table-cell>
          <table:table-cell office:value-type="float" office:value="0.9758198" calcext:value-type="float">
            <text:p>0,9758198</text:p>
          </table:table-cell>
        </table:table-row>
        <table:table-row table:style-name="ro1">
          <table:table-cell office:value-type="float" office:value="8.15946" calcext:value-type="float">
            <text:p>8,15946</text:p>
          </table:table-cell>
          <table:table-cell office:value-type="float" office:value="0.9803244" calcext:value-type="float">
            <text:p>0,9803244</text:p>
          </table:table-cell>
        </table:table-row>
        <table:table-row table:style-name="ro1">
          <table:table-cell office:value-type="float" office:value="8.172124" calcext:value-type="float">
            <text:p>8,172124</text:p>
          </table:table-cell>
          <table:table-cell office:value-type="float" office:value="0.9848213" calcext:value-type="float">
            <text:p>0,9848213</text:p>
          </table:table-cell>
        </table:table-row>
        <table:table-row table:style-name="ro1">
          <table:table-cell office:value-type="float" office:value="8.183372" calcext:value-type="float">
            <text:p>8,183372</text:p>
          </table:table-cell>
          <table:table-cell office:value-type="float" office:value="0.9887883" calcext:value-type="float">
            <text:p>0,9887883</text:p>
          </table:table-cell>
        </table:table-row>
        <table:table-row table:style-name="ro1">
          <table:table-cell office:value-type="float" office:value="8.196041" calcext:value-type="float">
            <text:p>8,196041</text:p>
          </table:table-cell>
          <table:table-cell office:value-type="float" office:value="0.992834" calcext:value-type="float">
            <text:p>0,992834</text:p>
          </table:table-cell>
        </table:table-row>
        <table:table-row table:style-name="ro1">
          <table:table-cell office:value-type="float" office:value="8.207847" calcext:value-type="float">
            <text:p>8,207847</text:p>
          </table:table-cell>
          <table:table-cell office:value-type="float" office:value="0.9963211" calcext:value-type="float">
            <text:p>0,9963211</text:p>
          </table:table-cell>
        </table:table-row>
        <table:table-row table:style-name="ro1">
          <table:table-cell office:value-type="float" office:value="8.218665" calcext:value-type="float">
            <text:p>8,218665</text:p>
          </table:table-cell>
          <table:table-cell office:value-type="float" office:value="0.9999849" calcext:value-type="float">
            <text:p>0,9999849</text:p>
          </table:table-cell>
        </table:table-row>
        <table:table-row table:style-name="ro1">
          <table:table-cell office:value-type="float" office:value="8.23093" calcext:value-type="float">
            <text:p>8,23093</text:p>
          </table:table-cell>
          <table:table-cell office:value-type="float" office:value="1.003585" calcext:value-type="float">
            <text:p>1,003585</text:p>
          </table:table-cell>
        </table:table-row>
        <table:table-row table:style-name="ro1">
          <table:table-cell office:value-type="float" office:value="8.242643" calcext:value-type="float">
            <text:p>8,242643</text:p>
          </table:table-cell>
          <table:table-cell office:value-type="float" office:value="1.006936" calcext:value-type="float">
            <text:p>1,006936</text:p>
          </table:table-cell>
        </table:table-row>
        <table:table-row table:style-name="ro1">
          <table:table-cell office:value-type="float" office:value="8.254676" calcext:value-type="float">
            <text:p>8,254676</text:p>
          </table:table-cell>
          <table:table-cell office:value-type="float" office:value="1.010092" calcext:value-type="float">
            <text:p>1,010092</text:p>
          </table:table-cell>
        </table:table-row>
        <table:table-row table:style-name="ro1">
          <table:table-cell office:value-type="float" office:value="8.268112" calcext:value-type="float">
            <text:p>8,268112</text:p>
          </table:table-cell>
          <table:table-cell office:value-type="float" office:value="1.013423" calcext:value-type="float">
            <text:p>1,013423</text:p>
          </table:table-cell>
        </table:table-row>
        <table:table-row table:style-name="ro1">
          <table:table-cell office:value-type="float" office:value="8.279881" calcext:value-type="float">
            <text:p>8,279881</text:p>
          </table:table-cell>
          <table:table-cell office:value-type="float" office:value="1.016433" calcext:value-type="float">
            <text:p>1,016433</text:p>
          </table:table-cell>
        </table:table-row>
        <table:table-row table:style-name="ro1">
          <table:table-cell office:value-type="float" office:value="8.292185" calcext:value-type="float">
            <text:p>8,292185</text:p>
          </table:table-cell>
          <table:table-cell office:value-type="float" office:value="1.019071" calcext:value-type="float">
            <text:p>1,019071</text:p>
          </table:table-cell>
        </table:table-row>
        <table:table-row table:style-name="ro1">
          <table:table-cell office:value-type="float" office:value="8.303707" calcext:value-type="float">
            <text:p>8,303707</text:p>
          </table:table-cell>
          <table:table-cell office:value-type="float" office:value="1.021568" calcext:value-type="float">
            <text:p>1,021568</text:p>
          </table:table-cell>
        </table:table-row>
        <table:table-row table:style-name="ro1">
          <table:table-cell office:value-type="float" office:value="8.31679" calcext:value-type="float">
            <text:p>8,31679</text:p>
          </table:table-cell>
          <table:table-cell office:value-type="float" office:value="1.023958" calcext:value-type="float">
            <text:p>1,023958</text:p>
          </table:table-cell>
        </table:table-row>
        <table:table-row table:style-name="ro1">
          <table:table-cell office:value-type="float" office:value="8.329002" calcext:value-type="float">
            <text:p>8,329002</text:p>
          </table:table-cell>
          <table:table-cell office:value-type="float" office:value="1.026133" calcext:value-type="float">
            <text:p>1,026133</text:p>
          </table:table-cell>
        </table:table-row>
        <table:table-row table:style-name="ro1">
          <table:table-cell office:value-type="float" office:value="8.340601" calcext:value-type="float">
            <text:p>8,340601</text:p>
          </table:table-cell>
          <table:table-cell office:value-type="float" office:value="1.027851" calcext:value-type="float">
            <text:p>1,027851</text:p>
          </table:table-cell>
        </table:table-row>
        <table:table-row table:style-name="ro1">
          <table:table-cell office:value-type="float" office:value="8.352569" calcext:value-type="float">
            <text:p>8,352569</text:p>
          </table:table-cell>
          <table:table-cell office:value-type="float" office:value="1.029475" calcext:value-type="float">
            <text:p>1,029475</text:p>
          </table:table-cell>
        </table:table-row>
        <table:table-row table:style-name="ro1">
          <table:table-cell office:value-type="float" office:value="8.364682" calcext:value-type="float">
            <text:p>8,364682</text:p>
          </table:table-cell>
          <table:table-cell office:value-type="float" office:value="1.030931" calcext:value-type="float">
            <text:p>1,030931</text:p>
          </table:table-cell>
        </table:table-row>
        <table:table-row table:style-name="ro1">
          <table:table-cell office:value-type="float" office:value="8.376223" calcext:value-type="float">
            <text:p>8,376223</text:p>
          </table:table-cell>
          <table:table-cell office:value-type="float" office:value="1.032066" calcext:value-type="float">
            <text:p>1,032066</text:p>
          </table:table-cell>
        </table:table-row>
        <table:table-row table:style-name="ro1">
          <table:table-cell office:value-type="float" office:value="8.388262" calcext:value-type="float">
            <text:p>8,388262</text:p>
          </table:table-cell>
          <table:table-cell office:value-type="float" office:value="1.033007" calcext:value-type="float">
            <text:p>1,033007</text:p>
          </table:table-cell>
        </table:table-row>
        <table:table-row table:style-name="ro1">
          <table:table-cell office:value-type="float" office:value="8.399822" calcext:value-type="float">
            <text:p>8,399822</text:p>
          </table:table-cell>
          <table:table-cell office:value-type="float" office:value="1.033787" calcext:value-type="float">
            <text:p>1,033787</text:p>
          </table:table-cell>
        </table:table-row>
        <table:table-row table:style-name="ro1">
          <table:table-cell office:value-type="float" office:value="8.411849" calcext:value-type="float">
            <text:p>8,411849</text:p>
          </table:table-cell>
          <table:table-cell office:value-type="float" office:value="1.034294" calcext:value-type="float">
            <text:p>1,034294</text:p>
          </table:table-cell>
        </table:table-row>
        <table:table-row table:style-name="ro1">
          <table:table-cell office:value-type="float" office:value="8.423565" calcext:value-type="float">
            <text:p>8,423565</text:p>
          </table:table-cell>
          <table:table-cell office:value-type="float" office:value="1.034635" calcext:value-type="float">
            <text:p>1,034635</text:p>
          </table:table-cell>
        </table:table-row>
        <table:table-row table:style-name="ro1">
          <table:table-cell office:value-type="float" office:value="8.435824" calcext:value-type="float">
            <text:p>8,435824</text:p>
          </table:table-cell>
          <table:table-cell office:value-type="float" office:value="1.034653" calcext:value-type="float">
            <text:p>1,034653</text:p>
          </table:table-cell>
        </table:table-row>
        <table:table-row table:style-name="ro1">
          <table:table-cell office:value-type="float" office:value="8.448681" calcext:value-type="float">
            <text:p>8,448681</text:p>
          </table:table-cell>
          <table:table-cell office:value-type="float" office:value="1.034494" calcext:value-type="float">
            <text:p>1,034494</text:p>
          </table:table-cell>
        </table:table-row>
        <table:table-row table:style-name="ro1">
          <table:table-cell office:value-type="float" office:value="8.460276" calcext:value-type="float">
            <text:p>8,460276</text:p>
          </table:table-cell>
          <table:table-cell office:value-type="float" office:value="1.034108" calcext:value-type="float">
            <text:p>1,034108</text:p>
          </table:table-cell>
        </table:table-row>
        <table:table-row table:style-name="ro1">
          <table:table-cell office:value-type="float" office:value="8.472733" calcext:value-type="float">
            <text:p>8,472733</text:p>
          </table:table-cell>
          <table:table-cell office:value-type="float" office:value="1.033457" calcext:value-type="float">
            <text:p>1,033457</text:p>
          </table:table-cell>
        </table:table-row>
        <table:table-row table:style-name="ro1">
          <table:table-cell office:value-type="float" office:value="8.484387" calcext:value-type="float">
            <text:p>8,484387</text:p>
          </table:table-cell>
          <table:table-cell office:value-type="float" office:value="1.032718" calcext:value-type="float">
            <text:p>1,032718</text:p>
          </table:table-cell>
        </table:table-row>
        <table:table-row table:style-name="ro1">
          <table:table-cell office:value-type="float" office:value="8.49645" calcext:value-type="float">
            <text:p>8,49645</text:p>
          </table:table-cell>
          <table:table-cell office:value-type="float" office:value="1.03156" calcext:value-type="float">
            <text:p>1,03156</text:p>
          </table:table-cell>
        </table:table-row>
        <table:table-row table:style-name="ro1">
          <table:table-cell office:value-type="float" office:value="8.508671" calcext:value-type="float">
            <text:p>8,508671</text:p>
          </table:table-cell>
          <table:table-cell office:value-type="float" office:value="1.030292" calcext:value-type="float">
            <text:p>1,030292</text:p>
          </table:table-cell>
        </table:table-row>
        <table:table-row table:style-name="ro1">
          <table:table-cell office:value-type="float" office:value="8.519475" calcext:value-type="float">
            <text:p>8,519475</text:p>
          </table:table-cell>
          <table:table-cell office:value-type="float" office:value="1.028905" calcext:value-type="float">
            <text:p>1,028905</text:p>
          </table:table-cell>
        </table:table-row>
        <table:table-row table:style-name="ro1">
          <table:table-cell office:value-type="float" office:value="8.532121" calcext:value-type="float">
            <text:p>8,532121</text:p>
          </table:table-cell>
          <table:table-cell office:value-type="float" office:value="1.027151" calcext:value-type="float">
            <text:p>1,027151</text:p>
          </table:table-cell>
        </table:table-row>
        <table:table-row table:style-name="ro1">
          <table:table-cell office:value-type="float" office:value="8.543278" calcext:value-type="float">
            <text:p>8,543278</text:p>
          </table:table-cell>
          <table:table-cell office:value-type="float" office:value="1.025486" calcext:value-type="float">
            <text:p>1,025486</text:p>
          </table:table-cell>
        </table:table-row>
        <table:table-row table:style-name="ro1">
          <table:table-cell office:value-type="float" office:value="8.555331" calcext:value-type="float">
            <text:p>8,555331</text:p>
          </table:table-cell>
          <table:table-cell office:value-type="float" office:value="1.023479" calcext:value-type="float">
            <text:p>1,023479</text:p>
          </table:table-cell>
        </table:table-row>
        <table:table-row table:style-name="ro1">
          <table:table-cell office:value-type="float" office:value="8.57297" calcext:value-type="float">
            <text:p>8,57297</text:p>
          </table:table-cell>
          <table:table-cell office:value-type="float" office:value="1.021365" calcext:value-type="float">
            <text:p>1,021365</text:p>
          </table:table-cell>
        </table:table-row>
        <table:table-row table:style-name="ro1">
          <table:table-cell office:value-type="float" office:value="8.58512" calcext:value-type="float">
            <text:p>8,58512</text:p>
          </table:table-cell>
          <table:table-cell office:value-type="float" office:value="1.017761" calcext:value-type="float">
            <text:p>1,017761</text:p>
          </table:table-cell>
        </table:table-row>
        <table:table-row table:style-name="ro1">
          <table:table-cell office:value-type="float" office:value="8.596686" calcext:value-type="float">
            <text:p>8,596686</text:p>
          </table:table-cell>
          <table:table-cell office:value-type="float" office:value="1.014973" calcext:value-type="float">
            <text:p>1,014973</text:p>
          </table:table-cell>
        </table:table-row>
        <table:table-row table:style-name="ro1">
          <table:table-cell office:value-type="float" office:value="8.608772" calcext:value-type="float">
            <text:p>8,608772</text:p>
          </table:table-cell>
          <table:table-cell office:value-type="float" office:value="1.012155" calcext:value-type="float">
            <text:p>1,012155</text:p>
          </table:table-cell>
        </table:table-row>
        <table:table-row table:style-name="ro1">
          <table:table-cell office:value-type="float" office:value="8.619882" calcext:value-type="float">
            <text:p>8,619882</text:p>
          </table:table-cell>
          <table:table-cell office:value-type="float" office:value="1.009468" calcext:value-type="float">
            <text:p>1,009468</text:p>
          </table:table-cell>
        </table:table-row>
        <table:table-row table:style-name="ro1">
          <table:table-cell office:value-type="float" office:value="8.632087" calcext:value-type="float">
            <text:p>8,632087</text:p>
          </table:table-cell>
          <table:table-cell office:value-type="float" office:value="1.006288" calcext:value-type="float">
            <text:p>1,006288</text:p>
          </table:table-cell>
        </table:table-row>
        <table:table-row table:style-name="ro1">
          <table:table-cell office:value-type="float" office:value="8.643128" calcext:value-type="float">
            <text:p>8,643128</text:p>
          </table:table-cell>
          <table:table-cell office:value-type="float" office:value="1.003337" calcext:value-type="float">
            <text:p>1,003337</text:p>
          </table:table-cell>
        </table:table-row>
        <table:table-row table:style-name="ro1">
          <table:table-cell office:value-type="float" office:value="8.655902" calcext:value-type="float">
            <text:p>8,655902</text:p>
          </table:table-cell>
          <table:table-cell office:value-type="float" office:value="0.9999318" calcext:value-type="float">
            <text:p>0,9999318</text:p>
          </table:table-cell>
        </table:table-row>
        <table:table-row table:style-name="ro1">
          <table:table-cell office:value-type="float" office:value="8.667615" calcext:value-type="float">
            <text:p>8,667615</text:p>
          </table:table-cell>
          <table:table-cell office:value-type="float" office:value="0.9967162" calcext:value-type="float">
            <text:p>0,9967162</text:p>
          </table:table-cell>
        </table:table-row>
        <table:table-row table:style-name="ro1">
          <table:table-cell office:value-type="float" office:value="8.679021" calcext:value-type="float">
            <text:p>8,679021</text:p>
          </table:table-cell>
          <table:table-cell office:value-type="float" office:value="0.9931387" calcext:value-type="float">
            <text:p>0,9931387</text:p>
          </table:table-cell>
        </table:table-row>
        <table:table-row table:style-name="ro1">
          <table:table-cell office:value-type="float" office:value="8.691421" calcext:value-type="float">
            <text:p>8,691421</text:p>
          </table:table-cell>
          <table:table-cell office:value-type="float" office:value="0.9895014" calcext:value-type="float">
            <text:p>0,9895014</text:p>
          </table:table-cell>
        </table:table-row>
        <table:table-row table:style-name="ro1">
          <table:table-cell office:value-type="float" office:value="8.702094" calcext:value-type="float">
            <text:p>8,702094</text:p>
          </table:table-cell>
          <table:table-cell office:value-type="float" office:value="0.9860768" calcext:value-type="float">
            <text:p>0,9860768</text:p>
          </table:table-cell>
        </table:table-row>
        <table:table-row table:style-name="ro1">
          <table:table-cell office:value-type="float" office:value="8.714534" calcext:value-type="float">
            <text:p>8,714534</text:p>
          </table:table-cell>
          <table:table-cell office:value-type="float" office:value="0.982351" calcext:value-type="float">
            <text:p>0,982351</text:p>
          </table:table-cell>
        </table:table-row>
        <table:table-row table:style-name="ro1">
          <table:table-cell office:value-type="float" office:value="8.726488" calcext:value-type="float">
            <text:p>8,726488</text:p>
          </table:table-cell>
          <table:table-cell office:value-type="float" office:value="0.9786848" calcext:value-type="float">
            <text:p>0,9786848</text:p>
          </table:table-cell>
        </table:table-row>
        <table:table-row table:style-name="ro1">
          <table:table-cell office:value-type="float" office:value="8.738446" calcext:value-type="float">
            <text:p>8,738446</text:p>
          </table:table-cell>
          <table:table-cell office:value-type="float" office:value="0.9747471" calcext:value-type="float">
            <text:p>0,9747471</text:p>
          </table:table-cell>
        </table:table-row>
        <table:table-row table:style-name="ro1">
          <table:table-cell office:value-type="float" office:value="8.750801" calcext:value-type="float">
            <text:p>8,750801</text:p>
          </table:table-cell>
          <table:table-cell office:value-type="float" office:value="0.9706866" calcext:value-type="float">
            <text:p>0,9706866</text:p>
          </table:table-cell>
        </table:table-row>
        <table:table-row table:style-name="ro1">
          <table:table-cell office:value-type="float" office:value="8.76227" calcext:value-type="float">
            <text:p>8,76227</text:p>
          </table:table-cell>
          <table:table-cell office:value-type="float" office:value="0.9669213" calcext:value-type="float">
            <text:p>0,9669213</text:p>
          </table:table-cell>
        </table:table-row>
        <table:table-row table:style-name="ro1">
          <table:table-cell office:value-type="float" office:value="8.774519" calcext:value-type="float">
            <text:p>8,774519</text:p>
          </table:table-cell>
          <table:table-cell office:value-type="float" office:value="0.9630374" calcext:value-type="float">
            <text:p>0,9630374</text:p>
          </table:table-cell>
        </table:table-row>
        <table:table-row table:style-name="ro1">
          <table:table-cell office:value-type="float" office:value="8.786669" calcext:value-type="float">
            <text:p>8,786669</text:p>
          </table:table-cell>
          <table:table-cell office:value-type="float" office:value="0.9592549" calcext:value-type="float">
            <text:p>0,9592549</text:p>
          </table:table-cell>
        </table:table-row>
        <table:table-row table:style-name="ro1">
          <table:table-cell office:value-type="float" office:value="8.798807" calcext:value-type="float">
            <text:p>8,798807</text:p>
          </table:table-cell>
          <table:table-cell office:value-type="float" office:value="0.9549529" calcext:value-type="float">
            <text:p>0,9549529</text:p>
          </table:table-cell>
        </table:table-row>
        <table:table-row table:style-name="ro1">
          <table:table-cell office:value-type="float" office:value="8.811425" calcext:value-type="float">
            <text:p>8,811425</text:p>
          </table:table-cell>
          <table:table-cell office:value-type="float" office:value="0.9510235" calcext:value-type="float">
            <text:p>0,9510235</text:p>
          </table:table-cell>
        </table:table-row>
        <table:table-row table:style-name="ro1">
          <table:table-cell office:value-type="float" office:value="8.823818" calcext:value-type="float">
            <text:p>8,823818</text:p>
          </table:table-cell>
          <table:table-cell office:value-type="float" office:value="0.947302" calcext:value-type="float">
            <text:p>0,947302</text:p>
          </table:table-cell>
        </table:table-row>
        <table:table-row table:style-name="ro1">
          <table:table-cell office:value-type="float" office:value="8.837431" calcext:value-type="float">
            <text:p>8,837431</text:p>
          </table:table-cell>
          <table:table-cell office:value-type="float" office:value="0.9427695" calcext:value-type="float">
            <text:p>0,9427695</text:p>
          </table:table-cell>
        </table:table-row>
        <table:table-row table:style-name="ro1">
          <table:table-cell office:value-type="float" office:value="8.849366" calcext:value-type="float">
            <text:p>8,849366</text:p>
          </table:table-cell>
          <table:table-cell office:value-type="float" office:value="0.9389368" calcext:value-type="float">
            <text:p>0,9389368</text:p>
          </table:table-cell>
        </table:table-row>
        <table:table-row table:style-name="ro1">
          <table:table-cell office:value-type="float" office:value="8.86125" calcext:value-type="float">
            <text:p>8,86125</text:p>
          </table:table-cell>
          <table:table-cell office:value-type="float" office:value="0.9352745" calcext:value-type="float">
            <text:p>0,9352745</text:p>
          </table:table-cell>
        </table:table-row>
        <table:table-row table:style-name="ro1">
          <table:table-cell office:value-type="float" office:value="8.873787" calcext:value-type="float">
            <text:p>8,873787</text:p>
          </table:table-cell>
          <table:table-cell office:value-type="float" office:value="0.9317595" calcext:value-type="float">
            <text:p>0,9317595</text:p>
          </table:table-cell>
        </table:table-row>
        <table:table-row table:style-name="ro1">
          <table:table-cell office:value-type="float" office:value="8.884529" calcext:value-type="float">
            <text:p>8,884529</text:p>
          </table:table-cell>
          <table:table-cell office:value-type="float" office:value="0.9294645" calcext:value-type="float">
            <text:p>0,9294645</text:p>
          </table:table-cell>
        </table:table-row>
        <table:table-row table:style-name="ro1">
          <table:table-cell office:value-type="float" office:value="8.89563" calcext:value-type="float">
            <text:p>8,89563</text:p>
          </table:table-cell>
          <table:table-cell office:value-type="float" office:value="0.9253982" calcext:value-type="float">
            <text:p>0,9253982</text:p>
          </table:table-cell>
        </table:table-row>
        <table:table-row table:style-name="ro1">
          <table:table-cell office:value-type="float" office:value="8.90757" calcext:value-type="float">
            <text:p>8,90757</text:p>
          </table:table-cell>
          <table:table-cell office:value-type="float" office:value="0.9222633" calcext:value-type="float">
            <text:p>0,9222633</text:p>
          </table:table-cell>
        </table:table-row>
        <table:table-row table:style-name="ro1">
          <table:table-cell office:value-type="float" office:value="8.918835" calcext:value-type="float">
            <text:p>8,918835</text:p>
          </table:table-cell>
          <table:table-cell office:value-type="float" office:value="0.9190098" calcext:value-type="float">
            <text:p>0,9190098</text:p>
          </table:table-cell>
        </table:table-row>
        <table:table-row table:style-name="ro1">
          <table:table-cell office:value-type="float" office:value="8.931472" calcext:value-type="float">
            <text:p>8,931472</text:p>
          </table:table-cell>
          <table:table-cell office:value-type="float" office:value="0.9158895" calcext:value-type="float">
            <text:p>0,9158895</text:p>
          </table:table-cell>
        </table:table-row>
        <table:table-row table:style-name="ro1">
          <table:table-cell office:value-type="float" office:value="8.94327" calcext:value-type="float">
            <text:p>8,94327</text:p>
          </table:table-cell>
          <table:table-cell office:value-type="float" office:value="0.9129528" calcext:value-type="float">
            <text:p>0,9129528</text:p>
          </table:table-cell>
        </table:table-row>
        <table:table-row table:style-name="ro1">
          <table:table-cell office:value-type="float" office:value="8.95542" calcext:value-type="float">
            <text:p>8,95542</text:p>
          </table:table-cell>
          <table:table-cell office:value-type="float" office:value="0.9101745" calcext:value-type="float">
            <text:p>0,9101745</text:p>
          </table:table-cell>
        </table:table-row>
        <table:table-row table:style-name="ro1">
          <table:table-cell office:value-type="float" office:value="8.967368" calcext:value-type="float">
            <text:p>8,967368</text:p>
          </table:table-cell>
          <table:table-cell office:value-type="float" office:value="0.9075789" calcext:value-type="float">
            <text:p>0,9075789</text:p>
          </table:table-cell>
        </table:table-row>
        <table:table-row table:style-name="ro1">
          <table:table-cell office:value-type="float" office:value="8.978712" calcext:value-type="float">
            <text:p>8,978712</text:p>
          </table:table-cell>
          <table:table-cell office:value-type="float" office:value="0.9050786" calcext:value-type="float">
            <text:p>0,9050786</text:p>
          </table:table-cell>
        </table:table-row>
        <table:table-row table:style-name="ro1">
          <table:table-cell office:value-type="float" office:value="8.991333" calcext:value-type="float">
            <text:p>8,991333</text:p>
          </table:table-cell>
          <table:table-cell office:value-type="float" office:value="0.9028336" calcext:value-type="float">
            <text:p>0,9028336</text:p>
          </table:table-cell>
        </table:table-row>
        <table:table-row table:style-name="ro1">
          <table:table-cell office:value-type="float" office:value="9.00257" calcext:value-type="float">
            <text:p>9,00257</text:p>
          </table:table-cell>
          <table:table-cell office:value-type="float" office:value="0.9005976" calcext:value-type="float">
            <text:p>0,9005976</text:p>
          </table:table-cell>
        </table:table-row>
        <table:table-row table:style-name="ro1">
          <table:table-cell office:value-type="float" office:value="9.015509" calcext:value-type="float">
            <text:p>9,015509</text:p>
          </table:table-cell>
          <table:table-cell office:value-type="float" office:value="0.8984395" calcext:value-type="float">
            <text:p>0,8984395</text:p>
          </table:table-cell>
        </table:table-row>
        <table:table-row table:style-name="ro1">
          <table:table-cell office:value-type="float" office:value="9.027806" calcext:value-type="float">
            <text:p>9,027806</text:p>
          </table:table-cell>
          <table:table-cell office:value-type="float" office:value="0.8966657" calcext:value-type="float">
            <text:p>0,8966657</text:p>
          </table:table-cell>
        </table:table-row>
        <table:table-row table:style-name="ro1">
          <table:table-cell office:value-type="float" office:value="9.039889" calcext:value-type="float">
            <text:p>9,039889</text:p>
          </table:table-cell>
          <table:table-cell office:value-type="float" office:value="0.8950088" calcext:value-type="float">
            <text:p>0,8950088</text:p>
          </table:table-cell>
        </table:table-row>
        <table:table-row table:style-name="ro1">
          <table:table-cell office:value-type="float" office:value="9.052364" calcext:value-type="float">
            <text:p>9,052364</text:p>
          </table:table-cell>
          <table:table-cell office:value-type="float" office:value="0.8934935" calcext:value-type="float">
            <text:p>0,8934935</text:p>
          </table:table-cell>
        </table:table-row>
        <table:table-row table:style-name="ro1">
          <table:table-cell office:value-type="float" office:value="9.063488" calcext:value-type="float">
            <text:p>9,063488</text:p>
          </table:table-cell>
          <table:table-cell office:value-type="float" office:value="0.8921882" calcext:value-type="float">
            <text:p>0,8921882</text:p>
          </table:table-cell>
        </table:table-row>
        <table:table-row table:style-name="ro1">
          <table:table-cell office:value-type="float" office:value="9.07604" calcext:value-type="float">
            <text:p>9,07604</text:p>
          </table:table-cell>
          <table:table-cell office:value-type="float" office:value="0.8911741" calcext:value-type="float">
            <text:p>0,8911741</text:p>
          </table:table-cell>
        </table:table-row>
        <table:table-row table:style-name="ro1">
          <table:table-cell office:value-type="float" office:value="9.088104" calcext:value-type="float">
            <text:p>9,088104</text:p>
          </table:table-cell>
          <table:table-cell office:value-type="float" office:value="0.8903121" calcext:value-type="float">
            <text:p>0,8903121</text:p>
          </table:table-cell>
        </table:table-row>
        <table:table-row table:style-name="ro1">
          <table:table-cell office:value-type="float" office:value="9.099429" calcext:value-type="float">
            <text:p>9,099429</text:p>
          </table:table-cell>
          <table:table-cell office:value-type="float" office:value="0.8895984" calcext:value-type="float">
            <text:p>0,8895984</text:p>
          </table:table-cell>
        </table:table-row>
        <table:table-row table:style-name="ro1">
          <table:table-cell office:value-type="float" office:value="9.111845" calcext:value-type="float">
            <text:p>9,111845</text:p>
          </table:table-cell>
          <table:table-cell office:value-type="float" office:value="0.8891071" calcext:value-type="float">
            <text:p>0,8891071</text:p>
          </table:table-cell>
        </table:table-row>
        <table:table-row table:style-name="ro1">
          <table:table-cell office:value-type="float" office:value="9.123438" calcext:value-type="float">
            <text:p>9,123438</text:p>
          </table:table-cell>
          <table:table-cell office:value-type="float" office:value="0.8887575" calcext:value-type="float">
            <text:p>0,8887575</text:p>
          </table:table-cell>
        </table:table-row>
        <table:table-row table:style-name="ro1">
          <table:table-cell office:value-type="float" office:value="9.136108" calcext:value-type="float">
            <text:p>9,136108</text:p>
          </table:table-cell>
          <table:table-cell office:value-type="float" office:value="0.8886911" calcext:value-type="float">
            <text:p>0,8886911</text:p>
          </table:table-cell>
        </table:table-row>
        <table:table-row table:style-name="ro1">
          <table:table-cell office:value-type="float" office:value="9.148376" calcext:value-type="float">
            <text:p>9,148376</text:p>
          </table:table-cell>
          <table:table-cell office:value-type="float" office:value="0.8887702" calcext:value-type="float">
            <text:p>0,8887702</text:p>
          </table:table-cell>
        </table:table-row>
        <table:table-row table:style-name="ro1">
          <table:table-cell office:value-type="float" office:value="9.160415" calcext:value-type="float">
            <text:p>9,160415</text:p>
          </table:table-cell>
          <table:table-cell office:value-type="float" office:value="0.8890398" calcext:value-type="float">
            <text:p>0,8890398</text:p>
          </table:table-cell>
        </table:table-row>
        <table:table-row table:style-name="ro1">
          <table:table-cell office:value-type="float" office:value="9.172245" calcext:value-type="float">
            <text:p>9,172245</text:p>
          </table:table-cell>
          <table:table-cell office:value-type="float" office:value="0.8895293" calcext:value-type="float">
            <text:p>0,8895293</text:p>
          </table:table-cell>
        </table:table-row>
        <table:table-row table:style-name="ro1">
          <table:table-cell office:value-type="float" office:value="9.183539" calcext:value-type="float">
            <text:p>9,183539</text:p>
          </table:table-cell>
          <table:table-cell office:value-type="float" office:value="0.8900887" calcext:value-type="float">
            <text:p>0,8900887</text:p>
          </table:table-cell>
        </table:table-row>
        <table:table-row table:style-name="ro1">
          <table:table-cell office:value-type="float" office:value="9.195667" calcext:value-type="float">
            <text:p>9,195667</text:p>
          </table:table-cell>
          <table:table-cell office:value-type="float" office:value="0.8910067" calcext:value-type="float">
            <text:p>0,8910067</text:p>
          </table:table-cell>
        </table:table-row>
        <table:table-row table:style-name="ro1">
          <table:table-cell office:value-type="float" office:value="9.213097" calcext:value-type="float">
            <text:p>9,213097</text:p>
          </table:table-cell>
          <table:table-cell office:value-type="float" office:value="0.8918885" calcext:value-type="float">
            <text:p>0,8918885</text:p>
          </table:table-cell>
        </table:table-row>
        <table:table-row table:style-name="ro1">
          <table:table-cell office:value-type="float" office:value="9.225541" calcext:value-type="float">
            <text:p>9,225541</text:p>
          </table:table-cell>
          <table:table-cell office:value-type="float" office:value="0.8937382" calcext:value-type="float">
            <text:p>0,8937382</text:p>
          </table:table-cell>
        </table:table-row>
        <table:table-row table:style-name="ro1">
          <table:table-cell office:value-type="float" office:value="9.237043" calcext:value-type="float">
            <text:p>9,237043</text:p>
          </table:table-cell>
          <table:table-cell office:value-type="float" office:value="0.8952817" calcext:value-type="float">
            <text:p>0,8952817</text:p>
          </table:table-cell>
        </table:table-row>
        <table:table-row table:style-name="ro1">
          <table:table-cell office:value-type="float" office:value="9.249135" calcext:value-type="float">
            <text:p>9,249135</text:p>
          </table:table-cell>
          <table:table-cell office:value-type="float" office:value="0.8968987" calcext:value-type="float">
            <text:p>0,8968987</text:p>
          </table:table-cell>
        </table:table-row>
        <table:table-row table:style-name="ro1">
          <table:table-cell office:value-type="float" office:value="9.261542" calcext:value-type="float">
            <text:p>9,261542</text:p>
          </table:table-cell>
          <table:table-cell office:value-type="float" office:value="0.8985993" calcext:value-type="float">
            <text:p>0,8985993</text:p>
          </table:table-cell>
        </table:table-row>
        <table:table-row table:style-name="ro1">
          <table:table-cell office:value-type="float" office:value="9.27454" calcext:value-type="float">
            <text:p>9,27454</text:p>
          </table:table-cell>
          <table:table-cell office:value-type="float" office:value="0.9007827" calcext:value-type="float">
            <text:p>0,9007827</text:p>
          </table:table-cell>
        </table:table-row>
        <table:table-row table:style-name="ro1">
          <table:table-cell office:value-type="float" office:value="9.286474" calcext:value-type="float">
            <text:p>9,286474</text:p>
          </table:table-cell>
          <table:table-cell office:value-type="float" office:value="0.9027743" calcext:value-type="float">
            <text:p>0,9027743</text:p>
          </table:table-cell>
        </table:table-row>
        <table:table-row table:style-name="ro1">
          <table:table-cell office:value-type="float" office:value="9.298252" calcext:value-type="float">
            <text:p>9,298252</text:p>
          </table:table-cell>
          <table:table-cell office:value-type="float" office:value="0.9050621" calcext:value-type="float">
            <text:p>0,9050621</text:p>
          </table:table-cell>
        </table:table-row>
        <table:table-row table:style-name="ro1">
          <table:table-cell office:value-type="float" office:value="9.310669" calcext:value-type="float">
            <text:p>9,310669</text:p>
          </table:table-cell>
          <table:table-cell office:value-type="float" office:value="0.9076457" calcext:value-type="float">
            <text:p>0,9076457</text:p>
          </table:table-cell>
        </table:table-row>
        <table:table-row table:style-name="ro1">
          <table:table-cell office:value-type="float" office:value="9.322131" calcext:value-type="float">
            <text:p>9,322131</text:p>
          </table:table-cell>
          <table:table-cell office:value-type="float" office:value="0.9098524" calcext:value-type="float">
            <text:p>0,9098524</text:p>
          </table:table-cell>
        </table:table-row>
        <table:table-row table:style-name="ro1">
          <table:table-cell office:value-type="float" office:value="9.335662" calcext:value-type="float">
            <text:p>9,335662</text:p>
          </table:table-cell>
          <table:table-cell office:value-type="float" office:value="0.9128207" calcext:value-type="float">
            <text:p>0,9128207</text:p>
          </table:table-cell>
        </table:table-row>
        <table:table-row table:style-name="ro1">
          <table:table-cell office:value-type="float" office:value="9.345988" calcext:value-type="float">
            <text:p>9,345988</text:p>
          </table:table-cell>
          <table:table-cell office:value-type="float" office:value="0.9149395" calcext:value-type="float">
            <text:p>0,9149395</text:p>
          </table:table-cell>
        </table:table-row>
        <table:table-row table:style-name="ro1">
          <table:table-cell office:value-type="float" office:value="9.359461" calcext:value-type="float">
            <text:p>9,359461</text:p>
          </table:table-cell>
          <table:table-cell office:value-type="float" office:value="0.9183359" calcext:value-type="float">
            <text:p>0,9183359</text:p>
          </table:table-cell>
        </table:table-row>
        <table:table-row table:style-name="ro1">
          <table:table-cell office:value-type="float" office:value="9.373542" calcext:value-type="float">
            <text:p>9,373542</text:p>
          </table:table-cell>
          <table:table-cell office:value-type="float" office:value="0.9216807" calcext:value-type="float">
            <text:p>0,9216807</text:p>
          </table:table-cell>
        </table:table-row>
        <table:table-row table:style-name="ro1">
          <table:table-cell office:value-type="float" office:value="9.386608" calcext:value-type="float">
            <text:p>9,386608</text:p>
          </table:table-cell>
          <table:table-cell office:value-type="float" office:value="0.9248935" calcext:value-type="float">
            <text:p>0,9248935</text:p>
          </table:table-cell>
        </table:table-row>
        <table:table-row table:style-name="ro1">
          <table:table-cell office:value-type="float" office:value="9.398467" calcext:value-type="float">
            <text:p>9,398467</text:p>
          </table:table-cell>
          <table:table-cell office:value-type="float" office:value="0.9282557" calcext:value-type="float">
            <text:p>0,9282557</text:p>
          </table:table-cell>
        </table:table-row>
        <table:table-row table:style-name="ro1">
          <table:table-cell office:value-type="float" office:value="9.410739" calcext:value-type="float">
            <text:p>9,410739</text:p>
          </table:table-cell>
          <table:table-cell office:value-type="float" office:value="0.931543" calcext:value-type="float">
            <text:p>0,931543</text:p>
          </table:table-cell>
        </table:table-row>
        <table:table-row table:style-name="ro1">
          <table:table-cell office:value-type="float" office:value="9.422027" calcext:value-type="float">
            <text:p>9,422027</text:p>
          </table:table-cell>
          <table:table-cell office:value-type="float" office:value="0.9343709" calcext:value-type="float">
            <text:p>0,9343709</text:p>
          </table:table-cell>
        </table:table-row>
        <table:table-row table:style-name="ro1">
          <table:table-cell office:value-type="float" office:value="9.433619" calcext:value-type="float">
            <text:p>9,433619</text:p>
          </table:table-cell>
          <table:table-cell office:value-type="float" office:value="0.9377369" calcext:value-type="float">
            <text:p>0,9377369</text:p>
          </table:table-cell>
        </table:table-row>
        <table:table-row table:style-name="ro1">
          <table:table-cell office:value-type="float" office:value="9.445848" calcext:value-type="float">
            <text:p>9,445848</text:p>
          </table:table-cell>
          <table:table-cell office:value-type="float" office:value="0.9408444" calcext:value-type="float">
            <text:p>0,9408444</text:p>
          </table:table-cell>
        </table:table-row>
        <table:table-row table:style-name="ro1">
          <table:table-cell office:value-type="float" office:value="9.457504" calcext:value-type="float">
            <text:p>9,457504</text:p>
          </table:table-cell>
          <table:table-cell office:value-type="float" office:value="0.9441766" calcext:value-type="float">
            <text:p>0,9441766</text:p>
          </table:table-cell>
        </table:table-row>
        <table:table-row table:style-name="ro1">
          <table:table-cell office:value-type="float" office:value="9.469428" calcext:value-type="float">
            <text:p>9,469428</text:p>
          </table:table-cell>
          <table:table-cell office:value-type="float" office:value="0.9475781" calcext:value-type="float">
            <text:p>0,9475781</text:p>
          </table:table-cell>
        </table:table-row>
        <table:table-row table:style-name="ro1">
          <table:table-cell office:value-type="float" office:value="9.481031" calcext:value-type="float">
            <text:p>9,481031</text:p>
          </table:table-cell>
          <table:table-cell office:value-type="float" office:value="0.9507875" calcext:value-type="float">
            <text:p>0,9507875</text:p>
          </table:table-cell>
        </table:table-row>
        <table:table-row table:style-name="ro1">
          <table:table-cell office:value-type="float" office:value="9.493725" calcext:value-type="float">
            <text:p>9,493725</text:p>
          </table:table-cell>
          <table:table-cell office:value-type="float" office:value="0.9542941" calcext:value-type="float">
            <text:p>0,9542941</text:p>
          </table:table-cell>
        </table:table-row>
        <table:table-row table:style-name="ro1">
          <table:table-cell office:value-type="float" office:value="9.505969" calcext:value-type="float">
            <text:p>9,505969</text:p>
          </table:table-cell>
          <table:table-cell office:value-type="float" office:value="0.9574966" calcext:value-type="float">
            <text:p>0,9574966</text:p>
          </table:table-cell>
        </table:table-row>
        <table:table-row table:style-name="ro1">
          <table:table-cell office:value-type="float" office:value="9.517177" calcext:value-type="float">
            <text:p>9,517177</text:p>
          </table:table-cell>
          <table:table-cell office:value-type="float" office:value="0.9608573" calcext:value-type="float">
            <text:p>0,9608573</text:p>
          </table:table-cell>
        </table:table-row>
        <table:table-row table:style-name="ro1">
          <table:table-cell office:value-type="float" office:value="9.531862" calcext:value-type="float">
            <text:p>9,531862</text:p>
          </table:table-cell>
          <table:table-cell office:value-type="float" office:value="0.9628832" calcext:value-type="float">
            <text:p>0,9628832</text:p>
          </table:table-cell>
        </table:table-row>
        <table:table-row table:style-name="ro1">
          <table:table-cell office:value-type="float" office:value="9.545684" calcext:value-type="float">
            <text:p>9,545684</text:p>
          </table:table-cell>
          <table:table-cell office:value-type="float" office:value="0.9676377" calcext:value-type="float">
            <text:p>0,9676377</text:p>
          </table:table-cell>
        </table:table-row>
        <table:table-row table:style-name="ro1">
          <table:table-cell office:value-type="float" office:value="9.55919" calcext:value-type="float">
            <text:p>9,55919</text:p>
          </table:table-cell>
          <table:table-cell office:value-type="float" office:value="0.9718947" calcext:value-type="float">
            <text:p>0,9718947</text:p>
          </table:table-cell>
        </table:table-row>
        <table:table-row table:style-name="ro1">
          <table:table-cell office:value-type="float" office:value="9.571431" calcext:value-type="float">
            <text:p>9,571431</text:p>
          </table:table-cell>
          <table:table-cell office:value-type="float" office:value="0.9752182" calcext:value-type="float">
            <text:p>0,9752182</text:p>
          </table:table-cell>
        </table:table-row>
        <table:table-row table:style-name="ro1">
          <table:table-cell office:value-type="float" office:value="9.582465" calcext:value-type="float">
            <text:p>9,582465</text:p>
          </table:table-cell>
          <table:table-cell office:value-type="float" office:value="0.9780981" calcext:value-type="float">
            <text:p>0,9780981</text:p>
          </table:table-cell>
        </table:table-row>
        <table:table-row table:style-name="ro1">
          <table:table-cell office:value-type="float" office:value="9.594698" calcext:value-type="float">
            <text:p>9,594698</text:p>
          </table:table-cell>
          <table:table-cell office:value-type="float" office:value="0.9811077" calcext:value-type="float">
            <text:p>0,9811077</text:p>
          </table:table-cell>
        </table:table-row>
        <table:table-row table:style-name="ro1">
          <table:table-cell office:value-type="float" office:value="9.606658" calcext:value-type="float">
            <text:p>9,606658</text:p>
          </table:table-cell>
          <table:table-cell office:value-type="float" office:value="0.9836864" calcext:value-type="float">
            <text:p>0,9836864</text:p>
          </table:table-cell>
        </table:table-row>
        <table:table-row table:style-name="ro1">
          <table:table-cell office:value-type="float" office:value="9.617558" calcext:value-type="float">
            <text:p>9,617558</text:p>
          </table:table-cell>
          <table:table-cell office:value-type="float" office:value="0.9864451" calcext:value-type="float">
            <text:p>0,9864451</text:p>
          </table:table-cell>
        </table:table-row>
        <table:table-row table:style-name="ro1">
          <table:table-cell office:value-type="float" office:value="9.629654" calcext:value-type="float">
            <text:p>9,629654</text:p>
          </table:table-cell>
          <table:table-cell office:value-type="float" office:value="0.9891459" calcext:value-type="float">
            <text:p>0,9891459</text:p>
          </table:table-cell>
        </table:table-row>
        <table:table-row table:style-name="ro1">
          <table:table-cell office:value-type="float" office:value="9.642943" calcext:value-type="float">
            <text:p>9,642943</text:p>
          </table:table-cell>
          <table:table-cell office:value-type="float" office:value="0.9915416" calcext:value-type="float">
            <text:p>0,9915416</text:p>
          </table:table-cell>
        </table:table-row>
        <table:table-row table:style-name="ro1">
          <table:table-cell office:value-type="float" office:value="9.656315" calcext:value-type="float">
            <text:p>9,656315</text:p>
          </table:table-cell>
          <table:table-cell office:value-type="float" office:value="0.9945504" calcext:value-type="float">
            <text:p>0,9945504</text:p>
          </table:table-cell>
        </table:table-row>
        <table:table-row table:style-name="ro1">
          <table:table-cell office:value-type="float" office:value="9.668071" calcext:value-type="float">
            <text:p>9,668071</text:p>
          </table:table-cell>
          <table:table-cell office:value-type="float" office:value="0.9967656" calcext:value-type="float">
            <text:p>0,9967656</text:p>
          </table:table-cell>
        </table:table-row>
        <table:table-row table:style-name="ro1">
          <table:table-cell office:value-type="float" office:value="9.679551" calcext:value-type="float">
            <text:p>9,679551</text:p>
          </table:table-cell>
          <table:table-cell office:value-type="float" office:value="0.9989709" calcext:value-type="float">
            <text:p>0,9989709</text:p>
          </table:table-cell>
        </table:table-row>
        <table:table-row table:style-name="ro1">
          <table:table-cell office:value-type="float" office:value="9.691802" calcext:value-type="float">
            <text:p>9,691802</text:p>
          </table:table-cell>
          <table:table-cell office:value-type="float" office:value="1.001019" calcext:value-type="float">
            <text:p>1,001019</text:p>
          </table:table-cell>
        </table:table-row>
        <table:table-row table:style-name="ro1">
          <table:table-cell office:value-type="float" office:value="9.703104" calcext:value-type="float">
            <text:p>9,703104</text:p>
          </table:table-cell>
          <table:table-cell office:value-type="float" office:value="1.002863" calcext:value-type="float">
            <text:p>1,002863</text:p>
          </table:table-cell>
        </table:table-row>
        <table:table-row table:style-name="ro1">
          <table:table-cell office:value-type="float" office:value="9.715236" calcext:value-type="float">
            <text:p>9,715236</text:p>
          </table:table-cell>
          <table:table-cell office:value-type="float" office:value="1.004571" calcext:value-type="float">
            <text:p>1,004571</text:p>
          </table:table-cell>
        </table:table-row>
        <table:table-row table:style-name="ro1">
          <table:table-cell office:value-type="float" office:value="9.727766" calcext:value-type="float">
            <text:p>9,727766</text:p>
          </table:table-cell>
          <table:table-cell office:value-type="float" office:value="1.006159" calcext:value-type="float">
            <text:p>1,006159</text:p>
          </table:table-cell>
        </table:table-row>
        <table:table-row table:style-name="ro1">
          <table:table-cell office:value-type="float" office:value="9.738596" calcext:value-type="float">
            <text:p>9,738596</text:p>
          </table:table-cell>
          <table:table-cell office:value-type="float" office:value="1.00755" calcext:value-type="float">
            <text:p>1,00755</text:p>
          </table:table-cell>
        </table:table-row>
        <table:table-row table:style-name="ro1">
          <table:table-cell office:value-type="float" office:value="9.750584" calcext:value-type="float">
            <text:p>9,750584</text:p>
          </table:table-cell>
          <table:table-cell office:value-type="float" office:value="1.008845" calcext:value-type="float">
            <text:p>1,008845</text:p>
          </table:table-cell>
        </table:table-row>
        <table:table-row table:style-name="ro1">
          <table:table-cell office:value-type="float" office:value="9.762685" calcext:value-type="float">
            <text:p>9,762685</text:p>
          </table:table-cell>
          <table:table-cell office:value-type="float" office:value="1.010025" calcext:value-type="float">
            <text:p>1,010025</text:p>
          </table:table-cell>
        </table:table-row>
        <table:table-row table:style-name="ro1">
          <table:table-cell office:value-type="float" office:value="9.775125" calcext:value-type="float">
            <text:p>9,775125</text:p>
          </table:table-cell>
          <table:table-cell office:value-type="float" office:value="1.010996" calcext:value-type="float">
            <text:p>1,010996</text:p>
          </table:table-cell>
        </table:table-row>
        <table:table-row table:style-name="ro1">
          <table:table-cell office:value-type="float" office:value="9.788771" calcext:value-type="float">
            <text:p>9,788771</text:p>
          </table:table-cell>
          <table:table-cell office:value-type="float" office:value="1.011862" calcext:value-type="float">
            <text:p>1,011862</text:p>
          </table:table-cell>
        </table:table-row>
        <table:table-row table:style-name="ro1">
          <table:table-cell office:value-type="float" office:value="9.801729" calcext:value-type="float">
            <text:p>9,801729</text:p>
          </table:table-cell>
          <table:table-cell office:value-type="float" office:value="1.012588" calcext:value-type="float">
            <text:p>1,012588</text:p>
          </table:table-cell>
        </table:table-row>
        <table:table-row table:style-name="ro1">
          <table:table-cell office:value-type="float" office:value="9.814252" calcext:value-type="float">
            <text:p>9,814252</text:p>
          </table:table-cell>
          <table:table-cell office:value-type="float" office:value="1.01303" calcext:value-type="float">
            <text:p>1,01303</text:p>
          </table:table-cell>
        </table:table-row>
        <table:table-row table:style-name="ro1">
          <table:table-cell office:value-type="float" office:value="9.826231" calcext:value-type="float">
            <text:p>9,826231</text:p>
          </table:table-cell>
          <table:table-cell office:value-type="float" office:value="1.013324" calcext:value-type="float">
            <text:p>1,013324</text:p>
          </table:table-cell>
        </table:table-row>
        <table:table-row table:style-name="ro1">
          <table:table-cell office:value-type="float" office:value="9.837883" calcext:value-type="float">
            <text:p>9,837883</text:p>
          </table:table-cell>
          <table:table-cell office:value-type="float" office:value="1.013404" calcext:value-type="float">
            <text:p>1,013404</text:p>
          </table:table-cell>
        </table:table-row>
        <table:table-row table:style-name="ro1">
          <table:table-cell office:value-type="float" office:value="9.851189" calcext:value-type="float">
            <text:p>9,851189</text:p>
          </table:table-cell>
          <table:table-cell office:value-type="float" office:value="1.013326" calcext:value-type="float">
            <text:p>1,013326</text:p>
          </table:table-cell>
        </table:table-row>
        <table:table-row table:style-name="ro1">
          <table:table-cell office:value-type="float" office:value="9.863064" calcext:value-type="float">
            <text:p>9,863064</text:p>
          </table:table-cell>
          <table:table-cell office:value-type="float" office:value="1.013124" calcext:value-type="float">
            <text:p>1,013124</text:p>
          </table:table-cell>
        </table:table-row>
        <table:table-row table:style-name="ro1">
          <table:table-cell office:value-type="float" office:value="9.875286" calcext:value-type="float">
            <text:p>9,875286</text:p>
          </table:table-cell>
          <table:table-cell office:value-type="float" office:value="1.012666" calcext:value-type="float">
            <text:p>1,012666</text:p>
          </table:table-cell>
        </table:table-row>
        <table:table-row table:style-name="ro1">
          <table:table-cell office:value-type="float" office:value="9.887477" calcext:value-type="float">
            <text:p>9,887477</text:p>
          </table:table-cell>
          <table:table-cell office:value-type="float" office:value="1.012162" calcext:value-type="float">
            <text:p>1,012162</text:p>
          </table:table-cell>
        </table:table-row>
        <table:table-row table:style-name="ro1">
          <table:table-cell office:value-type="float" office:value="9.899068" calcext:value-type="float">
            <text:p>9,899068</text:p>
          </table:table-cell>
          <table:table-cell office:value-type="float" office:value="1.011415" calcext:value-type="float">
            <text:p>1,011415</text:p>
          </table:table-cell>
        </table:table-row>
        <table:table-row table:style-name="ro1">
          <table:table-cell office:value-type="float" office:value="9.911485" calcext:value-type="float">
            <text:p>9,911485</text:p>
          </table:table-cell>
          <table:table-cell office:value-type="float" office:value="1.010482" calcext:value-type="float">
            <text:p>1,010482</text:p>
          </table:table-cell>
        </table:table-row>
        <table:table-row table:style-name="ro1">
          <table:table-cell office:value-type="float" office:value="9.923437" calcext:value-type="float">
            <text:p>9,923437</text:p>
          </table:table-cell>
          <table:table-cell office:value-type="float" office:value="1.009518" calcext:value-type="float">
            <text:p>1,009518</text:p>
          </table:table-cell>
        </table:table-row>
        <table:table-row table:style-name="ro1">
          <table:table-cell office:value-type="float" office:value="9.934958" calcext:value-type="float">
            <text:p>9,934958</text:p>
          </table:table-cell>
          <table:table-cell office:value-type="float" office:value="1.008286" calcext:value-type="float">
            <text:p>1,008286</text:p>
          </table:table-cell>
        </table:table-row>
        <table:table-row table:style-name="ro1">
          <table:table-cell office:value-type="float" office:value="9.947172" calcext:value-type="float">
            <text:p>9,947172</text:p>
          </table:table-cell>
          <table:table-cell office:value-type="float" office:value="1.007073" calcext:value-type="float">
            <text:p>1,007073</text:p>
          </table:table-cell>
        </table:table-row>
        <table:table-row table:style-name="ro1">
          <table:table-cell office:value-type="float" office:value="9.958393" calcext:value-type="float">
            <text:p>9,958393</text:p>
          </table:table-cell>
          <table:table-cell office:value-type="float" office:value="1.005608" calcext:value-type="float">
            <text:p>1,005608</text:p>
          </table:table-cell>
        </table:table-row>
        <table:table-row table:style-name="ro1">
          <table:table-cell office:value-type="float" office:value="9.969446" calcext:value-type="float">
            <text:p>9,969446</text:p>
          </table:table-cell>
          <table:table-cell office:value-type="float" office:value="1.004509" calcext:value-type="float">
            <text:p>1,004509</text:p>
          </table:table-cell>
        </table:table-row>
        <table:table-row table:style-name="ro1">
          <table:table-cell office:value-type="float" office:value="9.981425" calcext:value-type="float">
            <text:p>9,981425</text:p>
          </table:table-cell>
          <table:table-cell office:value-type="float" office:value="1.002797" calcext:value-type="float">
            <text:p>1,002797</text:p>
          </table:table-cell>
        </table:table-row>
        <table:table-row table:style-name="ro1">
          <table:table-cell office:value-type="float" office:value="9.99186" calcext:value-type="float">
            <text:p>9,99186</text:p>
          </table:table-cell>
          <table:table-cell office:value-type="float" office:value="1.000985" calcext:value-type="float">
            <text:p>1,000985</text:p>
          </table:table-cell>
        </table:table-row>
        <table:table-row table:style-name="ro1">
          <table:table-cell office:value-type="float" office:value="10.00295" calcext:value-type="float">
            <text:p>10,00295</text:p>
          </table:table-cell>
          <table:table-cell office:value-type="float" office:value="0.9990677" calcext:value-type="float">
            <text:p>0,9990677</text:p>
          </table:table-cell>
        </table:table-row>
        <table:table-row table:style-name="ro1">
          <table:table-cell office:value-type="float" office:value="10.01326" calcext:value-type="float">
            <text:p>10,01326</text:p>
          </table:table-cell>
          <table:table-cell office:value-type="float" office:value="0.9975311" calcext:value-type="float">
            <text:p>0,9975311</text:p>
          </table:table-cell>
        </table:table-row>
        <table:table-row table:style-name="ro1">
          <table:table-cell office:value-type="float" office:value="10.0235" calcext:value-type="float">
            <text:p>10,0235</text:p>
          </table:table-cell>
          <table:table-cell office:value-type="float" office:value="0.9958252" calcext:value-type="float">
            <text:p>0,9958252</text:p>
          </table:table-cell>
        </table:table-row>
        <table:table-row table:style-name="ro1">
          <table:table-cell office:value-type="float" office:value="10.03401" calcext:value-type="float">
            <text:p>10,03401</text:p>
          </table:table-cell>
          <table:table-cell office:value-type="float" office:value="0.9937884" calcext:value-type="float">
            <text:p>0,9937884</text:p>
          </table:table-cell>
        </table:table-row>
        <table:table-row table:style-name="ro1">
          <table:table-cell office:value-type="float" office:value="10.0496" calcext:value-type="float">
            <text:p>10,0496</text:p>
          </table:table-cell>
          <table:table-cell office:value-type="float" office:value="0.9909279" calcext:value-type="float">
            <text:p>0,9909279</text:p>
          </table:table-cell>
        </table:table-row>
        <table:table-row table:style-name="ro1">
          <table:table-cell office:value-type="float" office:value="10.06025" calcext:value-type="float">
            <text:p>10,06025</text:p>
          </table:table-cell>
          <table:table-cell office:value-type="float" office:value="0.9886677" calcext:value-type="float">
            <text:p>0,9886677</text:p>
          </table:table-cell>
        </table:table-row>
        <table:table-row table:style-name="ro1">
          <table:table-cell office:value-type="float" office:value="10.07145" calcext:value-type="float">
            <text:p>10,07145</text:p>
          </table:table-cell>
          <table:table-cell office:value-type="float" office:value="0.986519" calcext:value-type="float">
            <text:p>0,986519</text:p>
          </table:table-cell>
        </table:table-row>
        <table:table-row table:style-name="ro1">
          <table:table-cell office:value-type="float" office:value="10.08684" calcext:value-type="float">
            <text:p>10,08684</text:p>
          </table:table-cell>
          <table:table-cell office:value-type="float" office:value="0.9832303" calcext:value-type="float">
            <text:p>0,9832303</text:p>
          </table:table-cell>
        </table:table-row>
        <table:table-row table:style-name="ro1">
          <table:table-cell office:value-type="float" office:value="10.09698" calcext:value-type="float">
            <text:p>10,09698</text:p>
          </table:table-cell>
          <table:table-cell office:value-type="float" office:value="0.9807972" calcext:value-type="float">
            <text:p>0,9807972</text:p>
          </table:table-cell>
        </table:table-row>
        <table:table-row table:style-name="ro1">
          <table:table-cell office:value-type="float" office:value="10.1081" calcext:value-type="float">
            <text:p>10,1081</text:p>
          </table:table-cell>
          <table:table-cell office:value-type="float" office:value="0.9785742" calcext:value-type="float">
            <text:p>0,9785742</text:p>
          </table:table-cell>
        </table:table-row>
        <table:table-row table:style-name="ro1">
          <table:table-cell office:value-type="float" office:value="10.12303" calcext:value-type="float">
            <text:p>10,12303</text:p>
          </table:table-cell>
          <table:table-cell office:value-type="float" office:value="0.9749824" calcext:value-type="float">
            <text:p>0,9749824</text:p>
          </table:table-cell>
        </table:table-row>
        <table:table-row table:style-name="ro1">
          <table:table-cell office:value-type="float" office:value="10.13385" calcext:value-type="float">
            <text:p>10,13385</text:p>
          </table:table-cell>
          <table:table-cell office:value-type="float" office:value="0.9725596" calcext:value-type="float">
            <text:p>0,9725596</text:p>
          </table:table-cell>
        </table:table-row>
        <table:table-row table:style-name="ro1">
          <table:table-cell office:value-type="float" office:value="10.15457" calcext:value-type="float">
            <text:p>10,15457</text:p>
          </table:table-cell>
          <table:table-cell office:value-type="float" office:value="0.9690403" calcext:value-type="float">
            <text:p>0,9690403</text:p>
          </table:table-cell>
        </table:table-row>
        <table:table-row table:style-name="ro1">
          <table:table-cell office:value-type="float" office:value="10.16906" calcext:value-type="float">
            <text:p>10,16906</text:p>
          </table:table-cell>
          <table:table-cell office:value-type="float" office:value="0.9642269" calcext:value-type="float">
            <text:p>0,9642269</text:p>
          </table:table-cell>
        </table:table-row>
        <table:table-row table:style-name="ro1">
          <table:table-cell office:value-type="float" office:value="10.18406" calcext:value-type="float">
            <text:p>10,18406</text:p>
          </table:table-cell>
          <table:table-cell office:value-type="float" office:value="0.9606487" calcext:value-type="float">
            <text:p>0,9606487</text:p>
          </table:table-cell>
        </table:table-row>
        <table:table-row table:style-name="ro1">
          <table:table-cell office:value-type="float" office:value="10.19425" calcext:value-type="float">
            <text:p>10,19425</text:p>
          </table:table-cell>
          <table:table-cell office:value-type="float" office:value="0.9580745" calcext:value-type="float">
            <text:p>0,9580745</text:p>
          </table:table-cell>
        </table:table-row>
        <table:table-row table:style-name="ro1">
          <table:table-cell office:value-type="float" office:value="10.20634" calcext:value-type="float">
            <text:p>10,20634</text:p>
          </table:table-cell>
          <table:table-cell office:value-type="float" office:value="0.9552736" calcext:value-type="float">
            <text:p>0,9552736</text:p>
          </table:table-cell>
        </table:table-row>
        <table:table-row table:style-name="ro1">
          <table:table-cell office:value-type="float" office:value="10.21766" calcext:value-type="float">
            <text:p>10,21766</text:p>
          </table:table-cell>
          <table:table-cell office:value-type="float" office:value="0.9523696" calcext:value-type="float">
            <text:p>0,9523696</text:p>
          </table:table-cell>
        </table:table-row>
        <table:table-row table:style-name="ro1">
          <table:table-cell office:value-type="float" office:value="10.22993" calcext:value-type="float">
            <text:p>10,22993</text:p>
          </table:table-cell>
          <table:table-cell office:value-type="float" office:value="0.9494867" calcext:value-type="float">
            <text:p>0,9494867</text:p>
          </table:table-cell>
        </table:table-row>
        <table:table-row table:style-name="ro1">
          <table:table-cell office:value-type="float" office:value="10.24164" calcext:value-type="float">
            <text:p>10,24164</text:p>
          </table:table-cell>
          <table:table-cell office:value-type="float" office:value="0.9469512" calcext:value-type="float">
            <text:p>0,9469512</text:p>
          </table:table-cell>
        </table:table-row>
        <table:table-row table:style-name="ro1">
          <table:table-cell office:value-type="float" office:value="10.2533" calcext:value-type="float">
            <text:p>10,2533</text:p>
          </table:table-cell>
          <table:table-cell office:value-type="float" office:value="0.9441867" calcext:value-type="float">
            <text:p>0,9441867</text:p>
          </table:table-cell>
        </table:table-row>
        <table:table-row table:style-name="ro1">
          <table:table-cell office:value-type="float" office:value="10.2653" calcext:value-type="float">
            <text:p>10,2653</text:p>
          </table:table-cell>
          <table:table-cell office:value-type="float" office:value="0.9416071" calcext:value-type="float">
            <text:p>0,9416071</text:p>
          </table:table-cell>
        </table:table-row>
        <table:table-row table:style-name="ro1">
          <table:table-cell office:value-type="float" office:value="10.27684" calcext:value-type="float">
            <text:p>10,27684</text:p>
          </table:table-cell>
          <table:table-cell office:value-type="float" office:value="0.9389251" calcext:value-type="float">
            <text:p>0,9389251</text:p>
          </table:table-cell>
        </table:table-row>
        <table:table-row table:style-name="ro1">
          <table:table-cell office:value-type="float" office:value="10.28891" calcext:value-type="float">
            <text:p>10,28891</text:p>
          </table:table-cell>
          <table:table-cell office:value-type="float" office:value="0.9364538" calcext:value-type="float">
            <text:p>0,9364538</text:p>
          </table:table-cell>
        </table:table-row>
        <table:table-row table:style-name="ro1">
          <table:table-cell office:value-type="float" office:value="10.30004" calcext:value-type="float">
            <text:p>10,30004</text:p>
          </table:table-cell>
          <table:table-cell office:value-type="float" office:value="0.9340703" calcext:value-type="float">
            <text:p>0,9340703</text:p>
          </table:table-cell>
        </table:table-row>
        <table:table-row table:style-name="ro1">
          <table:table-cell office:value-type="float" office:value="10.31245" calcext:value-type="float">
            <text:p>10,31245</text:p>
          </table:table-cell>
          <table:table-cell office:value-type="float" office:value="0.9315648" calcext:value-type="float">
            <text:p>0,9315648</text:p>
          </table:table-cell>
        </table:table-row>
        <table:table-row table:style-name="ro1">
          <table:table-cell office:value-type="float" office:value="10.32369" calcext:value-type="float">
            <text:p>10,32369</text:p>
          </table:table-cell>
          <table:table-cell office:value-type="float" office:value="0.929442" calcext:value-type="float">
            <text:p>0,929442</text:p>
          </table:table-cell>
        </table:table-row>
        <table:table-row table:style-name="ro1">
          <table:table-cell office:value-type="float" office:value="10.33529" calcext:value-type="float">
            <text:p>10,33529</text:p>
          </table:table-cell>
          <table:table-cell office:value-type="float" office:value="0.9271766" calcext:value-type="float">
            <text:p>0,9271766</text:p>
          </table:table-cell>
        </table:table-row>
        <table:table-row table:style-name="ro1">
          <table:table-cell office:value-type="float" office:value="10.34768" calcext:value-type="float">
            <text:p>10,34768</text:p>
          </table:table-cell>
          <table:table-cell office:value-type="float" office:value="0.9251269" calcext:value-type="float">
            <text:p>0,9251269</text:p>
          </table:table-cell>
        </table:table-row>
        <table:table-row table:style-name="ro1">
          <table:table-cell office:value-type="float" office:value="10.3577" calcext:value-type="float">
            <text:p>10,3577</text:p>
          </table:table-cell>
          <table:table-cell office:value-type="float" office:value="0.9234428" calcext:value-type="float">
            <text:p>0,9234428</text:p>
          </table:table-cell>
        </table:table-row>
        <table:table-row table:style-name="ro1">
          <table:table-cell office:value-type="float" office:value="10.36954" calcext:value-type="float">
            <text:p>10,36954</text:p>
          </table:table-cell>
          <table:table-cell office:value-type="float" office:value="0.9213241" calcext:value-type="float">
            <text:p>0,9213241</text:p>
          </table:table-cell>
        </table:table-row>
        <table:table-row table:style-name="ro1">
          <table:table-cell office:value-type="float" office:value="10.3812" calcext:value-type="float">
            <text:p>10,3812</text:p>
          </table:table-cell>
          <table:table-cell office:value-type="float" office:value="0.9195329" calcext:value-type="float">
            <text:p>0,9195329</text:p>
          </table:table-cell>
        </table:table-row>
        <table:table-row table:style-name="ro1">
          <table:table-cell office:value-type="float" office:value="10.39344" calcext:value-type="float">
            <text:p>10,39344</text:p>
          </table:table-cell>
          <table:table-cell office:value-type="float" office:value="0.9177456" calcext:value-type="float">
            <text:p>0,9177456</text:p>
          </table:table-cell>
        </table:table-row>
        <table:table-row table:style-name="ro1">
          <table:table-cell office:value-type="float" office:value="10.40561" calcext:value-type="float">
            <text:p>10,40561</text:p>
          </table:table-cell>
          <table:table-cell office:value-type="float" office:value="0.9162184" calcext:value-type="float">
            <text:p>0,9162184</text:p>
          </table:table-cell>
        </table:table-row>
        <table:table-row table:style-name="ro1">
          <table:table-cell office:value-type="float" office:value="10.41687" calcext:value-type="float">
            <text:p>10,41687</text:p>
          </table:table-cell>
          <table:table-cell office:value-type="float" office:value="0.9146948" calcext:value-type="float">
            <text:p>0,9146948</text:p>
          </table:table-cell>
        </table:table-row>
        <table:table-row table:style-name="ro1">
          <table:table-cell office:value-type="float" office:value="10.42948" calcext:value-type="float">
            <text:p>10,42948</text:p>
          </table:table-cell>
          <table:table-cell office:value-type="float" office:value="0.9132493" calcext:value-type="float">
            <text:p>0,9132493</text:p>
          </table:table-cell>
        </table:table-row>
        <table:table-row table:style-name="ro1">
          <table:table-cell office:value-type="float" office:value="10.44104" calcext:value-type="float">
            <text:p>10,44104</text:p>
          </table:table-cell>
          <table:table-cell office:value-type="float" office:value="0.9120482" calcext:value-type="float">
            <text:p>0,9120482</text:p>
          </table:table-cell>
        </table:table-row>
        <table:table-row table:style-name="ro1">
          <table:table-cell office:value-type="float" office:value="10.45332" calcext:value-type="float">
            <text:p>10,45332</text:p>
          </table:table-cell>
          <table:table-cell office:value-type="float" office:value="0.9109269" calcext:value-type="float">
            <text:p>0,9109269</text:p>
          </table:table-cell>
        </table:table-row>
        <table:table-row table:style-name="ro1">
          <table:table-cell office:value-type="float" office:value="10.46602" calcext:value-type="float">
            <text:p>10,46602</text:p>
          </table:table-cell>
          <table:table-cell office:value-type="float" office:value="0.9098927" calcext:value-type="float">
            <text:p>0,9098927</text:p>
          </table:table-cell>
        </table:table-row>
        <table:table-row table:style-name="ro1">
          <table:table-cell office:value-type="float" office:value="10.47749" calcext:value-type="float">
            <text:p>10,47749</text:p>
          </table:table-cell>
          <table:table-cell office:value-type="float" office:value="0.9090719" calcext:value-type="float">
            <text:p>0,9090719</text:p>
          </table:table-cell>
        </table:table-row>
        <table:table-row table:style-name="ro1">
          <table:table-cell office:value-type="float" office:value="10.49006" calcext:value-type="float">
            <text:p>10,49006</text:p>
          </table:table-cell>
          <table:table-cell office:value-type="float" office:value="0.908366" calcext:value-type="float">
            <text:p>0,908366</text:p>
          </table:table-cell>
        </table:table-row>
        <table:table-row table:style-name="ro1">
          <table:table-cell office:value-type="float" office:value="10.50088" calcext:value-type="float">
            <text:p>10,50088</text:p>
          </table:table-cell>
          <table:table-cell office:value-type="float" office:value="0.9078337" calcext:value-type="float">
            <text:p>0,9078337</text:p>
          </table:table-cell>
        </table:table-row>
        <table:table-row table:style-name="ro1">
          <table:table-cell office:value-type="float" office:value="10.51285" calcext:value-type="float">
            <text:p>10,51285</text:p>
          </table:table-cell>
          <table:table-cell office:value-type="float" office:value="0.9074298" calcext:value-type="float">
            <text:p>0,9074298</text:p>
          </table:table-cell>
        </table:table-row>
        <table:table-row table:style-name="ro1">
          <table:table-cell office:value-type="float" office:value="10.52491" calcext:value-type="float">
            <text:p>10,52491</text:p>
          </table:table-cell>
          <table:table-cell office:value-type="float" office:value="0.9071227" calcext:value-type="float">
            <text:p>0,9071227</text:p>
          </table:table-cell>
        </table:table-row>
        <table:table-row table:style-name="ro1">
          <table:table-cell office:value-type="float" office:value="10.53579" calcext:value-type="float">
            <text:p>10,53579</text:p>
          </table:table-cell>
          <table:table-cell office:value-type="float" office:value="0.9070109" calcext:value-type="float">
            <text:p>0,9070109</text:p>
          </table:table-cell>
        </table:table-row>
        <table:table-row table:style-name="ro1">
          <table:table-cell office:value-type="float" office:value="10.54791" calcext:value-type="float">
            <text:p>10,54791</text:p>
          </table:table-cell>
          <table:table-cell office:value-type="float" office:value="0.9069768" calcext:value-type="float">
            <text:p>0,9069768</text:p>
          </table:table-cell>
        </table:table-row>
        <table:table-row table:style-name="ro1">
          <table:table-cell office:value-type="float" office:value="10.55969" calcext:value-type="float">
            <text:p>10,55969</text:p>
          </table:table-cell>
          <table:table-cell office:value-type="float" office:value="0.9071101" calcext:value-type="float">
            <text:p>0,9071101</text:p>
          </table:table-cell>
        </table:table-row>
        <table:table-row table:style-name="ro1">
          <table:table-cell office:value-type="float" office:value="10.57183" calcext:value-type="float">
            <text:p>10,57183</text:p>
          </table:table-cell>
          <table:table-cell office:value-type="float" office:value="0.9073855" calcext:value-type="float">
            <text:p>0,9073855</text:p>
          </table:table-cell>
        </table:table-row>
        <table:table-row table:style-name="ro1">
          <table:table-cell office:value-type="float" office:value="10.58354" calcext:value-type="float">
            <text:p>10,58354</text:p>
          </table:table-cell>
          <table:table-cell office:value-type="float" office:value="0.9077398" calcext:value-type="float">
            <text:p>0,9077398</text:p>
          </table:table-cell>
        </table:table-row>
        <table:table-row table:style-name="ro1">
          <table:table-cell office:value-type="float" office:value="10.59597" calcext:value-type="float">
            <text:p>10,59597</text:p>
          </table:table-cell>
          <table:table-cell office:value-type="float" office:value="0.9083468" calcext:value-type="float">
            <text:p>0,9083468</text:p>
          </table:table-cell>
        </table:table-row>
        <table:table-row table:style-name="ro1">
          <table:table-cell office:value-type="float" office:value="10.60801" calcext:value-type="float">
            <text:p>10,60801</text:p>
          </table:table-cell>
          <table:table-cell office:value-type="float" office:value="0.9089507" calcext:value-type="float">
            <text:p>0,9089507</text:p>
          </table:table-cell>
        </table:table-row>
        <table:table-row table:style-name="ro1">
          <table:table-cell office:value-type="float" office:value="10.61884" calcext:value-type="float">
            <text:p>10,61884</text:p>
          </table:table-cell>
          <table:table-cell office:value-type="float" office:value="0.9097527" calcext:value-type="float">
            <text:p>0,9097527</text:p>
          </table:table-cell>
        </table:table-row>
        <table:table-row table:style-name="ro1">
          <table:table-cell office:value-type="float" office:value="10.63294" calcext:value-type="float">
            <text:p>10,63294</text:p>
          </table:table-cell>
          <table:table-cell office:value-type="float" office:value="0.9107598" calcext:value-type="float">
            <text:p>0,9107598</text:p>
          </table:table-cell>
        </table:table-row>
        <table:table-row table:style-name="ro1">
          <table:table-cell office:value-type="float" office:value="10.64535" calcext:value-type="float">
            <text:p>10,64535</text:p>
          </table:table-cell>
          <table:table-cell office:value-type="float" office:value="0.9118679" calcext:value-type="float">
            <text:p>0,9118679</text:p>
          </table:table-cell>
        </table:table-row>
        <table:table-row table:style-name="ro1">
          <table:table-cell office:value-type="float" office:value="10.65689" calcext:value-type="float">
            <text:p>10,65689</text:p>
          </table:table-cell>
          <table:table-cell office:value-type="float" office:value="0.9130493" calcext:value-type="float">
            <text:p>0,9130493</text:p>
          </table:table-cell>
        </table:table-row>
        <table:table-row table:style-name="ro1">
          <table:table-cell office:value-type="float" office:value="10.66823" calcext:value-type="float">
            <text:p>10,66823</text:p>
          </table:table-cell>
          <table:table-cell office:value-type="float" office:value="0.9143666" calcext:value-type="float">
            <text:p>0,9143666</text:p>
          </table:table-cell>
        </table:table-row>
        <table:table-row table:style-name="ro1">
          <table:table-cell office:value-type="float" office:value="10.67984" calcext:value-type="float">
            <text:p>10,67984</text:p>
          </table:table-cell>
          <table:table-cell office:value-type="float" office:value="0.9156944" calcext:value-type="float">
            <text:p>0,9156944</text:p>
          </table:table-cell>
        </table:table-row>
        <table:table-row table:style-name="ro1">
          <table:table-cell office:value-type="float" office:value="10.69188" calcext:value-type="float">
            <text:p>10,69188</text:p>
          </table:table-cell>
          <table:table-cell office:value-type="float" office:value="0.9172279" calcext:value-type="float">
            <text:p>0,9172279</text:p>
          </table:table-cell>
        </table:table-row>
        <table:table-row table:style-name="ro1">
          <table:table-cell office:value-type="float" office:value="10.70275" calcext:value-type="float">
            <text:p>10,70275</text:p>
          </table:table-cell>
          <table:table-cell office:value-type="float" office:value="0.9186642" calcext:value-type="float">
            <text:p>0,9186642</text:p>
          </table:table-cell>
        </table:table-row>
        <table:table-row table:style-name="ro1">
          <table:table-cell office:value-type="float" office:value="10.71498" calcext:value-type="float">
            <text:p>10,71498</text:p>
          </table:table-cell>
          <table:table-cell office:value-type="float" office:value="0.9204581" calcext:value-type="float">
            <text:p>0,9204581</text:p>
          </table:table-cell>
        </table:table-row>
        <table:table-row table:style-name="ro1">
          <table:table-cell office:value-type="float" office:value="10.72732" calcext:value-type="float">
            <text:p>10,72732</text:p>
          </table:table-cell>
          <table:table-cell office:value-type="float" office:value="0.9221733" calcext:value-type="float">
            <text:p>0,9221733</text:p>
          </table:table-cell>
        </table:table-row>
        <table:table-row table:style-name="ro1">
          <table:table-cell office:value-type="float" office:value="10.73868" calcext:value-type="float">
            <text:p>10,73868</text:p>
          </table:table-cell>
          <table:table-cell office:value-type="float" office:value="0.9240477" calcext:value-type="float">
            <text:p>0,9240477</text:p>
          </table:table-cell>
        </table:table-row>
        <table:table-row table:style-name="ro1">
          <table:table-cell office:value-type="float" office:value="10.75067" calcext:value-type="float">
            <text:p>10,75067</text:p>
          </table:table-cell>
          <table:table-cell office:value-type="float" office:value="0.9253279" calcext:value-type="float">
            <text:p>0,9253279</text:p>
          </table:table-cell>
        </table:table-row>
        <table:table-row table:style-name="ro1">
          <table:table-cell office:value-type="float" office:value="10.76194" calcext:value-type="float">
            <text:p>10,76194</text:p>
          </table:table-cell>
          <table:table-cell office:value-type="float" office:value="0.9279679" calcext:value-type="float">
            <text:p>0,9279679</text:p>
          </table:table-cell>
        </table:table-row>
        <table:table-row table:style-name="ro1">
          <table:table-cell office:value-type="float" office:value="10.77407" calcext:value-type="float">
            <text:p>10,77407</text:p>
          </table:table-cell>
          <table:table-cell office:value-type="float" office:value="0.9300164" calcext:value-type="float">
            <text:p>0,9300164</text:p>
          </table:table-cell>
        </table:table-row>
        <table:table-row table:style-name="ro1">
          <table:table-cell office:value-type="float" office:value="10.78616" calcext:value-type="float">
            <text:p>10,78616</text:p>
          </table:table-cell>
          <table:table-cell office:value-type="float" office:value="0.9321922" calcext:value-type="float">
            <text:p>0,9321922</text:p>
          </table:table-cell>
        </table:table-row>
        <table:table-row table:style-name="ro1">
          <table:table-cell office:value-type="float" office:value="10.79752" calcext:value-type="float">
            <text:p>10,79752</text:p>
          </table:table-cell>
          <table:table-cell office:value-type="float" office:value="0.9344512" calcext:value-type="float">
            <text:p>0,9344512</text:p>
          </table:table-cell>
        </table:table-row>
        <table:table-row table:style-name="ro1">
          <table:table-cell office:value-type="float" office:value="10.80965" calcext:value-type="float">
            <text:p>10,80965</text:p>
          </table:table-cell>
          <table:table-cell office:value-type="float" office:value="0.9367385" calcext:value-type="float">
            <text:p>0,9367385</text:p>
          </table:table-cell>
        </table:table-row>
        <table:table-row table:style-name="ro1">
          <table:table-cell office:value-type="float" office:value="10.82111" calcext:value-type="float">
            <text:p>10,82111</text:p>
          </table:table-cell>
          <table:table-cell office:value-type="float" office:value="0.938889" calcext:value-type="float">
            <text:p>0,938889</text:p>
          </table:table-cell>
        </table:table-row>
        <table:table-row table:style-name="ro1">
          <table:table-cell office:value-type="float" office:value="10.83307" calcext:value-type="float">
            <text:p>10,83307</text:p>
          </table:table-cell>
          <table:table-cell office:value-type="float" office:value="0.9413244" calcext:value-type="float">
            <text:p>0,9413244</text:p>
          </table:table-cell>
        </table:table-row>
        <table:table-row table:style-name="ro1">
          <table:table-cell office:value-type="float" office:value="10.8457" calcext:value-type="float">
            <text:p>10,8457</text:p>
          </table:table-cell>
          <table:table-cell office:value-type="float" office:value="0.9436563" calcext:value-type="float">
            <text:p>0,9436563</text:p>
          </table:table-cell>
        </table:table-row>
        <table:table-row table:style-name="ro1">
          <table:table-cell office:value-type="float" office:value="10.85772" calcext:value-type="float">
            <text:p>10,85772</text:p>
          </table:table-cell>
          <table:table-cell office:value-type="float" office:value="0.9460362" calcext:value-type="float">
            <text:p>0,9460362</text:p>
          </table:table-cell>
        </table:table-row>
        <table:table-row table:style-name="ro1">
          <table:table-cell office:value-type="float" office:value="10.87106" calcext:value-type="float">
            <text:p>10,87106</text:p>
          </table:table-cell>
          <table:table-cell office:value-type="float" office:value="0.9487941" calcext:value-type="float">
            <text:p>0,9487941</text:p>
          </table:table-cell>
        </table:table-row>
        <table:table-row table:style-name="ro1">
          <table:table-cell office:value-type="float" office:value="10.88199" calcext:value-type="float">
            <text:p>10,88199</text:p>
          </table:table-cell>
          <table:table-cell office:value-type="float" office:value="0.9511539" calcext:value-type="float">
            <text:p>0,9511539</text:p>
          </table:table-cell>
        </table:table-row>
        <table:table-row table:style-name="ro1">
          <table:table-cell office:value-type="float" office:value="10.89523" calcext:value-type="float">
            <text:p>10,89523</text:p>
          </table:table-cell>
          <table:table-cell office:value-type="float" office:value="0.9537317" calcext:value-type="float">
            <text:p>0,9537317</text:p>
          </table:table-cell>
        </table:table-row>
        <table:table-row table:style-name="ro1">
          <table:table-cell office:value-type="float" office:value="10.90752" calcext:value-type="float">
            <text:p>10,90752</text:p>
          </table:table-cell>
          <table:table-cell office:value-type="float" office:value="0.9560654" calcext:value-type="float">
            <text:p>0,9560654</text:p>
          </table:table-cell>
        </table:table-row>
        <table:table-row table:style-name="ro1">
          <table:table-cell office:value-type="float" office:value="10.91886" calcext:value-type="float">
            <text:p>10,91886</text:p>
          </table:table-cell>
          <table:table-cell office:value-type="float" office:value="0.9584779" calcext:value-type="float">
            <text:p>0,9584779</text:p>
          </table:table-cell>
        </table:table-row>
        <table:table-row table:style-name="ro1">
          <table:table-cell office:value-type="float" office:value="10.93232" calcext:value-type="float">
            <text:p>10,93232</text:p>
          </table:table-cell>
          <table:table-cell office:value-type="float" office:value="0.9610247" calcext:value-type="float">
            <text:p>0,9610247</text:p>
          </table:table-cell>
        </table:table-row>
        <table:table-row table:style-name="ro1">
          <table:table-cell office:value-type="float" office:value="10.94481" calcext:value-type="float">
            <text:p>10,94481</text:p>
          </table:table-cell>
          <table:table-cell office:value-type="float" office:value="0.9634907" calcext:value-type="float">
            <text:p>0,9634907</text:p>
          </table:table-cell>
        </table:table-row>
        <table:table-row table:style-name="ro1">
          <table:table-cell office:value-type="float" office:value="10.95613" calcext:value-type="float">
            <text:p>10,95613</text:p>
          </table:table-cell>
          <table:table-cell office:value-type="float" office:value="0.9657382" calcext:value-type="float">
            <text:p>0,9657382</text:p>
          </table:table-cell>
        </table:table-row>
        <table:table-row table:style-name="ro1">
          <table:table-cell office:value-type="float" office:value="10.96879" calcext:value-type="float">
            <text:p>10,96879</text:p>
          </table:table-cell>
          <table:table-cell office:value-type="float" office:value="0.967982" calcext:value-type="float">
            <text:p>0,967982</text:p>
          </table:table-cell>
        </table:table-row>
        <table:table-row table:style-name="ro1">
          <table:table-cell office:value-type="float" office:value="10.98271" calcext:value-type="float">
            <text:p>10,98271</text:p>
          </table:table-cell>
          <table:table-cell office:value-type="float" office:value="0.9705986" calcext:value-type="float">
            <text:p>0,9705986</text:p>
          </table:table-cell>
        </table:table-row>
        <table:table-row table:style-name="ro1">
          <table:table-cell office:value-type="float" office:value="10.9959" calcext:value-type="float">
            <text:p>10,9959</text:p>
          </table:table-cell>
          <table:table-cell office:value-type="float" office:value="0.9730777" calcext:value-type="float">
            <text:p>0,9730777</text:p>
          </table:table-cell>
        </table:table-row>
        <table:table-row table:style-name="ro1">
          <table:table-cell office:value-type="float" office:value="11.00854" calcext:value-type="float">
            <text:p>11,00854</text:p>
          </table:table-cell>
          <table:table-cell office:value-type="float" office:value="0.9750656" calcext:value-type="float">
            <text:p>0,9750656</text:p>
          </table:table-cell>
        </table:table-row>
        <table:table-row table:style-name="ro1">
          <table:table-cell office:value-type="float" office:value="11.01969" calcext:value-type="float">
            <text:p>11,01969</text:p>
          </table:table-cell>
          <table:table-cell office:value-type="float" office:value="0.9771985" calcext:value-type="float">
            <text:p>0,9771985</text:p>
          </table:table-cell>
        </table:table-row>
        <table:table-row table:style-name="ro1">
          <table:table-cell office:value-type="float" office:value="11.03179" calcext:value-type="float">
            <text:p>11,03179</text:p>
          </table:table-cell>
          <table:table-cell office:value-type="float" office:value="0.9791436" calcext:value-type="float">
            <text:p>0,9791436</text:p>
          </table:table-cell>
        </table:table-row>
        <table:table-row table:style-name="ro1">
          <table:table-cell office:value-type="float" office:value="11.04329" calcext:value-type="float">
            <text:p>11,04329</text:p>
          </table:table-cell>
          <table:table-cell office:value-type="float" office:value="0.9809248" calcext:value-type="float">
            <text:p>0,9809248</text:p>
          </table:table-cell>
        </table:table-row>
        <table:table-row table:style-name="ro1">
          <table:table-cell office:value-type="float" office:value="11.0553" calcext:value-type="float">
            <text:p>11,0553</text:p>
          </table:table-cell>
          <table:table-cell office:value-type="float" office:value="0.9826552" calcext:value-type="float">
            <text:p>0,9826552</text:p>
          </table:table-cell>
        </table:table-row>
        <table:table-row table:style-name="ro1">
          <table:table-cell office:value-type="float" office:value="11.06933" calcext:value-type="float">
            <text:p>11,06933</text:p>
          </table:table-cell>
          <table:table-cell office:value-type="float" office:value="0.9844975" calcext:value-type="float">
            <text:p>0,9844975</text:p>
          </table:table-cell>
        </table:table-row>
        <table:table-row table:style-name="ro1">
          <table:table-cell office:value-type="float" office:value="11.0834" calcext:value-type="float">
            <text:p>11,0834</text:p>
          </table:table-cell>
          <table:table-cell office:value-type="float" office:value="0.9864973" calcext:value-type="float">
            <text:p>0,9864973</text:p>
          </table:table-cell>
        </table:table-row>
        <table:table-row table:style-name="ro1">
          <table:table-cell office:value-type="float" office:value="11.09365" calcext:value-type="float">
            <text:p>11,09365</text:p>
          </table:table-cell>
          <table:table-cell office:value-type="float" office:value="0.9877118" calcext:value-type="float">
            <text:p>0,9877118</text:p>
          </table:table-cell>
        </table:table-row>
        <table:table-row table:style-name="ro1">
          <table:table-cell office:value-type="float" office:value="11.10883" calcext:value-type="float">
            <text:p>11,10883</text:p>
          </table:table-cell>
          <table:table-cell office:value-type="float" office:value="0.9893805" calcext:value-type="float">
            <text:p>0,9893805</text:p>
          </table:table-cell>
        </table:table-row>
        <table:table-row table:style-name="ro1">
          <table:table-cell office:value-type="float" office:value="11.12025" calcext:value-type="float">
            <text:p>11,12025</text:p>
          </table:table-cell>
          <table:table-cell office:value-type="float" office:value="0.9907972" calcext:value-type="float">
            <text:p>0,9907972</text:p>
          </table:table-cell>
        </table:table-row>
        <table:table-row table:style-name="ro1">
          <table:table-cell office:value-type="float" office:value="11.13221" calcext:value-type="float">
            <text:p>11,13221</text:p>
          </table:table-cell>
          <table:table-cell office:value-type="float" office:value="0.9919755" calcext:value-type="float">
            <text:p>0,9919755</text:p>
          </table:table-cell>
        </table:table-row>
        <table:table-row table:style-name="ro1">
          <table:table-cell office:value-type="float" office:value="11.1438" calcext:value-type="float">
            <text:p>11,1438</text:p>
          </table:table-cell>
          <table:table-cell office:value-type="float" office:value="0.9930322" calcext:value-type="float">
            <text:p>0,9930322</text:p>
          </table:table-cell>
        </table:table-row>
        <table:table-row table:style-name="ro1">
          <table:table-cell office:value-type="float" office:value="11.15603" calcext:value-type="float">
            <text:p>11,15603</text:p>
          </table:table-cell>
          <table:table-cell office:value-type="float" office:value="0.993952" calcext:value-type="float">
            <text:p>0,993952</text:p>
          </table:table-cell>
        </table:table-row>
        <table:table-row table:style-name="ro1">
          <table:table-cell office:value-type="float" office:value="11.16797" calcext:value-type="float">
            <text:p>11,16797</text:p>
          </table:table-cell>
          <table:table-cell office:value-type="float" office:value="0.9947583" calcext:value-type="float">
            <text:p>0,9947583</text:p>
          </table:table-cell>
        </table:table-row>
        <table:table-row table:style-name="ro1">
          <table:table-cell office:value-type="float" office:value="11.17941" calcext:value-type="float">
            <text:p>11,17941</text:p>
          </table:table-cell>
          <table:table-cell office:value-type="float" office:value="0.9954867" calcext:value-type="float">
            <text:p>0,9954867</text:p>
          </table:table-cell>
        </table:table-row>
        <table:table-row table:style-name="ro1">
          <table:table-cell office:value-type="float" office:value="11.19152" calcext:value-type="float">
            <text:p>11,19152</text:p>
          </table:table-cell>
          <table:table-cell office:value-type="float" office:value="0.996083" calcext:value-type="float">
            <text:p>0,996083</text:p>
          </table:table-cell>
        </table:table-row>
        <table:table-row table:style-name="ro1">
          <table:table-cell office:value-type="float" office:value="11.20293" calcext:value-type="float">
            <text:p>11,20293</text:p>
          </table:table-cell>
          <table:table-cell office:value-type="float" office:value="0.9965875" calcext:value-type="float">
            <text:p>0,9965875</text:p>
          </table:table-cell>
        </table:table-row>
        <table:table-row table:style-name="ro1">
          <table:table-cell office:value-type="float" office:value="11.21568" calcext:value-type="float">
            <text:p>11,21568</text:p>
          </table:table-cell>
          <table:table-cell office:value-type="float" office:value="0.9969286" calcext:value-type="float">
            <text:p>0,9969286</text:p>
          </table:table-cell>
        </table:table-row>
        <table:table-row table:style-name="ro1">
          <table:table-cell office:value-type="float" office:value="11.22725" calcext:value-type="float">
            <text:p>11,22725</text:p>
          </table:table-cell>
          <table:table-cell office:value-type="float" office:value="0.9971742" calcext:value-type="float">
            <text:p>0,9971742</text:p>
          </table:table-cell>
        </table:table-row>
        <table:table-row table:style-name="ro1">
          <table:table-cell office:value-type="float" office:value="11.23763" calcext:value-type="float">
            <text:p>11,23763</text:p>
          </table:table-cell>
          <table:table-cell office:value-type="float" office:value="0.9972844" calcext:value-type="float">
            <text:p>0,9972844</text:p>
          </table:table-cell>
        </table:table-row>
        <table:table-row table:style-name="ro1">
          <table:table-cell office:value-type="float" office:value="11.24774" calcext:value-type="float">
            <text:p>11,24774</text:p>
          </table:table-cell>
          <table:table-cell office:value-type="float" office:value="0.9973385" calcext:value-type="float">
            <text:p>0,9973385</text:p>
          </table:table-cell>
        </table:table-row>
        <table:table-row table:style-name="ro1">
          <table:table-cell office:value-type="float" office:value="11.26009" calcext:value-type="float">
            <text:p>11,26009</text:p>
          </table:table-cell>
          <table:table-cell office:value-type="float" office:value="0.997246" calcext:value-type="float">
            <text:p>0,997246</text:p>
          </table:table-cell>
        </table:table-row>
        <table:table-row table:style-name="ro1">
          <table:table-cell office:value-type="float" office:value="11.27339" calcext:value-type="float">
            <text:p>11,27339</text:p>
          </table:table-cell>
          <table:table-cell office:value-type="float" office:value="0.9970068" calcext:value-type="float">
            <text:p>0,9970068</text:p>
          </table:table-cell>
        </table:table-row>
        <table:table-row table:style-name="ro1">
          <table:table-cell office:value-type="float" office:value="11.28592" calcext:value-type="float">
            <text:p>11,28592</text:p>
          </table:table-cell>
          <table:table-cell office:value-type="float" office:value="0.9967138" calcext:value-type="float">
            <text:p>0,9967138</text:p>
          </table:table-cell>
        </table:table-row>
        <table:table-row table:style-name="ro1">
          <table:table-cell office:value-type="float" office:value="11.29742" calcext:value-type="float">
            <text:p>11,29742</text:p>
          </table:table-cell>
          <table:table-cell office:value-type="float" office:value="0.9962122" calcext:value-type="float">
            <text:p>0,9962122</text:p>
          </table:table-cell>
        </table:table-row>
        <table:table-row table:style-name="ro1">
          <table:table-cell office:value-type="float" office:value="11.31039" calcext:value-type="float">
            <text:p>11,31039</text:p>
          </table:table-cell>
          <table:table-cell office:value-type="float" office:value="0.995614" calcext:value-type="float">
            <text:p>0,995614</text:p>
          </table:table-cell>
        </table:table-row>
        <table:table-row table:style-name="ro1">
          <table:table-cell office:value-type="float" office:value="11.32247" calcext:value-type="float">
            <text:p>11,32247</text:p>
          </table:table-cell>
          <table:table-cell office:value-type="float" office:value="0.9949803" calcext:value-type="float">
            <text:p>0,9949803</text:p>
          </table:table-cell>
        </table:table-row>
        <table:table-row table:style-name="ro1">
          <table:table-cell office:value-type="float" office:value="11.33502" calcext:value-type="float">
            <text:p>11,33502</text:p>
          </table:table-cell>
          <table:table-cell office:value-type="float" office:value="0.9941422" calcext:value-type="float">
            <text:p>0,9941422</text:p>
          </table:table-cell>
        </table:table-row>
        <table:table-row table:style-name="ro1">
          <table:table-cell office:value-type="float" office:value="11.34749" calcext:value-type="float">
            <text:p>11,34749</text:p>
          </table:table-cell>
          <table:table-cell office:value-type="float" office:value="0.9932262" calcext:value-type="float">
            <text:p>0,9932262</text:p>
          </table:table-cell>
        </table:table-row>
        <table:table-row table:style-name="ro1">
          <table:table-cell office:value-type="float" office:value="11.35956" calcext:value-type="float">
            <text:p>11,35956</text:p>
          </table:table-cell>
          <table:table-cell office:value-type="float" office:value="0.992134" calcext:value-type="float">
            <text:p>0,992134</text:p>
          </table:table-cell>
        </table:table-row>
        <table:table-row table:style-name="ro1">
          <table:table-cell office:value-type="float" office:value="11.37001" calcext:value-type="float">
            <text:p>11,37001</text:p>
          </table:table-cell>
          <table:table-cell office:value-type="float" office:value="0.9918353" calcext:value-type="float">
            <text:p>0,9918353</text:p>
          </table:table-cell>
        </table:table-row>
        <table:table-row table:style-name="ro1">
          <table:table-cell office:value-type="float" office:value="11.38253" calcext:value-type="float">
            <text:p>11,38253</text:p>
          </table:table-cell>
          <table:table-cell office:value-type="float" office:value="0.9899983" calcext:value-type="float">
            <text:p>0,9899983</text:p>
          </table:table-cell>
        </table:table-row>
        <table:table-row table:style-name="ro1">
          <table:table-cell office:value-type="float" office:value="11.39684" calcext:value-type="float">
            <text:p>11,39684</text:p>
          </table:table-cell>
          <table:table-cell office:value-type="float" office:value="0.9884788" calcext:value-type="float">
            <text:p>0,9884788</text:p>
          </table:table-cell>
        </table:table-row>
        <table:table-row table:style-name="ro1">
          <table:table-cell office:value-type="float" office:value="11.40754" calcext:value-type="float">
            <text:p>11,40754</text:p>
          </table:table-cell>
          <table:table-cell office:value-type="float" office:value="0.9874384" calcext:value-type="float">
            <text:p>0,9874384</text:p>
          </table:table-cell>
        </table:table-row>
        <table:table-row table:style-name="ro1">
          <table:table-cell office:value-type="float" office:value="11.42184" calcext:value-type="float">
            <text:p>11,42184</text:p>
          </table:table-cell>
          <table:table-cell office:value-type="float" office:value="0.9855561" calcext:value-type="float">
            <text:p>0,9855561</text:p>
          </table:table-cell>
        </table:table-row>
        <table:table-row table:style-name="ro1">
          <table:table-cell office:value-type="float" office:value="11.43512" calcext:value-type="float">
            <text:p>11,43512</text:p>
          </table:table-cell>
          <table:table-cell office:value-type="float" office:value="0.9837489" calcext:value-type="float">
            <text:p>0,9837489</text:p>
          </table:table-cell>
        </table:table-row>
        <table:table-row table:style-name="ro1">
          <table:table-cell office:value-type="float" office:value="11.4484" calcext:value-type="float">
            <text:p>11,4484</text:p>
          </table:table-cell>
          <table:table-cell office:value-type="float" office:value="0.9820492" calcext:value-type="float">
            <text:p>0,9820492</text:p>
          </table:table-cell>
        </table:table-row>
        <table:table-row table:style-name="ro1">
          <table:table-cell office:value-type="float" office:value="11.46064" calcext:value-type="float">
            <text:p>11,46064</text:p>
          </table:table-cell>
          <table:table-cell office:value-type="float" office:value="0.9802129" calcext:value-type="float">
            <text:p>0,9802129</text:p>
          </table:table-cell>
        </table:table-row>
        <table:table-row table:style-name="ro1">
          <table:table-cell office:value-type="float" office:value="11.47338" calcext:value-type="float">
            <text:p>11,47338</text:p>
          </table:table-cell>
          <table:table-cell office:value-type="float" office:value="0.9783673" calcext:value-type="float">
            <text:p>0,9783673</text:p>
          </table:table-cell>
        </table:table-row>
        <table:table-row table:style-name="ro1">
          <table:table-cell office:value-type="float" office:value="11.48549" calcext:value-type="float">
            <text:p>11,48549</text:p>
          </table:table-cell>
          <table:table-cell office:value-type="float" office:value="0.9765615" calcext:value-type="float">
            <text:p>0,9765615</text:p>
          </table:table-cell>
        </table:table-row>
        <table:table-row table:style-name="ro1">
          <table:table-cell office:value-type="float" office:value="11.49722" calcext:value-type="float">
            <text:p>11,49722</text:p>
          </table:table-cell>
          <table:table-cell office:value-type="float" office:value="0.9746107" calcext:value-type="float">
            <text:p>0,9746107</text:p>
          </table:table-cell>
        </table:table-row>
        <table:table-row table:style-name="ro1">
          <table:table-cell office:value-type="float" office:value="11.50944" calcext:value-type="float">
            <text:p>11,50944</text:p>
          </table:table-cell>
          <table:table-cell office:value-type="float" office:value="0.9726424" calcext:value-type="float">
            <text:p>0,9726424</text:p>
          </table:table-cell>
        </table:table-row>
        <table:table-row table:style-name="ro1">
          <table:table-cell office:value-type="float" office:value="11.52167" calcext:value-type="float">
            <text:p>11,52167</text:p>
          </table:table-cell>
          <table:table-cell office:value-type="float" office:value="0.9708142" calcext:value-type="float">
            <text:p>0,9708142</text:p>
          </table:table-cell>
        </table:table-row>
        <table:table-row table:style-name="ro1">
          <table:table-cell office:value-type="float" office:value="11.53383" calcext:value-type="float">
            <text:p>11,53383</text:p>
          </table:table-cell>
          <table:table-cell office:value-type="float" office:value="0.968693" calcext:value-type="float">
            <text:p>0,968693</text:p>
          </table:table-cell>
        </table:table-row>
        <table:table-row table:style-name="ro1">
          <table:table-cell office:value-type="float" office:value="11.547" calcext:value-type="float">
            <text:p>11,547</text:p>
          </table:table-cell>
          <table:table-cell office:value-type="float" office:value="0.9665775" calcext:value-type="float">
            <text:p>0,9665775</text:p>
          </table:table-cell>
        </table:table-row>
        <table:table-row table:style-name="ro1">
          <table:table-cell office:value-type="float" office:value="11.56017" calcext:value-type="float">
            <text:p>11,56017</text:p>
          </table:table-cell>
          <table:table-cell office:value-type="float" office:value="0.9643266" calcext:value-type="float">
            <text:p>0,9643266</text:p>
          </table:table-cell>
        </table:table-row>
        <table:table-row table:style-name="ro1">
          <table:table-cell office:value-type="float" office:value="11.57364" calcext:value-type="float">
            <text:p>11,57364</text:p>
          </table:table-cell>
          <table:table-cell office:value-type="float" office:value="0.9620718" calcext:value-type="float">
            <text:p>0,9620718</text:p>
          </table:table-cell>
        </table:table-row>
        <table:table-row table:style-name="ro1">
          <table:table-cell office:value-type="float" office:value="11.58573" calcext:value-type="float">
            <text:p>11,58573</text:p>
          </table:table-cell>
          <table:table-cell office:value-type="float" office:value="0.9600088" calcext:value-type="float">
            <text:p>0,9600088</text:p>
          </table:table-cell>
        </table:table-row>
        <table:table-row table:style-name="ro1">
          <table:table-cell office:value-type="float" office:value="11.59833" calcext:value-type="float">
            <text:p>11,59833</text:p>
          </table:table-cell>
          <table:table-cell office:value-type="float" office:value="0.957885" calcext:value-type="float">
            <text:p>0,957885</text:p>
          </table:table-cell>
        </table:table-row>
        <table:table-row table:style-name="ro1">
          <table:table-cell office:value-type="float" office:value="11.60851" calcext:value-type="float">
            <text:p>11,60851</text:p>
          </table:table-cell>
          <table:table-cell office:value-type="float" office:value="0.9561855" calcext:value-type="float">
            <text:p>0,9561855</text:p>
          </table:table-cell>
        </table:table-row>
        <table:table-row table:style-name="ro1">
          <table:table-cell office:value-type="float" office:value="11.62014" calcext:value-type="float">
            <text:p>11,62014</text:p>
          </table:table-cell>
          <table:table-cell office:value-type="float" office:value="0.953947" calcext:value-type="float">
            <text:p>0,953947</text:p>
          </table:table-cell>
        </table:table-row>
        <table:table-row table:style-name="ro1">
          <table:table-cell office:value-type="float" office:value="11.63244" calcext:value-type="float">
            <text:p>11,63244</text:p>
          </table:table-cell>
          <table:table-cell office:value-type="float" office:value="0.9519548" calcext:value-type="float">
            <text:p>0,9519548</text:p>
          </table:table-cell>
        </table:table-row>
        <table:table-row table:style-name="ro1">
          <table:table-cell office:value-type="float" office:value="11.64502" calcext:value-type="float">
            <text:p>11,64502</text:p>
          </table:table-cell>
          <table:table-cell office:value-type="float" office:value="0.9499449" calcext:value-type="float">
            <text:p>0,9499449</text:p>
          </table:table-cell>
        </table:table-row>
        <table:table-row table:style-name="ro1">
          <table:table-cell office:value-type="float" office:value="11.65722" calcext:value-type="float">
            <text:p>11,65722</text:p>
          </table:table-cell>
          <table:table-cell office:value-type="float" office:value="0.9479187" calcext:value-type="float">
            <text:p>0,9479187</text:p>
          </table:table-cell>
        </table:table-row>
        <table:table-row table:style-name="ro1">
          <table:table-cell office:value-type="float" office:value="11.66894" calcext:value-type="float">
            <text:p>11,66894</text:p>
          </table:table-cell>
          <table:table-cell office:value-type="float" office:value="0.9466147" calcext:value-type="float">
            <text:p>0,9466147</text:p>
          </table:table-cell>
        </table:table-row>
        <table:table-row table:style-name="ro1">
          <table:table-cell office:value-type="float" office:value="11.68039" calcext:value-type="float">
            <text:p>11,68039</text:p>
          </table:table-cell>
          <table:table-cell office:value-type="float" office:value="0.9440833" calcext:value-type="float">
            <text:p>0,9440833</text:p>
          </table:table-cell>
        </table:table-row>
        <table:table-row table:style-name="ro1">
          <table:table-cell office:value-type="float" office:value="11.69282" calcext:value-type="float">
            <text:p>11,69282</text:p>
          </table:table-cell>
          <table:table-cell office:value-type="float" office:value="0.9421905" calcext:value-type="float">
            <text:p>0,9421905</text:p>
          </table:table-cell>
        </table:table-row>
        <table:table-row table:style-name="ro1">
          <table:table-cell office:value-type="float" office:value="11.7052" calcext:value-type="float">
            <text:p>11,7052</text:p>
          </table:table-cell>
          <table:table-cell office:value-type="float" office:value="0.9405001" calcext:value-type="float">
            <text:p>0,9405001</text:p>
          </table:table-cell>
        </table:table-row>
        <table:table-row table:style-name="ro1">
          <table:table-cell office:value-type="float" office:value="11.71688" calcext:value-type="float">
            <text:p>11,71688</text:p>
          </table:table-cell>
          <table:table-cell office:value-type="float" office:value="0.9386313" calcext:value-type="float">
            <text:p>0,9386313</text:p>
          </table:table-cell>
        </table:table-row>
        <table:table-row table:style-name="ro1">
          <table:table-cell office:value-type="float" office:value="11.72925" calcext:value-type="float">
            <text:p>11,72925</text:p>
          </table:table-cell>
          <table:table-cell office:value-type="float" office:value="0.9368702" calcext:value-type="float">
            <text:p>0,9368702</text:p>
          </table:table-cell>
        </table:table-row>
        <table:table-row table:style-name="ro1">
          <table:table-cell office:value-type="float" office:value="11.74232" calcext:value-type="float">
            <text:p>11,74232</text:p>
          </table:table-cell>
          <table:table-cell office:value-type="float" office:value="0.9351336" calcext:value-type="float">
            <text:p>0,9351336</text:p>
          </table:table-cell>
        </table:table-row>
        <table:table-row table:style-name="ro1">
          <table:table-cell office:value-type="float" office:value="11.75532" calcext:value-type="float">
            <text:p>11,75532</text:p>
          </table:table-cell>
          <table:table-cell office:value-type="float" office:value="0.9335572" calcext:value-type="float">
            <text:p>0,9335572</text:p>
          </table:table-cell>
        </table:table-row>
        <table:table-row table:style-name="ro1">
          <table:table-cell office:value-type="float" office:value="11.76731" calcext:value-type="float">
            <text:p>11,76731</text:p>
          </table:table-cell>
          <table:table-cell office:value-type="float" office:value="0.9320465" calcext:value-type="float">
            <text:p>0,9320465</text:p>
          </table:table-cell>
        </table:table-row>
        <table:table-row table:style-name="ro1">
          <table:table-cell office:value-type="float" office:value="11.77857" calcext:value-type="float">
            <text:p>11,77857</text:p>
          </table:table-cell>
          <table:table-cell office:value-type="float" office:value="0.9306551" calcext:value-type="float">
            <text:p>0,9306551</text:p>
          </table:table-cell>
        </table:table-row>
        <table:table-row table:style-name="ro1">
          <table:table-cell office:value-type="float" office:value="11.79066" calcext:value-type="float">
            <text:p>11,79066</text:p>
          </table:table-cell>
          <table:table-cell office:value-type="float" office:value="0.9293698" calcext:value-type="float">
            <text:p>0,9293698</text:p>
          </table:table-cell>
        </table:table-row>
        <table:table-row table:style-name="ro1">
          <table:table-cell office:value-type="float" office:value="11.80159" calcext:value-type="float">
            <text:p>11,80159</text:p>
          </table:table-cell>
          <table:table-cell office:value-type="float" office:value="0.9281837" calcext:value-type="float">
            <text:p>0,9281837</text:p>
          </table:table-cell>
        </table:table-row>
        <table:table-row table:style-name="ro1">
          <table:table-cell office:value-type="float" office:value="11.81349" calcext:value-type="float">
            <text:p>11,81349</text:p>
          </table:table-cell>
          <table:table-cell office:value-type="float" office:value="0.9270476" calcext:value-type="float">
            <text:p>0,9270476</text:p>
          </table:table-cell>
        </table:table-row>
        <table:table-row table:style-name="ro1">
          <table:table-cell office:value-type="float" office:value="11.82568" calcext:value-type="float">
            <text:p>11,82568</text:p>
          </table:table-cell>
          <table:table-cell office:value-type="float" office:value="0.9260286" calcext:value-type="float">
            <text:p>0,9260286</text:p>
          </table:table-cell>
        </table:table-row>
        <table:table-row table:style-name="ro1">
          <table:table-cell office:value-type="float" office:value="11.83656" calcext:value-type="float">
            <text:p>11,83656</text:p>
          </table:table-cell>
          <table:table-cell office:value-type="float" office:value="0.9250944" calcext:value-type="float">
            <text:p>0,9250944</text:p>
          </table:table-cell>
        </table:table-row>
        <table:table-row table:style-name="ro1">
          <table:table-cell office:value-type="float" office:value="11.84957" calcext:value-type="float">
            <text:p>11,84957</text:p>
          </table:table-cell>
          <table:table-cell office:value-type="float" office:value="0.9241536" calcext:value-type="float">
            <text:p>0,9241536</text:p>
          </table:table-cell>
        </table:table-row>
        <table:table-row table:style-name="ro1">
          <table:table-cell office:value-type="float" office:value="11.8624" calcext:value-type="float">
            <text:p>11,8624</text:p>
          </table:table-cell>
          <table:table-cell office:value-type="float" office:value="0.9233319" calcext:value-type="float">
            <text:p>0,9233319</text:p>
          </table:table-cell>
        </table:table-row>
        <table:table-row table:style-name="ro1">
          <table:table-cell office:value-type="float" office:value="11.87552" calcext:value-type="float">
            <text:p>11,87552</text:p>
          </table:table-cell>
          <table:table-cell office:value-type="float" office:value="0.9226199" calcext:value-type="float">
            <text:p>0,9226199</text:p>
          </table:table-cell>
        </table:table-row>
        <table:table-row table:style-name="ro1">
          <table:table-cell office:value-type="float" office:value="11.88931" calcext:value-type="float">
            <text:p>11,88931</text:p>
          </table:table-cell>
          <table:table-cell office:value-type="float" office:value="0.9219533" calcext:value-type="float">
            <text:p>0,9219533</text:p>
          </table:table-cell>
        </table:table-row>
        <table:table-row table:style-name="ro1">
          <table:table-cell office:value-type="float" office:value="11.90062" calcext:value-type="float">
            <text:p>11,90062</text:p>
          </table:table-cell>
          <table:table-cell office:value-type="float" office:value="0.921497" calcext:value-type="float">
            <text:p>0,921497</text:p>
          </table:table-cell>
        </table:table-row>
        <table:table-row table:style-name="ro1">
          <table:table-cell office:value-type="float" office:value="11.91349" calcext:value-type="float">
            <text:p>11,91349</text:p>
          </table:table-cell>
          <table:table-cell office:value-type="float" office:value="0.9211377" calcext:value-type="float">
            <text:p>0,9211377</text:p>
          </table:table-cell>
        </table:table-row>
        <table:table-row table:style-name="ro1">
          <table:table-cell office:value-type="float" office:value="11.92605" calcext:value-type="float">
            <text:p>11,92605</text:p>
          </table:table-cell>
          <table:table-cell office:value-type="float" office:value="0.9208524" calcext:value-type="float">
            <text:p>0,9208524</text:p>
          </table:table-cell>
        </table:table-row>
        <table:table-row table:style-name="ro1">
          <table:table-cell office:value-type="float" office:value="11.93755" calcext:value-type="float">
            <text:p>11,93755</text:p>
          </table:table-cell>
          <table:table-cell office:value-type="float" office:value="0.9207218" calcext:value-type="float">
            <text:p>0,9207218</text:p>
          </table:table-cell>
        </table:table-row>
        <table:table-row table:style-name="ro1">
          <table:table-cell office:value-type="float" office:value="11.94955" calcext:value-type="float">
            <text:p>11,94955</text:p>
          </table:table-cell>
          <table:table-cell office:value-type="float" office:value="0.9206682" calcext:value-type="float">
            <text:p>0,9206682</text:p>
          </table:table-cell>
        </table:table-row>
        <table:table-row table:style-name="ro1">
          <table:table-cell office:value-type="float" office:value="11.96198" calcext:value-type="float">
            <text:p>11,96198</text:p>
          </table:table-cell>
          <table:table-cell office:value-type="float" office:value="0.9207066" calcext:value-type="float">
            <text:p>0,9207066</text:p>
          </table:table-cell>
        </table:table-row>
        <table:table-row table:style-name="ro1">
          <table:table-cell office:value-type="float" office:value="11.97444" calcext:value-type="float">
            <text:p>11,97444</text:p>
          </table:table-cell>
          <table:table-cell office:value-type="float" office:value="0.9208893" calcext:value-type="float">
            <text:p>0,9208893</text:p>
          </table:table-cell>
        </table:table-row>
        <table:table-row table:style-name="ro1">
          <table:table-cell office:value-type="float" office:value="11.9862" calcext:value-type="float">
            <text:p>11,9862</text:p>
          </table:table-cell>
          <table:table-cell office:value-type="float" office:value="0.9211142" calcext:value-type="float">
            <text:p>0,9211142</text:p>
          </table:table-cell>
        </table:table-row>
        <table:table-row table:style-name="ro1">
          <table:table-cell office:value-type="float" office:value="11.99807" calcext:value-type="float">
            <text:p>11,99807</text:p>
          </table:table-cell>
          <table:table-cell office:value-type="float" office:value="0.9214906" calcext:value-type="float">
            <text:p>0,9214906</text:p>
          </table:table-cell>
        </table:table-row>
        <table:table-row table:style-name="ro1">
          <table:table-cell office:value-type="float" office:value="12.01105" calcext:value-type="float">
            <text:p>12,01105</text:p>
          </table:table-cell>
          <table:table-cell office:value-type="float" office:value="0.9219649" calcext:value-type="float">
            <text:p>0,9219649</text:p>
          </table:table-cell>
        </table:table-row>
        <table:table-row table:style-name="ro1">
          <table:table-cell office:value-type="float" office:value="12.0229" calcext:value-type="float">
            <text:p>12,0229</text:p>
          </table:table-cell>
          <table:table-cell office:value-type="float" office:value="0.9224685" calcext:value-type="float">
            <text:p>0,9224685</text:p>
          </table:table-cell>
        </table:table-row>
        <table:table-row table:style-name="ro1">
          <table:table-cell office:value-type="float" office:value="12.03456" calcext:value-type="float">
            <text:p>12,03456</text:p>
          </table:table-cell>
          <table:table-cell office:value-type="float" office:value="0.9231353" calcext:value-type="float">
            <text:p>0,9231353</text:p>
          </table:table-cell>
        </table:table-row>
        <table:table-row table:style-name="ro1">
          <table:table-cell office:value-type="float" office:value="12.04698" calcext:value-type="float">
            <text:p>12,04698</text:p>
          </table:table-cell>
          <table:table-cell office:value-type="float" office:value="0.9238132" calcext:value-type="float">
            <text:p>0,9238132</text:p>
          </table:table-cell>
        </table:table-row>
        <table:table-row table:style-name="ro1">
          <table:table-cell office:value-type="float" office:value="12.05915" calcext:value-type="float">
            <text:p>12,05915</text:p>
          </table:table-cell>
          <table:table-cell office:value-type="float" office:value="0.924643" calcext:value-type="float">
            <text:p>0,924643</text:p>
          </table:table-cell>
        </table:table-row>
        <table:table-row table:style-name="ro1">
          <table:table-cell office:value-type="float" office:value="12.07151" calcext:value-type="float">
            <text:p>12,07151</text:p>
          </table:table-cell>
          <table:table-cell office:value-type="float" office:value="0.9255656" calcext:value-type="float">
            <text:p>0,9255656</text:p>
          </table:table-cell>
        </table:table-row>
        <table:table-row table:style-name="ro1">
          <table:table-cell office:value-type="float" office:value="12.0831" calcext:value-type="float">
            <text:p>12,0831</text:p>
          </table:table-cell>
          <table:table-cell office:value-type="float" office:value="0.9265109" calcext:value-type="float">
            <text:p>0,9265109</text:p>
          </table:table-cell>
        </table:table-row>
        <table:table-row table:style-name="ro1">
          <table:table-cell office:value-type="float" office:value="12.0953" calcext:value-type="float">
            <text:p>12,0953</text:p>
          </table:table-cell>
          <table:table-cell office:value-type="float" office:value="0.9276209" calcext:value-type="float">
            <text:p>0,9276209</text:p>
          </table:table-cell>
        </table:table-row>
        <table:table-row table:style-name="ro1">
          <table:table-cell office:value-type="float" office:value="12.1073" calcext:value-type="float">
            <text:p>12,1073</text:p>
          </table:table-cell>
          <table:table-cell office:value-type="float" office:value="0.928605" calcext:value-type="float">
            <text:p>0,928605</text:p>
          </table:table-cell>
        </table:table-row>
        <table:table-row table:style-name="ro1">
          <table:table-cell office:value-type="float" office:value="12.11839" calcext:value-type="float">
            <text:p>12,11839</text:p>
          </table:table-cell>
          <table:table-cell office:value-type="float" office:value="0.9298297" calcext:value-type="float">
            <text:p>0,9298297</text:p>
          </table:table-cell>
        </table:table-row>
        <table:table-row table:style-name="ro1">
          <table:table-cell office:value-type="float" office:value="12.13116" calcext:value-type="float">
            <text:p>12,13116</text:p>
          </table:table-cell>
          <table:table-cell office:value-type="float" office:value="0.9311424" calcext:value-type="float">
            <text:p>0,9311424</text:p>
          </table:table-cell>
        </table:table-row>
        <table:table-row table:style-name="ro1">
          <table:table-cell office:value-type="float" office:value="12.14303" calcext:value-type="float">
            <text:p>12,14303</text:p>
          </table:table-cell>
          <table:table-cell office:value-type="float" office:value="0.9324324" calcext:value-type="float">
            <text:p>0,9324324</text:p>
          </table:table-cell>
        </table:table-row>
        <table:table-row table:style-name="ro1">
          <table:table-cell office:value-type="float" office:value="12.15547" calcext:value-type="float">
            <text:p>12,15547</text:p>
          </table:table-cell>
          <table:table-cell office:value-type="float" office:value="0.9338506" calcext:value-type="float">
            <text:p>0,9338506</text:p>
          </table:table-cell>
        </table:table-row>
        <table:table-row table:style-name="ro1">
          <table:table-cell office:value-type="float" office:value="12.16721" calcext:value-type="float">
            <text:p>12,16721</text:p>
          </table:table-cell>
          <table:table-cell office:value-type="float" office:value="0.9352325" calcext:value-type="float">
            <text:p>0,9352325</text:p>
          </table:table-cell>
        </table:table-row>
        <table:table-row table:style-name="ro1">
          <table:table-cell office:value-type="float" office:value="12.17898" calcext:value-type="float">
            <text:p>12,17898</text:p>
          </table:table-cell>
          <table:table-cell office:value-type="float" office:value="0.9367851" calcext:value-type="float">
            <text:p>0,9367851</text:p>
          </table:table-cell>
        </table:table-row>
        <table:table-row table:style-name="ro1">
          <table:table-cell office:value-type="float" office:value="12.19145" calcext:value-type="float">
            <text:p>12,19145</text:p>
          </table:table-cell>
          <table:table-cell office:value-type="float" office:value="0.9383606" calcext:value-type="float">
            <text:p>0,9383606</text:p>
          </table:table-cell>
        </table:table-row>
        <table:table-row table:style-name="ro1">
          <table:table-cell office:value-type="float" office:value="12.20256" calcext:value-type="float">
            <text:p>12,20256</text:p>
          </table:table-cell>
          <table:table-cell office:value-type="float" office:value="0.9398298" calcext:value-type="float">
            <text:p>0,9398298</text:p>
          </table:table-cell>
        </table:table-row>
        <table:table-row table:style-name="ro1">
          <table:table-cell office:value-type="float" office:value="12.21476" calcext:value-type="float">
            <text:p>12,21476</text:p>
          </table:table-cell>
          <table:table-cell office:value-type="float" office:value="0.9414769" calcext:value-type="float">
            <text:p>0,9414769</text:p>
          </table:table-cell>
        </table:table-row>
        <table:table-row table:style-name="ro1">
          <table:table-cell office:value-type="float" office:value="12.22715" calcext:value-type="float">
            <text:p>12,22715</text:p>
          </table:table-cell>
          <table:table-cell office:value-type="float" office:value="0.9430827" calcext:value-type="float">
            <text:p>0,9430827</text:p>
          </table:table-cell>
        </table:table-row>
        <table:table-row table:style-name="ro1">
          <table:table-cell office:value-type="float" office:value="12.23908" calcext:value-type="float">
            <text:p>12,23908</text:p>
          </table:table-cell>
          <table:table-cell office:value-type="float" office:value="0.9447868" calcext:value-type="float">
            <text:p>0,9447868</text:p>
          </table:table-cell>
        </table:table-row>
        <table:table-row table:style-name="ro1">
          <table:table-cell office:value-type="float" office:value="12.25051" calcext:value-type="float">
            <text:p>12,25051</text:p>
          </table:table-cell>
          <table:table-cell office:value-type="float" office:value="0.946519" calcext:value-type="float">
            <text:p>0,946519</text:p>
          </table:table-cell>
        </table:table-row>
        <table:table-row table:style-name="ro1">
          <table:table-cell office:value-type="float" office:value="12.26268" calcext:value-type="float">
            <text:p>12,26268</text:p>
          </table:table-cell>
          <table:table-cell office:value-type="float" office:value="0.9481634" calcext:value-type="float">
            <text:p>0,9481634</text:p>
          </table:table-cell>
        </table:table-row>
        <table:table-row table:style-name="ro1">
          <table:table-cell office:value-type="float" office:value="12.27514" calcext:value-type="float">
            <text:p>12,27514</text:p>
          </table:table-cell>
          <table:table-cell office:value-type="float" office:value="0.9493946" calcext:value-type="float">
            <text:p>0,9493946</text:p>
          </table:table-cell>
        </table:table-row>
        <table:table-row table:style-name="ro1">
          <table:table-cell office:value-type="float" office:value="12.28711" calcext:value-type="float">
            <text:p>12,28711</text:p>
          </table:table-cell>
          <table:table-cell office:value-type="float" office:value="0.9516746" calcext:value-type="float">
            <text:p>0,9516746</text:p>
          </table:table-cell>
        </table:table-row>
        <table:table-row table:style-name="ro1">
          <table:table-cell office:value-type="float" office:value="12.29856" calcext:value-type="float">
            <text:p>12,29856</text:p>
          </table:table-cell>
          <table:table-cell office:value-type="float" office:value="0.9534699" calcext:value-type="float">
            <text:p>0,9534699</text:p>
          </table:table-cell>
        </table:table-row>
        <table:table-row table:style-name="ro1">
          <table:table-cell office:value-type="float" office:value="12.31135" calcext:value-type="float">
            <text:p>12,31135</text:p>
          </table:table-cell>
          <table:table-cell office:value-type="float" office:value="0.955223" calcext:value-type="float">
            <text:p>0,955223</text:p>
          </table:table-cell>
        </table:table-row>
        <table:table-row table:style-name="ro1">
          <table:table-cell office:value-type="float" office:value="12.32278" calcext:value-type="float">
            <text:p>12,32278</text:p>
          </table:table-cell>
          <table:table-cell office:value-type="float" office:value="0.9569137" calcext:value-type="float">
            <text:p>0,9569137</text:p>
          </table:table-cell>
        </table:table-row>
        <table:table-row table:style-name="ro1">
          <table:table-cell office:value-type="float" office:value="12.33435" calcext:value-type="float">
            <text:p>12,33435</text:p>
          </table:table-cell>
          <table:table-cell office:value-type="float" office:value="0.9586861" calcext:value-type="float">
            <text:p>0,9586861</text:p>
          </table:table-cell>
        </table:table-row>
        <table:table-row table:style-name="ro1">
          <table:table-cell office:value-type="float" office:value="12.3471" calcext:value-type="float">
            <text:p>12,3471</text:p>
          </table:table-cell>
          <table:table-cell office:value-type="float" office:value="0.9603874" calcext:value-type="float">
            <text:p>0,9603874</text:p>
          </table:table-cell>
        </table:table-row>
        <table:table-row table:style-name="ro1">
          <table:table-cell office:value-type="float" office:value="12.35868" calcext:value-type="float">
            <text:p>12,35868</text:p>
          </table:table-cell>
          <table:table-cell office:value-type="float" office:value="0.9621114" calcext:value-type="float">
            <text:p>0,9621114</text:p>
          </table:table-cell>
        </table:table-row>
        <table:table-row table:style-name="ro1">
          <table:table-cell office:value-type="float" office:value="12.3708" calcext:value-type="float">
            <text:p>12,3708</text:p>
          </table:table-cell>
          <table:table-cell office:value-type="float" office:value="0.963766" calcext:value-type="float">
            <text:p>0,963766</text:p>
          </table:table-cell>
        </table:table-row>
        <table:table-row table:style-name="ro1">
          <table:table-cell office:value-type="float" office:value="12.38207" calcext:value-type="float">
            <text:p>12,38207</text:p>
          </table:table-cell>
          <table:table-cell office:value-type="float" office:value="0.9653239" calcext:value-type="float">
            <text:p>0,9653239</text:p>
          </table:table-cell>
        </table:table-row>
        <table:table-row table:style-name="ro1">
          <table:table-cell office:value-type="float" office:value="12.39522" calcext:value-type="float">
            <text:p>12,39522</text:p>
          </table:table-cell>
          <table:table-cell office:value-type="float" office:value="0.9671325" calcext:value-type="float">
            <text:p>0,9671325</text:p>
          </table:table-cell>
        </table:table-row>
        <table:table-row table:style-name="ro1">
          <table:table-cell office:value-type="float" office:value="12.40776" calcext:value-type="float">
            <text:p>12,40776</text:p>
          </table:table-cell>
          <table:table-cell office:value-type="float" office:value="0.9686131" calcext:value-type="float">
            <text:p>0,9686131</text:p>
          </table:table-cell>
        </table:table-row>
        <table:table-row table:style-name="ro1">
          <table:table-cell office:value-type="float" office:value="12.41858" calcext:value-type="float">
            <text:p>12,41858</text:p>
          </table:table-cell>
          <table:table-cell office:value-type="float" office:value="0.9701397" calcext:value-type="float">
            <text:p>0,9701397</text:p>
          </table:table-cell>
        </table:table-row>
        <table:table-row table:style-name="ro1">
          <table:table-cell office:value-type="float" office:value="12.43074" calcext:value-type="float">
            <text:p>12,43074</text:p>
          </table:table-cell>
          <table:table-cell office:value-type="float" office:value="0.9716064" calcext:value-type="float">
            <text:p>0,9716064</text:p>
          </table:table-cell>
        </table:table-row>
        <table:table-row table:style-name="ro1">
          <table:table-cell office:value-type="float" office:value="12.4427" calcext:value-type="float">
            <text:p>12,4427</text:p>
          </table:table-cell>
          <table:table-cell office:value-type="float" office:value="0.9730431" calcext:value-type="float">
            <text:p>0,9730431</text:p>
          </table:table-cell>
        </table:table-row>
        <table:table-row table:style-name="ro1">
          <table:table-cell office:value-type="float" office:value="12.45643" calcext:value-type="float">
            <text:p>12,45643</text:p>
          </table:table-cell>
          <table:table-cell office:value-type="float" office:value="0.9745581" calcext:value-type="float">
            <text:p>0,9745581</text:p>
          </table:table-cell>
        </table:table-row>
        <table:table-row table:style-name="ro1">
          <table:table-cell office:value-type="float" office:value="12.46834" calcext:value-type="float">
            <text:p>12,46834</text:p>
          </table:table-cell>
          <table:table-cell office:value-type="float" office:value="0.9758081" calcext:value-type="float">
            <text:p>0,9758081</text:p>
          </table:table-cell>
        </table:table-row>
        <table:table-row table:style-name="ro1">
          <table:table-cell office:value-type="float" office:value="12.48048" calcext:value-type="float">
            <text:p>12,48048</text:p>
          </table:table-cell>
          <table:table-cell office:value-type="float" office:value="0.9771022" calcext:value-type="float">
            <text:p>0,9771022</text:p>
          </table:table-cell>
        </table:table-row>
        <table:table-row table:style-name="ro1">
          <table:table-cell office:value-type="float" office:value="12.49281" calcext:value-type="float">
            <text:p>12,49281</text:p>
          </table:table-cell>
          <table:table-cell office:value-type="float" office:value="0.9783191" calcext:value-type="float">
            <text:p>0,9783191</text:p>
          </table:table-cell>
        </table:table-row>
        <table:table-row table:style-name="ro1">
          <table:table-cell office:value-type="float" office:value="12.50516" calcext:value-type="float">
            <text:p>12,50516</text:p>
          </table:table-cell>
          <table:table-cell office:value-type="float" office:value="0.9793848" calcext:value-type="float">
            <text:p>0,9793848</text:p>
          </table:table-cell>
        </table:table-row>
        <table:table-row table:style-name="ro1">
          <table:table-cell office:value-type="float" office:value="12.51637" calcext:value-type="float">
            <text:p>12,51637</text:p>
          </table:table-cell>
          <table:table-cell office:value-type="float" office:value="0.9804038" calcext:value-type="float">
            <text:p>0,9804038</text:p>
          </table:table-cell>
        </table:table-row>
        <table:table-row table:style-name="ro1">
          <table:table-cell office:value-type="float" office:value="12.52869" calcext:value-type="float">
            <text:p>12,52869</text:p>
          </table:table-cell>
          <table:table-cell office:value-type="float" office:value="0.9813856" calcext:value-type="float">
            <text:p>0,9813856</text:p>
          </table:table-cell>
        </table:table-row>
        <table:table-row table:style-name="ro1">
          <table:table-cell office:value-type="float" office:value="12.54026" calcext:value-type="float">
            <text:p>12,54026</text:p>
          </table:table-cell>
          <table:table-cell office:value-type="float" office:value="0.9821665" calcext:value-type="float">
            <text:p>0,9821665</text:p>
          </table:table-cell>
        </table:table-row>
        <table:table-row table:style-name="ro1">
          <table:table-cell office:value-type="float" office:value="12.5515" calcext:value-type="float">
            <text:p>12,5515</text:p>
          </table:table-cell>
          <table:table-cell office:value-type="float" office:value="0.9829492" calcext:value-type="float">
            <text:p>0,9829492</text:p>
          </table:table-cell>
        </table:table-row>
        <table:table-row table:style-name="ro1">
          <table:table-cell office:value-type="float" office:value="12.56275" calcext:value-type="float">
            <text:p>12,56275</text:p>
          </table:table-cell>
          <table:table-cell office:value-type="float" office:value="0.9836325" calcext:value-type="float">
            <text:p>0,9836325</text:p>
          </table:table-cell>
        </table:table-row>
        <table:table-row table:style-name="ro1">
          <table:table-cell office:value-type="float" office:value="12.57491" calcext:value-type="float">
            <text:p>12,57491</text:p>
          </table:table-cell>
          <table:table-cell office:value-type="float" office:value="0.9842333" calcext:value-type="float">
            <text:p>0,9842333</text:p>
          </table:table-cell>
        </table:table-row>
        <table:table-row table:style-name="ro1">
          <table:table-cell office:value-type="float" office:value="12.59065" calcext:value-type="float">
            <text:p>12,59065</text:p>
          </table:table-cell>
          <table:table-cell office:value-type="float" office:value="0.9847605" calcext:value-type="float">
            <text:p>0,9847605</text:p>
          </table:table-cell>
        </table:table-row>
        <table:table-row table:style-name="ro1">
          <table:table-cell office:value-type="float" office:value="12.60169" calcext:value-type="float">
            <text:p>12,60169</text:p>
          </table:table-cell>
          <table:table-cell office:value-type="float" office:value="0.985361" calcext:value-type="float">
            <text:p>0,985361</text:p>
          </table:table-cell>
        </table:table-row>
        <table:table-row table:style-name="ro1">
          <table:table-cell office:value-type="float" office:value="12.61376" calcext:value-type="float">
            <text:p>12,61376</text:p>
          </table:table-cell>
          <table:table-cell office:value-type="float" office:value="0.9856927" calcext:value-type="float">
            <text:p>0,9856927</text:p>
          </table:table-cell>
        </table:table-row>
        <table:table-row table:style-name="ro1">
          <table:table-cell office:value-type="float" office:value="12.62661" calcext:value-type="float">
            <text:p>12,62661</text:p>
          </table:table-cell>
          <table:table-cell office:value-type="float" office:value="0.9859797" calcext:value-type="float">
            <text:p>0,9859797</text:p>
          </table:table-cell>
        </table:table-row>
        <table:table-row table:style-name="ro1">
          <table:table-cell office:value-type="float" office:value="12.6385" calcext:value-type="float">
            <text:p>12,6385</text:p>
          </table:table-cell>
          <table:table-cell office:value-type="float" office:value="0.9861452" calcext:value-type="float">
            <text:p>0,9861452</text:p>
          </table:table-cell>
        </table:table-row>
        <table:table-row table:style-name="ro1">
          <table:table-cell office:value-type="float" office:value="12.65082" calcext:value-type="float">
            <text:p>12,65082</text:p>
          </table:table-cell>
          <table:table-cell office:value-type="float" office:value="0.9862301" calcext:value-type="float">
            <text:p>0,9862301</text:p>
          </table:table-cell>
        </table:table-row>
        <table:table-row table:style-name="ro1">
          <table:table-cell office:value-type="float" office:value="12.66215" calcext:value-type="float">
            <text:p>12,66215</text:p>
          </table:table-cell>
          <table:table-cell office:value-type="float" office:value="0.9862439" calcext:value-type="float">
            <text:p>0,9862439</text:p>
          </table:table-cell>
        </table:table-row>
        <table:table-row table:style-name="ro1">
          <table:table-cell office:value-type="float" office:value="12.67484" calcext:value-type="float">
            <text:p>12,67484</text:p>
          </table:table-cell>
          <table:table-cell office:value-type="float" office:value="0.9861273" calcext:value-type="float">
            <text:p>0,9861273</text:p>
          </table:table-cell>
        </table:table-row>
        <table:table-row table:style-name="ro1">
          <table:table-cell office:value-type="float" office:value="12.6875" calcext:value-type="float">
            <text:p>12,6875</text:p>
          </table:table-cell>
          <table:table-cell office:value-type="float" office:value="0.9859602" calcext:value-type="float">
            <text:p>0,9859602</text:p>
          </table:table-cell>
        </table:table-row>
        <table:table-row table:style-name="ro1">
          <table:table-cell office:value-type="float" office:value="12.69937" calcext:value-type="float">
            <text:p>12,69937</text:p>
          </table:table-cell>
          <table:table-cell office:value-type="float" office:value="0.9856698" calcext:value-type="float">
            <text:p>0,9856698</text:p>
          </table:table-cell>
        </table:table-row>
        <table:table-row table:style-name="ro1">
          <table:table-cell office:value-type="float" office:value="12.71174" calcext:value-type="float">
            <text:p>12,71174</text:p>
          </table:table-cell>
          <table:table-cell office:value-type="float" office:value="0.9853041" calcext:value-type="float">
            <text:p>0,9853041</text:p>
          </table:table-cell>
        </table:table-row>
        <table:table-row table:style-name="ro1">
          <table:table-cell office:value-type="float" office:value="12.72316" calcext:value-type="float">
            <text:p>12,72316</text:p>
          </table:table-cell>
          <table:table-cell office:value-type="float" office:value="0.9849328" calcext:value-type="float">
            <text:p>0,9849328</text:p>
          </table:table-cell>
        </table:table-row>
        <table:table-row table:style-name="ro1">
          <table:table-cell office:value-type="float" office:value="12.7349" calcext:value-type="float">
            <text:p>12,7349</text:p>
          </table:table-cell>
          <table:table-cell office:value-type="float" office:value="0.9843697" calcext:value-type="float">
            <text:p>0,9843697</text:p>
          </table:table-cell>
        </table:table-row>
        <table:table-row table:style-name="ro1">
          <table:table-cell office:value-type="float" office:value="12.74742" calcext:value-type="float">
            <text:p>12,74742</text:p>
          </table:table-cell>
          <table:table-cell office:value-type="float" office:value="0.9838032" calcext:value-type="float">
            <text:p>0,9838032</text:p>
          </table:table-cell>
        </table:table-row>
        <table:table-row table:style-name="ro1">
          <table:table-cell office:value-type="float" office:value="12.75887" calcext:value-type="float">
            <text:p>12,75887</text:p>
          </table:table-cell>
          <table:table-cell office:value-type="float" office:value="0.9831142" calcext:value-type="float">
            <text:p>0,9831142</text:p>
          </table:table-cell>
        </table:table-row>
        <table:table-row table:style-name="ro1">
          <table:table-cell office:value-type="float" office:value="12.7709" calcext:value-type="float">
            <text:p>12,7709</text:p>
          </table:table-cell>
          <table:table-cell office:value-type="float" office:value="0.9823942" calcext:value-type="float">
            <text:p>0,9823942</text:p>
          </table:table-cell>
        </table:table-row>
        <table:table-row table:style-name="ro1">
          <table:table-cell office:value-type="float" office:value="12.7825" calcext:value-type="float">
            <text:p>12,7825</text:p>
          </table:table-cell>
          <table:table-cell office:value-type="float" office:value="0.9815976" calcext:value-type="float">
            <text:p>0,9815976</text:p>
          </table:table-cell>
        </table:table-row>
        <table:table-row table:style-name="ro1">
          <table:table-cell office:value-type="float" office:value="12.79529" calcext:value-type="float">
            <text:p>12,79529</text:p>
          </table:table-cell>
          <table:table-cell office:value-type="float" office:value="0.9806125" calcext:value-type="float">
            <text:p>0,9806125</text:p>
          </table:table-cell>
        </table:table-row>
        <table:table-row table:style-name="ro1">
          <table:table-cell office:value-type="float" office:value="12.80803" calcext:value-type="float">
            <text:p>12,80803</text:p>
          </table:table-cell>
          <table:table-cell office:value-type="float" office:value="0.9797613" calcext:value-type="float">
            <text:p>0,9797613</text:p>
          </table:table-cell>
        </table:table-row>
        <table:table-row table:style-name="ro1">
          <table:table-cell office:value-type="float" office:value="12.8215" calcext:value-type="float">
            <text:p>12,8215</text:p>
          </table:table-cell>
          <table:table-cell office:value-type="float" office:value="0.9785966" calcext:value-type="float">
            <text:p>0,9785966</text:p>
          </table:table-cell>
        </table:table-row>
        <table:table-row table:style-name="ro1">
          <table:table-cell office:value-type="float" office:value="12.8348" calcext:value-type="float">
            <text:p>12,8348</text:p>
          </table:table-cell>
          <table:table-cell office:value-type="float" office:value="0.9772953" calcext:value-type="float">
            <text:p>0,9772953</text:p>
          </table:table-cell>
        </table:table-row>
        <table:table-row table:style-name="ro1">
          <table:table-cell office:value-type="float" office:value="12.84719" calcext:value-type="float">
            <text:p>12,84719</text:p>
          </table:table-cell>
          <table:table-cell office:value-type="float" office:value="0.9761464" calcext:value-type="float">
            <text:p>0,9761464</text:p>
          </table:table-cell>
        </table:table-row>
        <table:table-row table:style-name="ro1">
          <table:table-cell office:value-type="float" office:value="12.85961" calcext:value-type="float">
            <text:p>12,85961</text:p>
          </table:table-cell>
          <table:table-cell office:value-type="float" office:value="0.9748461" calcext:value-type="float">
            <text:p>0,9748461</text:p>
          </table:table-cell>
        </table:table-row>
        <table:table-row table:style-name="ro1">
          <table:table-cell office:value-type="float" office:value="12.87234" calcext:value-type="float">
            <text:p>12,87234</text:p>
          </table:table-cell>
          <table:table-cell office:value-type="float" office:value="0.9735679" calcext:value-type="float">
            <text:p>0,9735679</text:p>
          </table:table-cell>
        </table:table-row>
        <table:table-row table:style-name="ro1">
          <table:table-cell office:value-type="float" office:value="12.884" calcext:value-type="float">
            <text:p>12,884</text:p>
          </table:table-cell>
          <table:table-cell office:value-type="float" office:value="0.9722931" calcext:value-type="float">
            <text:p>0,9722931</text:p>
          </table:table-cell>
        </table:table-row>
        <table:table-row table:style-name="ro1">
          <table:table-cell office:value-type="float" office:value="12.90242" calcext:value-type="float">
            <text:p>12,90242</text:p>
          </table:table-cell>
          <table:table-cell office:value-type="float" office:value="0.9708762" calcext:value-type="float">
            <text:p>0,9708762</text:p>
          </table:table-cell>
        </table:table-row>
        <table:table-row table:style-name="ro1">
          <table:table-cell office:value-type="float" office:value="12.91456" calcext:value-type="float">
            <text:p>12,91456</text:p>
          </table:table-cell>
          <table:table-cell office:value-type="float" office:value="0.9687442" calcext:value-type="float">
            <text:p>0,9687442</text:p>
          </table:table-cell>
        </table:table-row>
        <table:table-row table:style-name="ro1">
          <table:table-cell office:value-type="float" office:value="12.9266" calcext:value-type="float">
            <text:p>12,9266</text:p>
          </table:table-cell>
          <table:table-cell office:value-type="float" office:value="0.9674339" calcext:value-type="float">
            <text:p>0,9674339</text:p>
          </table:table-cell>
        </table:table-row>
        <table:table-row table:style-name="ro1">
          <table:table-cell office:value-type="float" office:value="12.93793" calcext:value-type="float">
            <text:p>12,93793</text:p>
          </table:table-cell>
          <table:table-cell office:value-type="float" office:value="0.9660024" calcext:value-type="float">
            <text:p>0,9660024</text:p>
          </table:table-cell>
        </table:table-row>
        <table:table-row table:style-name="ro1">
          <table:table-cell office:value-type="float" office:value="12.95016" calcext:value-type="float">
            <text:p>12,95016</text:p>
          </table:table-cell>
          <table:table-cell office:value-type="float" office:value="0.9644684" calcext:value-type="float">
            <text:p>0,9644684</text:p>
          </table:table-cell>
        </table:table-row>
        <table:table-row table:style-name="ro1">
          <table:table-cell office:value-type="float" office:value="12.96174" calcext:value-type="float">
            <text:p>12,96174</text:p>
          </table:table-cell>
          <table:table-cell office:value-type="float" office:value="0.9630899" calcext:value-type="float">
            <text:p>0,9630899</text:p>
          </table:table-cell>
        </table:table-row>
        <table:table-row table:style-name="ro1">
          <table:table-cell office:value-type="float" office:value="12.97423" calcext:value-type="float">
            <text:p>12,97423</text:p>
          </table:table-cell>
          <table:table-cell office:value-type="float" office:value="0.9616136" calcext:value-type="float">
            <text:p>0,9616136</text:p>
          </table:table-cell>
        </table:table-row>
        <table:table-row table:style-name="ro1">
          <table:table-cell office:value-type="float" office:value="12.98654" calcext:value-type="float">
            <text:p>12,98654</text:p>
          </table:table-cell>
          <table:table-cell office:value-type="float" office:value="0.9600801" calcext:value-type="float">
            <text:p>0,9600801</text:p>
          </table:table-cell>
        </table:table-row>
        <table:table-row table:style-name="ro1">
          <table:table-cell office:value-type="float" office:value="12.99942" calcext:value-type="float">
            <text:p>12,99942</text:p>
          </table:table-cell>
          <table:table-cell office:value-type="float" office:value="0.958364" calcext:value-type="float">
            <text:p>0,958364</text:p>
          </table:table-cell>
        </table:table-row>
        <table:table-row table:style-name="ro1">
          <table:table-cell office:value-type="float" office:value="13.01217" calcext:value-type="float">
            <text:p>13,01217</text:p>
          </table:table-cell>
          <table:table-cell office:value-type="float" office:value="0.9567973" calcext:value-type="float">
            <text:p>0,9567973</text:p>
          </table:table-cell>
        </table:table-row>
        <table:table-row table:style-name="ro1">
          <table:table-cell office:value-type="float" office:value="13.02403" calcext:value-type="float">
            <text:p>13,02403</text:p>
          </table:table-cell>
          <table:table-cell office:value-type="float" office:value="0.955382" calcext:value-type="float">
            <text:p>0,955382</text:p>
          </table:table-cell>
        </table:table-row>
        <table:table-row table:style-name="ro1">
          <table:table-cell office:value-type="float" office:value="13.03539" calcext:value-type="float">
            <text:p>13,03539</text:p>
          </table:table-cell>
          <table:table-cell office:value-type="float" office:value="0.95387" calcext:value-type="float">
            <text:p>0,95387</text:p>
          </table:table-cell>
        </table:table-row>
        <table:table-row table:style-name="ro1">
          <table:table-cell office:value-type="float" office:value="13.04746" calcext:value-type="float">
            <text:p>13,04746</text:p>
          </table:table-cell>
          <table:table-cell office:value-type="float" office:value="0.9525043" calcext:value-type="float">
            <text:p>0,9525043</text:p>
          </table:table-cell>
        </table:table-row>
        <table:table-row table:style-name="ro1">
          <table:table-cell office:value-type="float" office:value="13.05874" calcext:value-type="float">
            <text:p>13,05874</text:p>
          </table:table-cell>
          <table:table-cell office:value-type="float" office:value="0.9510507" calcext:value-type="float">
            <text:p>0,9510507</text:p>
          </table:table-cell>
        </table:table-row>
        <table:table-row table:style-name="ro1">
          <table:table-cell office:value-type="float" office:value="13.07082" calcext:value-type="float">
            <text:p>13,07082</text:p>
          </table:table-cell>
          <table:table-cell office:value-type="float" office:value="0.9496793" calcext:value-type="float">
            <text:p>0,9496793</text:p>
          </table:table-cell>
        </table:table-row>
        <table:table-row table:style-name="ro1">
          <table:table-cell office:value-type="float" office:value="13.08177" calcext:value-type="float">
            <text:p>13,08177</text:p>
          </table:table-cell>
          <table:table-cell office:value-type="float" office:value="0.9483339" calcext:value-type="float">
            <text:p>0,9483339</text:p>
          </table:table-cell>
        </table:table-row>
        <table:table-row table:style-name="ro1">
          <table:table-cell office:value-type="float" office:value="13.09433" calcext:value-type="float">
            <text:p>13,09433</text:p>
          </table:table-cell>
          <table:table-cell office:value-type="float" office:value="0.9469165" calcext:value-type="float">
            <text:p>0,9469165</text:p>
          </table:table-cell>
        </table:table-row>
        <table:table-row table:style-name="ro1">
          <table:table-cell office:value-type="float" office:value="13.10631" calcext:value-type="float">
            <text:p>13,10631</text:p>
          </table:table-cell>
          <table:table-cell office:value-type="float" office:value="0.9456819" calcext:value-type="float">
            <text:p>0,9456819</text:p>
          </table:table-cell>
        </table:table-row>
        <table:table-row table:style-name="ro1">
          <table:table-cell office:value-type="float" office:value="13.11748" calcext:value-type="float">
            <text:p>13,11748</text:p>
          </table:table-cell>
          <table:table-cell office:value-type="float" office:value="0.944379" calcext:value-type="float">
            <text:p>0,944379</text:p>
          </table:table-cell>
        </table:table-row>
        <table:table-row table:style-name="ro1">
          <table:table-cell office:value-type="float" office:value="13.12956" calcext:value-type="float">
            <text:p>13,12956</text:p>
          </table:table-cell>
          <table:table-cell office:value-type="float" office:value="0.9431154" calcext:value-type="float">
            <text:p>0,9431154</text:p>
          </table:table-cell>
        </table:table-row>
        <table:table-row table:style-name="ro1">
          <table:table-cell office:value-type="float" office:value="13.1411" calcext:value-type="float">
            <text:p>13,1411</text:p>
          </table:table-cell>
          <table:table-cell office:value-type="float" office:value="0.941946" calcext:value-type="float">
            <text:p>0,941946</text:p>
          </table:table-cell>
        </table:table-row>
        <table:table-row table:style-name="ro1">
          <table:table-cell office:value-type="float" office:value="13.15338" calcext:value-type="float">
            <text:p>13,15338</text:p>
          </table:table-cell>
          <table:table-cell office:value-type="float" office:value="0.9407388" calcext:value-type="float">
            <text:p>0,9407388</text:p>
          </table:table-cell>
        </table:table-row>
        <table:table-row table:style-name="ro1">
          <table:table-cell office:value-type="float" office:value="13.16561" calcext:value-type="float">
            <text:p>13,16561</text:p>
          </table:table-cell>
          <table:table-cell office:value-type="float" office:value="0.9396454" calcext:value-type="float">
            <text:p>0,9396454</text:p>
          </table:table-cell>
        </table:table-row>
        <table:table-row table:style-name="ro1">
          <table:table-cell office:value-type="float" office:value="13.17789" calcext:value-type="float">
            <text:p>13,17789</text:p>
          </table:table-cell>
          <table:table-cell office:value-type="float" office:value="0.9385717" calcext:value-type="float">
            <text:p>0,9385717</text:p>
          </table:table-cell>
        </table:table-row>
        <table:table-row table:style-name="ro1">
          <table:table-cell office:value-type="float" office:value="13.19017" calcext:value-type="float">
            <text:p>13,19017</text:p>
          </table:table-cell>
          <table:table-cell office:value-type="float" office:value="0.9375132" calcext:value-type="float">
            <text:p>0,9375132</text:p>
          </table:table-cell>
        </table:table-row>
        <table:table-row table:style-name="ro1">
          <table:table-cell office:value-type="float" office:value="13.20097" calcext:value-type="float">
            <text:p>13,20097</text:p>
          </table:table-cell>
          <table:table-cell office:value-type="float" office:value="0.9366137" calcext:value-type="float">
            <text:p>0,9366137</text:p>
          </table:table-cell>
        </table:table-row>
        <table:table-row table:style-name="ro1">
          <table:table-cell office:value-type="float" office:value="13.2113" calcext:value-type="float">
            <text:p>13,2113</text:p>
          </table:table-cell>
          <table:table-cell office:value-type="float" office:value="0.9363357" calcext:value-type="float">
            <text:p>0,9363357</text:p>
          </table:table-cell>
        </table:table-row>
        <table:table-row table:style-name="ro1">
          <table:table-cell office:value-type="float" office:value="13.22322" calcext:value-type="float">
            <text:p>13,22322</text:p>
          </table:table-cell>
          <table:table-cell office:value-type="float" office:value="0.9350601" calcext:value-type="float">
            <text:p>0,9350601</text:p>
          </table:table-cell>
        </table:table-row>
        <table:table-row table:style-name="ro1">
          <table:table-cell office:value-type="float" office:value="13.23496" calcext:value-type="float">
            <text:p>13,23496</text:p>
          </table:table-cell>
          <table:table-cell office:value-type="float" office:value="0.934279" calcext:value-type="float">
            <text:p>0,934279</text:p>
          </table:table-cell>
        </table:table-row>
        <table:table-row table:style-name="ro1">
          <table:table-cell office:value-type="float" office:value="13.24694" calcext:value-type="float">
            <text:p>13,24694</text:p>
          </table:table-cell>
          <table:table-cell office:value-type="float" office:value="0.9335934" calcext:value-type="float">
            <text:p>0,9335934</text:p>
          </table:table-cell>
        </table:table-row>
        <table:table-row table:style-name="ro1">
          <table:table-cell office:value-type="float" office:value="13.25851" calcext:value-type="float">
            <text:p>13,25851</text:p>
          </table:table-cell>
          <table:table-cell office:value-type="float" office:value="0.9329511" calcext:value-type="float">
            <text:p>0,9329511</text:p>
          </table:table-cell>
        </table:table-row>
        <table:table-row table:style-name="ro1">
          <table:table-cell office:value-type="float" office:value="13.27097" calcext:value-type="float">
            <text:p>13,27097</text:p>
          </table:table-cell>
          <table:table-cell office:value-type="float" office:value="0.9323782" calcext:value-type="float">
            <text:p>0,9323782</text:p>
          </table:table-cell>
        </table:table-row>
        <table:table-row table:style-name="ro1">
          <table:table-cell office:value-type="float" office:value="13.28235" calcext:value-type="float">
            <text:p>13,28235</text:p>
          </table:table-cell>
          <table:table-cell office:value-type="float" office:value="0.9318687" calcext:value-type="float">
            <text:p>0,9318687</text:p>
          </table:table-cell>
        </table:table-row>
        <table:table-row table:style-name="ro1">
          <table:table-cell office:value-type="float" office:value="13.29459" calcext:value-type="float">
            <text:p>13,29459</text:p>
          </table:table-cell>
          <table:table-cell office:value-type="float" office:value="0.9314331" calcext:value-type="float">
            <text:p>0,9314331</text:p>
          </table:table-cell>
        </table:table-row>
        <table:table-row table:style-name="ro1">
          <table:table-cell office:value-type="float" office:value="13.30666" calcext:value-type="float">
            <text:p>13,30666</text:p>
          </table:table-cell>
          <table:table-cell office:value-type="float" office:value="0.9310842" calcext:value-type="float">
            <text:p>0,9310842</text:p>
          </table:table-cell>
        </table:table-row>
        <table:table-row table:style-name="ro1">
          <table:table-cell office:value-type="float" office:value="13.3178" calcext:value-type="float">
            <text:p>13,3178</text:p>
          </table:table-cell>
          <table:table-cell office:value-type="float" office:value="0.9307982" calcext:value-type="float">
            <text:p>0,9307982</text:p>
          </table:table-cell>
        </table:table-row>
        <table:table-row table:style-name="ro1">
          <table:table-cell office:value-type="float" office:value="13.32978" calcext:value-type="float">
            <text:p>13,32978</text:p>
          </table:table-cell>
          <table:table-cell office:value-type="float" office:value="0.9305744" calcext:value-type="float">
            <text:p>0,9305744</text:p>
          </table:table-cell>
        </table:table-row>
        <table:table-row table:style-name="ro1">
          <table:table-cell office:value-type="float" office:value="13.34121" calcext:value-type="float">
            <text:p>13,34121</text:p>
          </table:table-cell>
          <table:table-cell office:value-type="float" office:value="0.930421" calcext:value-type="float">
            <text:p>0,930421</text:p>
          </table:table-cell>
        </table:table-row>
        <table:table-row table:style-name="ro1">
          <table:table-cell office:value-type="float" office:value="13.35277" calcext:value-type="float">
            <text:p>13,35277</text:p>
          </table:table-cell>
          <table:table-cell office:value-type="float" office:value="0.9303576" calcext:value-type="float">
            <text:p>0,9303576</text:p>
          </table:table-cell>
        </table:table-row>
        <table:table-row table:style-name="ro1">
          <table:table-cell office:value-type="float" office:value="13.36474" calcext:value-type="float">
            <text:p>13,36474</text:p>
          </table:table-cell>
          <table:table-cell office:value-type="float" office:value="0.9303256" calcext:value-type="float">
            <text:p>0,9303256</text:p>
          </table:table-cell>
        </table:table-row>
        <table:table-row table:style-name="ro1">
          <table:table-cell office:value-type="float" office:value="13.37667" calcext:value-type="float">
            <text:p>13,37667</text:p>
          </table:table-cell>
          <table:table-cell office:value-type="float" office:value="0.9304127" calcext:value-type="float">
            <text:p>0,9304127</text:p>
          </table:table-cell>
        </table:table-row>
        <table:table-row table:style-name="ro1">
          <table:table-cell office:value-type="float" office:value="13.38836" calcext:value-type="float">
            <text:p>13,38836</text:p>
          </table:table-cell>
          <table:table-cell office:value-type="float" office:value="0.9305407" calcext:value-type="float">
            <text:p>0,9305407</text:p>
          </table:table-cell>
        </table:table-row>
        <table:table-row table:style-name="ro1">
          <table:table-cell office:value-type="float" office:value="13.39948" calcext:value-type="float">
            <text:p>13,39948</text:p>
          </table:table-cell>
          <table:table-cell office:value-type="float" office:value="0.9307293" calcext:value-type="float">
            <text:p>0,9307293</text:p>
          </table:table-cell>
        </table:table-row>
        <table:table-row table:style-name="ro1">
          <table:table-cell office:value-type="float" office:value="13.4125" calcext:value-type="float">
            <text:p>13,4125</text:p>
          </table:table-cell>
          <table:table-cell office:value-type="float" office:value="0.9310338" calcext:value-type="float">
            <text:p>0,9310338</text:p>
          </table:table-cell>
        </table:table-row>
        <table:table-row table:style-name="ro1">
          <table:table-cell office:value-type="float" office:value="13.42396" calcext:value-type="float">
            <text:p>13,42396</text:p>
          </table:table-cell>
          <table:table-cell office:value-type="float" office:value="0.9313278" calcext:value-type="float">
            <text:p>0,9313278</text:p>
          </table:table-cell>
        </table:table-row>
        <table:table-row table:style-name="ro1">
          <table:table-cell office:value-type="float" office:value="13.43594" calcext:value-type="float">
            <text:p>13,43594</text:p>
          </table:table-cell>
          <table:table-cell office:value-type="float" office:value="0.9317652" calcext:value-type="float">
            <text:p>0,9317652</text:p>
          </table:table-cell>
        </table:table-row>
        <table:table-row table:style-name="ro1">
          <table:table-cell office:value-type="float" office:value="13.44802" calcext:value-type="float">
            <text:p>13,44802</text:p>
          </table:table-cell>
          <table:table-cell office:value-type="float" office:value="0.9322369" calcext:value-type="float">
            <text:p>0,9322369</text:p>
          </table:table-cell>
        </table:table-row>
        <table:table-row table:style-name="ro1">
          <table:table-cell office:value-type="float" office:value="13.45982" calcext:value-type="float">
            <text:p>13,45982</text:p>
          </table:table-cell>
          <table:table-cell office:value-type="float" office:value="0.9327446" calcext:value-type="float">
            <text:p>0,9327446</text:p>
          </table:table-cell>
        </table:table-row>
        <table:table-row table:style-name="ro1">
          <table:table-cell office:value-type="float" office:value="13.47233" calcext:value-type="float">
            <text:p>13,47233</text:p>
          </table:table-cell>
          <table:table-cell office:value-type="float" office:value="0.9333477" calcext:value-type="float">
            <text:p>0,9333477</text:p>
          </table:table-cell>
        </table:table-row>
        <table:table-row table:style-name="ro1">
          <table:table-cell office:value-type="float" office:value="13.48337" calcext:value-type="float">
            <text:p>13,48337</text:p>
          </table:table-cell>
          <table:table-cell office:value-type="float" office:value="0.9339311" calcext:value-type="float">
            <text:p>0,9339311</text:p>
          </table:table-cell>
        </table:table-row>
        <table:table-row table:style-name="ro1">
          <table:table-cell office:value-type="float" office:value="13.49552" calcext:value-type="float">
            <text:p>13,49552</text:p>
          </table:table-cell>
          <table:table-cell office:value-type="float" office:value="0.9346517" calcext:value-type="float">
            <text:p>0,9346517</text:p>
          </table:table-cell>
        </table:table-row>
        <table:table-row table:style-name="ro1">
          <table:table-cell office:value-type="float" office:value="13.50745" calcext:value-type="float">
            <text:p>13,50745</text:p>
          </table:table-cell>
          <table:table-cell office:value-type="float" office:value="0.9353113" calcext:value-type="float">
            <text:p>0,9353113</text:p>
          </table:table-cell>
        </table:table-row>
        <table:table-row table:style-name="ro1">
          <table:table-cell office:value-type="float" office:value="13.51865" calcext:value-type="float">
            <text:p>13,51865</text:p>
          </table:table-cell>
          <table:table-cell office:value-type="float" office:value="0.9361478" calcext:value-type="float">
            <text:p>0,9361478</text:p>
          </table:table-cell>
        </table:table-row>
        <table:table-row table:style-name="ro1">
          <table:table-cell office:value-type="float" office:value="13.53264" calcext:value-type="float">
            <text:p>13,53264</text:p>
          </table:table-cell>
          <table:table-cell office:value-type="float" office:value="0.9366816" calcext:value-type="float">
            <text:p>0,9366816</text:p>
          </table:table-cell>
        </table:table-row>
        <table:table-row table:style-name="ro1">
          <table:table-cell office:value-type="float" office:value="13.54506" calcext:value-type="float">
            <text:p>13,54506</text:p>
          </table:table-cell>
          <table:table-cell office:value-type="float" office:value="0.938002" calcext:value-type="float">
            <text:p>0,938002</text:p>
          </table:table-cell>
        </table:table-row>
        <table:table-row table:style-name="ro1">
          <table:table-cell office:value-type="float" office:value="13.55708" calcext:value-type="float">
            <text:p>13,55708</text:p>
          </table:table-cell>
          <table:table-cell office:value-type="float" office:value="0.9389501" calcext:value-type="float">
            <text:p>0,9389501</text:p>
          </table:table-cell>
        </table:table-row>
        <table:table-row table:style-name="ro1">
          <table:table-cell office:value-type="float" office:value="13.56929" calcext:value-type="float">
            <text:p>13,56929</text:p>
          </table:table-cell>
          <table:table-cell office:value-type="float" office:value="0.9400567" calcext:value-type="float">
            <text:p>0,9400567</text:p>
          </table:table-cell>
        </table:table-row>
        <table:table-row table:style-name="ro1">
          <table:table-cell office:value-type="float" office:value="13.58062" calcext:value-type="float">
            <text:p>13,58062</text:p>
          </table:table-cell>
          <table:table-cell office:value-type="float" office:value="0.9410537" calcext:value-type="float">
            <text:p>0,9410537</text:p>
          </table:table-cell>
        </table:table-row>
        <table:table-row table:style-name="ro1">
          <table:table-cell office:value-type="float" office:value="13.59428" calcext:value-type="float">
            <text:p>13,59428</text:p>
          </table:table-cell>
          <table:table-cell office:value-type="float" office:value="0.9422325" calcext:value-type="float">
            <text:p>0,9422325</text:p>
          </table:table-cell>
        </table:table-row>
        <table:table-row table:style-name="ro1">
          <table:table-cell office:value-type="float" office:value="13.60631" calcext:value-type="float">
            <text:p>13,60631</text:p>
          </table:table-cell>
          <table:table-cell office:value-type="float" office:value="0.9432895" calcext:value-type="float">
            <text:p>0,9432895</text:p>
          </table:table-cell>
        </table:table-row>
        <table:table-row table:style-name="ro1">
          <table:table-cell office:value-type="float" office:value="13.61753" calcext:value-type="float">
            <text:p>13,61753</text:p>
          </table:table-cell>
          <table:table-cell office:value-type="float" office:value="0.9444479" calcext:value-type="float">
            <text:p>0,9444479</text:p>
          </table:table-cell>
        </table:table-row>
        <table:table-row table:style-name="ro1">
          <table:table-cell office:value-type="float" office:value="13.62995" calcext:value-type="float">
            <text:p>13,62995</text:p>
          </table:table-cell>
          <table:table-cell office:value-type="float" office:value="0.9456357" calcext:value-type="float">
            <text:p>0,9456357</text:p>
          </table:table-cell>
        </table:table-row>
        <table:table-row table:style-name="ro1">
          <table:table-cell office:value-type="float" office:value="13.64176" calcext:value-type="float">
            <text:p>13,64176</text:p>
          </table:table-cell>
          <table:table-cell office:value-type="float" office:value="0.9467984" calcext:value-type="float">
            <text:p>0,9467984</text:p>
          </table:table-cell>
        </table:table-row>
        <table:table-row table:style-name="ro1">
          <table:table-cell office:value-type="float" office:value="13.65339" calcext:value-type="float">
            <text:p>13,65339</text:p>
          </table:table-cell>
          <table:table-cell office:value-type="float" office:value="0.9479607" calcext:value-type="float">
            <text:p>0,9479607</text:p>
          </table:table-cell>
        </table:table-row>
        <table:table-row table:style-name="ro1">
          <table:table-cell office:value-type="float" office:value="13.66548" calcext:value-type="float">
            <text:p>13,66548</text:p>
          </table:table-cell>
          <table:table-cell office:value-type="float" office:value="0.9491507" calcext:value-type="float">
            <text:p>0,9491507</text:p>
          </table:table-cell>
        </table:table-row>
        <table:table-row table:style-name="ro1">
          <table:table-cell office:value-type="float" office:value="13.67688" calcext:value-type="float">
            <text:p>13,67688</text:p>
          </table:table-cell>
          <table:table-cell office:value-type="float" office:value="0.9503862" calcext:value-type="float">
            <text:p>0,9503862</text:p>
          </table:table-cell>
        </table:table-row>
        <table:table-row table:style-name="ro1">
          <table:table-cell office:value-type="float" office:value="13.68921" calcext:value-type="float">
            <text:p>13,68921</text:p>
          </table:table-cell>
          <table:table-cell office:value-type="float" office:value="0.9516155" calcext:value-type="float">
            <text:p>0,9516155</text:p>
          </table:table-cell>
        </table:table-row>
        <table:table-row table:style-name="ro1">
          <table:table-cell office:value-type="float" office:value="13.70032" calcext:value-type="float">
            <text:p>13,70032</text:p>
          </table:table-cell>
          <table:table-cell office:value-type="float" office:value="0.9527852" calcext:value-type="float">
            <text:p>0,9527852</text:p>
          </table:table-cell>
        </table:table-row>
        <table:table-row table:style-name="ro1">
          <table:table-cell office:value-type="float" office:value="13.71269" calcext:value-type="float">
            <text:p>13,71269</text:p>
          </table:table-cell>
          <table:table-cell office:value-type="float" office:value="0.9540598" calcext:value-type="float">
            <text:p>0,9540598</text:p>
          </table:table-cell>
        </table:table-row>
        <table:table-row table:style-name="ro1">
          <table:table-cell office:value-type="float" office:value="13.72469" calcext:value-type="float">
            <text:p>13,72469</text:p>
          </table:table-cell>
          <table:table-cell office:value-type="float" office:value="0.9552216" calcext:value-type="float">
            <text:p>0,9552216</text:p>
          </table:table-cell>
        </table:table-row>
        <table:table-row table:style-name="ro1">
          <table:table-cell office:value-type="float" office:value="13.73645" calcext:value-type="float">
            <text:p>13,73645</text:p>
          </table:table-cell>
          <table:table-cell office:value-type="float" office:value="0.9565288" calcext:value-type="float">
            <text:p>0,9565288</text:p>
          </table:table-cell>
        </table:table-row>
        <table:table-row table:style-name="ro1">
          <table:table-cell office:value-type="float" office:value="13.74871" calcext:value-type="float">
            <text:p>13,74871</text:p>
          </table:table-cell>
          <table:table-cell office:value-type="float" office:value="0.9577968" calcext:value-type="float">
            <text:p>0,9577968</text:p>
          </table:table-cell>
        </table:table-row>
        <table:table-row table:style-name="ro1">
          <table:table-cell office:value-type="float" office:value="13.76032" calcext:value-type="float">
            <text:p>13,76032</text:p>
          </table:table-cell>
          <table:table-cell office:value-type="float" office:value="0.9589621" calcext:value-type="float">
            <text:p>0,9589621</text:p>
          </table:table-cell>
        </table:table-row>
        <table:table-row table:style-name="ro1">
          <table:table-cell office:value-type="float" office:value="13.77258" calcext:value-type="float">
            <text:p>13,77258</text:p>
          </table:table-cell>
          <table:table-cell office:value-type="float" office:value="0.9601347" calcext:value-type="float">
            <text:p>0,9601347</text:p>
          </table:table-cell>
        </table:table-row>
        <table:table-row table:style-name="ro1">
          <table:table-cell office:value-type="float" office:value="13.78353" calcext:value-type="float">
            <text:p>13,78353</text:p>
          </table:table-cell>
          <table:table-cell office:value-type="float" office:value="0.9612777" calcext:value-type="float">
            <text:p>0,9612777</text:p>
          </table:table-cell>
        </table:table-row>
        <table:table-row table:style-name="ro1">
          <table:table-cell office:value-type="float" office:value="13.79571" calcext:value-type="float">
            <text:p>13,79571</text:p>
          </table:table-cell>
          <table:table-cell office:value-type="float" office:value="0.9624452" calcext:value-type="float">
            <text:p>0,9624452</text:p>
          </table:table-cell>
        </table:table-row>
        <table:table-row table:style-name="ro1">
          <table:table-cell office:value-type="float" office:value="13.80781" calcext:value-type="float">
            <text:p>13,80781</text:p>
          </table:table-cell>
          <table:table-cell office:value-type="float" office:value="0.9634735" calcext:value-type="float">
            <text:p>0,9634735</text:p>
          </table:table-cell>
        </table:table-row>
        <table:table-row table:style-name="ro1">
          <table:table-cell office:value-type="float" office:value="13.81856" calcext:value-type="float">
            <text:p>13,81856</text:p>
          </table:table-cell>
          <table:table-cell office:value-type="float" office:value="0.9645886" calcext:value-type="float">
            <text:p>0,9645886</text:p>
          </table:table-cell>
        </table:table-row>
        <table:table-row table:style-name="ro1">
          <table:table-cell office:value-type="float" office:value="13.83096" calcext:value-type="float">
            <text:p>13,83096</text:p>
          </table:table-cell>
          <table:table-cell office:value-type="float" office:value="0.9656627" calcext:value-type="float">
            <text:p>0,9656627</text:p>
          </table:table-cell>
        </table:table-row>
        <table:table-row table:style-name="ro1">
          <table:table-cell office:value-type="float" office:value="13.84226" calcext:value-type="float">
            <text:p>13,84226</text:p>
          </table:table-cell>
          <table:table-cell office:value-type="float" office:value="0.9666616" calcext:value-type="float">
            <text:p>0,9666616</text:p>
          </table:table-cell>
        </table:table-row>
        <table:table-row table:style-name="ro1">
          <table:table-cell office:value-type="float" office:value="13.85232" calcext:value-type="float">
            <text:p>13,85232</text:p>
          </table:table-cell>
          <table:table-cell office:value-type="float" office:value="0.966967" calcext:value-type="float">
            <text:p>0,966967</text:p>
          </table:table-cell>
        </table:table-row>
        <table:table-row table:style-name="ro1">
          <table:table-cell office:value-type="float" office:value="13.86445" calcext:value-type="float">
            <text:p>13,86445</text:p>
          </table:table-cell>
          <table:table-cell office:value-type="float" office:value="0.9684336" calcext:value-type="float">
            <text:p>0,9684336</text:p>
          </table:table-cell>
        </table:table-row>
        <table:table-row table:style-name="ro1">
          <table:table-cell office:value-type="float" office:value="13.87584" calcext:value-type="float">
            <text:p>13,87584</text:p>
          </table:table-cell>
          <table:table-cell office:value-type="float" office:value="0.96935" calcext:value-type="float">
            <text:p>0,96935</text:p>
          </table:table-cell>
        </table:table-row>
        <table:table-row table:style-name="ro1">
          <table:table-cell office:value-type="float" office:value="13.88798" calcext:value-type="float">
            <text:p>13,88798</text:p>
          </table:table-cell>
          <table:table-cell office:value-type="float" office:value="0.970164" calcext:value-type="float">
            <text:p>0,970164</text:p>
          </table:table-cell>
        </table:table-row>
        <table:table-row table:style-name="ro1">
          <table:table-cell office:value-type="float" office:value="13.89918" calcext:value-type="float">
            <text:p>13,89918</text:p>
          </table:table-cell>
          <table:table-cell office:value-type="float" office:value="0.9709901" calcext:value-type="float">
            <text:p>0,9709901</text:p>
          </table:table-cell>
        </table:table-row>
        <table:table-row table:style-name="ro1">
          <table:table-cell office:value-type="float" office:value="13.91169" calcext:value-type="float">
            <text:p>13,91169</text:p>
          </table:table-cell>
          <table:table-cell office:value-type="float" office:value="0.9717998" calcext:value-type="float">
            <text:p>0,9717998</text:p>
          </table:table-cell>
        </table:table-row>
        <table:table-row table:style-name="ro1">
          <table:table-cell office:value-type="float" office:value="13.92517" calcext:value-type="float">
            <text:p>13,92517</text:p>
          </table:table-cell>
          <table:table-cell office:value-type="float" office:value="0.9725716" calcext:value-type="float">
            <text:p>0,9725716</text:p>
          </table:table-cell>
        </table:table-row>
        <table:table-row table:style-name="ro1">
          <table:table-cell office:value-type="float" office:value="13.93633" calcext:value-type="float">
            <text:p>13,93633</text:p>
          </table:table-cell>
          <table:table-cell office:value-type="float" office:value="0.9732701" calcext:value-type="float">
            <text:p>0,9732701</text:p>
          </table:table-cell>
        </table:table-row>
        <table:table-row table:style-name="ro1">
          <table:table-cell office:value-type="float" office:value="13.94887" calcext:value-type="float">
            <text:p>13,94887</text:p>
          </table:table-cell>
          <table:table-cell office:value-type="float" office:value="0.9739127" calcext:value-type="float">
            <text:p>0,9739127</text:p>
          </table:table-cell>
        </table:table-row>
        <table:table-row table:style-name="ro1">
          <table:table-cell office:value-type="float" office:value="13.96074" calcext:value-type="float">
            <text:p>13,96074</text:p>
          </table:table-cell>
          <table:table-cell office:value-type="float" office:value="0.9744827" calcext:value-type="float">
            <text:p>0,9744827</text:p>
          </table:table-cell>
        </table:table-row>
        <table:table-row table:style-name="ro1">
          <table:table-cell office:value-type="float" office:value="13.97275" calcext:value-type="float">
            <text:p>13,97275</text:p>
          </table:table-cell>
          <table:table-cell office:value-type="float" office:value="0.9749841" calcext:value-type="float">
            <text:p>0,9749841</text:p>
          </table:table-cell>
        </table:table-row>
        <table:table-row table:style-name="ro1">
          <table:table-cell office:value-type="float" office:value="13.98468" calcext:value-type="float">
            <text:p>13,98468</text:p>
          </table:table-cell>
          <table:table-cell office:value-type="float" office:value="0.9754381" calcext:value-type="float">
            <text:p>0,9754381</text:p>
          </table:table-cell>
        </table:table-row>
        <table:table-row table:style-name="ro1">
          <table:table-cell office:value-type="float" office:value="13.99677" calcext:value-type="float">
            <text:p>13,99677</text:p>
          </table:table-cell>
          <table:table-cell office:value-type="float" office:value="0.9758477" calcext:value-type="float">
            <text:p>0,9758477</text:p>
          </table:table-cell>
        </table:table-row>
        <table:table-row table:style-name="ro1">
          <table:table-cell office:value-type="float" office:value="14.00945" calcext:value-type="float">
            <text:p>14,00945</text:p>
          </table:table-cell>
          <table:table-cell office:value-type="float" office:value="0.9761838" calcext:value-type="float">
            <text:p>0,9761838</text:p>
          </table:table-cell>
        </table:table-row>
        <table:table-row table:style-name="ro1">
          <table:table-cell office:value-type="float" office:value="14.02165" calcext:value-type="float">
            <text:p>14,02165</text:p>
          </table:table-cell>
          <table:table-cell office:value-type="float" office:value="0.9764578" calcext:value-type="float">
            <text:p>0,9764578</text:p>
          </table:table-cell>
        </table:table-row>
        <table:table-row table:style-name="ro1">
          <table:table-cell office:value-type="float" office:value="14.0336" calcext:value-type="float">
            <text:p>14,0336</text:p>
          </table:table-cell>
          <table:table-cell office:value-type="float" office:value="0.9766535" calcext:value-type="float">
            <text:p>0,9766535</text:p>
          </table:table-cell>
        </table:table-row>
        <table:table-row table:style-name="ro1">
          <table:table-cell office:value-type="float" office:value="14.0457" calcext:value-type="float">
            <text:p>14,0457</text:p>
          </table:table-cell>
          <table:table-cell office:value-type="float" office:value="0.976797" calcext:value-type="float">
            <text:p>0,976797</text:p>
          </table:table-cell>
        </table:table-row>
        <table:table-row table:style-name="ro1">
          <table:table-cell office:value-type="float" office:value="14.05774" calcext:value-type="float">
            <text:p>14,05774</text:p>
          </table:table-cell>
          <table:table-cell office:value-type="float" office:value="0.9768576" calcext:value-type="float">
            <text:p>0,9768576</text:p>
          </table:table-cell>
        </table:table-row>
        <table:table-row table:style-name="ro1">
          <table:table-cell office:value-type="float" office:value="14.06978" calcext:value-type="float">
            <text:p>14,06978</text:p>
          </table:table-cell>
          <table:table-cell office:value-type="float" office:value="0.9768659" calcext:value-type="float">
            <text:p>0,9768659</text:p>
          </table:table-cell>
        </table:table-row>
        <table:table-row table:style-name="ro1">
          <table:table-cell office:value-type="float" office:value="14.08193" calcext:value-type="float">
            <text:p>14,08193</text:p>
          </table:table-cell>
          <table:table-cell office:value-type="float" office:value="0.9768211" calcext:value-type="float">
            <text:p>0,9768211</text:p>
          </table:table-cell>
        </table:table-row>
        <table:table-row table:style-name="ro1">
          <table:table-cell office:value-type="float" office:value="14.09452" calcext:value-type="float">
            <text:p>14,09452</text:p>
          </table:table-cell>
          <table:table-cell office:value-type="float" office:value="0.9766874" calcext:value-type="float">
            <text:p>0,9766874</text:p>
          </table:table-cell>
        </table:table-row>
        <table:table-row table:style-name="ro1">
          <table:table-cell office:value-type="float" office:value="14.10662" calcext:value-type="float">
            <text:p>14,10662</text:p>
          </table:table-cell>
          <table:table-cell office:value-type="float" office:value="0.9765357" calcext:value-type="float">
            <text:p>0,9765357</text:p>
          </table:table-cell>
        </table:table-row>
        <table:table-row table:style-name="ro1">
          <table:table-cell office:value-type="float" office:value="14.11773" calcext:value-type="float">
            <text:p>14,11773</text:p>
          </table:table-cell>
          <table:table-cell office:value-type="float" office:value="0.9763014" calcext:value-type="float">
            <text:p>0,9763014</text:p>
          </table:table-cell>
        </table:table-row>
        <table:table-row table:style-name="ro1">
          <table:table-cell office:value-type="float" office:value="14.12922" calcext:value-type="float">
            <text:p>14,12922</text:p>
          </table:table-cell>
          <table:table-cell office:value-type="float" office:value="0.9760174" calcext:value-type="float">
            <text:p>0,9760174</text:p>
          </table:table-cell>
        </table:table-row>
        <table:table-row table:style-name="ro1">
          <table:table-cell office:value-type="float" office:value="14.14093" calcext:value-type="float">
            <text:p>14,14093</text:p>
          </table:table-cell>
          <table:table-cell office:value-type="float" office:value="0.9757077" calcext:value-type="float">
            <text:p>0,9757077</text:p>
          </table:table-cell>
        </table:table-row>
        <table:table-row table:style-name="ro1">
          <table:table-cell office:value-type="float" office:value="14.1529" calcext:value-type="float">
            <text:p>14,1529</text:p>
          </table:table-cell>
          <table:table-cell office:value-type="float" office:value="0.9753014" calcext:value-type="float">
            <text:p>0,9753014</text:p>
          </table:table-cell>
        </table:table-row>
        <table:table-row table:style-name="ro1">
          <table:table-cell office:value-type="float" office:value="14.16561" calcext:value-type="float">
            <text:p>14,16561</text:p>
          </table:table-cell>
          <table:table-cell office:value-type="float" office:value="0.9748816" calcext:value-type="float">
            <text:p>0,9748816</text:p>
          </table:table-cell>
        </table:table-row>
        <table:table-row table:style-name="ro1">
          <table:table-cell office:value-type="float" office:value="14.17931" calcext:value-type="float">
            <text:p>14,17931</text:p>
          </table:table-cell>
          <table:table-cell office:value-type="float" office:value="0.9742538" calcext:value-type="float">
            <text:p>0,9742538</text:p>
          </table:table-cell>
        </table:table-row>
        <table:table-row table:style-name="ro1">
          <table:table-cell office:value-type="float" office:value="14.19163" calcext:value-type="float">
            <text:p>14,19163</text:p>
          </table:table-cell>
          <table:table-cell office:value-type="float" office:value="0.9736709" calcext:value-type="float">
            <text:p>0,9736709</text:p>
          </table:table-cell>
        </table:table-row>
        <table:table-row table:style-name="ro1">
          <table:table-cell office:value-type="float" office:value="14.20256" calcext:value-type="float">
            <text:p>14,20256</text:p>
          </table:table-cell>
          <table:table-cell office:value-type="float" office:value="0.9731099" calcext:value-type="float">
            <text:p>0,9731099</text:p>
          </table:table-cell>
        </table:table-row>
        <table:table-row table:style-name="ro1">
          <table:table-cell office:value-type="float" office:value="14.21465" calcext:value-type="float">
            <text:p>14,21465</text:p>
          </table:table-cell>
          <table:table-cell office:value-type="float" office:value="0.9724337" calcext:value-type="float">
            <text:p>0,9724337</text:p>
          </table:table-cell>
        </table:table-row>
        <table:table-row table:style-name="ro1">
          <table:table-cell office:value-type="float" office:value="14.22677" calcext:value-type="float">
            <text:p>14,22677</text:p>
          </table:table-cell>
          <table:table-cell office:value-type="float" office:value="0.9717984" calcext:value-type="float">
            <text:p>0,9717984</text:p>
          </table:table-cell>
        </table:table-row>
        <table:table-row table:style-name="ro1">
          <table:table-cell office:value-type="float" office:value="14.2381" calcext:value-type="float">
            <text:p>14,2381</text:p>
          </table:table-cell>
          <table:table-cell office:value-type="float" office:value="0.9710535" calcext:value-type="float">
            <text:p>0,9710535</text:p>
          </table:table-cell>
        </table:table-row>
        <table:table-row table:style-name="ro1">
          <table:table-cell office:value-type="float" office:value="14.25033" calcext:value-type="float">
            <text:p>14,25033</text:p>
          </table:table-cell>
          <table:table-cell office:value-type="float" office:value="0.9702389" calcext:value-type="float">
            <text:p>0,9702389</text:p>
          </table:table-cell>
        </table:table-row>
        <table:table-row table:style-name="ro1">
          <table:table-cell office:value-type="float" office:value="14.2625" calcext:value-type="float">
            <text:p>14,2625</text:p>
          </table:table-cell>
          <table:table-cell office:value-type="float" office:value="0.9694158" calcext:value-type="float">
            <text:p>0,9694158</text:p>
          </table:table-cell>
        </table:table-row>
        <table:table-row table:style-name="ro1">
          <table:table-cell office:value-type="float" office:value="14.27465" calcext:value-type="float">
            <text:p>14,27465</text:p>
          </table:table-cell>
          <table:table-cell office:value-type="float" office:value="0.9685463" calcext:value-type="float">
            <text:p>0,9685463</text:p>
          </table:table-cell>
        </table:table-row>
        <table:table-row table:style-name="ro1">
          <table:table-cell office:value-type="float" office:value="14.28643" calcext:value-type="float">
            <text:p>14,28643</text:p>
          </table:table-cell>
          <table:table-cell office:value-type="float" office:value="0.9677617" calcext:value-type="float">
            <text:p>0,9677617</text:p>
          </table:table-cell>
        </table:table-row>
        <table:table-row table:style-name="ro1">
          <table:table-cell office:value-type="float" office:value="14.29772" calcext:value-type="float">
            <text:p>14,29772</text:p>
          </table:table-cell>
          <table:table-cell office:value-type="float" office:value="0.9667942" calcext:value-type="float">
            <text:p>0,9667942</text:p>
          </table:table-cell>
        </table:table-row>
        <table:table-row table:style-name="ro1">
          <table:table-cell office:value-type="float" office:value="14.31014" calcext:value-type="float">
            <text:p>14,31014</text:p>
          </table:table-cell>
          <table:table-cell office:value-type="float" office:value="0.9658455" calcext:value-type="float">
            <text:p>0,9658455</text:p>
          </table:table-cell>
        </table:table-row>
        <table:table-row table:style-name="ro1">
          <table:table-cell office:value-type="float" office:value="14.32195" calcext:value-type="float">
            <text:p>14,32195</text:p>
          </table:table-cell>
          <table:table-cell office:value-type="float" office:value="0.9649424" calcext:value-type="float">
            <text:p>0,9649424</text:p>
          </table:table-cell>
        </table:table-row>
        <table:table-row table:style-name="ro1">
          <table:table-cell office:value-type="float" office:value="14.33389" calcext:value-type="float">
            <text:p>14,33389</text:p>
          </table:table-cell>
          <table:table-cell office:value-type="float" office:value="0.9639315" calcext:value-type="float">
            <text:p>0,9639315</text:p>
          </table:table-cell>
        </table:table-row>
        <table:table-row table:style-name="ro1">
          <table:table-cell office:value-type="float" office:value="14.34616" calcext:value-type="float">
            <text:p>14,34616</text:p>
          </table:table-cell>
          <table:table-cell office:value-type="float" office:value="0.9629607" calcext:value-type="float">
            <text:p>0,9629607</text:p>
          </table:table-cell>
        </table:table-row>
        <table:table-row table:style-name="ro1">
          <table:table-cell office:value-type="float" office:value="14.35774" calcext:value-type="float">
            <text:p>14,35774</text:p>
          </table:table-cell>
          <table:table-cell office:value-type="float" office:value="0.9619326" calcext:value-type="float">
            <text:p>0,9619326</text:p>
          </table:table-cell>
        </table:table-row>
        <table:table-row table:style-name="ro1">
          <table:table-cell office:value-type="float" office:value="14.37042" calcext:value-type="float">
            <text:p>14,37042</text:p>
          </table:table-cell>
          <table:table-cell office:value-type="float" office:value="0.9608852" calcext:value-type="float">
            <text:p>0,9608852</text:p>
          </table:table-cell>
        </table:table-row>
        <table:table-row table:style-name="ro1">
          <table:table-cell office:value-type="float" office:value="14.38155" calcext:value-type="float">
            <text:p>14,38155</text:p>
          </table:table-cell>
          <table:table-cell office:value-type="float" office:value="0.9598867" calcext:value-type="float">
            <text:p>0,9598867</text:p>
          </table:table-cell>
        </table:table-row>
        <table:table-row table:style-name="ro1">
          <table:table-cell office:value-type="float" office:value="14.39347" calcext:value-type="float">
            <text:p>14,39347</text:p>
          </table:table-cell>
          <table:table-cell office:value-type="float" office:value="0.9588351" calcext:value-type="float">
            <text:p>0,9588351</text:p>
          </table:table-cell>
        </table:table-row>
        <table:table-row table:style-name="ro1">
          <table:table-cell office:value-type="float" office:value="14.40608" calcext:value-type="float">
            <text:p>14,40608</text:p>
          </table:table-cell>
          <table:table-cell office:value-type="float" office:value="0.9578599" calcext:value-type="float">
            <text:p>0,9578599</text:p>
          </table:table-cell>
        </table:table-row>
        <table:table-row table:style-name="ro1">
          <table:table-cell office:value-type="float" office:value="14.41767" calcext:value-type="float">
            <text:p>14,41767</text:p>
          </table:table-cell>
          <table:table-cell office:value-type="float" office:value="0.9567806" calcext:value-type="float">
            <text:p>0,9567806</text:p>
          </table:table-cell>
        </table:table-row>
        <table:table-row table:style-name="ro1">
          <table:table-cell office:value-type="float" office:value="14.43039" calcext:value-type="float">
            <text:p>14,43039</text:p>
          </table:table-cell>
          <table:table-cell office:value-type="float" office:value="0.9556949" calcext:value-type="float">
            <text:p>0,9556949</text:p>
          </table:table-cell>
        </table:table-row>
        <table:table-row table:style-name="ro1">
          <table:table-cell office:value-type="float" office:value="14.4423" calcext:value-type="float">
            <text:p>14,4423</text:p>
          </table:table-cell>
          <table:table-cell office:value-type="float" office:value="0.9546437" calcext:value-type="float">
            <text:p>0,9546437</text:p>
          </table:table-cell>
        </table:table-row>
        <table:table-row table:style-name="ro1">
          <table:table-cell office:value-type="float" office:value="14.45431" calcext:value-type="float">
            <text:p>14,45431</text:p>
          </table:table-cell>
          <table:table-cell office:value-type="float" office:value="0.9536304" calcext:value-type="float">
            <text:p>0,9536304</text:p>
          </table:table-cell>
        </table:table-row>
        <table:table-row table:style-name="ro1">
          <table:table-cell office:value-type="float" office:value="14.46661" calcext:value-type="float">
            <text:p>14,46661</text:p>
          </table:table-cell>
          <table:table-cell office:value-type="float" office:value="0.9526529" calcext:value-type="float">
            <text:p>0,9526529</text:p>
          </table:table-cell>
        </table:table-row>
        <table:table-row table:style-name="ro1">
          <table:table-cell office:value-type="float" office:value="14.47803" calcext:value-type="float">
            <text:p>14,47803</text:p>
          </table:table-cell>
          <table:table-cell office:value-type="float" office:value="0.9516155" calcext:value-type="float">
            <text:p>0,9516155</text:p>
          </table:table-cell>
        </table:table-row>
        <table:table-row table:style-name="ro1">
          <table:table-cell office:value-type="float" office:value="14.49207" calcext:value-type="float">
            <text:p>14,49207</text:p>
          </table:table-cell>
          <table:table-cell office:value-type="float" office:value="0.951024" calcext:value-type="float">
            <text:p>0,951024</text:p>
          </table:table-cell>
        </table:table-row>
        <table:table-row table:style-name="ro1">
          <table:table-cell office:value-type="float" office:value="14.50371" calcext:value-type="float">
            <text:p>14,50371</text:p>
          </table:table-cell>
          <table:table-cell office:value-type="float" office:value="0.9495952" calcext:value-type="float">
            <text:p>0,9495952</text:p>
          </table:table-cell>
        </table:table-row>
        <table:table-row table:style-name="ro1">
          <table:table-cell office:value-type="float" office:value="14.51582" calcext:value-type="float">
            <text:p>14,51582</text:p>
          </table:table-cell>
          <table:table-cell office:value-type="float" office:value="0.9486343" calcext:value-type="float">
            <text:p>0,9486343</text:p>
          </table:table-cell>
        </table:table-row>
        <table:table-row table:style-name="ro1">
          <table:table-cell office:value-type="float" office:value="14.52815" calcext:value-type="float">
            <text:p>14,52815</text:p>
          </table:table-cell>
          <table:table-cell office:value-type="float" office:value="0.9477589" calcext:value-type="float">
            <text:p>0,9477589</text:p>
          </table:table-cell>
        </table:table-row>
        <table:table-row table:style-name="ro1">
          <table:table-cell office:value-type="float" office:value="14.53999" calcext:value-type="float">
            <text:p>14,53999</text:p>
          </table:table-cell>
          <table:table-cell office:value-type="float" office:value="0.9468991" calcext:value-type="float">
            <text:p>0,9468991</text:p>
          </table:table-cell>
        </table:table-row>
        <table:table-row table:style-name="ro1">
          <table:table-cell office:value-type="float" office:value="14.55137" calcext:value-type="float">
            <text:p>14,55137</text:p>
          </table:table-cell>
          <table:table-cell office:value-type="float" office:value="0.9460527" calcext:value-type="float">
            <text:p>0,9460527</text:p>
          </table:table-cell>
        </table:table-row>
        <table:table-row table:style-name="ro1">
          <table:table-cell office:value-type="float" office:value="14.56286" calcext:value-type="float">
            <text:p>14,56286</text:p>
          </table:table-cell>
          <table:table-cell office:value-type="float" office:value="0.9452723" calcext:value-type="float">
            <text:p>0,9452723</text:p>
          </table:table-cell>
        </table:table-row>
        <table:table-row table:style-name="ro1">
          <table:table-cell office:value-type="float" office:value="14.57499" calcext:value-type="float">
            <text:p>14,57499</text:p>
          </table:table-cell>
          <table:table-cell office:value-type="float" office:value="0.944491" calcext:value-type="float">
            <text:p>0,944491</text:p>
          </table:table-cell>
        </table:table-row>
        <table:table-row table:style-name="ro1">
          <table:table-cell office:value-type="float" office:value="14.58747" calcext:value-type="float">
            <text:p>14,58747</text:p>
          </table:table-cell>
          <table:table-cell office:value-type="float" office:value="0.9437891" calcext:value-type="float">
            <text:p>0,9437891</text:p>
          </table:table-cell>
        </table:table-row>
        <table:table-row table:style-name="ro1">
          <table:table-cell office:value-type="float" office:value="14.59853" calcext:value-type="float">
            <text:p>14,59853</text:p>
          </table:table-cell>
          <table:table-cell office:value-type="float" office:value="0.9430693" calcext:value-type="float">
            <text:p>0,9430693</text:p>
          </table:table-cell>
        </table:table-row>
        <table:table-row table:style-name="ro1">
          <table:table-cell office:value-type="float" office:value="14.61097" calcext:value-type="float">
            <text:p>14,61097</text:p>
          </table:table-cell>
          <table:table-cell office:value-type="float" office:value="0.9424075" calcext:value-type="float">
            <text:p>0,9424075</text:p>
          </table:table-cell>
        </table:table-row>
        <table:table-row table:style-name="ro1">
          <table:table-cell office:value-type="float" office:value="14.62269" calcext:value-type="float">
            <text:p>14,62269</text:p>
          </table:table-cell>
          <table:table-cell office:value-type="float" office:value="0.9418135" calcext:value-type="float">
            <text:p>0,9418135</text:p>
          </table:table-cell>
        </table:table-row>
        <table:table-row table:style-name="ro1">
          <table:table-cell office:value-type="float" office:value="14.63458" calcext:value-type="float">
            <text:p>14,63458</text:p>
          </table:table-cell>
          <table:table-cell office:value-type="float" office:value="0.9412266" calcext:value-type="float">
            <text:p>0,9412266</text:p>
          </table:table-cell>
        </table:table-row>
        <table:table-row table:style-name="ro1">
          <table:table-cell office:value-type="float" office:value="14.64678" calcext:value-type="float">
            <text:p>14,64678</text:p>
          </table:table-cell>
          <table:table-cell office:value-type="float" office:value="0.9407157" calcext:value-type="float">
            <text:p>0,9407157</text:p>
          </table:table-cell>
        </table:table-row>
        <table:table-row table:style-name="ro1">
          <table:table-cell office:value-type="float" office:value="14.65867" calcext:value-type="float">
            <text:p>14,65867</text:p>
          </table:table-cell>
          <table:table-cell office:value-type="float" office:value="0.9402055" calcext:value-type="float">
            <text:p>0,9402055</text:p>
          </table:table-cell>
        </table:table-row>
        <table:table-row table:style-name="ro1">
          <table:table-cell office:value-type="float" office:value="14.67146" calcext:value-type="float">
            <text:p>14,67146</text:p>
          </table:table-cell>
          <table:table-cell office:value-type="float" office:value="0.9397618" calcext:value-type="float">
            <text:p>0,9397618</text:p>
          </table:table-cell>
        </table:table-row>
        <table:table-row table:style-name="ro1">
          <table:table-cell office:value-type="float" office:value="14.68355" calcext:value-type="float">
            <text:p>14,68355</text:p>
          </table:table-cell>
          <table:table-cell office:value-type="float" office:value="0.9393413" calcext:value-type="float">
            <text:p>0,9393413</text:p>
          </table:table-cell>
        </table:table-row>
        <table:table-row table:style-name="ro1">
          <table:table-cell office:value-type="float" office:value="14.69583" calcext:value-type="float">
            <text:p>14,69583</text:p>
          </table:table-cell>
          <table:table-cell office:value-type="float" office:value="0.9390154" calcext:value-type="float">
            <text:p>0,9390154</text:p>
          </table:table-cell>
        </table:table-row>
        <table:table-row table:style-name="ro1">
          <table:table-cell office:value-type="float" office:value="14.70775" calcext:value-type="float">
            <text:p>14,70775</text:p>
          </table:table-cell>
          <table:table-cell office:value-type="float" office:value="0.93874" calcext:value-type="float">
            <text:p>0,93874</text:p>
          </table:table-cell>
        </table:table-row>
        <table:table-row table:style-name="ro1">
          <table:table-cell office:value-type="float" office:value="14.71887" calcext:value-type="float">
            <text:p>14,71887</text:p>
          </table:table-cell>
          <table:table-cell office:value-type="float" office:value="0.9384906" calcext:value-type="float">
            <text:p>0,9384906</text:p>
          </table:table-cell>
        </table:table-row>
        <table:table-row table:style-name="ro1">
          <table:table-cell office:value-type="float" office:value="14.73105" calcext:value-type="float">
            <text:p>14,73105</text:p>
          </table:table-cell>
          <table:table-cell office:value-type="float" office:value="0.9383" calcext:value-type="float">
            <text:p>0,9383</text:p>
          </table:table-cell>
        </table:table-row>
        <table:table-row table:style-name="ro1">
          <table:table-cell office:value-type="float" office:value="14.7427" calcext:value-type="float">
            <text:p>14,7427</text:p>
          </table:table-cell>
          <table:table-cell office:value-type="float" office:value="0.9381611" calcext:value-type="float">
            <text:p>0,9381611</text:p>
          </table:table-cell>
        </table:table-row>
        <table:table-row table:style-name="ro1">
          <table:table-cell office:value-type="float" office:value="14.75506" calcext:value-type="float">
            <text:p>14,75506</text:p>
          </table:table-cell>
          <table:table-cell office:value-type="float" office:value="0.9380833" calcext:value-type="float">
            <text:p>0,9380833</text:p>
          </table:table-cell>
        </table:table-row>
        <table:table-row table:style-name="ro1">
          <table:table-cell office:value-type="float" office:value="14.76694" calcext:value-type="float">
            <text:p>14,76694</text:p>
          </table:table-cell>
          <table:table-cell office:value-type="float" office:value="0.9380387" calcext:value-type="float">
            <text:p>0,9380387</text:p>
          </table:table-cell>
        </table:table-row>
        <table:table-row table:style-name="ro1">
          <table:table-cell office:value-type="float" office:value="14.77869" calcext:value-type="float">
            <text:p>14,77869</text:p>
          </table:table-cell>
          <table:table-cell office:value-type="float" office:value="0.9380618" calcext:value-type="float">
            <text:p>0,9380618</text:p>
          </table:table-cell>
        </table:table-row>
        <table:table-row table:style-name="ro1">
          <table:table-cell office:value-type="float" office:value="14.79172" calcext:value-type="float">
            <text:p>14,79172</text:p>
          </table:table-cell>
          <table:table-cell office:value-type="float" office:value="0.9381363" calcext:value-type="float">
            <text:p>0,9381363</text:p>
          </table:table-cell>
        </table:table-row>
        <table:table-row table:style-name="ro1">
          <table:table-cell office:value-type="float" office:value="14.80291" calcext:value-type="float">
            <text:p>14,80291</text:p>
          </table:table-cell>
          <table:table-cell office:value-type="float" office:value="0.938241" calcext:value-type="float">
            <text:p>0,938241</text:p>
          </table:table-cell>
        </table:table-row>
        <table:table-row table:style-name="ro1">
          <table:table-cell office:value-type="float" office:value="14.81326" calcext:value-type="float">
            <text:p>14,81326</text:p>
          </table:table-cell>
          <table:table-cell office:value-type="float" office:value="0.9382946" calcext:value-type="float">
            <text:p>0,9382946</text:p>
          </table:table-cell>
        </table:table-row>
        <table:table-row table:style-name="ro1">
          <table:table-cell office:value-type="float" office:value="14.82527" calcext:value-type="float">
            <text:p>14,82527</text:p>
          </table:table-cell>
          <table:table-cell office:value-type="float" office:value="0.9385816" calcext:value-type="float">
            <text:p>0,9385816</text:p>
          </table:table-cell>
        </table:table-row>
        <table:table-row table:style-name="ro1">
          <table:table-cell office:value-type="float" office:value="14.83721" calcext:value-type="float">
            <text:p>14,83721</text:p>
          </table:table-cell>
          <table:table-cell office:value-type="float" office:value="0.9388484" calcext:value-type="float">
            <text:p>0,9388484</text:p>
          </table:table-cell>
        </table:table-row>
        <table:table-row table:style-name="ro1">
          <table:table-cell office:value-type="float" office:value="14.85117" calcext:value-type="float">
            <text:p>14,85117</text:p>
          </table:table-cell>
          <table:table-cell office:value-type="float" office:value="0.9391785" calcext:value-type="float">
            <text:p>0,9391785</text:p>
          </table:table-cell>
        </table:table-row>
        <table:table-row table:style-name="ro1">
          <table:table-cell office:value-type="float" office:value="14.86273" calcext:value-type="float">
            <text:p>14,86273</text:p>
          </table:table-cell>
          <table:table-cell office:value-type="float" office:value="0.939538" calcext:value-type="float">
            <text:p>0,939538</text:p>
          </table:table-cell>
        </table:table-row>
        <table:table-row table:style-name="ro1">
          <table:table-cell office:value-type="float" office:value="14.87513" calcext:value-type="float">
            <text:p>14,87513</text:p>
          </table:table-cell>
          <table:table-cell office:value-type="float" office:value="0.9399658" calcext:value-type="float">
            <text:p>0,9399658</text:p>
          </table:table-cell>
        </table:table-row>
        <table:table-row table:style-name="ro1">
          <table:table-cell office:value-type="float" office:value="14.88732" calcext:value-type="float">
            <text:p>14,88732</text:p>
          </table:table-cell>
          <table:table-cell office:value-type="float" office:value="0.9403712" calcext:value-type="float">
            <text:p>0,9403712</text:p>
          </table:table-cell>
        </table:table-row>
        <table:table-row table:style-name="ro1">
          <table:table-cell office:value-type="float" office:value="14.89883" calcext:value-type="float">
            <text:p>14,89883</text:p>
          </table:table-cell>
          <table:table-cell office:value-type="float" office:value="0.9408485" calcext:value-type="float">
            <text:p>0,9408485</text:p>
          </table:table-cell>
        </table:table-row>
        <table:table-row table:style-name="ro1">
          <table:table-cell office:value-type="float" office:value="14.91135" calcext:value-type="float">
            <text:p>14,91135</text:p>
          </table:table-cell>
          <table:table-cell office:value-type="float" office:value="0.9413693" calcext:value-type="float">
            <text:p>0,9413693</text:p>
          </table:table-cell>
        </table:table-row>
        <table:table-row table:style-name="ro1">
          <table:table-cell office:value-type="float" office:value="14.9233" calcext:value-type="float">
            <text:p>14,9233</text:p>
          </table:table-cell>
          <table:table-cell office:value-type="float" office:value="0.9418721" calcext:value-type="float">
            <text:p>0,9418721</text:p>
          </table:table-cell>
        </table:table-row>
        <table:table-row table:style-name="ro1">
          <table:table-cell office:value-type="float" office:value="14.93571" calcext:value-type="float">
            <text:p>14,93571</text:p>
          </table:table-cell>
          <table:table-cell office:value-type="float" office:value="0.942505" calcext:value-type="float">
            <text:p>0,942505</text:p>
          </table:table-cell>
        </table:table-row>
        <table:table-row table:style-name="ro1">
          <table:table-cell office:value-type="float" office:value="14.94954" calcext:value-type="float">
            <text:p>14,94954</text:p>
          </table:table-cell>
          <table:table-cell office:value-type="float" office:value="0.9431583" calcext:value-type="float">
            <text:p>0,9431583</text:p>
          </table:table-cell>
        </table:table-row>
        <table:table-row table:style-name="ro1">
          <table:table-cell office:value-type="float" office:value="14.96138" calcext:value-type="float">
            <text:p>14,96138</text:p>
          </table:table-cell>
          <table:table-cell office:value-type="float" office:value="0.9437988" calcext:value-type="float">
            <text:p>0,9437988</text:p>
          </table:table-cell>
        </table:table-row>
        <table:table-row table:style-name="ro1">
          <table:table-cell office:value-type="float" office:value="14.97535" calcext:value-type="float">
            <text:p>14,97535</text:p>
          </table:table-cell>
          <table:table-cell office:value-type="float" office:value="0.9445312" calcext:value-type="float">
            <text:p>0,9445312</text:p>
          </table:table-cell>
        </table:table-row>
        <table:table-row table:style-name="ro1">
          <table:table-cell office:value-type="float" office:value="14.99037" calcext:value-type="float">
            <text:p>14,99037</text:p>
          </table:table-cell>
          <table:table-cell office:value-type="float" office:value="0.9453291" calcext:value-type="float">
            <text:p>0,9453291</text:p>
          </table:table-cell>
        </table:table-row>
        <table:table-row table:style-name="ro1">
          <table:table-cell office:value-type="float" office:value="15.003" calcext:value-type="float">
            <text:p>15,003</text:p>
          </table:table-cell>
          <table:table-cell office:value-type="float" office:value="0.9461814" calcext:value-type="float">
            <text:p>0,9461814</text:p>
          </table:table-cell>
        </table:table-row>
        <table:table-row table:style-name="ro1">
          <table:table-cell office:value-type="float" office:value="15.01665" calcext:value-type="float">
            <text:p>15,01665</text:p>
          </table:table-cell>
          <table:table-cell office:value-type="float" office:value="0.9470625" calcext:value-type="float">
            <text:p>0,9470625</text:p>
          </table:table-cell>
        </table:table-row>
        <table:table-row table:style-name="ro1">
          <table:table-cell office:value-type="float" office:value="15.02905" calcext:value-type="float">
            <text:p>15,02905</text:p>
          </table:table-cell>
          <table:table-cell office:value-type="float" office:value="0.9478911" calcext:value-type="float">
            <text:p>0,9478911</text:p>
          </table:table-cell>
        </table:table-row>
        <table:table-row table:style-name="ro1">
          <table:table-cell office:value-type="float" office:value="15.04054" calcext:value-type="float">
            <text:p>15,04054</text:p>
          </table:table-cell>
          <table:table-cell office:value-type="float" office:value="0.9486346" calcext:value-type="float">
            <text:p>0,9486346</text:p>
          </table:table-cell>
        </table:table-row>
        <table:table-row table:style-name="ro1">
          <table:table-cell office:value-type="float" office:value="15.05227" calcext:value-type="float">
            <text:p>15,05227</text:p>
          </table:table-cell>
          <table:table-cell office:value-type="float" office:value="0.9494632" calcext:value-type="float">
            <text:p>0,9494632</text:p>
          </table:table-cell>
        </table:table-row>
        <table:table-row table:style-name="ro1">
          <table:table-cell office:value-type="float" office:value="15.06376" calcext:value-type="float">
            <text:p>15,06376</text:p>
          </table:table-cell>
          <table:table-cell office:value-type="float" office:value="0.9502425" calcext:value-type="float">
            <text:p>0,9502425</text:p>
          </table:table-cell>
        </table:table-row>
        <table:table-row table:style-name="ro1">
          <table:table-cell office:value-type="float" office:value="15.07569" calcext:value-type="float">
            <text:p>15,07569</text:p>
          </table:table-cell>
          <table:table-cell office:value-type="float" office:value="0.9511017" calcext:value-type="float">
            <text:p>0,9511017</text:p>
          </table:table-cell>
        </table:table-row>
        <table:table-row table:style-name="ro1">
          <table:table-cell office:value-type="float" office:value="15.08768" calcext:value-type="float">
            <text:p>15,08768</text:p>
          </table:table-cell>
          <table:table-cell office:value-type="float" office:value="0.951869" calcext:value-type="float">
            <text:p>0,951869</text:p>
          </table:table-cell>
        </table:table-row>
        <table:table-row table:style-name="ro1">
          <table:table-cell office:value-type="float" office:value="15.09856" calcext:value-type="float">
            <text:p>15,09856</text:p>
          </table:table-cell>
          <table:table-cell office:value-type="float" office:value="0.9527509" calcext:value-type="float">
            <text:p>0,9527509</text:p>
          </table:table-cell>
        </table:table-row>
        <table:table-row table:style-name="ro1">
          <table:table-cell office:value-type="float" office:value="15.11116" calcext:value-type="float">
            <text:p>15,11116</text:p>
          </table:table-cell>
          <table:table-cell office:value-type="float" office:value="0.953612" calcext:value-type="float">
            <text:p>0,953612</text:p>
          </table:table-cell>
        </table:table-row>
        <table:table-row table:style-name="ro1">
          <table:table-cell office:value-type="float" office:value="15.12248" calcext:value-type="float">
            <text:p>15,12248</text:p>
          </table:table-cell>
          <table:table-cell office:value-type="float" office:value="0.9544365" calcext:value-type="float">
            <text:p>0,9544365</text:p>
          </table:table-cell>
        </table:table-row>
        <table:table-row table:style-name="ro1">
          <table:table-cell office:value-type="float" office:value="15.13477" calcext:value-type="float">
            <text:p>15,13477</text:p>
          </table:table-cell>
          <table:table-cell office:value-type="float" office:value="0.9553813" calcext:value-type="float">
            <text:p>0,9553813</text:p>
          </table:table-cell>
        </table:table-row>
        <table:table-row table:style-name="ro1">
          <table:table-cell office:value-type="float" office:value="15.15238" calcext:value-type="float">
            <text:p>15,15238</text:p>
          </table:table-cell>
          <table:table-cell office:value-type="float" office:value="0.9562034" calcext:value-type="float">
            <text:p>0,9562034</text:p>
          </table:table-cell>
        </table:table-row>
        <table:table-row table:style-name="ro1">
          <table:table-cell office:value-type="float" office:value="15.16464" calcext:value-type="float">
            <text:p>15,16464</text:p>
          </table:table-cell>
          <table:table-cell office:value-type="float" office:value="0.9574906" calcext:value-type="float">
            <text:p>0,9574906</text:p>
          </table:table-cell>
        </table:table-row>
        <table:table-row table:style-name="ro1">
          <table:table-cell office:value-type="float" office:value="15.17631" calcext:value-type="float">
            <text:p>15,17631</text:p>
          </table:table-cell>
          <table:table-cell office:value-type="float" office:value="0.9583828" calcext:value-type="float">
            <text:p>0,9583828</text:p>
          </table:table-cell>
        </table:table-row>
        <table:table-row table:style-name="ro1">
          <table:table-cell office:value-type="float" office:value="15.18862" calcext:value-type="float">
            <text:p>15,18862</text:p>
          </table:table-cell>
          <table:table-cell office:value-type="float" office:value="0.9592273" calcext:value-type="float">
            <text:p>0,9592273</text:p>
          </table:table-cell>
        </table:table-row>
        <table:table-row table:style-name="ro1">
          <table:table-cell office:value-type="float" office:value="15.19989" calcext:value-type="float">
            <text:p>15,19989</text:p>
          </table:table-cell>
          <table:table-cell office:value-type="float" office:value="0.9600331" calcext:value-type="float">
            <text:p>0,9600331</text:p>
          </table:table-cell>
        </table:table-row>
        <table:table-row table:style-name="ro1">
          <table:table-cell office:value-type="float" office:value="15.21176" calcext:value-type="float">
            <text:p>15,21176</text:p>
          </table:table-cell>
          <table:table-cell office:value-type="float" office:value="0.9608704" calcext:value-type="float">
            <text:p>0,9608704</text:p>
          </table:table-cell>
        </table:table-row>
        <table:table-row table:style-name="ro1">
          <table:table-cell office:value-type="float" office:value="15.22499" calcext:value-type="float">
            <text:p>15,22499</text:p>
          </table:table-cell>
          <table:table-cell office:value-type="float" office:value="0.9616706" calcext:value-type="float">
            <text:p>0,9616706</text:p>
          </table:table-cell>
        </table:table-row>
        <table:table-row table:style-name="ro1">
          <table:table-cell office:value-type="float" office:value="15.23642" calcext:value-type="float">
            <text:p>15,23642</text:p>
          </table:table-cell>
          <table:table-cell office:value-type="float" office:value="0.9624943" calcext:value-type="float">
            <text:p>0,9624943</text:p>
          </table:table-cell>
        </table:table-row>
        <table:table-row table:style-name="ro1">
          <table:table-cell office:value-type="float" office:value="15.24866" calcext:value-type="float">
            <text:p>15,24866</text:p>
          </table:table-cell>
          <table:table-cell office:value-type="float" office:value="0.9632892" calcext:value-type="float">
            <text:p>0,9632892</text:p>
          </table:table-cell>
        </table:table-row>
        <table:table-row table:style-name="ro1">
          <table:table-cell office:value-type="float" office:value="15.26053" calcext:value-type="float">
            <text:p>15,26053</text:p>
          </table:table-cell>
          <table:table-cell office:value-type="float" office:value="0.9640087" calcext:value-type="float">
            <text:p>0,9640087</text:p>
          </table:table-cell>
        </table:table-row>
        <table:table-row table:style-name="ro1">
          <table:table-cell office:value-type="float" office:value="15.27338" calcext:value-type="float">
            <text:p>15,27338</text:p>
          </table:table-cell>
          <table:table-cell office:value-type="float" office:value="0.9647481" calcext:value-type="float">
            <text:p>0,9647481</text:p>
          </table:table-cell>
        </table:table-row>
        <table:table-row table:style-name="ro1">
          <table:table-cell office:value-type="float" office:value="15.28512" calcext:value-type="float">
            <text:p>15,28512</text:p>
          </table:table-cell>
          <table:table-cell office:value-type="float" office:value="0.9654335" calcext:value-type="float">
            <text:p>0,9654335</text:p>
          </table:table-cell>
        </table:table-row>
        <table:table-row table:style-name="ro1">
          <table:table-cell office:value-type="float" office:value="15.29634" calcext:value-type="float">
            <text:p>15,29634</text:p>
          </table:table-cell>
          <table:table-cell office:value-type="float" office:value="0.9660859" calcext:value-type="float">
            <text:p>0,9660859</text:p>
          </table:table-cell>
        </table:table-row>
        <table:table-row table:style-name="ro1">
          <table:table-cell office:value-type="float" office:value="15.30842" calcext:value-type="float">
            <text:p>15,30842</text:p>
          </table:table-cell>
          <table:table-cell office:value-type="float" office:value="0.9666678" calcext:value-type="float">
            <text:p>0,9666678</text:p>
          </table:table-cell>
        </table:table-row>
        <table:table-row table:style-name="ro1">
          <table:table-cell office:value-type="float" office:value="15.31927" calcext:value-type="float">
            <text:p>15,31927</text:p>
          </table:table-cell>
          <table:table-cell office:value-type="float" office:value="0.9672496" calcext:value-type="float">
            <text:p>0,9672496</text:p>
          </table:table-cell>
        </table:table-row>
        <table:table-row table:style-name="ro1">
          <table:table-cell office:value-type="float" office:value="15.33276" calcext:value-type="float">
            <text:p>15,33276</text:p>
          </table:table-cell>
          <table:table-cell office:value-type="float" office:value="0.9678578" calcext:value-type="float">
            <text:p>0,9678578</text:p>
          </table:table-cell>
        </table:table-row>
        <table:table-row table:style-name="ro1">
          <table:table-cell office:value-type="float" office:value="15.34512" calcext:value-type="float">
            <text:p>15,34512</text:p>
          </table:table-cell>
          <table:table-cell office:value-type="float" office:value="0.968372" calcext:value-type="float">
            <text:p>0,968372</text:p>
          </table:table-cell>
        </table:table-row>
        <table:table-row table:style-name="ro1">
          <table:table-cell office:value-type="float" office:value="15.35705" calcext:value-type="float">
            <text:p>15,35705</text:p>
          </table:table-cell>
          <table:table-cell office:value-type="float" office:value="0.9688362" calcext:value-type="float">
            <text:p>0,9688362</text:p>
          </table:table-cell>
        </table:table-row>
        <table:table-row table:style-name="ro1">
          <table:table-cell office:value-type="float" office:value="15.36868" calcext:value-type="float">
            <text:p>15,36868</text:p>
          </table:table-cell>
          <table:table-cell office:value-type="float" office:value="0.9692702" calcext:value-type="float">
            <text:p>0,9692702</text:p>
          </table:table-cell>
        </table:table-row>
        <table:table-row table:style-name="ro1">
          <table:table-cell office:value-type="float" office:value="15.38048" calcext:value-type="float">
            <text:p>15,38048</text:p>
          </table:table-cell>
          <table:table-cell office:value-type="float" office:value="0.9696478" calcext:value-type="float">
            <text:p>0,9696478</text:p>
          </table:table-cell>
        </table:table-row>
        <table:table-row table:style-name="ro1">
          <table:table-cell office:value-type="float" office:value="15.39279" calcext:value-type="float">
            <text:p>15,39279</text:p>
          </table:table-cell>
          <table:table-cell office:value-type="float" office:value="0.9699935" calcext:value-type="float">
            <text:p>0,9699935</text:p>
          </table:table-cell>
        </table:table-row>
        <table:table-row table:style-name="ro1">
          <table:table-cell office:value-type="float" office:value="15.40533" calcext:value-type="float">
            <text:p>15,40533</text:p>
          </table:table-cell>
          <table:table-cell office:value-type="float" office:value="0.9702873" calcext:value-type="float">
            <text:p>0,9702873</text:p>
          </table:table-cell>
        </table:table-row>
        <table:table-row table:style-name="ro1">
          <table:table-cell office:value-type="float" office:value="15.4165" calcext:value-type="float">
            <text:p>15,4165</text:p>
          </table:table-cell>
          <table:table-cell office:value-type="float" office:value="0.9705417" calcext:value-type="float">
            <text:p>0,9705417</text:p>
          </table:table-cell>
        </table:table-row>
        <table:table-row table:style-name="ro1">
          <table:table-cell office:value-type="float" office:value="15.4285" calcext:value-type="float">
            <text:p>15,4285</text:p>
          </table:table-cell>
          <table:table-cell office:value-type="float" office:value="0.9707634" calcext:value-type="float">
            <text:p>0,9707634</text:p>
          </table:table-cell>
        </table:table-row>
        <table:table-row table:style-name="ro1">
          <table:table-cell office:value-type="float" office:value="15.44019" calcext:value-type="float">
            <text:p>15,44019</text:p>
          </table:table-cell>
          <table:table-cell office:value-type="float" office:value="0.9709243" calcext:value-type="float">
            <text:p>0,9709243</text:p>
          </table:table-cell>
        </table:table-row>
        <table:table-row table:style-name="ro1">
          <table:table-cell office:value-type="float" office:value="15.45037" calcext:value-type="float">
            <text:p>15,45037</text:p>
          </table:table-cell>
          <table:table-cell office:value-type="float" office:value="0.971014" calcext:value-type="float">
            <text:p>0,971014</text:p>
          </table:table-cell>
        </table:table-row>
        <table:table-row table:style-name="ro1">
          <table:table-cell office:value-type="float" office:value="15.4629" calcext:value-type="float">
            <text:p>15,4629</text:p>
          </table:table-cell>
          <table:table-cell office:value-type="float" office:value="0.9711224" calcext:value-type="float">
            <text:p>0,9711224</text:p>
          </table:table-cell>
        </table:table-row>
        <table:table-row table:style-name="ro1">
          <table:table-cell office:value-type="float" office:value="15.47517" calcext:value-type="float">
            <text:p>15,47517</text:p>
          </table:table-cell>
          <table:table-cell office:value-type="float" office:value="0.9711456" calcext:value-type="float">
            <text:p>0,9711456</text:p>
          </table:table-cell>
        </table:table-row>
        <table:table-row table:style-name="ro1">
          <table:table-cell office:value-type="float" office:value="15.49296" calcext:value-type="float">
            <text:p>15,49296</text:p>
          </table:table-cell>
          <table:table-cell office:value-type="float" office:value="0.9711439" calcext:value-type="float">
            <text:p>0,9711439</text:p>
          </table:table-cell>
        </table:table-row>
        <table:table-row table:style-name="ro1">
          <table:table-cell office:value-type="float" office:value="15.50501" calcext:value-type="float">
            <text:p>15,50501</text:p>
          </table:table-cell>
          <table:table-cell office:value-type="float" office:value="0.9710593" calcext:value-type="float">
            <text:p>0,9710593</text:p>
          </table:table-cell>
        </table:table-row>
        <table:table-row table:style-name="ro1">
          <table:table-cell office:value-type="float" office:value="15.51638" calcext:value-type="float">
            <text:p>15,51638</text:p>
          </table:table-cell>
          <table:table-cell office:value-type="float" office:value="0.9709286" calcext:value-type="float">
            <text:p>0,9709286</text:p>
          </table:table-cell>
        </table:table-row>
        <table:table-row table:style-name="ro1">
          <table:table-cell office:value-type="float" office:value="15.52924" calcext:value-type="float">
            <text:p>15,52924</text:p>
          </table:table-cell>
          <table:table-cell office:value-type="float" office:value="0.9707636" calcext:value-type="float">
            <text:p>0,9707636</text:p>
          </table:table-cell>
        </table:table-row>
        <table:table-row table:style-name="ro1">
          <table:table-cell office:value-type="float" office:value="15.54052" calcext:value-type="float">
            <text:p>15,54052</text:p>
          </table:table-cell>
          <table:table-cell office:value-type="float" office:value="0.9705812" calcext:value-type="float">
            <text:p>0,9705812</text:p>
          </table:table-cell>
        </table:table-row>
        <table:table-row table:style-name="ro1">
          <table:table-cell office:value-type="float" office:value="15.55225" calcext:value-type="float">
            <text:p>15,55225</text:p>
          </table:table-cell>
          <table:table-cell office:value-type="float" office:value="0.9703349" calcext:value-type="float">
            <text:p>0,9703349</text:p>
          </table:table-cell>
        </table:table-row>
        <table:table-row table:style-name="ro1">
          <table:table-cell office:value-type="float" office:value="15.56561" calcext:value-type="float">
            <text:p>15,56561</text:p>
          </table:table-cell>
          <table:table-cell office:value-type="float" office:value="0.9700493" calcext:value-type="float">
            <text:p>0,9700493</text:p>
          </table:table-cell>
        </table:table-row>
        <table:table-row table:style-name="ro1">
          <table:table-cell office:value-type="float" office:value="15.57715" calcext:value-type="float">
            <text:p>15,57715</text:p>
          </table:table-cell>
          <table:table-cell office:value-type="float" office:value="0.969716" calcext:value-type="float">
            <text:p>0,969716</text:p>
          </table:table-cell>
        </table:table-row>
        <table:table-row table:style-name="ro1">
          <table:table-cell office:value-type="float" office:value="15.58943" calcext:value-type="float">
            <text:p>15,58943</text:p>
          </table:table-cell>
          <table:table-cell office:value-type="float" office:value="0.969372" calcext:value-type="float">
            <text:p>0,969372</text:p>
          </table:table-cell>
        </table:table-row>
        <table:table-row table:style-name="ro1">
          <table:table-cell office:value-type="float" office:value="15.60031" calcext:value-type="float">
            <text:p>15,60031</text:p>
          </table:table-cell>
          <table:table-cell office:value-type="float" office:value="0.9690017" calcext:value-type="float">
            <text:p>0,9690017</text:p>
          </table:table-cell>
        </table:table-row>
        <table:table-row table:style-name="ro1">
          <table:table-cell office:value-type="float" office:value="15.61239" calcext:value-type="float">
            <text:p>15,61239</text:p>
          </table:table-cell>
          <table:table-cell office:value-type="float" office:value="0.9685563" calcext:value-type="float">
            <text:p>0,9685563</text:p>
          </table:table-cell>
        </table:table-row>
        <table:table-row table:style-name="ro1">
          <table:table-cell office:value-type="float" office:value="15.62378" calcext:value-type="float">
            <text:p>15,62378</text:p>
          </table:table-cell>
          <table:table-cell office:value-type="float" office:value="0.9681484" calcext:value-type="float">
            <text:p>0,9681484</text:p>
          </table:table-cell>
        </table:table-row>
        <table:table-row table:style-name="ro1">
          <table:table-cell office:value-type="float" office:value="15.63599" calcext:value-type="float">
            <text:p>15,63599</text:p>
          </table:table-cell>
          <table:table-cell office:value-type="float" office:value="0.9676089" calcext:value-type="float">
            <text:p>0,9676089</text:p>
          </table:table-cell>
        </table:table-row>
        <table:table-row table:style-name="ro1">
          <table:table-cell office:value-type="float" office:value="15.6486" calcext:value-type="float">
            <text:p>15,6486</text:p>
          </table:table-cell>
          <table:table-cell office:value-type="float" office:value="0.967112" calcext:value-type="float">
            <text:p>0,967112</text:p>
          </table:table-cell>
        </table:table-row>
        <table:table-row table:style-name="ro1">
          <table:table-cell office:value-type="float" office:value="15.66008" calcext:value-type="float">
            <text:p>15,66008</text:p>
          </table:table-cell>
          <table:table-cell office:value-type="float" office:value="0.9665136" calcext:value-type="float">
            <text:p>0,9665136</text:p>
          </table:table-cell>
        </table:table-row>
        <table:table-row table:style-name="ro1">
          <table:table-cell office:value-type="float" office:value="15.67224" calcext:value-type="float">
            <text:p>15,67224</text:p>
          </table:table-cell>
          <table:table-cell office:value-type="float" office:value="0.9659385" calcext:value-type="float">
            <text:p>0,9659385</text:p>
          </table:table-cell>
        </table:table-row>
        <table:table-row table:style-name="ro1">
          <table:table-cell office:value-type="float" office:value="15.68372" calcext:value-type="float">
            <text:p>15,68372</text:p>
          </table:table-cell>
          <table:table-cell office:value-type="float" office:value="0.9653446" calcext:value-type="float">
            <text:p>0,9653446</text:p>
          </table:table-cell>
        </table:table-row>
        <table:table-row table:style-name="ro1">
          <table:table-cell office:value-type="float" office:value="15.69586" calcext:value-type="float">
            <text:p>15,69586</text:p>
          </table:table-cell>
          <table:table-cell office:value-type="float" office:value="0.9646832" calcext:value-type="float">
            <text:p>0,9646832</text:p>
          </table:table-cell>
        </table:table-row>
        <table:table-row table:style-name="ro1">
          <table:table-cell office:value-type="float" office:value="15.70871" calcext:value-type="float">
            <text:p>15,70871</text:p>
          </table:table-cell>
          <table:table-cell office:value-type="float" office:value="0.9640283" calcext:value-type="float">
            <text:p>0,9640283</text:p>
          </table:table-cell>
        </table:table-row>
        <table:table-row table:style-name="ro1">
          <table:table-cell office:value-type="float" office:value="15.71987" calcext:value-type="float">
            <text:p>15,71987</text:p>
          </table:table-cell>
          <table:table-cell office:value-type="float" office:value="0.9633383" calcext:value-type="float">
            <text:p>0,9633383</text:p>
          </table:table-cell>
        </table:table-row>
        <table:table-row table:style-name="ro1">
          <table:table-cell office:value-type="float" office:value="15.73196" calcext:value-type="float">
            <text:p>15,73196</text:p>
          </table:table-cell>
          <table:table-cell office:value-type="float" office:value="0.9626381" calcext:value-type="float">
            <text:p>0,9626381</text:p>
          </table:table-cell>
        </table:table-row>
        <table:table-row table:style-name="ro1">
          <table:table-cell office:value-type="float" office:value="15.7436" calcext:value-type="float">
            <text:p>15,7436</text:p>
          </table:table-cell>
          <table:table-cell office:value-type="float" office:value="0.9619586" calcext:value-type="float">
            <text:p>0,9619586</text:p>
          </table:table-cell>
        </table:table-row>
        <table:table-row table:style-name="ro1">
          <table:table-cell office:value-type="float" office:value="15.75584" calcext:value-type="float">
            <text:p>15,75584</text:p>
          </table:table-cell>
          <table:table-cell office:value-type="float" office:value="0.9612243" calcext:value-type="float">
            <text:p>0,9612243</text:p>
          </table:table-cell>
        </table:table-row>
        <table:table-row table:style-name="ro1">
          <table:table-cell office:value-type="float" office:value="15.76749" calcext:value-type="float">
            <text:p>15,76749</text:p>
          </table:table-cell>
          <table:table-cell office:value-type="float" office:value="0.9605128" calcext:value-type="float">
            <text:p>0,9605128</text:p>
          </table:table-cell>
        </table:table-row>
        <table:table-row table:style-name="ro1">
          <table:table-cell office:value-type="float" office:value="15.77902" calcext:value-type="float">
            <text:p>15,77902</text:p>
          </table:table-cell>
          <table:table-cell office:value-type="float" office:value="0.9597473" calcext:value-type="float">
            <text:p>0,9597473</text:p>
          </table:table-cell>
        </table:table-row>
        <table:table-row table:style-name="ro1">
          <table:table-cell office:value-type="float" office:value="15.79146" calcext:value-type="float">
            <text:p>15,79146</text:p>
          </table:table-cell>
          <table:table-cell office:value-type="float" office:value="0.9589855" calcext:value-type="float">
            <text:p>0,9589855</text:p>
          </table:table-cell>
        </table:table-row>
        <table:table-row table:style-name="ro1">
          <table:table-cell office:value-type="float" office:value="15.80262" calcext:value-type="float">
            <text:p>15,80262</text:p>
          </table:table-cell>
          <table:table-cell office:value-type="float" office:value="0.9582731" calcext:value-type="float">
            <text:p>0,9582731</text:p>
          </table:table-cell>
        </table:table-row>
        <table:table-row table:style-name="ro1">
          <table:table-cell office:value-type="float" office:value="15.81411" calcext:value-type="float">
            <text:p>15,81411</text:p>
          </table:table-cell>
          <table:table-cell office:value-type="float" office:value="0.958029" calcext:value-type="float">
            <text:p>0,958029</text:p>
          </table:table-cell>
        </table:table-row>
        <table:table-row table:style-name="ro1">
          <table:table-cell office:value-type="float" office:value="15.82902" calcext:value-type="float">
            <text:p>15,82902</text:p>
          </table:table-cell>
          <table:table-cell office:value-type="float" office:value="0.9568486" calcext:value-type="float">
            <text:p>0,9568486</text:p>
          </table:table-cell>
        </table:table-row>
        <table:table-row table:style-name="ro1">
          <table:table-cell office:value-type="float" office:value="15.8426" calcext:value-type="float">
            <text:p>15,8426</text:p>
          </table:table-cell>
          <table:table-cell office:value-type="float" office:value="0.9557783" calcext:value-type="float">
            <text:p>0,9557783</text:p>
          </table:table-cell>
        </table:table-row>
        <table:table-row table:style-name="ro1">
          <table:table-cell office:value-type="float" office:value="15.85557" calcext:value-type="float">
            <text:p>15,85557</text:p>
          </table:table-cell>
          <table:table-cell office:value-type="float" office:value="0.9549322" calcext:value-type="float">
            <text:p>0,9549322</text:p>
          </table:table-cell>
        </table:table-row>
        <table:table-row table:style-name="ro1">
          <table:table-cell office:value-type="float" office:value="15.86745" calcext:value-type="float">
            <text:p>15,86745</text:p>
          </table:table-cell>
          <table:table-cell office:value-type="float" office:value="0.9542114" calcext:value-type="float">
            <text:p>0,9542114</text:p>
          </table:table-cell>
        </table:table-row>
        <table:table-row table:style-name="ro1">
          <table:table-cell office:value-type="float" office:value="15.87927" calcext:value-type="float">
            <text:p>15,87927</text:p>
          </table:table-cell>
          <table:table-cell office:value-type="float" office:value="0.9534337" calcext:value-type="float">
            <text:p>0,9534337</text:p>
          </table:table-cell>
        </table:table-row>
        <table:table-row table:style-name="ro1">
          <table:table-cell office:value-type="float" office:value="15.89142" calcext:value-type="float">
            <text:p>15,89142</text:p>
          </table:table-cell>
          <table:table-cell office:value-type="float" office:value="0.9526922" calcext:value-type="float">
            <text:p>0,9526922</text:p>
          </table:table-cell>
        </table:table-row>
        <table:table-row table:style-name="ro1">
          <table:table-cell office:value-type="float" office:value="15.9029" calcext:value-type="float">
            <text:p>15,9029</text:p>
          </table:table-cell>
          <table:table-cell office:value-type="float" office:value="0.952012" calcext:value-type="float">
            <text:p>0,952012</text:p>
          </table:table-cell>
        </table:table-row>
        <table:table-row table:style-name="ro1">
          <table:table-cell office:value-type="float" office:value="15.91497" calcext:value-type="float">
            <text:p>15,91497</text:p>
          </table:table-cell>
          <table:table-cell office:value-type="float" office:value="0.9512896" calcext:value-type="float">
            <text:p>0,9512896</text:p>
          </table:table-cell>
        </table:table-row>
        <table:table-row table:style-name="ro1">
          <table:table-cell office:value-type="float" office:value="15.92727" calcext:value-type="float">
            <text:p>15,92727</text:p>
          </table:table-cell>
          <table:table-cell office:value-type="float" office:value="0.9506363" calcext:value-type="float">
            <text:p>0,9506363</text:p>
          </table:table-cell>
        </table:table-row>
        <table:table-row table:style-name="ro1">
          <table:table-cell office:value-type="float" office:value="15.93886" calcext:value-type="float">
            <text:p>15,93886</text:p>
          </table:table-cell>
          <table:table-cell office:value-type="float" office:value="0.9499745" calcext:value-type="float">
            <text:p>0,9499745</text:p>
          </table:table-cell>
        </table:table-row>
        <table:table-row table:style-name="ro1">
          <table:table-cell office:value-type="float" office:value="15.95051" calcext:value-type="float">
            <text:p>15,95051</text:p>
          </table:table-cell>
          <table:table-cell office:value-type="float" office:value="0.9493173" calcext:value-type="float">
            <text:p>0,9493173</text:p>
          </table:table-cell>
        </table:table-row>
        <table:table-row table:style-name="ro1">
          <table:table-cell office:value-type="float" office:value="15.96444" calcext:value-type="float">
            <text:p>15,96444</text:p>
          </table:table-cell>
          <table:table-cell office:value-type="float" office:value="0.9486464" calcext:value-type="float">
            <text:p>0,9486464</text:p>
          </table:table-cell>
        </table:table-row>
        <table:table-row table:style-name="ro1">
          <table:table-cell office:value-type="float" office:value="15.97929" calcext:value-type="float">
            <text:p>15,97929</text:p>
          </table:table-cell>
          <table:table-cell office:value-type="float" office:value="0.9479191" calcext:value-type="float">
            <text:p>0,9479191</text:p>
          </table:table-cell>
        </table:table-row>
        <table:table-row table:style-name="ro1">
          <table:table-cell office:value-type="float" office:value="15.99196" calcext:value-type="float">
            <text:p>15,99196</text:p>
          </table:table-cell>
          <table:table-cell office:value-type="float" office:value="0.9473873" calcext:value-type="float">
            <text:p>0,9473873</text:p>
          </table:table-cell>
        </table:table-row>
        <table:table-row table:style-name="ro1">
          <table:table-cell office:value-type="float" office:value="16.00614" calcext:value-type="float">
            <text:p>16,00614</text:p>
          </table:table-cell>
          <table:table-cell office:value-type="float" office:value="0.9466801" calcext:value-type="float">
            <text:p>0,9466801</text:p>
          </table:table-cell>
        </table:table-row>
        <table:table-row table:style-name="ro1">
          <table:table-cell office:value-type="float" office:value="16.01766" calcext:value-type="float">
            <text:p>16,01766</text:p>
          </table:table-cell>
          <table:table-cell office:value-type="float" office:value="0.9461462" calcext:value-type="float">
            <text:p>0,9461462</text:p>
          </table:table-cell>
        </table:table-row>
        <table:table-row table:style-name="ro1">
          <table:table-cell office:value-type="float" office:value="16.02982" calcext:value-type="float">
            <text:p>16,02982</text:p>
          </table:table-cell>
          <table:table-cell office:value-type="float" office:value="0.9456589" calcext:value-type="float">
            <text:p>0,9456589</text:p>
          </table:table-cell>
        </table:table-row>
        <table:table-row table:style-name="ro1">
          <table:table-cell office:value-type="float" office:value="16.04147" calcext:value-type="float">
            <text:p>16,04147</text:p>
          </table:table-cell>
          <table:table-cell office:value-type="float" office:value="0.9452295" calcext:value-type="float">
            <text:p>0,9452295</text:p>
          </table:table-cell>
        </table:table-row>
        <table:table-row table:style-name="ro1">
          <table:table-cell office:value-type="float" office:value="16.05412" calcext:value-type="float">
            <text:p>16,05412</text:p>
          </table:table-cell>
          <table:table-cell office:value-type="float" office:value="0.9448234" calcext:value-type="float">
            <text:p>0,9448234</text:p>
          </table:table-cell>
        </table:table-row>
        <table:table-row table:style-name="ro1">
          <table:table-cell office:value-type="float" office:value="16.06615" calcext:value-type="float">
            <text:p>16,06615</text:p>
          </table:table-cell>
          <table:table-cell office:value-type="float" office:value="0.9444369" calcext:value-type="float">
            <text:p>0,9444369</text:p>
          </table:table-cell>
        </table:table-row>
        <table:table-row table:style-name="ro1">
          <table:table-cell office:value-type="float" office:value="16.07804" calcext:value-type="float">
            <text:p>16,07804</text:p>
          </table:table-cell>
          <table:table-cell office:value-type="float" office:value="0.9440725" calcext:value-type="float">
            <text:p>0,9440725</text:p>
          </table:table-cell>
        </table:table-row>
        <table:table-row table:style-name="ro1">
          <table:table-cell office:value-type="float" office:value="16.09046" calcext:value-type="float">
            <text:p>16,09046</text:p>
          </table:table-cell>
          <table:table-cell office:value-type="float" office:value="0.9437674" calcext:value-type="float">
            <text:p>0,9437674</text:p>
          </table:table-cell>
        </table:table-row>
        <table:table-row table:style-name="ro1">
          <table:table-cell office:value-type="float" office:value="16.10149" calcext:value-type="float">
            <text:p>16,10149</text:p>
          </table:table-cell>
          <table:table-cell office:value-type="float" office:value="0.9434901" calcext:value-type="float">
            <text:p>0,9434901</text:p>
          </table:table-cell>
        </table:table-row>
        <table:table-row table:style-name="ro1">
          <table:table-cell office:value-type="float" office:value="16.11405" calcext:value-type="float">
            <text:p>16,11405</text:p>
          </table:table-cell>
          <table:table-cell office:value-type="float" office:value="0.9432524" calcext:value-type="float">
            <text:p>0,9432524</text:p>
          </table:table-cell>
        </table:table-row>
        <table:table-row table:style-name="ro1">
          <table:table-cell office:value-type="float" office:value="16.12995" calcext:value-type="float">
            <text:p>16,12995</text:p>
          </table:table-cell>
          <table:table-cell office:value-type="float" office:value="0.9430478" calcext:value-type="float">
            <text:p>0,9430478</text:p>
          </table:table-cell>
        </table:table-row>
        <table:table-row table:style-name="ro1">
          <table:table-cell office:value-type="float" office:value="16.14217" calcext:value-type="float">
            <text:p>16,14217</text:p>
          </table:table-cell>
          <table:table-cell office:value-type="float" office:value="0.9428394" calcext:value-type="float">
            <text:p>0,9428394</text:p>
          </table:table-cell>
        </table:table-row>
        <table:table-row table:style-name="ro1">
          <table:table-cell office:value-type="float" office:value="16.15647" calcext:value-type="float">
            <text:p>16,15647</text:p>
          </table:table-cell>
          <table:table-cell office:value-type="float" office:value="0.9427264" calcext:value-type="float">
            <text:p>0,9427264</text:p>
          </table:table-cell>
        </table:table-row>
        <table:table-row table:style-name="ro1">
          <table:table-cell office:value-type="float" office:value="16.16861" calcext:value-type="float">
            <text:p>16,16861</text:p>
          </table:table-cell>
          <table:table-cell office:value-type="float" office:value="0.9426595" calcext:value-type="float">
            <text:p>0,9426595</text:p>
          </table:table-cell>
        </table:table-row>
        <table:table-row table:style-name="ro1">
          <table:table-cell office:value-type="float" office:value="16.18045" calcext:value-type="float">
            <text:p>16,18045</text:p>
          </table:table-cell>
          <table:table-cell office:value-type="float" office:value="0.9426365" calcext:value-type="float">
            <text:p>0,9426365</text:p>
          </table:table-cell>
        </table:table-row>
        <table:table-row table:style-name="ro1">
          <table:table-cell office:value-type="float" office:value="16.19285" calcext:value-type="float">
            <text:p>16,19285</text:p>
          </table:table-cell>
          <table:table-cell office:value-type="float" office:value="0.9426602" calcext:value-type="float">
            <text:p>0,9426602</text:p>
          </table:table-cell>
        </table:table-row>
        <table:table-row table:style-name="ro1">
          <table:table-cell office:value-type="float" office:value="16.20549" calcext:value-type="float">
            <text:p>16,20549</text:p>
          </table:table-cell>
          <table:table-cell office:value-type="float" office:value="0.9427032" calcext:value-type="float">
            <text:p>0,9427032</text:p>
          </table:table-cell>
        </table:table-row>
        <table:table-row table:style-name="ro1">
          <table:table-cell office:value-type="float" office:value="16.21673" calcext:value-type="float">
            <text:p>16,21673</text:p>
          </table:table-cell>
          <table:table-cell office:value-type="float" office:value="0.9428097" calcext:value-type="float">
            <text:p>0,9428097</text:p>
          </table:table-cell>
        </table:table-row>
        <table:table-row table:style-name="ro1">
          <table:table-cell office:value-type="float" office:value="16.2292" calcext:value-type="float">
            <text:p>16,2292</text:p>
          </table:table-cell>
          <table:table-cell office:value-type="float" office:value="0.9429448" calcext:value-type="float">
            <text:p>0,9429448</text:p>
          </table:table-cell>
        </table:table-row>
        <table:table-row table:style-name="ro1">
          <table:table-cell office:value-type="float" office:value="16.24095" calcext:value-type="float">
            <text:p>16,24095</text:p>
          </table:table-cell>
          <table:table-cell office:value-type="float" office:value="0.9431021" calcext:value-type="float">
            <text:p>0,9431021</text:p>
          </table:table-cell>
        </table:table-row>
        <table:table-row table:style-name="ro1">
          <table:table-cell office:value-type="float" office:value="16.25305" calcext:value-type="float">
            <text:p>16,25305</text:p>
          </table:table-cell>
          <table:table-cell office:value-type="float" office:value="0.9433061" calcext:value-type="float">
            <text:p>0,9433061</text:p>
          </table:table-cell>
        </table:table-row>
        <table:table-row table:style-name="ro1">
          <table:table-cell office:value-type="float" office:value="16.26534" calcext:value-type="float">
            <text:p>16,26534</text:p>
          </table:table-cell>
          <table:table-cell office:value-type="float" office:value="0.943527" calcext:value-type="float">
            <text:p>0,943527</text:p>
          </table:table-cell>
        </table:table-row>
        <table:table-row table:style-name="ro1">
          <table:table-cell office:value-type="float" office:value="16.27694" calcext:value-type="float">
            <text:p>16,27694</text:p>
          </table:table-cell>
          <table:table-cell office:value-type="float" office:value="0.9438066" calcext:value-type="float">
            <text:p>0,9438066</text:p>
          </table:table-cell>
        </table:table-row>
        <table:table-row table:style-name="ro1">
          <table:table-cell office:value-type="float" office:value="16.28886" calcext:value-type="float">
            <text:p>16,28886</text:p>
          </table:table-cell>
          <table:table-cell office:value-type="float" office:value="0.9440867" calcext:value-type="float">
            <text:p>0,9440867</text:p>
          </table:table-cell>
        </table:table-row>
        <table:table-row table:style-name="ro1">
          <table:table-cell office:value-type="float" office:value="16.29959" calcext:value-type="float">
            <text:p>16,29959</text:p>
          </table:table-cell>
          <table:table-cell office:value-type="float" office:value="0.9443837" calcext:value-type="float">
            <text:p>0,9443837</text:p>
          </table:table-cell>
        </table:table-row>
        <table:table-row table:style-name="ro1">
          <table:table-cell office:value-type="float" office:value="16.31173" calcext:value-type="float">
            <text:p>16,31173</text:p>
          </table:table-cell>
          <table:table-cell office:value-type="float" office:value="0.9447323" calcext:value-type="float">
            <text:p>0,9447323</text:p>
          </table:table-cell>
        </table:table-row>
        <table:table-row table:style-name="ro1">
          <table:table-cell office:value-type="float" office:value="16.32301" calcext:value-type="float">
            <text:p>16,32301</text:p>
          </table:table-cell>
          <table:table-cell office:value-type="float" office:value="0.9450513" calcext:value-type="float">
            <text:p>0,9450513</text:p>
          </table:table-cell>
        </table:table-row>
        <table:table-row table:style-name="ro1">
          <table:table-cell office:value-type="float" office:value="16.33453" calcext:value-type="float">
            <text:p>16,33453</text:p>
          </table:table-cell>
          <table:table-cell office:value-type="float" office:value="0.9454676" calcext:value-type="float">
            <text:p>0,9454676</text:p>
          </table:table-cell>
        </table:table-row>
        <table:table-row table:style-name="ro1">
          <table:table-cell office:value-type="float" office:value="16.34669" calcext:value-type="float">
            <text:p>16,34669</text:p>
          </table:table-cell>
          <table:table-cell office:value-type="float" office:value="0.9458629" calcext:value-type="float">
            <text:p>0,9458629</text:p>
          </table:table-cell>
        </table:table-row>
        <table:table-row table:style-name="ro1">
          <table:table-cell office:value-type="float" office:value="16.35912" calcext:value-type="float">
            <text:p>16,35912</text:p>
          </table:table-cell>
          <table:table-cell office:value-type="float" office:value="0.9463371" calcext:value-type="float">
            <text:p>0,9463371</text:p>
          </table:table-cell>
        </table:table-row>
        <table:table-row table:style-name="ro1">
          <table:table-cell office:value-type="float" office:value="16.37136" calcext:value-type="float">
            <text:p>16,37136</text:p>
          </table:table-cell>
          <table:table-cell office:value-type="float" office:value="0.9468265" calcext:value-type="float">
            <text:p>0,9468265</text:p>
          </table:table-cell>
        </table:table-row>
        <table:table-row table:style-name="ro1">
          <table:table-cell office:value-type="float" office:value="16.38246" calcext:value-type="float">
            <text:p>16,38246</text:p>
          </table:table-cell>
          <table:table-cell office:value-type="float" office:value="0.9472934" calcext:value-type="float">
            <text:p>0,9472934</text:p>
          </table:table-cell>
        </table:table-row>
        <table:table-row table:style-name="ro1">
          <table:table-cell office:value-type="float" office:value="16.39465" calcext:value-type="float">
            <text:p>16,39465</text:p>
          </table:table-cell>
          <table:table-cell office:value-type="float" office:value="0.9478177" calcext:value-type="float">
            <text:p>0,9478177</text:p>
          </table:table-cell>
        </table:table-row>
        <table:table-row table:style-name="ro1">
          <table:table-cell office:value-type="float" office:value="16.40678" calcext:value-type="float">
            <text:p>16,40678</text:p>
          </table:table-cell>
          <table:table-cell office:value-type="float" office:value="0.9483043" calcext:value-type="float">
            <text:p>0,9483043</text:p>
          </table:table-cell>
        </table:table-row>
        <table:table-row table:style-name="ro1">
          <table:table-cell office:value-type="float" office:value="16.41741" calcext:value-type="float">
            <text:p>16,41741</text:p>
          </table:table-cell>
          <table:table-cell office:value-type="float" office:value="0.9488561" calcext:value-type="float">
            <text:p>0,9488561</text:p>
          </table:table-cell>
        </table:table-row>
        <table:table-row table:style-name="ro1">
          <table:table-cell office:value-type="float" office:value="16.42963" calcext:value-type="float">
            <text:p>16,42963</text:p>
          </table:table-cell>
          <table:table-cell office:value-type="float" office:value="0.9494196" calcext:value-type="float">
            <text:p>0,9494196</text:p>
          </table:table-cell>
        </table:table-row>
        <table:table-row table:style-name="ro1">
          <table:table-cell office:value-type="float" office:value="16.44089" calcext:value-type="float">
            <text:p>16,44089</text:p>
          </table:table-cell>
          <table:table-cell office:value-type="float" office:value="0.9499724" calcext:value-type="float">
            <text:p>0,9499724</text:p>
          </table:table-cell>
        </table:table-row>
        <table:table-row table:style-name="ro1">
          <table:table-cell office:value-type="float" office:value="16.45267" calcext:value-type="float">
            <text:p>16,45267</text:p>
          </table:table-cell>
          <table:table-cell office:value-type="float" office:value="0.9505457" calcext:value-type="float">
            <text:p>0,9505457</text:p>
          </table:table-cell>
        </table:table-row>
        <table:table-row table:style-name="ro1">
          <table:table-cell office:value-type="float" office:value="16.4651" calcext:value-type="float">
            <text:p>16,4651</text:p>
          </table:table-cell>
          <table:table-cell office:value-type="float" office:value="0.9511461" calcext:value-type="float">
            <text:p>0,9511461</text:p>
          </table:table-cell>
        </table:table-row>
        <table:table-row table:style-name="ro1">
          <table:table-cell office:value-type="float" office:value="16.47778" calcext:value-type="float">
            <text:p>16,47778</text:p>
          </table:table-cell>
          <table:table-cell office:value-type="float" office:value="0.9518272" calcext:value-type="float">
            <text:p>0,9518272</text:p>
          </table:table-cell>
        </table:table-row>
        <table:table-row table:style-name="ro1">
          <table:table-cell office:value-type="float" office:value="16.49017" calcext:value-type="float">
            <text:p>16,49017</text:p>
          </table:table-cell>
          <table:table-cell office:value-type="float" office:value="0.9524376" calcext:value-type="float">
            <text:p>0,9524376</text:p>
          </table:table-cell>
        </table:table-row>
        <table:table-row table:style-name="ro1">
          <table:table-cell office:value-type="float" office:value="16.50093" calcext:value-type="float">
            <text:p>16,50093</text:p>
          </table:table-cell>
          <table:table-cell office:value-type="float" office:value="0.9530367" calcext:value-type="float">
            <text:p>0,9530367</text:p>
          </table:table-cell>
        </table:table-row>
        <table:table-row table:style-name="ro1">
          <table:table-cell office:value-type="float" office:value="16.51279" calcext:value-type="float">
            <text:p>16,51279</text:p>
          </table:table-cell>
          <table:table-cell office:value-type="float" office:value="0.9536416" calcext:value-type="float">
            <text:p>0,9536416</text:p>
          </table:table-cell>
        </table:table-row>
        <table:table-row table:style-name="ro1">
          <table:table-cell office:value-type="float" office:value="16.52457" calcext:value-type="float">
            <text:p>16,52457</text:p>
          </table:table-cell>
          <table:table-cell office:value-type="float" office:value="0.9542241" calcext:value-type="float">
            <text:p>0,9542241</text:p>
          </table:table-cell>
        </table:table-row>
        <table:table-row table:style-name="ro1">
          <table:table-cell office:value-type="float" office:value="16.53556" calcext:value-type="float">
            <text:p>16,53556</text:p>
          </table:table-cell>
          <table:table-cell office:value-type="float" office:value="0.9548394" calcext:value-type="float">
            <text:p>0,9548394</text:p>
          </table:table-cell>
        </table:table-row>
        <table:table-row table:style-name="ro1">
          <table:table-cell office:value-type="float" office:value="16.54752" calcext:value-type="float">
            <text:p>16,54752</text:p>
          </table:table-cell>
          <table:table-cell office:value-type="float" office:value="0.9554231" calcext:value-type="float">
            <text:p>0,9554231</text:p>
          </table:table-cell>
        </table:table-row>
        <table:table-row table:style-name="ro1">
          <table:table-cell office:value-type="float" office:value="16.55912" calcext:value-type="float">
            <text:p>16,55912</text:p>
          </table:table-cell>
          <table:table-cell office:value-type="float" office:value="0.9560699" calcext:value-type="float">
            <text:p>0,9560699</text:p>
          </table:table-cell>
        </table:table-row>
        <table:table-row table:style-name="ro1">
          <table:table-cell office:value-type="float" office:value="16.57115" calcext:value-type="float">
            <text:p>16,57115</text:p>
          </table:table-cell>
          <table:table-cell office:value-type="float" office:value="0.9566633" calcext:value-type="float">
            <text:p>0,9566633</text:p>
          </table:table-cell>
        </table:table-row>
        <table:table-row table:style-name="ro1">
          <table:table-cell office:value-type="float" office:value="16.58271" calcext:value-type="float">
            <text:p>16,58271</text:p>
          </table:table-cell>
          <table:table-cell office:value-type="float" office:value="0.9572725" calcext:value-type="float">
            <text:p>0,9572725</text:p>
          </table:table-cell>
        </table:table-row>
        <table:table-row table:style-name="ro1">
          <table:table-cell office:value-type="float" office:value="16.59513" calcext:value-type="float">
            <text:p>16,59513</text:p>
          </table:table-cell>
          <table:table-cell office:value-type="float" office:value="0.9578986" calcext:value-type="float">
            <text:p>0,9578986</text:p>
          </table:table-cell>
        </table:table-row>
        <table:table-row table:style-name="ro1">
          <table:table-cell office:value-type="float" office:value="16.60708" calcext:value-type="float">
            <text:p>16,60708</text:p>
          </table:table-cell>
          <table:table-cell office:value-type="float" office:value="0.9584398" calcext:value-type="float">
            <text:p>0,9584398</text:p>
          </table:table-cell>
        </table:table-row>
        <table:table-row table:style-name="ro1">
          <table:table-cell office:value-type="float" office:value="16.6182" calcext:value-type="float">
            <text:p>16,6182</text:p>
          </table:table-cell>
          <table:table-cell office:value-type="float" office:value="0.9590258" calcext:value-type="float">
            <text:p>0,9590258</text:p>
          </table:table-cell>
        </table:table-row>
        <table:table-row table:style-name="ro1">
          <table:table-cell office:value-type="float" office:value="16.63086" calcext:value-type="float">
            <text:p>16,63086</text:p>
          </table:table-cell>
          <table:table-cell office:value-type="float" office:value="0.9596099" calcext:value-type="float">
            <text:p>0,9596099</text:p>
          </table:table-cell>
        </table:table-row>
        <table:table-row table:style-name="ro1">
          <table:table-cell office:value-type="float" office:value="16.64223" calcext:value-type="float">
            <text:p>16,64223</text:p>
          </table:table-cell>
          <table:table-cell office:value-type="float" office:value="0.9601333" calcext:value-type="float">
            <text:p>0,9601333</text:p>
          </table:table-cell>
        </table:table-row>
        <table:table-row table:style-name="ro1">
          <table:table-cell office:value-type="float" office:value="16.65415" calcext:value-type="float">
            <text:p>16,65415</text:p>
          </table:table-cell>
          <table:table-cell office:value-type="float" office:value="0.9606552" calcext:value-type="float">
            <text:p>0,9606552</text:p>
          </table:table-cell>
        </table:table-row>
        <table:table-row table:style-name="ro1">
          <table:table-cell office:value-type="float" office:value="16.66577" calcext:value-type="float">
            <text:p>16,66577</text:p>
          </table:table-cell>
          <table:table-cell office:value-type="float" office:value="0.9611437" calcext:value-type="float">
            <text:p>0,9611437</text:p>
          </table:table-cell>
        </table:table-row>
        <table:table-row table:style-name="ro1">
          <table:table-cell office:value-type="float" office:value="16.67757" calcext:value-type="float">
            <text:p>16,67757</text:p>
          </table:table-cell>
          <table:table-cell office:value-type="float" office:value="0.9616596" calcext:value-type="float">
            <text:p>0,9616596</text:p>
          </table:table-cell>
        </table:table-row>
        <table:table-row table:style-name="ro1">
          <table:table-cell office:value-type="float" office:value="16.68989" calcext:value-type="float">
            <text:p>16,68989</text:p>
          </table:table-cell>
          <table:table-cell office:value-type="float" office:value="0.9621322" calcext:value-type="float">
            <text:p>0,9621322</text:p>
          </table:table-cell>
        </table:table-row>
        <table:table-row table:style-name="ro1">
          <table:table-cell office:value-type="float" office:value="16.70133" calcext:value-type="float">
            <text:p>16,70133</text:p>
          </table:table-cell>
          <table:table-cell office:value-type="float" office:value="0.9625887" calcext:value-type="float">
            <text:p>0,9625887</text:p>
          </table:table-cell>
        </table:table-row>
        <table:table-row table:style-name="ro1">
          <table:table-cell office:value-type="float" office:value="16.71366" calcext:value-type="float">
            <text:p>16,71366</text:p>
          </table:table-cell>
          <table:table-cell office:value-type="float" office:value="0.963041" calcext:value-type="float">
            <text:p>0,963041</text:p>
          </table:table-cell>
        </table:table-row>
        <table:table-row table:style-name="ro1">
          <table:table-cell office:value-type="float" office:value="16.72575" calcext:value-type="float">
            <text:p>16,72575</text:p>
          </table:table-cell>
          <table:table-cell office:value-type="float" office:value="0.9634351" calcext:value-type="float">
            <text:p>0,9634351</text:p>
          </table:table-cell>
        </table:table-row>
        <table:table-row table:style-name="ro1">
          <table:table-cell office:value-type="float" office:value="16.73708" calcext:value-type="float">
            <text:p>16,73708</text:p>
          </table:table-cell>
          <table:table-cell office:value-type="float" office:value="0.9638078" calcext:value-type="float">
            <text:p>0,9638078</text:p>
          </table:table-cell>
        </table:table-row>
        <table:table-row table:style-name="ro1">
          <table:table-cell office:value-type="float" office:value="16.74907" calcext:value-type="float">
            <text:p>16,74907</text:p>
          </table:table-cell>
          <table:table-cell office:value-type="float" office:value="0.964164" calcext:value-type="float">
            <text:p>0,964164</text:p>
          </table:table-cell>
        </table:table-row>
        <table:table-row table:style-name="ro1">
          <table:table-cell office:value-type="float" office:value="16.76069" calcext:value-type="float">
            <text:p>16,76069</text:p>
          </table:table-cell>
          <table:table-cell office:value-type="float" office:value="0.9644746" calcext:value-type="float">
            <text:p>0,9644746</text:p>
          </table:table-cell>
        </table:table-row>
        <table:table-row table:style-name="ro1">
          <table:table-cell office:value-type="float" office:value="16.77308" calcext:value-type="float">
            <text:p>16,77308</text:p>
          </table:table-cell>
          <table:table-cell office:value-type="float" office:value="0.9647745" calcext:value-type="float">
            <text:p>0,9647745</text:p>
          </table:table-cell>
        </table:table-row>
        <table:table-row table:style-name="ro1">
          <table:table-cell office:value-type="float" office:value="16.78498" calcext:value-type="float">
            <text:p>16,78498</text:p>
          </table:table-cell>
          <table:table-cell office:value-type="float" office:value="0.9650573" calcext:value-type="float">
            <text:p>0,9650573</text:p>
          </table:table-cell>
        </table:table-row>
        <table:table-row table:style-name="ro1">
          <table:table-cell office:value-type="float" office:value="16.79666" calcext:value-type="float">
            <text:p>16,79666</text:p>
          </table:table-cell>
          <table:table-cell office:value-type="float" office:value="0.9653055" calcext:value-type="float">
            <text:p>0,9653055</text:p>
          </table:table-cell>
        </table:table-row>
        <table:table-row table:style-name="ro1">
          <table:table-cell office:value-type="float" office:value="16.80924" calcext:value-type="float">
            <text:p>16,80924</text:p>
          </table:table-cell>
          <table:table-cell office:value-type="float" office:value="0.965516" calcext:value-type="float">
            <text:p>0,965516</text:p>
          </table:table-cell>
        </table:table-row>
        <table:table-row table:style-name="ro1">
          <table:table-cell office:value-type="float" office:value="16.82039" calcext:value-type="float">
            <text:p>16,82039</text:p>
          </table:table-cell>
          <table:table-cell office:value-type="float" office:value="0.9656841" calcext:value-type="float">
            <text:p>0,9656841</text:p>
          </table:table-cell>
        </table:table-row>
        <table:table-row table:style-name="ro1">
          <table:table-cell office:value-type="float" office:value="16.8323" calcext:value-type="float">
            <text:p>16,8323</text:p>
          </table:table-cell>
          <table:table-cell office:value-type="float" office:value="0.9658296" calcext:value-type="float">
            <text:p>0,9658296</text:p>
          </table:table-cell>
        </table:table-row>
        <table:table-row table:style-name="ro1">
          <table:table-cell office:value-type="float" office:value="16.84462" calcext:value-type="float">
            <text:p>16,84462</text:p>
          </table:table-cell>
          <table:table-cell office:value-type="float" office:value="0.9659538" calcext:value-type="float">
            <text:p>0,9659538</text:p>
          </table:table-cell>
        </table:table-row>
        <table:table-row table:style-name="ro1">
          <table:table-cell office:value-type="float" office:value="16.8566" calcext:value-type="float">
            <text:p>16,8566</text:p>
          </table:table-cell>
          <table:table-cell office:value-type="float" office:value="0.966027" calcext:value-type="float">
            <text:p>0,966027</text:p>
          </table:table-cell>
        </table:table-row>
        <table:table-row table:style-name="ro1">
          <table:table-cell office:value-type="float" office:value="16.86822" calcext:value-type="float">
            <text:p>16,86822</text:p>
          </table:table-cell>
          <table:table-cell office:value-type="float" office:value="0.9660882" calcext:value-type="float">
            <text:p>0,9660882</text:p>
          </table:table-cell>
        </table:table-row>
        <table:table-row table:style-name="ro1">
          <table:table-cell office:value-type="float" office:value="16.87978" calcext:value-type="float">
            <text:p>16,87978</text:p>
          </table:table-cell>
          <table:table-cell office:value-type="float" office:value="0.9661133" calcext:value-type="float">
            <text:p>0,9661133</text:p>
          </table:table-cell>
        </table:table-row>
        <table:table-row table:style-name="ro1">
          <table:table-cell office:value-type="float" office:value="16.89189" calcext:value-type="float">
            <text:p>16,89189</text:p>
          </table:table-cell>
          <table:table-cell office:value-type="float" office:value="0.9661049" calcext:value-type="float">
            <text:p>0,9661049</text:p>
          </table:table-cell>
        </table:table-row>
        <table:table-row table:style-name="ro1">
          <table:table-cell office:value-type="float" office:value="16.9034" calcext:value-type="float">
            <text:p>16,9034</text:p>
          </table:table-cell>
          <table:table-cell office:value-type="float" office:value="0.9660828" calcext:value-type="float">
            <text:p>0,9660828</text:p>
          </table:table-cell>
        </table:table-row>
        <table:table-row table:style-name="ro1">
          <table:table-cell office:value-type="float" office:value="16.91534" calcext:value-type="float">
            <text:p>16,91534</text:p>
          </table:table-cell>
          <table:table-cell office:value-type="float" office:value="0.966011" calcext:value-type="float">
            <text:p>0,966011</text:p>
          </table:table-cell>
        </table:table-row>
        <table:table-row table:style-name="ro1">
          <table:table-cell office:value-type="float" office:value="16.9272" calcext:value-type="float">
            <text:p>16,9272</text:p>
          </table:table-cell>
          <table:table-cell office:value-type="float" office:value="0.9659323" calcext:value-type="float">
            <text:p>0,9659323</text:p>
          </table:table-cell>
        </table:table-row>
        <table:table-row table:style-name="ro1">
          <table:table-cell office:value-type="float" office:value="16.93868" calcext:value-type="float">
            <text:p>16,93868</text:p>
          </table:table-cell>
          <table:table-cell office:value-type="float" office:value="0.9658176" calcext:value-type="float">
            <text:p>0,9658176</text:p>
          </table:table-cell>
        </table:table-row>
        <table:table-row table:style-name="ro1">
          <table:table-cell office:value-type="float" office:value="16.95056" calcext:value-type="float">
            <text:p>16,95056</text:p>
          </table:table-cell>
          <table:table-cell office:value-type="float" office:value="0.96567" calcext:value-type="float">
            <text:p>0,96567</text:p>
          </table:table-cell>
        </table:table-row>
        <table:table-row table:style-name="ro1">
          <table:table-cell office:value-type="float" office:value="16.96196" calcext:value-type="float">
            <text:p>16,96196</text:p>
          </table:table-cell>
          <table:table-cell office:value-type="float" office:value="0.9655184" calcext:value-type="float">
            <text:p>0,9655184</text:p>
          </table:table-cell>
        </table:table-row>
        <table:table-row table:style-name="ro1">
          <table:table-cell office:value-type="float" office:value="16.97404" calcext:value-type="float">
            <text:p>16,97404</text:p>
          </table:table-cell>
          <table:table-cell office:value-type="float" office:value="0.9653143" calcext:value-type="float">
            <text:p>0,9653143</text:p>
          </table:table-cell>
        </table:table-row>
        <table:table-row table:style-name="ro1">
          <table:table-cell office:value-type="float" office:value="16.98745" calcext:value-type="float">
            <text:p>16,98745</text:p>
          </table:table-cell>
          <table:table-cell office:value-type="float" office:value="0.9651031" calcext:value-type="float">
            <text:p>0,9651031</text:p>
          </table:table-cell>
        </table:table-row>
        <table:table-row table:style-name="ro1">
          <table:table-cell office:value-type="float" office:value="16.99936" calcext:value-type="float">
            <text:p>16,99936</text:p>
          </table:table-cell>
          <table:table-cell office:value-type="float" office:value="0.9648237" calcext:value-type="float">
            <text:p>0,9648237</text:p>
          </table:table-cell>
        </table:table-row>
        <table:table-row table:style-name="ro1">
          <table:table-cell office:value-type="float" office:value="17.0117" calcext:value-type="float">
            <text:p>17,0117</text:p>
          </table:table-cell>
          <table:table-cell office:value-type="float" office:value="0.9645485" calcext:value-type="float">
            <text:p>0,9645485</text:p>
          </table:table-cell>
        </table:table-row>
        <table:table-row table:style-name="ro1">
          <table:table-cell office:value-type="float" office:value="17.02295" calcext:value-type="float">
            <text:p>17,02295</text:p>
          </table:table-cell>
          <table:table-cell office:value-type="float" office:value="0.9642946" calcext:value-type="float">
            <text:p>0,9642946</text:p>
          </table:table-cell>
        </table:table-row>
        <table:table-row table:style-name="ro1">
          <table:table-cell office:value-type="float" office:value="17.03469" calcext:value-type="float">
            <text:p>17,03469</text:p>
          </table:table-cell>
          <table:table-cell office:value-type="float" office:value="0.963972" calcext:value-type="float">
            <text:p>0,963972</text:p>
          </table:table-cell>
        </table:table-row>
        <table:table-row table:style-name="ro1">
          <table:table-cell office:value-type="float" office:value="17.04726" calcext:value-type="float">
            <text:p>17,04726</text:p>
          </table:table-cell>
          <table:table-cell office:value-type="float" office:value="0.9636468" calcext:value-type="float">
            <text:p>0,9636468</text:p>
          </table:table-cell>
        </table:table-row>
        <table:table-row table:style-name="ro1">
          <table:table-cell office:value-type="float" office:value="17.05912" calcext:value-type="float">
            <text:p>17,05912</text:p>
          </table:table-cell>
          <table:table-cell office:value-type="float" office:value="0.9632851" calcext:value-type="float">
            <text:p>0,9632851</text:p>
          </table:table-cell>
        </table:table-row>
        <table:table-row table:style-name="ro1">
          <table:table-cell office:value-type="float" office:value="17.07151" calcext:value-type="float">
            <text:p>17,07151</text:p>
          </table:table-cell>
          <table:table-cell office:value-type="float" office:value="0.9630508" calcext:value-type="float">
            <text:p>0,9630508</text:p>
          </table:table-cell>
        </table:table-row>
        <table:table-row table:style-name="ro1">
          <table:table-cell office:value-type="float" office:value="17.08265" calcext:value-type="float">
            <text:p>17,08265</text:p>
          </table:table-cell>
          <table:table-cell office:value-type="float" office:value="0.9625296" calcext:value-type="float">
            <text:p>0,9625296</text:p>
          </table:table-cell>
        </table:table-row>
        <table:table-row table:style-name="ro1">
          <table:table-cell office:value-type="float" office:value="17.09519" calcext:value-type="float">
            <text:p>17,09519</text:p>
          </table:table-cell>
          <table:table-cell office:value-type="float" office:value="0.9620757" calcext:value-type="float">
            <text:p>0,9620757</text:p>
          </table:table-cell>
        </table:table-row>
        <table:table-row table:style-name="ro1">
          <table:table-cell office:value-type="float" office:value="17.10722" calcext:value-type="float">
            <text:p>17,10722</text:p>
          </table:table-cell>
          <table:table-cell office:value-type="float" office:value="0.9616942" calcext:value-type="float">
            <text:p>0,9616942</text:p>
          </table:table-cell>
        </table:table-row>
        <table:table-row table:style-name="ro1">
          <table:table-cell office:value-type="float" office:value="17.11825" calcext:value-type="float">
            <text:p>17,11825</text:p>
          </table:table-cell>
          <table:table-cell office:value-type="float" office:value="0.9612483" calcext:value-type="float">
            <text:p>0,9612483</text:p>
          </table:table-cell>
        </table:table-row>
        <table:table-row table:style-name="ro1">
          <table:table-cell office:value-type="float" office:value="17.13017" calcext:value-type="float">
            <text:p>17,13017</text:p>
          </table:table-cell>
          <table:table-cell office:value-type="float" office:value="0.9607787" calcext:value-type="float">
            <text:p>0,9607787</text:p>
          </table:table-cell>
        </table:table-row>
        <table:table-row table:style-name="ro1">
          <table:table-cell office:value-type="float" office:value="17.14121" calcext:value-type="float">
            <text:p>17,14121</text:p>
          </table:table-cell>
          <table:table-cell office:value-type="float" office:value="0.9603454" calcext:value-type="float">
            <text:p>0,9603454</text:p>
          </table:table-cell>
        </table:table-row>
        <table:table-row table:style-name="ro1">
          <table:table-cell office:value-type="float" office:value="17.1531" calcext:value-type="float">
            <text:p>17,1531</text:p>
          </table:table-cell>
          <table:table-cell office:value-type="float" office:value="0.9598779" calcext:value-type="float">
            <text:p>0,9598779</text:p>
          </table:table-cell>
        </table:table-row>
        <table:table-row table:style-name="ro1">
          <table:table-cell office:value-type="float" office:value="17.16537" calcext:value-type="float">
            <text:p>17,16537</text:p>
          </table:table-cell>
          <table:table-cell office:value-type="float" office:value="0.9594006" calcext:value-type="float">
            <text:p>0,9594006</text:p>
          </table:table-cell>
        </table:table-row>
        <table:table-row table:style-name="ro1">
          <table:table-cell office:value-type="float" office:value="17.17666" calcext:value-type="float">
            <text:p>17,17666</text:p>
          </table:table-cell>
          <table:table-cell office:value-type="float" office:value="0.9588906" calcext:value-type="float">
            <text:p>0,9588906</text:p>
          </table:table-cell>
        </table:table-row>
        <table:table-row table:style-name="ro1">
          <table:table-cell office:value-type="float" office:value="17.18878" calcext:value-type="float">
            <text:p>17,18878</text:p>
          </table:table-cell>
          <table:table-cell office:value-type="float" office:value="0.9583938" calcext:value-type="float">
            <text:p>0,9583938</text:p>
          </table:table-cell>
        </table:table-row>
        <table:table-row table:style-name="ro1">
          <table:table-cell office:value-type="float" office:value="17.20014" calcext:value-type="float">
            <text:p>17,20014</text:p>
          </table:table-cell>
          <table:table-cell office:value-type="float" office:value="0.9578912" calcext:value-type="float">
            <text:p>0,9578912</text:p>
          </table:table-cell>
        </table:table-row>
        <table:table-row table:style-name="ro1">
          <table:table-cell office:value-type="float" office:value="17.21292" calcext:value-type="float">
            <text:p>17,21292</text:p>
          </table:table-cell>
          <table:table-cell office:value-type="float" office:value="0.9573593" calcext:value-type="float">
            <text:p>0,9573593</text:p>
          </table:table-cell>
        </table:table-row>
        <table:table-row table:style-name="ro1">
          <table:table-cell office:value-type="float" office:value="17.22503" calcext:value-type="float">
            <text:p>17,22503</text:p>
          </table:table-cell>
          <table:table-cell office:value-type="float" office:value="0.9568517" calcext:value-type="float">
            <text:p>0,9568517</text:p>
          </table:table-cell>
        </table:table-row>
        <table:table-row table:style-name="ro1">
          <table:table-cell office:value-type="float" office:value="17.23586" calcext:value-type="float">
            <text:p>17,23586</text:p>
          </table:table-cell>
          <table:table-cell office:value-type="float" office:value="0.9563448" calcext:value-type="float">
            <text:p>0,9563448</text:p>
          </table:table-cell>
        </table:table-row>
        <table:table-row table:style-name="ro1">
          <table:table-cell office:value-type="float" office:value="17.24778" calcext:value-type="float">
            <text:p>17,24778</text:p>
          </table:table-cell>
          <table:table-cell office:value-type="float" office:value="0.9558451" calcext:value-type="float">
            <text:p>0,9558451</text:p>
          </table:table-cell>
        </table:table-row>
        <table:table-row table:style-name="ro1">
          <table:table-cell office:value-type="float" office:value="17.25938" calcext:value-type="float">
            <text:p>17,25938</text:p>
          </table:table-cell>
          <table:table-cell office:value-type="float" office:value="0.9553341" calcext:value-type="float">
            <text:p>0,9553341</text:p>
          </table:table-cell>
        </table:table-row>
        <table:table-row table:style-name="ro1">
          <table:table-cell office:value-type="float" office:value="17.27148" calcext:value-type="float">
            <text:p>17,27148</text:p>
          </table:table-cell>
          <table:table-cell office:value-type="float" office:value="0.9548303" calcext:value-type="float">
            <text:p>0,9548303</text:p>
          </table:table-cell>
        </table:table-row>
        <table:table-row table:style-name="ro1">
          <table:table-cell office:value-type="float" office:value="17.28299" calcext:value-type="float">
            <text:p>17,28299</text:p>
          </table:table-cell>
          <table:table-cell office:value-type="float" office:value="0.9543135" calcext:value-type="float">
            <text:p>0,9543135</text:p>
          </table:table-cell>
        </table:table-row>
        <table:table-row table:style-name="ro1">
          <table:table-cell office:value-type="float" office:value="17.2951" calcext:value-type="float">
            <text:p>17,2951</text:p>
          </table:table-cell>
          <table:table-cell office:value-type="float" office:value="0.9538082" calcext:value-type="float">
            <text:p>0,9538082</text:p>
          </table:table-cell>
        </table:table-row>
        <table:table-row table:style-name="ro1">
          <table:table-cell office:value-type="float" office:value="17.30795" calcext:value-type="float">
            <text:p>17,30795</text:p>
          </table:table-cell>
          <table:table-cell office:value-type="float" office:value="0.9533333" calcext:value-type="float">
            <text:p>0,9533333</text:p>
          </table:table-cell>
        </table:table-row>
        <table:table-row table:style-name="ro1">
          <table:table-cell office:value-type="float" office:value="17.31901" calcext:value-type="float">
            <text:p>17,31901</text:p>
          </table:table-cell>
          <table:table-cell office:value-type="float" office:value="0.9528255" calcext:value-type="float">
            <text:p>0,9528255</text:p>
          </table:table-cell>
        </table:table-row>
        <table:table-row table:style-name="ro1">
          <table:table-cell office:value-type="float" office:value="17.33131" calcext:value-type="float">
            <text:p>17,33131</text:p>
          </table:table-cell>
          <table:table-cell office:value-type="float" office:value="0.952346" calcext:value-type="float">
            <text:p>0,952346</text:p>
          </table:table-cell>
        </table:table-row>
        <table:table-row table:style-name="ro1">
          <table:table-cell office:value-type="float" office:value="17.34409" calcext:value-type="float">
            <text:p>17,34409</text:p>
          </table:table-cell>
          <table:table-cell office:value-type="float" office:value="0.9518592" calcext:value-type="float">
            <text:p>0,9518592</text:p>
          </table:table-cell>
        </table:table-row>
        <table:table-row table:style-name="ro1">
          <table:table-cell office:value-type="float" office:value="17.35647" calcext:value-type="float">
            <text:p>17,35647</text:p>
          </table:table-cell>
          <table:table-cell office:value-type="float" office:value="0.9513943" calcext:value-type="float">
            <text:p>0,9513943</text:p>
          </table:table-cell>
        </table:table-row>
        <table:table-row table:style-name="ro1">
          <table:table-cell office:value-type="float" office:value="17.36834" calcext:value-type="float">
            <text:p>17,36834</text:p>
          </table:table-cell>
          <table:table-cell office:value-type="float" office:value="0.9511113" calcext:value-type="float">
            <text:p>0,9511113</text:p>
          </table:table-cell>
        </table:table-row>
        <table:table-row table:style-name="ro1">
          <table:table-cell office:value-type="float" office:value="17.37984" calcext:value-type="float">
            <text:p>17,37984</text:p>
          </table:table-cell>
          <table:table-cell office:value-type="float" office:value="0.9505441" calcext:value-type="float">
            <text:p>0,9505441</text:p>
          </table:table-cell>
        </table:table-row>
        <table:table-row table:style-name="ro1">
          <table:table-cell office:value-type="float" office:value="17.392" calcext:value-type="float">
            <text:p>17,392</text:p>
          </table:table-cell>
          <table:table-cell office:value-type="float" office:value="0.950138" calcext:value-type="float">
            <text:p>0,950138</text:p>
          </table:table-cell>
        </table:table-row>
        <table:table-row table:style-name="ro1">
          <table:table-cell office:value-type="float" office:value="17.40351" calcext:value-type="float">
            <text:p>17,40351</text:p>
          </table:table-cell>
          <table:table-cell office:value-type="float" office:value="0.9497756" calcext:value-type="float">
            <text:p>0,9497756</text:p>
          </table:table-cell>
        </table:table-row>
        <table:table-row table:style-name="ro1">
          <table:table-cell office:value-type="float" office:value="17.41501" calcext:value-type="float">
            <text:p>17,41501</text:p>
          </table:table-cell>
          <table:table-cell office:value-type="float" office:value="0.9494038" calcext:value-type="float">
            <text:p>0,9494038</text:p>
          </table:table-cell>
        </table:table-row>
        <table:table-row table:style-name="ro1">
          <table:table-cell office:value-type="float" office:value="17.42715" calcext:value-type="float">
            <text:p>17,42715</text:p>
          </table:table-cell>
          <table:table-cell office:value-type="float" office:value="0.9490659" calcext:value-type="float">
            <text:p>0,9490659</text:p>
          </table:table-cell>
        </table:table-row>
        <table:table-row table:style-name="ro1">
          <table:table-cell office:value-type="float" office:value="17.43846" calcext:value-type="float">
            <text:p>17,43846</text:p>
          </table:table-cell>
          <table:table-cell office:value-type="float" office:value="0.9487377" calcext:value-type="float">
            <text:p>0,9487377</text:p>
          </table:table-cell>
        </table:table-row>
        <table:table-row table:style-name="ro1">
          <table:table-cell office:value-type="float" office:value="17.45074" calcext:value-type="float">
            <text:p>17,45074</text:p>
          </table:table-cell>
          <table:table-cell office:value-type="float" office:value="0.9484125" calcext:value-type="float">
            <text:p>0,9484125</text:p>
          </table:table-cell>
        </table:table-row>
        <table:table-row table:style-name="ro1">
          <table:table-cell office:value-type="float" office:value="17.46218" calcext:value-type="float">
            <text:p>17,46218</text:p>
          </table:table-cell>
          <table:table-cell office:value-type="float" office:value="0.9481372" calcext:value-type="float">
            <text:p>0,9481372</text:p>
          </table:table-cell>
        </table:table-row>
        <table:table-row table:style-name="ro1">
          <table:table-cell office:value-type="float" office:value="17.47417" calcext:value-type="float">
            <text:p>17,47417</text:p>
          </table:table-cell>
          <table:table-cell office:value-type="float" office:value="0.947868" calcext:value-type="float">
            <text:p>0,947868</text:p>
          </table:table-cell>
        </table:table-row>
        <table:table-row table:style-name="ro1">
          <table:table-cell office:value-type="float" office:value="17.48705" calcext:value-type="float">
            <text:p>17,48705</text:p>
          </table:table-cell>
          <table:table-cell office:value-type="float" office:value="0.9476131" calcext:value-type="float">
            <text:p>0,9476131</text:p>
          </table:table-cell>
        </table:table-row>
        <table:table-row table:style-name="ro1">
          <table:table-cell office:value-type="float" office:value="17.49827" calcext:value-type="float">
            <text:p>17,49827</text:p>
          </table:table-cell>
          <table:table-cell office:value-type="float" office:value="0.947389" calcext:value-type="float">
            <text:p>0,947389</text:p>
          </table:table-cell>
        </table:table-row>
        <table:table-row table:style-name="ro1">
          <table:table-cell office:value-type="float" office:value="17.51053" calcext:value-type="float">
            <text:p>17,51053</text:p>
          </table:table-cell>
          <table:table-cell office:value-type="float" office:value="0.9471995" calcext:value-type="float">
            <text:p>0,9471995</text:p>
          </table:table-cell>
        </table:table-row>
        <table:table-row table:style-name="ro1">
          <table:table-cell office:value-type="float" office:value="17.52228" calcext:value-type="float">
            <text:p>17,52228</text:p>
          </table:table-cell>
          <table:table-cell office:value-type="float" office:value="0.9470385" calcext:value-type="float">
            <text:p>0,9470385</text:p>
          </table:table-cell>
        </table:table-row>
        <table:table-row table:style-name="ro1">
          <table:table-cell office:value-type="float" office:value="17.53441" calcext:value-type="float">
            <text:p>17,53441</text:p>
          </table:table-cell>
          <table:table-cell office:value-type="float" office:value="0.9468962" calcext:value-type="float">
            <text:p>0,9468962</text:p>
          </table:table-cell>
        </table:table-row>
        <table:table-row table:style-name="ro1">
          <table:table-cell office:value-type="float" office:value="17.54655" calcext:value-type="float">
            <text:p>17,54655</text:p>
          </table:table-cell>
          <table:table-cell office:value-type="float" office:value="0.9468569" calcext:value-type="float">
            <text:p>0,9468569</text:p>
          </table:table-cell>
        </table:table-row>
        <table:table-row table:style-name="ro1">
          <table:table-cell office:value-type="float" office:value="17.55873" calcext:value-type="float">
            <text:p>17,55873</text:p>
          </table:table-cell>
          <table:table-cell office:value-type="float" office:value="0.9467052" calcext:value-type="float">
            <text:p>0,9467052</text:p>
          </table:table-cell>
        </table:table-row>
        <table:table-row table:style-name="ro1">
          <table:table-cell office:value-type="float" office:value="17.57097" calcext:value-type="float">
            <text:p>17,57097</text:p>
          </table:table-cell>
          <table:table-cell office:value-type="float" office:value="0.9466466" calcext:value-type="float">
            <text:p>0,9466466</text:p>
          </table:table-cell>
        </table:table-row>
        <table:table-row table:style-name="ro1">
          <table:table-cell office:value-type="float" office:value="17.58178" calcext:value-type="float">
            <text:p>17,58178</text:p>
          </table:table-cell>
          <table:table-cell office:value-type="float" office:value="0.9466145" calcext:value-type="float">
            <text:p>0,9466145</text:p>
          </table:table-cell>
        </table:table-row>
        <table:table-row table:style-name="ro1">
          <table:table-cell office:value-type="float" office:value="17.59427" calcext:value-type="float">
            <text:p>17,59427</text:p>
          </table:table-cell>
          <table:table-cell office:value-type="float" office:value="0.9466194" calcext:value-type="float">
            <text:p>0,9466194</text:p>
          </table:table-cell>
        </table:table-row>
        <table:table-row table:style-name="ro1">
          <table:table-cell office:value-type="float" office:value="17.6065" calcext:value-type="float">
            <text:p>17,6065</text:p>
          </table:table-cell>
          <table:table-cell office:value-type="float" office:value="0.9466358" calcext:value-type="float">
            <text:p>0,9466358</text:p>
          </table:table-cell>
        </table:table-row>
        <table:table-row table:style-name="ro1">
          <table:table-cell office:value-type="float" office:value="17.61758" calcext:value-type="float">
            <text:p>17,61758</text:p>
          </table:table-cell>
          <table:table-cell office:value-type="float" office:value="0.9466926" calcext:value-type="float">
            <text:p>0,9466926</text:p>
          </table:table-cell>
        </table:table-row>
        <table:table-row table:style-name="ro1">
          <table:table-cell office:value-type="float" office:value="17.62992" calcext:value-type="float">
            <text:p>17,62992</text:p>
          </table:table-cell>
          <table:table-cell office:value-type="float" office:value="0.946772" calcext:value-type="float">
            <text:p>0,946772</text:p>
          </table:table-cell>
        </table:table-row>
        <table:table-row table:style-name="ro1">
          <table:table-cell office:value-type="float" office:value="17.64106" calcext:value-type="float">
            <text:p>17,64106</text:p>
          </table:table-cell>
          <table:table-cell office:value-type="float" office:value="0.9468632" calcext:value-type="float">
            <text:p>0,9468632</text:p>
          </table:table-cell>
        </table:table-row>
        <table:table-row table:style-name="ro1">
          <table:table-cell office:value-type="float" office:value="17.65343" calcext:value-type="float">
            <text:p>17,65343</text:p>
          </table:table-cell>
          <table:table-cell office:value-type="float" office:value="0.9469944" calcext:value-type="float">
            <text:p>0,9469944</text:p>
          </table:table-cell>
        </table:table-row>
        <table:table-row table:style-name="ro1">
          <table:table-cell office:value-type="float" office:value="17.66596" calcext:value-type="float">
            <text:p>17,66596</text:p>
          </table:table-cell>
          <table:table-cell office:value-type="float" office:value="0.9470837" calcext:value-type="float">
            <text:p>0,9470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9T15:43:49.181000000</dc:date>
    <meta:editing-duration>PT1M47S</meta:editing-duration>
    <meta:editing-cycles>1</meta:editing-cycles>
    <meta:document-statistic meta:table-count="1" meta:cell-count="2826" meta:object-count="1"/>
    <meta:generator>LibreOffice/7.1.4.2$Windows_X86_64 LibreOffice_project/a529a4fab45b75fefc5b6226684193eb000654f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scatter" chart:style-name="ch1">
        <chart:legend chart:legend-position="end" svg:x="14.483cm" svg:y="4.203cm" style:legend-expansion="high" chart:style-name="ch2"/>
        <chart:plot-area chart:style-name="ch3" table:cell-range-address="Planilha1.A2:Planilha1.B1413 Planilha1.B1:Planilha1.B1" chart:data-source-has-labels="row" svg:x="0.265cm" svg:y="0.16cm" svg:width="13.842cm" svg:height="8.637cm">
          <chart:coordinate-region svg:x="1.01cm" svg:y="0.355cm" svg:width="12.901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413" chart:label-cell-address="Planilha1.B1:Planilha1.B1" chart:class="chart:scatter">
            <chart:domain table:cell-range-address="Planilha1.A2:Planilha1.A1413"/>
            <chart:data-point chart:repeated="14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3334">
                <text:p>0.3533334</text:p>
                <draw:g>
                  <svg:desc>Planilha1.A2:Planilha1.A1413</svg:desc>
                </draw:g>
              </table:table-cell>
              <table:table-cell office:value-type="float" office:value="1.445076">
                <text:p>1.445076</text:p>
                <draw:g>
                  <svg:desc>Planilha1.B2:Planilha1.B1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75849">
                <text:p>0.4075849</text:p>
              </table:table-cell>
              <table:table-cell office:value-type="float" office:value="0.9543533">
                <text:p>0.9543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6545">
                <text:p>0.4296545</text:p>
              </table:table-cell>
              <table:table-cell office:value-type="float" office:value="0.8461403">
                <text:p>0.846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38126">
                <text:p>0.4438126</text:p>
              </table:table-cell>
              <table:table-cell office:value-type="float" office:value="0.8043219">
                <text:p>0.8043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99966">
                <text:p>0.4599966</text:p>
              </table:table-cell>
              <table:table-cell office:value-type="float" office:value="0.7636131">
                <text:p>0.7636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52614">
                <text:p>0.4752614</text:p>
              </table:table-cell>
              <table:table-cell office:value-type="float" office:value="0.7497001">
                <text:p>0.7497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76339">
                <text:p>0.4876339</text:p>
              </table:table-cell>
              <table:table-cell office:value-type="float" office:value="0.724147">
                <text:p>0.724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4023">
                <text:p>0.504023</text:p>
              </table:table-cell>
              <table:table-cell office:value-type="float" office:value="0.6912899">
                <text:p>0.6912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43951">
                <text:p>0.5143951</text:p>
              </table:table-cell>
              <table:table-cell office:value-type="float" office:value="0.6791399">
                <text:p>0.679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96454">
                <text:p>0.5296454</text:p>
              </table:table-cell>
              <table:table-cell office:value-type="float" office:value="0.6541353">
                <text:p>0.6541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08065">
                <text:p>0.5408065</text:p>
              </table:table-cell>
              <table:table-cell office:value-type="float" office:value="0.6367635">
                <text:p>0.6367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18106">
                <text:p>0.5518106</text:p>
              </table:table-cell>
              <table:table-cell office:value-type="float" office:value="0.6225256">
                <text:p>0.6225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36753">
                <text:p>0.5636753</text:p>
              </table:table-cell>
              <table:table-cell office:value-type="float" office:value="0.6087832">
                <text:p>0.6087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57161">
                <text:p>0.5757161</text:p>
              </table:table-cell>
              <table:table-cell office:value-type="float" office:value="0.596357">
                <text:p>0.596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71173">
                <text:p>0.5871173</text:p>
              </table:table-cell>
              <table:table-cell office:value-type="float" office:value="0.5855179">
                <text:p>0.5855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8113">
                <text:p>0.5988113</text:p>
              </table:table-cell>
              <table:table-cell office:value-type="float" office:value="0.574405">
                <text:p>0.574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1208">
                <text:p>0.611208</text:p>
              </table:table-cell>
              <table:table-cell office:value-type="float" office:value="0.5655276">
                <text:p>0.5655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4558">
                <text:p>0.624558</text:p>
              </table:table-cell>
              <table:table-cell office:value-type="float" office:value="0.5568058">
                <text:p>0.5568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8059">
                <text:p>0.638059</text:p>
              </table:table-cell>
              <table:table-cell office:value-type="float" office:value="0.5486081">
                <text:p>0.5486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36574">
                <text:p>0.6536574</text:p>
              </table:table-cell>
              <table:table-cell office:value-type="float" office:value="0.5419458">
                <text:p>0.5419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0541">
                <text:p>0.6660541</text:p>
              </table:table-cell>
              <table:table-cell office:value-type="float" office:value="0.5367157">
                <text:p>0.5367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83437">
                <text:p>0.6783437</text:p>
              </table:table-cell>
              <table:table-cell office:value-type="float" office:value="0.5340589">
                <text:p>0.5340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10477">
                <text:p>0.6910477</text:p>
              </table:table-cell>
              <table:table-cell office:value-type="float" office:value="0.532582">
                <text:p>0.5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222">
                <text:p>0.70222</text:p>
              </table:table-cell>
              <table:table-cell office:value-type="float" office:value="0.5322423">
                <text:p>0.5322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56079">
                <text:p>0.7156079</text:p>
              </table:table-cell>
              <table:table-cell office:value-type="float" office:value="0.5334691">
                <text:p>0.5334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87928">
                <text:p>0.7387928</text:p>
              </table:table-cell>
              <table:table-cell office:value-type="float" office:value="0.5358218">
                <text:p>0.535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47975">
                <text:p>0.7547975</text:p>
              </table:table-cell>
              <table:table-cell office:value-type="float" office:value="0.5450935">
                <text:p>0.5450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64242">
                <text:p>0.7664242</text:p>
              </table:table-cell>
              <table:table-cell office:value-type="float" office:value="0.5508127">
                <text:p>0.5508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68304">
                <text:p>0.7768304</text:p>
              </table:table-cell>
              <table:table-cell office:value-type="float" office:value="0.5575451">
                <text:p>0.5575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83297">
                <text:p>0.7883297</text:p>
              </table:table-cell>
              <table:table-cell office:value-type="float" office:value="0.5646626">
                <text:p>0.5646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92969">
                <text:p>0.7992969</text:p>
              </table:table-cell>
              <table:table-cell office:value-type="float" office:value="0.5739058">
                <text:p>0.5739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24424">
                <text:p>0.8124424</text:p>
              </table:table-cell>
              <table:table-cell office:value-type="float" office:value="0.582796">
                <text:p>0.582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123">
                <text:p>0.8239123</text:p>
              </table:table-cell>
              <table:table-cell office:value-type="float" office:value="0.594835">
                <text:p>0.594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75006">
                <text:p>0.8375006</text:p>
              </table:table-cell>
              <table:table-cell office:value-type="float" office:value="0.6099246">
                <text:p>0.6099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94731">
                <text:p>0.8494731</text:p>
              </table:table-cell>
              <table:table-cell office:value-type="float" office:value="0.6228518">
                <text:p>0.6228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27403">
                <text:p>0.8627403</text:p>
              </table:table-cell>
              <table:table-cell office:value-type="float" office:value="0.6374773">
                <text:p>0.6374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6139">
                <text:p>0.876139</text:p>
              </table:table-cell>
              <table:table-cell office:value-type="float" office:value="0.6545198">
                <text:p>0.6545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73814">
                <text:p>0.8873814</text:p>
              </table:table-cell>
              <table:table-cell office:value-type="float" office:value="0.6695241">
                <text:p>0.6695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91843">
                <text:p>0.8991843</text:p>
              </table:table-cell>
              <table:table-cell office:value-type="float" office:value="0.6870334">
                <text:p>0.6870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03001">
                <text:p>0.9103001</text:p>
              </table:table-cell>
              <table:table-cell office:value-type="float" office:value="0.7024074">
                <text:p>0.7024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4665">
                <text:p>0.9214665</text:p>
              </table:table-cell>
              <table:table-cell office:value-type="float" office:value="0.7199824">
                <text:p>0.7199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37444">
                <text:p>0.9337444</text:p>
              </table:table-cell>
              <table:table-cell office:value-type="float" office:value="0.738187">
                <text:p>0.738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46557">
                <text:p>0.9446557</text:p>
              </table:table-cell>
              <table:table-cell office:value-type="float" office:value="0.7568784">
                <text:p>0.7568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73087">
                <text:p>0.9573087</text:p>
              </table:table-cell>
              <table:table-cell office:value-type="float" office:value="0.7757884">
                <text:p>0.7757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99606">
                <text:p>0.9699606</text:p>
              </table:table-cell>
              <table:table-cell office:value-type="float" office:value="0.7945932">
                <text:p>0.7945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37689">
                <text:p>0.9837689</text:p>
              </table:table-cell>
              <table:table-cell office:value-type="float" office:value="0.8179741">
                <text:p>0.8179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79439">
                <text:p>0.9979439</text:p>
              </table:table-cell>
              <table:table-cell office:value-type="float" office:value="0.8434242">
                <text:p>0.8434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304">
                <text:p>1.01304</text:p>
              </table:table-cell>
              <table:table-cell office:value-type="float" office:value="0.8651404">
                <text:p>0.865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6706">
                <text:p>1.026706</text:p>
              </table:table-cell>
              <table:table-cell office:value-type="float" office:value="0.892634">
                <text:p>0.892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8748">
                <text:p>1.038748</text:p>
              </table:table-cell>
              <table:table-cell office:value-type="float" office:value="0.9150074">
                <text:p>0.9150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1455">
                <text:p>1.061455</text:p>
              </table:table-cell>
              <table:table-cell office:value-type="float" office:value="0.9391052">
                <text:p>0.9391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76369">
                <text:p>1.076369</text:p>
              </table:table-cell>
              <table:table-cell office:value-type="float" office:value="0.9790828">
                <text:p>0.9790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91699">
                <text:p>1.091699</text:p>
              </table:table-cell>
              <table:table-cell office:value-type="float" office:value="1.004207">
                <text:p>1.004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04579">
                <text:p>1.104579</text:p>
              </table:table-cell>
              <table:table-cell office:value-type="float" office:value="1.028652">
                <text:p>1.028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9198">
                <text:p>1.119198</text:p>
              </table:table-cell>
              <table:table-cell office:value-type="float" office:value="1.053266">
                <text:p>1.053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3709">
                <text:p>1.133709</text:p>
              </table:table-cell>
              <table:table-cell office:value-type="float" office:value="1.075487">
                <text:p>1.075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8028">
                <text:p>1.148028</text:p>
              </table:table-cell>
              <table:table-cell office:value-type="float" office:value="1.099254">
                <text:p>1.099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59253">
                <text:p>1.159253</text:p>
              </table:table-cell>
              <table:table-cell office:value-type="float" office:value="1.118175">
                <text:p>1.118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0535">
                <text:p>1.170535</text:p>
              </table:table-cell>
              <table:table-cell office:value-type="float" office:value="1.134739">
                <text:p>1.134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2398">
                <text:p>1.182398</text:p>
              </table:table-cell>
              <table:table-cell office:value-type="float" office:value="1.151733">
                <text:p>1.151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6234">
                <text:p>1.196234</text:p>
              </table:table-cell>
              <table:table-cell office:value-type="float" office:value="1.171344">
                <text:p>1.171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09677">
                <text:p>1.209677</text:p>
              </table:table-cell>
              <table:table-cell office:value-type="float" office:value="1.187314">
                <text:p>1.187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1817">
                <text:p>1.221817</text:p>
              </table:table-cell>
              <table:table-cell office:value-type="float" office:value="1.204292">
                <text:p>1.204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34861">
                <text:p>1.234861</text:p>
              </table:table-cell>
              <table:table-cell office:value-type="float" office:value="1.219869">
                <text:p>1.219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48632">
                <text:p>1.248632</text:p>
              </table:table-cell>
              <table:table-cell office:value-type="float" office:value="1.235009">
                <text:p>1.235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60886">
                <text:p>1.260886</text:p>
              </table:table-cell>
              <table:table-cell office:value-type="float" office:value="1.247762">
                <text:p>1.247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4259">
                <text:p>1.274259</text:p>
              </table:table-cell>
              <table:table-cell office:value-type="float" office:value="1.25986">
                <text:p>1.25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86552">
                <text:p>1.286552</text:p>
              </table:table-cell>
              <table:table-cell office:value-type="float" office:value="1.271415">
                <text:p>1.271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99502">
                <text:p>1.299502</text:p>
              </table:table-cell>
              <table:table-cell office:value-type="float" office:value="1.281115">
                <text:p>1.281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13586">
                <text:p>1.313586</text:p>
              </table:table-cell>
              <table:table-cell office:value-type="float" office:value="1.289904">
                <text:p>1.2899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6068">
                <text:p>1.326068</text:p>
              </table:table-cell>
              <table:table-cell office:value-type="float" office:value="1.298355">
                <text:p>1.298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40228">
                <text:p>1.340228</text:p>
              </table:table-cell>
              <table:table-cell office:value-type="float" office:value="1.305226">
                <text:p>1.30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3679">
                <text:p>1.353679</text:p>
              </table:table-cell>
              <table:table-cell office:value-type="float" office:value="1.310956">
                <text:p>1.310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75715">
                <text:p>1.375715</text:p>
              </table:table-cell>
              <table:table-cell office:value-type="float" office:value="1.315242">
                <text:p>1.315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89264">
                <text:p>1.389264</text:p>
              </table:table-cell>
              <table:table-cell office:value-type="float" office:value="1.319128">
                <text:p>1.319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01548">
                <text:p>1.401548</text:p>
              </table:table-cell>
              <table:table-cell office:value-type="float" office:value="1.319791">
                <text:p>1.3197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15617">
                <text:p>1.415617</text:p>
              </table:table-cell>
              <table:table-cell office:value-type="float" office:value="1.319124">
                <text:p>1.319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29096">
                <text:p>1.429096</text:p>
              </table:table-cell>
              <table:table-cell office:value-type="float" office:value="1.317487">
                <text:p>1.3174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42343">
                <text:p>1.442343</text:p>
              </table:table-cell>
              <table:table-cell office:value-type="float" office:value="1.314492">
                <text:p>1.314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55859">
                <text:p>1.455859</text:p>
              </table:table-cell>
              <table:table-cell office:value-type="float" office:value="1.309503">
                <text:p>1.309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68219">
                <text:p>1.468219</text:p>
              </table:table-cell>
              <table:table-cell office:value-type="float" office:value="1.304757">
                <text:p>1.304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8118">
                <text:p>1.48118</text:p>
              </table:table-cell>
              <table:table-cell office:value-type="float" office:value="1.297941">
                <text:p>1.297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94498">
                <text:p>1.494498</text:p>
              </table:table-cell>
              <table:table-cell office:value-type="float" office:value="1.290164">
                <text:p>1.290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761">
                <text:p>1.50761</text:p>
              </table:table-cell>
              <table:table-cell office:value-type="float" office:value="1.282105">
                <text:p>1.282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9263">
                <text:p>1.519263</text:p>
              </table:table-cell>
              <table:table-cell office:value-type="float" office:value="1.27211">
                <text:p>1.27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32521">
                <text:p>1.532521</text:p>
              </table:table-cell>
              <table:table-cell office:value-type="float" office:value="1.262503">
                <text:p>1.262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45153">
                <text:p>1.545153</text:p>
              </table:table-cell>
              <table:table-cell office:value-type="float" office:value="1.250163">
                <text:p>1.250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5903">
                <text:p>1.55903</text:p>
              </table:table-cell>
              <table:table-cell office:value-type="float" office:value="1.237482">
                <text:p>1.237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72979">
                <text:p>1.572979</text:p>
              </table:table-cell>
              <table:table-cell office:value-type="float" office:value="1.223567">
                <text:p>1.2235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84517">
                <text:p>1.584517</text:p>
              </table:table-cell>
              <table:table-cell office:value-type="float" office:value="1.208861">
                <text:p>1.2088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98379">
                <text:p>1.598379</text:p>
              </table:table-cell>
              <table:table-cell office:value-type="float" office:value="1.193153">
                <text:p>1.193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11308">
                <text:p>1.611308</text:p>
              </table:table-cell>
              <table:table-cell office:value-type="float" office:value="1.178018">
                <text:p>1.178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23823">
                <text:p>1.623823</text:p>
              </table:table-cell>
              <table:table-cell office:value-type="float" office:value="1.161676">
                <text:p>1.161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3709">
                <text:p>1.63709</text:p>
              </table:table-cell>
              <table:table-cell office:value-type="float" office:value="1.143146">
                <text:p>1.143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50773">
                <text:p>1.650773</text:p>
              </table:table-cell>
              <table:table-cell office:value-type="float" office:value="1.126704">
                <text:p>1.126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63605">
                <text:p>1.663605</text:p>
              </table:table-cell>
              <table:table-cell office:value-type="float" office:value="1.107989">
                <text:p>1.107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77517">
                <text:p>1.677517</text:p>
              </table:table-cell>
              <table:table-cell office:value-type="float" office:value="1.087194">
                <text:p>1.087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0606">
                <text:p>1.690606</text:p>
              </table:table-cell>
              <table:table-cell office:value-type="float" office:value="1.069871">
                <text:p>1.069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02526">
                <text:p>1.702526</text:p>
              </table:table-cell>
              <table:table-cell office:value-type="float" office:value="1.050311">
                <text:p>1.0503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16512">
                <text:p>1.716512</text:p>
              </table:table-cell>
              <table:table-cell office:value-type="float" office:value="1.041312">
                <text:p>1.041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29842">
                <text:p>1.729842</text:p>
              </table:table-cell>
              <table:table-cell office:value-type="float" office:value="1.011419">
                <text:p>1.011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416">
                <text:p>1.7416</text:p>
              </table:table-cell>
              <table:table-cell office:value-type="float" office:value="0.9914867">
                <text:p>0.9914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54517">
                <text:p>1.754517</text:p>
              </table:table-cell>
              <table:table-cell office:value-type="float" office:value="0.972073">
                <text:p>0.9720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6798">
                <text:p>1.76798</text:p>
              </table:table-cell>
              <table:table-cell office:value-type="float" office:value="0.9530157">
                <text:p>0.9530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80501">
                <text:p>1.780501</text:p>
              </table:table-cell>
              <table:table-cell office:value-type="float" office:value="0.9331028">
                <text:p>0.9331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95515">
                <text:p>1.795515</text:p>
              </table:table-cell>
              <table:table-cell office:value-type="float" office:value="0.9109623">
                <text:p>0.91096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08389">
                <text:p>1.808389</text:p>
              </table:table-cell>
              <table:table-cell office:value-type="float" office:value="0.8931372">
                <text:p>0.8931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18882">
                <text:p>1.818882</text:p>
              </table:table-cell>
              <table:table-cell office:value-type="float" office:value="0.8764833">
                <text:p>0.8764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30593">
                <text:p>1.830593</text:p>
              </table:table-cell>
              <table:table-cell office:value-type="float" office:value="0.8602947">
                <text:p>0.86029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43068">
                <text:p>1.843068</text:p>
              </table:table-cell>
              <table:table-cell office:value-type="float" office:value="0.8437308">
                <text:p>0.8437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5512">
                <text:p>1.85512</text:p>
              </table:table-cell>
              <table:table-cell office:value-type="float" office:value="0.827201">
                <text:p>0.8272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69667">
                <text:p>1.869667</text:p>
              </table:table-cell>
              <table:table-cell office:value-type="float" office:value="0.8063915">
                <text:p>0.80639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83467">
                <text:p>1.883467</text:p>
              </table:table-cell>
              <table:table-cell office:value-type="float" office:value="0.7891237">
                <text:p>0.7891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7405">
                <text:p>1.897405</text:p>
              </table:table-cell>
              <table:table-cell office:value-type="float" office:value="0.7715737">
                <text:p>0.7715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11566">
                <text:p>1.911566</text:p>
              </table:table-cell>
              <table:table-cell office:value-type="float" office:value="0.7557429">
                <text:p>0.7557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25582">
                <text:p>1.925582</text:p>
              </table:table-cell>
              <table:table-cell office:value-type="float" office:value="0.7413467">
                <text:p>0.74134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39528">
                <text:p>1.939528</text:p>
              </table:table-cell>
              <table:table-cell office:value-type="float" office:value="0.7269899">
                <text:p>0.72698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54281">
                <text:p>1.954281</text:p>
              </table:table-cell>
              <table:table-cell office:value-type="float" office:value="0.7135022">
                <text:p>0.7135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68502">
                <text:p>1.968502</text:p>
              </table:table-cell>
              <table:table-cell office:value-type="float" office:value="0.7011361">
                <text:p>0.70113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81967">
                <text:p>1.981967</text:p>
              </table:table-cell>
              <table:table-cell office:value-type="float" office:value="0.6903431">
                <text:p>0.6903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2258">
                <text:p>1.992258</text:p>
              </table:table-cell>
              <table:table-cell office:value-type="float" office:value="0.6834061">
                <text:p>0.6834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10838">
                <text:p>2.010838</text:p>
              </table:table-cell>
              <table:table-cell office:value-type="float" office:value="0.6741213">
                <text:p>0.6741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24278">
                <text:p>2.024278</text:p>
              </table:table-cell>
              <table:table-cell office:value-type="float" office:value="0.6638416">
                <text:p>0.6638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39324">
                <text:p>2.039324</text:p>
              </table:table-cell>
              <table:table-cell office:value-type="float" office:value="0.6573933">
                <text:p>0.6573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4981">
                <text:p>2.04981</text:p>
              </table:table-cell>
              <table:table-cell office:value-type="float" office:value="0.6532811">
                <text:p>0.6532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63195">
                <text:p>2.063195</text:p>
              </table:table-cell>
              <table:table-cell office:value-type="float" office:value="0.6489017">
                <text:p>0.6489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76861">
                <text:p>2.076861</text:p>
              </table:table-cell>
              <table:table-cell office:value-type="float" office:value="0.6461377">
                <text:p>0.64613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911">
                <text:p>2.0911</text:p>
              </table:table-cell>
              <table:table-cell office:value-type="float" office:value="0.6444315">
                <text:p>0.6444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05459">
                <text:p>2.105459</text:p>
              </table:table-cell>
              <table:table-cell office:value-type="float" office:value="0.6435778">
                <text:p>0.64357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19775">
                <text:p>2.119775</text:p>
              </table:table-cell>
              <table:table-cell office:value-type="float" office:value="0.6445421">
                <text:p>0.64454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33176">
                <text:p>2.133176</text:p>
              </table:table-cell>
              <table:table-cell office:value-type="float" office:value="0.6465665">
                <text:p>0.64656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45744">
                <text:p>2.145744</text:p>
              </table:table-cell>
              <table:table-cell office:value-type="float" office:value="0.6489787">
                <text:p>0.6489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57995">
                <text:p>2.157995</text:p>
              </table:table-cell>
              <table:table-cell office:value-type="float" office:value="0.6526929">
                <text:p>0.6526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69754">
                <text:p>2.169754</text:p>
              </table:table-cell>
              <table:table-cell office:value-type="float" office:value="0.6573097">
                <text:p>0.6573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8167">
                <text:p>2.18167</text:p>
              </table:table-cell>
              <table:table-cell office:value-type="float" office:value="0.662172">
                <text:p>0.662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93507">
                <text:p>2.193507</text:p>
              </table:table-cell>
              <table:table-cell office:value-type="float" office:value="0.6685022">
                <text:p>0.6685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0529">
                <text:p>2.20529</text:p>
              </table:table-cell>
              <table:table-cell office:value-type="float" office:value="0.6743753">
                <text:p>0.67437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17835">
                <text:p>2.217835</text:p>
              </table:table-cell>
              <table:table-cell office:value-type="float" office:value="0.6828218">
                <text:p>0.6828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30506">
                <text:p>2.230506</text:p>
              </table:table-cell>
              <table:table-cell office:value-type="float" office:value="0.6917759">
                <text:p>0.6917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42175">
                <text:p>2.242175</text:p>
              </table:table-cell>
              <table:table-cell office:value-type="float" office:value="0.7000093">
                <text:p>0.70000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53941">
                <text:p>2.253941</text:p>
              </table:table-cell>
              <table:table-cell office:value-type="float" office:value="0.710385">
                <text:p>0.710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66231">
                <text:p>2.266231</text:p>
              </table:table-cell>
              <table:table-cell office:value-type="float" office:value="0.7204469">
                <text:p>0.7204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77889">
                <text:p>2.277889</text:p>
              </table:table-cell>
              <table:table-cell office:value-type="float" office:value="0.7318013">
                <text:p>0.7318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90855">
                <text:p>2.290855</text:p>
              </table:table-cell>
              <table:table-cell office:value-type="float" office:value="0.7434859">
                <text:p>0.74348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01628">
                <text:p>2.301628</text:p>
              </table:table-cell>
              <table:table-cell office:value-type="float" office:value="0.755302">
                <text:p>0.7553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15278">
                <text:p>2.315278</text:p>
              </table:table-cell>
              <table:table-cell office:value-type="float" office:value="0.7697192">
                <text:p>0.7697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27509">
                <text:p>2.327509</text:p>
              </table:table-cell>
              <table:table-cell office:value-type="float" office:value="0.7822613">
                <text:p>0.78226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39149">
                <text:p>2.339149</text:p>
              </table:table-cell>
              <table:table-cell office:value-type="float" office:value="0.7959231">
                <text:p>0.79592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50951">
                <text:p>2.350951</text:p>
              </table:table-cell>
              <table:table-cell office:value-type="float" office:value="0.8099951">
                <text:p>0.8099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62103">
                <text:p>2.362103</text:p>
              </table:table-cell>
              <table:table-cell office:value-type="float" office:value="0.8236365">
                <text:p>0.82363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74523">
                <text:p>2.374523</text:p>
              </table:table-cell>
              <table:table-cell office:value-type="float" office:value="0.8381798">
                <text:p>0.83817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85925">
                <text:p>2.385925</text:p>
              </table:table-cell>
              <table:table-cell office:value-type="float" office:value="0.8521556">
                <text:p>0.8521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97493">
                <text:p>2.397493</text:p>
              </table:table-cell>
              <table:table-cell office:value-type="float" office:value="0.8673915">
                <text:p>0.8673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0922">
                <text:p>2.40922</text:p>
              </table:table-cell>
              <table:table-cell office:value-type="float" office:value="0.8825454">
                <text:p>0.8825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21321">
                <text:p>2.421321</text:p>
              </table:table-cell>
              <table:table-cell office:value-type="float" office:value="0.8978602">
                <text:p>0.89786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33332">
                <text:p>2.433332</text:p>
              </table:table-cell>
              <table:table-cell office:value-type="float" office:value="0.9135789">
                <text:p>0.91357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46129">
                <text:p>2.446129</text:p>
              </table:table-cell>
              <table:table-cell office:value-type="float" office:value="0.9287114">
                <text:p>0.9287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57598">
                <text:p>2.457598</text:p>
              </table:table-cell>
              <table:table-cell office:value-type="float" office:value="0.9444904">
                <text:p>0.94449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9588">
                <text:p>2.469588</text:p>
              </table:table-cell>
              <table:table-cell office:value-type="float" office:value="0.9606578">
                <text:p>0.96065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80933">
                <text:p>2.480933</text:p>
              </table:table-cell>
              <table:table-cell office:value-type="float" office:value="0.9752681">
                <text:p>0.97526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4463">
                <text:p>2.494463</text:p>
              </table:table-cell>
              <table:table-cell office:value-type="float" office:value="0.9920272">
                <text:p>0.9920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06436">
                <text:p>2.506436</text:p>
              </table:table-cell>
              <table:table-cell office:value-type="float" office:value="1.006148">
                <text:p>1.0061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17756">
                <text:p>2.517756</text:p>
              </table:table-cell>
              <table:table-cell office:value-type="float" office:value="1.021398">
                <text:p>1.021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29923">
                <text:p>2.529923</text:p>
              </table:table-cell>
              <table:table-cell office:value-type="float" office:value="1.036402">
                <text:p>1.036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41402">
                <text:p>2.541402</text:p>
              </table:table-cell>
              <table:table-cell office:value-type="float" office:value="1.049462">
                <text:p>1.0494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53618">
                <text:p>2.553618</text:p>
              </table:table-cell>
              <table:table-cell office:value-type="float" office:value="1.064078">
                <text:p>1.0640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65818">
                <text:p>2.565818</text:p>
              </table:table-cell>
              <table:table-cell office:value-type="float" office:value="1.077551">
                <text:p>1.0775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78059">
                <text:p>2.578059</text:p>
              </table:table-cell>
              <table:table-cell office:value-type="float" office:value="1.091727">
                <text:p>1.091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90619">
                <text:p>2.590619</text:p>
              </table:table-cell>
              <table:table-cell office:value-type="float" office:value="1.100157">
                <text:p>1.100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01926">
                <text:p>2.601926</text:p>
              </table:table-cell>
              <table:table-cell office:value-type="float" office:value="1.116457">
                <text:p>1.116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14549">
                <text:p>2.614549</text:p>
              </table:table-cell>
              <table:table-cell office:value-type="float" office:value="1.128657">
                <text:p>1.1286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28148">
                <text:p>2.628148</text:p>
              </table:table-cell>
              <table:table-cell office:value-type="float" office:value="1.139688">
                <text:p>1.139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41071">
                <text:p>2.641071</text:p>
              </table:table-cell>
              <table:table-cell office:value-type="float" office:value="1.152168">
                <text:p>1.152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53119">
                <text:p>2.653119</text:p>
              </table:table-cell>
              <table:table-cell office:value-type="float" office:value="1.162421">
                <text:p>1.1624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666633">
                <text:p>2.666633</text:p>
              </table:table-cell>
              <table:table-cell office:value-type="float" office:value="1.172236">
                <text:p>1.1722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67968">
                <text:p>2.67968</text:p>
              </table:table-cell>
              <table:table-cell office:value-type="float" office:value="1.181376">
                <text:p>1.181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95431">
                <text:p>2.695431</text:p>
              </table:table-cell>
              <table:table-cell office:value-type="float" office:value="1.190323">
                <text:p>1.1903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08687">
                <text:p>2.708687</text:p>
              </table:table-cell>
              <table:table-cell office:value-type="float" office:value="1.197638">
                <text:p>1.197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22347">
                <text:p>2.722347</text:p>
              </table:table-cell>
              <table:table-cell office:value-type="float" office:value="1.204546">
                <text:p>1.2045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33958">
                <text:p>2.733958</text:p>
              </table:table-cell>
              <table:table-cell office:value-type="float" office:value="1.210201">
                <text:p>1.210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4567">
                <text:p>2.74567</text:p>
              </table:table-cell>
              <table:table-cell office:value-type="float" office:value="1.214621">
                <text:p>1.214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757506">
                <text:p>2.757506</text:p>
              </table:table-cell>
              <table:table-cell office:value-type="float" office:value="1.217658">
                <text:p>1.2176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69193">
                <text:p>2.769193</text:p>
              </table:table-cell>
              <table:table-cell office:value-type="float" office:value="1.220722">
                <text:p>1.2207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83608">
                <text:p>2.783608</text:p>
              </table:table-cell>
              <table:table-cell office:value-type="float" office:value="1.223697">
                <text:p>1.2236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96905">
                <text:p>2.796905</text:p>
              </table:table-cell>
              <table:table-cell office:value-type="float" office:value="1.22476">
                <text:p>1.224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08791">
                <text:p>2.808791</text:p>
              </table:table-cell>
              <table:table-cell office:value-type="float" office:value="1.22522">
                <text:p>1.22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18954">
                <text:p>2.818954</text:p>
              </table:table-cell>
              <table:table-cell office:value-type="float" office:value="1.224808">
                <text:p>1.224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3066">
                <text:p>2.83066</text:p>
              </table:table-cell>
              <table:table-cell office:value-type="float" office:value="1.22398">
                <text:p>1.223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42223">
                <text:p>2.842223</text:p>
              </table:table-cell>
              <table:table-cell office:value-type="float" office:value="1.222123">
                <text:p>1.2221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52259">
                <text:p>2.852259</text:p>
              </table:table-cell>
              <table:table-cell office:value-type="float" office:value="1.219875">
                <text:p>1.219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67029">
                <text:p>2.867029</text:p>
              </table:table-cell>
              <table:table-cell office:value-type="float" office:value="1.216138">
                <text:p>1.2161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79912">
                <text:p>2.879912</text:p>
              </table:table-cell>
              <table:table-cell office:value-type="float" office:value="1.211138">
                <text:p>1.211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90555">
                <text:p>2.890555</text:p>
              </table:table-cell>
              <table:table-cell office:value-type="float" office:value="1.207516">
                <text:p>1.207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04214">
                <text:p>2.904214</text:p>
              </table:table-cell>
              <table:table-cell office:value-type="float" office:value="1.201074">
                <text:p>1.201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15122">
                <text:p>2.915122</text:p>
              </table:table-cell>
              <table:table-cell office:value-type="float" office:value="1.19853">
                <text:p>1.19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25893">
                <text:p>2.925893</text:p>
              </table:table-cell>
              <table:table-cell office:value-type="float" office:value="1.189844">
                <text:p>1.189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39592">
                <text:p>2.939592</text:p>
              </table:table-cell>
              <table:table-cell office:value-type="float" office:value="1.180574">
                <text:p>1.1805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54059">
                <text:p>2.954059</text:p>
              </table:table-cell>
              <table:table-cell office:value-type="float" office:value="1.170602">
                <text:p>1.1706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68884">
                <text:p>2.968884</text:p>
              </table:table-cell>
              <table:table-cell office:value-type="float" office:value="1.160454">
                <text:p>1.160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3159">
                <text:p>2.983159</text:p>
              </table:table-cell>
              <table:table-cell office:value-type="float" office:value="1.148782">
                <text:p>1.1487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4139">
                <text:p>2.994139</text:p>
              </table:table-cell>
              <table:table-cell office:value-type="float" office:value="1.139399">
                <text:p>1.1393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08955">
                <text:p>3.008955</text:p>
              </table:table-cell>
              <table:table-cell office:value-type="float" office:value="1.127696">
                <text:p>1.127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20972">
                <text:p>3.020972</text:p>
              </table:table-cell>
              <table:table-cell office:value-type="float" office:value="1.114516">
                <text:p>1.1145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3347">
                <text:p>3.03347</text:p>
              </table:table-cell>
              <table:table-cell office:value-type="float" office:value="1.102455">
                <text:p>1.102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45867">
                <text:p>3.045867</text:p>
              </table:table-cell>
              <table:table-cell office:value-type="float" office:value="1.091076">
                <text:p>1.091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57453">
                <text:p>3.057453</text:p>
              </table:table-cell>
              <table:table-cell office:value-type="float" office:value="1.078691">
                <text:p>1.0786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69148">
                <text:p>3.069148</text:p>
              </table:table-cell>
              <table:table-cell office:value-type="float" office:value="1.066414">
                <text:p>1.066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80564">
                <text:p>3.080564</text:p>
              </table:table-cell>
              <table:table-cell office:value-type="float" office:value="1.054082">
                <text:p>1.0540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93563">
                <text:p>3.093563</text:p>
              </table:table-cell>
              <table:table-cell office:value-type="float" office:value="1.041194">
                <text:p>1.0411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05944">
                <text:p>3.105944</text:p>
              </table:table-cell>
              <table:table-cell office:value-type="float" office:value="1.028025">
                <text:p>1.028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17271">
                <text:p>3.117271</text:p>
              </table:table-cell>
              <table:table-cell office:value-type="float" office:value="1.014349">
                <text:p>1.0143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29311">
                <text:p>3.129311</text:p>
              </table:table-cell>
              <table:table-cell office:value-type="float" office:value="1.000829">
                <text:p>1.0008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42495">
                <text:p>3.142495</text:p>
              </table:table-cell>
              <table:table-cell office:value-type="float" office:value="0.9875423">
                <text:p>0.98754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55553">
                <text:p>3.155553</text:p>
              </table:table-cell>
              <table:table-cell office:value-type="float" office:value="0.9720797">
                <text:p>0.97207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6721">
                <text:p>3.16721</text:p>
              </table:table-cell>
              <table:table-cell office:value-type="float" office:value="0.9593624">
                <text:p>0.9593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79053">
                <text:p>3.179053</text:p>
              </table:table-cell>
              <table:table-cell office:value-type="float" office:value="0.9455634">
                <text:p>0.94556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91381">
                <text:p>3.191381</text:p>
              </table:table-cell>
              <table:table-cell office:value-type="float" office:value="0.9323207">
                <text:p>0.93232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203468">
                <text:p>3.203468</text:p>
              </table:table-cell>
              <table:table-cell office:value-type="float" office:value="0.9197625">
                <text:p>0.9197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213868">
                <text:p>3.213868</text:p>
              </table:table-cell>
              <table:table-cell office:value-type="float" office:value="0.9147325">
                <text:p>0.9147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26043">
                <text:p>3.226043</text:p>
              </table:table-cell>
              <table:table-cell office:value-type="float" office:value="0.8958141">
                <text:p>0.89581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238402">
                <text:p>3.238402</text:p>
              </table:table-cell>
              <table:table-cell office:value-type="float" office:value="0.8821906">
                <text:p>0.8821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50824">
                <text:p>3.250824</text:p>
              </table:table-cell>
              <table:table-cell office:value-type="float" office:value="0.8693055">
                <text:p>0.8693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6294">
                <text:p>3.26294</text:p>
              </table:table-cell>
              <table:table-cell office:value-type="float" office:value="0.8576169">
                <text:p>0.85761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276087">
                <text:p>3.276087</text:p>
              </table:table-cell>
              <table:table-cell office:value-type="float" office:value="0.8450538">
                <text:p>0.84505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288219">
                <text:p>3.288219</text:p>
              </table:table-cell>
              <table:table-cell office:value-type="float" office:value="0.8341757">
                <text:p>0.83417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299428">
                <text:p>3.299428</text:p>
              </table:table-cell>
              <table:table-cell office:value-type="float" office:value="0.8233031">
                <text:p>0.82330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311926">
                <text:p>3.311926</text:p>
              </table:table-cell>
              <table:table-cell office:value-type="float" office:value="0.8131422">
                <text:p>0.8131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23605">
                <text:p>3.323605</text:p>
              </table:table-cell>
              <table:table-cell office:value-type="float" office:value="0.8035647">
                <text:p>0.80356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5828">
                <text:p>3.335828</text:p>
              </table:table-cell>
              <table:table-cell office:value-type="float" office:value="0.793774">
                <text:p>0.7937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47776">
                <text:p>3.347776</text:p>
              </table:table-cell>
              <table:table-cell office:value-type="float" office:value="0.7853529">
                <text:p>0.78535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59324">
                <text:p>3.359324</text:p>
              </table:table-cell>
              <table:table-cell office:value-type="float" office:value="0.7770745">
                <text:p>0.77707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7059">
                <text:p>3.37059</text:p>
              </table:table-cell>
              <table:table-cell office:value-type="float" office:value="0.7697015">
                <text:p>0.7697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38241">
                <text:p>3.38241</text:p>
              </table:table-cell>
              <table:table-cell office:value-type="float" office:value="0.7628499">
                <text:p>0.76284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94652">
                <text:p>3.394652</text:p>
              </table:table-cell>
              <table:table-cell office:value-type="float" office:value="0.7560107">
                <text:p>0.75601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06772">
                <text:p>3.406772</text:p>
              </table:table-cell>
              <table:table-cell office:value-type="float" office:value="0.7504019">
                <text:p>0.7504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417522">
                <text:p>3.417522</text:p>
              </table:table-cell>
              <table:table-cell office:value-type="float" office:value="0.745134">
                <text:p>0.745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429762">
                <text:p>3.429762</text:p>
              </table:table-cell>
              <table:table-cell office:value-type="float" office:value="0.740383">
                <text:p>0.7403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441301">
                <text:p>3.441301</text:p>
              </table:table-cell>
              <table:table-cell office:value-type="float" office:value="0.7364279">
                <text:p>0.7364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452965">
                <text:p>3.452965</text:p>
              </table:table-cell>
              <table:table-cell office:value-type="float" office:value="0.7330146">
                <text:p>0.73301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65131">
                <text:p>3.465131</text:p>
              </table:table-cell>
              <table:table-cell office:value-type="float" office:value="0.7301011">
                <text:p>0.73010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476537">
                <text:p>3.476537</text:p>
              </table:table-cell>
              <table:table-cell office:value-type="float" office:value="0.7280895">
                <text:p>0.72808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488557">
                <text:p>3.488557</text:p>
              </table:table-cell>
              <table:table-cell office:value-type="float" office:value="0.7265025">
                <text:p>0.7265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99237">
                <text:p>3.499237</text:p>
              </table:table-cell>
              <table:table-cell office:value-type="float" office:value="0.7256501">
                <text:p>0.72565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13775">
                <text:p>3.513775</text:p>
              </table:table-cell>
              <table:table-cell office:value-type="float" office:value="0.7253822">
                <text:p>0.72538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28215">
                <text:p>3.528215</text:p>
              </table:table-cell>
              <table:table-cell office:value-type="float" office:value="0.7257354">
                <text:p>0.72573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539753">
                <text:p>3.539753</text:p>
              </table:table-cell>
              <table:table-cell office:value-type="float" office:value="0.7273418">
                <text:p>0.72734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551561">
                <text:p>3.551561</text:p>
              </table:table-cell>
              <table:table-cell office:value-type="float" office:value="0.7293762">
                <text:p>0.72937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65274">
                <text:p>3.565274</text:p>
              </table:table-cell>
              <table:table-cell office:value-type="float" office:value="0.7320014">
                <text:p>0.7320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77299">
                <text:p>3.577299</text:p>
              </table:table-cell>
              <table:table-cell office:value-type="float" office:value="0.7355663">
                <text:p>0.73556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91172">
                <text:p>3.591172</text:p>
              </table:table-cell>
              <table:table-cell office:value-type="float" office:value="0.7397653">
                <text:p>0.73976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602351">
                <text:p>3.602351</text:p>
              </table:table-cell>
              <table:table-cell office:value-type="float" office:value="0.7442608">
                <text:p>0.7442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614502">
                <text:p>3.614502</text:p>
              </table:table-cell>
              <table:table-cell office:value-type="float" office:value="0.7497236">
                <text:p>0.74972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626637">
                <text:p>3.626637</text:p>
              </table:table-cell>
              <table:table-cell office:value-type="float" office:value="0.7549623">
                <text:p>0.7549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638339">
                <text:p>3.638339</text:p>
              </table:table-cell>
              <table:table-cell office:value-type="float" office:value="0.7612083">
                <text:p>0.7612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650512">
                <text:p>3.650512</text:p>
              </table:table-cell>
              <table:table-cell office:value-type="float" office:value="0.7682887">
                <text:p>0.76828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62727">
                <text:p>3.662727</text:p>
              </table:table-cell>
              <table:table-cell office:value-type="float" office:value="0.77588">
                <text:p>0.775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675774">
                <text:p>3.675774</text:p>
              </table:table-cell>
              <table:table-cell office:value-type="float" office:value="0.7839833">
                <text:p>0.78398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687681">
                <text:p>3.687681</text:p>
              </table:table-cell>
              <table:table-cell office:value-type="float" office:value="0.7920424">
                <text:p>0.79204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6998">
                <text:p>3.6998</text:p>
              </table:table-cell>
              <table:table-cell office:value-type="float" office:value="0.8011662">
                <text:p>0.8011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71192">
                <text:p>3.71192</text:p>
              </table:table-cell>
              <table:table-cell office:value-type="float" office:value="0.8106338">
                <text:p>0.81063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725919">
                <text:p>3.725919</text:p>
              </table:table-cell>
              <table:table-cell office:value-type="float" office:value="0.8203486">
                <text:p>0.82034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739672">
                <text:p>3.739672</text:p>
              </table:table-cell>
              <table:table-cell office:value-type="float" office:value="0.8320512">
                <text:p>0.83205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753118">
                <text:p>3.753118</text:p>
              </table:table-cell>
              <table:table-cell office:value-type="float" office:value="0.8440961">
                <text:p>0.8440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65897">
                <text:p>3.765897</text:p>
              </table:table-cell>
              <table:table-cell office:value-type="float" office:value="0.8549807">
                <text:p>0.85498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777866">
                <text:p>3.777866</text:p>
              </table:table-cell>
              <table:table-cell office:value-type="float" office:value="0.8661636">
                <text:p>0.86616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90444">
                <text:p>3.790444</text:p>
              </table:table-cell>
              <table:table-cell office:value-type="float" office:value="0.8772963">
                <text:p>0.8772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802017">
                <text:p>3.802017</text:p>
              </table:table-cell>
              <table:table-cell office:value-type="float" office:value="0.8887163">
                <text:p>0.88871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814504">
                <text:p>3.814504</text:p>
              </table:table-cell>
              <table:table-cell office:value-type="float" office:value="0.8968314">
                <text:p>0.89683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826684">
                <text:p>3.826684</text:p>
              </table:table-cell>
              <table:table-cell office:value-type="float" office:value="0.9111451">
                <text:p>0.91114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837679">
                <text:p>3.837679</text:p>
              </table:table-cell>
              <table:table-cell office:value-type="float" office:value="0.9223758">
                <text:p>0.92237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850245">
                <text:p>3.850245</text:p>
              </table:table-cell>
              <table:table-cell office:value-type="float" office:value="0.9342662">
                <text:p>0.93426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86244">
                <text:p>3.86244</text:p>
              </table:table-cell>
              <table:table-cell office:value-type="float" office:value="0.9460108">
                <text:p>0.9460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87521">
                <text:p>3.87521</text:p>
              </table:table-cell>
              <table:table-cell office:value-type="float" office:value="0.9576063">
                <text:p>0.95760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887246">
                <text:p>3.887246</text:p>
              </table:table-cell>
              <table:table-cell office:value-type="float" office:value="0.9689731">
                <text:p>0.96897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898954">
                <text:p>3.898954</text:p>
              </table:table-cell>
              <table:table-cell office:value-type="float" office:value="0.9805855">
                <text:p>0.98058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11366">
                <text:p>3.911366</text:p>
              </table:table-cell>
              <table:table-cell office:value-type="float" office:value="0.9921023">
                <text:p>0.9921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22681">
                <text:p>3.922681</text:p>
              </table:table-cell>
              <table:table-cell office:value-type="float" office:value="1.002414">
                <text:p>1.002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934566">
                <text:p>3.934566</text:p>
              </table:table-cell>
              <table:table-cell office:value-type="float" office:value="1.013203">
                <text:p>1.0132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946618">
                <text:p>3.946618</text:p>
              </table:table-cell>
              <table:table-cell office:value-type="float" office:value="1.023187">
                <text:p>1.023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957942">
                <text:p>3.957942</text:p>
              </table:table-cell>
              <table:table-cell office:value-type="float" office:value="1.033194">
                <text:p>1.0331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97246">
                <text:p>3.97246</text:p>
              </table:table-cell>
              <table:table-cell office:value-type="float" office:value="1.044503">
                <text:p>1.044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86115">
                <text:p>3.986115</text:p>
              </table:table-cell>
              <table:table-cell office:value-type="float" office:value="1.055683">
                <text:p>1.055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997471">
                <text:p>3.997471</text:p>
              </table:table-cell>
              <table:table-cell office:value-type="float" office:value="1.065662">
                <text:p>1.0656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011633">
                <text:p>4.011633</text:p>
              </table:table-cell>
              <table:table-cell office:value-type="float" office:value="1.074888">
                <text:p>1.0748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024374">
                <text:p>4.024374</text:p>
              </table:table-cell>
              <table:table-cell office:value-type="float" office:value="1.084473">
                <text:p>1.0844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036553">
                <text:p>4.036553</text:p>
              </table:table-cell>
              <table:table-cell office:value-type="float" office:value="1.093084">
                <text:p>1.093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04884">
                <text:p>4.04884</text:p>
              </table:table-cell>
              <table:table-cell office:value-type="float" office:value="1.101088">
                <text:p>1.1010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6081">
                <text:p>4.06081</text:p>
              </table:table-cell>
              <table:table-cell office:value-type="float" office:value="1.108155">
                <text:p>1.108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073282">
                <text:p>4.073282</text:p>
              </table:table-cell>
              <table:table-cell office:value-type="float" office:value="1.114681">
                <text:p>1.1146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089318">
                <text:p>4.089318</text:p>
              </table:table-cell>
              <table:table-cell office:value-type="float" office:value="1.120867">
                <text:p>1.1208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00482">
                <text:p>4.100482</text:p>
              </table:table-cell>
              <table:table-cell office:value-type="float" office:value="1.128221">
                <text:p>1.128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12556">
                <text:p>4.112556</text:p>
              </table:table-cell>
              <table:table-cell office:value-type="float" office:value="1.133219">
                <text:p>1.13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25178">
                <text:p>4.125178</text:p>
              </table:table-cell>
              <table:table-cell office:value-type="float" office:value="1.137704">
                <text:p>1.1377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136263">
                <text:p>4.136263</text:p>
              </table:table-cell>
              <table:table-cell office:value-type="float" office:value="1.141651">
                <text:p>1.1416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49109">
                <text:p>4.149109</text:p>
              </table:table-cell>
              <table:table-cell office:value-type="float" office:value="1.145141">
                <text:p>1.145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60879">
                <text:p>4.160879</text:p>
              </table:table-cell>
              <table:table-cell office:value-type="float" office:value="1.147999">
                <text:p>1.147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173299">
                <text:p>4.173299</text:p>
              </table:table-cell>
              <table:table-cell office:value-type="float" office:value="1.150088">
                <text:p>1.1500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85104">
                <text:p>4.185104</text:p>
              </table:table-cell>
              <table:table-cell office:value-type="float" office:value="1.151898">
                <text:p>1.1518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196553">
                <text:p>4.196553</text:p>
              </table:table-cell>
              <table:table-cell office:value-type="float" office:value="1.152865">
                <text:p>1.1528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208565">
                <text:p>4.208565</text:p>
              </table:table-cell>
              <table:table-cell office:value-type="float" office:value="1.153421">
                <text:p>1.1534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219818">
                <text:p>4.219818</text:p>
              </table:table-cell>
              <table:table-cell office:value-type="float" office:value="1.15342">
                <text:p>1.153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232308">
                <text:p>4.232308</text:p>
              </table:table-cell>
              <table:table-cell office:value-type="float" office:value="1.152763">
                <text:p>1.1527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245025">
                <text:p>4.245025</text:p>
              </table:table-cell>
              <table:table-cell office:value-type="float" office:value="1.151783">
                <text:p>1.151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257955">
                <text:p>4.257955</text:p>
              </table:table-cell>
              <table:table-cell office:value-type="float" office:value="1.149777">
                <text:p>1.1497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270031">
                <text:p>4.270031</text:p>
              </table:table-cell>
              <table:table-cell office:value-type="float" office:value="1.147258">
                <text:p>1.1472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281919">
                <text:p>4.281919</text:p>
              </table:table-cell>
              <table:table-cell office:value-type="float" office:value="1.144607">
                <text:p>1.1446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294446">
                <text:p>4.294446</text:p>
              </table:table-cell>
              <table:table-cell office:value-type="float" office:value="1.140816">
                <text:p>1.1408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306951">
                <text:p>4.306951</text:p>
              </table:table-cell>
              <table:table-cell office:value-type="float" office:value="1.137287">
                <text:p>1.1372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18123">
                <text:p>4.318123</text:p>
              </table:table-cell>
              <table:table-cell office:value-type="float" office:value="1.13253">
                <text:p>1.13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330866">
                <text:p>4.330866</text:p>
              </table:table-cell>
              <table:table-cell office:value-type="float" office:value="1.127387">
                <text:p>1.127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342051">
                <text:p>4.342051</text:p>
              </table:table-cell>
              <table:table-cell office:value-type="float" office:value="1.12255">
                <text:p>1.122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54111">
                <text:p>4.354111</text:p>
              </table:table-cell>
              <table:table-cell office:value-type="float" office:value="1.116531">
                <text:p>1.1165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366475">
                <text:p>4.366475</text:p>
              </table:table-cell>
              <table:table-cell office:value-type="float" office:value="1.110606">
                <text:p>1.1106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377827">
                <text:p>4.377827</text:p>
              </table:table-cell>
              <table:table-cell office:value-type="float" office:value="1.10373">
                <text:p>1.103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90043">
                <text:p>4.390043</text:p>
              </table:table-cell>
              <table:table-cell office:value-type="float" office:value="1.099623">
                <text:p>1.0996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401375">
                <text:p>4.401375</text:p>
              </table:table-cell>
              <table:table-cell office:value-type="float" office:value="1.089681">
                <text:p>1.0896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413906">
                <text:p>4.413906</text:p>
              </table:table-cell>
              <table:table-cell office:value-type="float" office:value="1.081533">
                <text:p>1.0815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42616">
                <text:p>4.42616</text:p>
              </table:table-cell>
              <table:table-cell office:value-type="float" office:value="1.073995">
                <text:p>1.0739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37723">
                <text:p>4.437723</text:p>
              </table:table-cell>
              <table:table-cell office:value-type="float" office:value="1.065272">
                <text:p>1.065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51934">
                <text:p>4.451934</text:p>
              </table:table-cell>
              <table:table-cell office:value-type="float" office:value="1.056324">
                <text:p>1.0563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63183">
                <text:p>4.463183</text:p>
              </table:table-cell>
              <table:table-cell office:value-type="float" office:value="1.046565">
                <text:p>1.0465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475333">
                <text:p>4.475333</text:p>
              </table:table-cell>
              <table:table-cell office:value-type="float" office:value="1.037473">
                <text:p>1.0374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487072">
                <text:p>4.487072</text:p>
              </table:table-cell>
              <table:table-cell office:value-type="float" office:value="1.02884">
                <text:p>1.028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99226">
                <text:p>4.499226</text:p>
              </table:table-cell>
              <table:table-cell office:value-type="float" office:value="1.018938">
                <text:p>1.0189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51152">
                <text:p>4.51152</text:p>
              </table:table-cell>
              <table:table-cell office:value-type="float" office:value="1.008965">
                <text:p>1.0089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522498">
                <text:p>4.522498</text:p>
              </table:table-cell>
              <table:table-cell office:value-type="float" office:value="1.000216">
                <text:p>1.000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534249">
                <text:p>4.534249</text:p>
              </table:table-cell>
              <table:table-cell office:value-type="float" office:value="0.99036">
                <text:p>0.99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546481">
                <text:p>4.546481</text:p>
              </table:table-cell>
              <table:table-cell office:value-type="float" office:value="0.9810795">
                <text:p>0.9810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558034">
                <text:p>4.558034</text:p>
              </table:table-cell>
              <table:table-cell office:value-type="float" office:value="0.9713964">
                <text:p>0.97139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56983">
                <text:p>4.56983</text:p>
              </table:table-cell>
              <table:table-cell office:value-type="float" office:value="0.9614376">
                <text:p>0.9614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81241">
                <text:p>4.581241</text:p>
              </table:table-cell>
              <table:table-cell office:value-type="float" office:value="0.9519951">
                <text:p>0.9519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593278">
                <text:p>4.593278</text:p>
              </table:table-cell>
              <table:table-cell office:value-type="float" office:value="0.9421955">
                <text:p>0.94219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605355">
                <text:p>4.605355</text:p>
              </table:table-cell>
              <table:table-cell office:value-type="float" office:value="0.9336386">
                <text:p>0.93363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616472">
                <text:p>4.616472</text:p>
              </table:table-cell>
              <table:table-cell office:value-type="float" office:value="0.9236951">
                <text:p>0.92369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62876">
                <text:p>4.62876</text:p>
              </table:table-cell>
              <table:table-cell office:value-type="float" office:value="0.9141454">
                <text:p>0.9141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640419">
                <text:p>4.640419</text:p>
              </table:table-cell>
              <table:table-cell office:value-type="float" office:value="0.9055448">
                <text:p>0.90554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652544">
                <text:p>4.652544</text:p>
              </table:table-cell>
              <table:table-cell office:value-type="float" office:value="0.8963724">
                <text:p>0.89637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664047">
                <text:p>4.664047</text:p>
              </table:table-cell>
              <table:table-cell office:value-type="float" office:value="0.8879436">
                <text:p>0.88794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674556">
                <text:p>4.674556</text:p>
              </table:table-cell>
              <table:table-cell office:value-type="float" office:value="0.8806199">
                <text:p>0.88061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686517">
                <text:p>4.686517</text:p>
              </table:table-cell>
              <table:table-cell office:value-type="float" office:value="0.8723704">
                <text:p>0.8723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698319">
                <text:p>4.698319</text:p>
              </table:table-cell>
              <table:table-cell office:value-type="float" office:value="0.8640209">
                <text:p>0.86402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710629">
                <text:p>4.710629</text:p>
              </table:table-cell>
              <table:table-cell office:value-type="float" office:value="0.8562996">
                <text:p>0.85629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722909">
                <text:p>4.722909</text:p>
              </table:table-cell>
              <table:table-cell office:value-type="float" office:value="0.8488022">
                <text:p>0.84880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736314">
                <text:p>4.736314</text:p>
              </table:table-cell>
              <table:table-cell office:value-type="float" office:value="0.8410091">
                <text:p>0.84100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748969">
                <text:p>4.748969</text:p>
              </table:table-cell>
              <table:table-cell office:value-type="float" office:value="0.8336573">
                <text:p>0.83365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60542">
                <text:p>4.760542</text:p>
              </table:table-cell>
              <table:table-cell office:value-type="float" office:value="0.8276432">
                <text:p>0.82764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772546">
                <text:p>4.772546</text:p>
              </table:table-cell>
              <table:table-cell office:value-type="float" office:value="0.8219661">
                <text:p>0.82196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783509">
                <text:p>4.783509</text:p>
              </table:table-cell>
              <table:table-cell office:value-type="float" office:value="0.8166902">
                <text:p>0.81669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962">
                <text:p>4.7962</text:p>
              </table:table-cell>
              <table:table-cell office:value-type="float" office:value="0.81153">
                <text:p>0.811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808477">
                <text:p>4.808477</text:p>
              </table:table-cell>
              <table:table-cell office:value-type="float" office:value="0.8072482">
                <text:p>0.8072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819379">
                <text:p>4.819379</text:p>
              </table:table-cell>
              <table:table-cell office:value-type="float" office:value="0.8030651">
                <text:p>0.80306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832603">
                <text:p>4.832603</text:p>
              </table:table-cell>
              <table:table-cell office:value-type="float" office:value="0.7990705">
                <text:p>0.79907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845209">
                <text:p>4.845209</text:p>
              </table:table-cell>
              <table:table-cell office:value-type="float" office:value="0.7958171">
                <text:p>0.79581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856682">
                <text:p>4.856682</text:p>
              </table:table-cell>
              <table:table-cell office:value-type="float" office:value="0.7932651">
                <text:p>0.79326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868312">
                <text:p>4.868312</text:p>
              </table:table-cell>
              <table:table-cell office:value-type="float" office:value="0.7909935">
                <text:p>0.79099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879729">
                <text:p>4.879729</text:p>
              </table:table-cell>
              <table:table-cell office:value-type="float" office:value="0.7893302">
                <text:p>0.78933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891861">
                <text:p>4.891861</text:p>
              </table:table-cell>
              <table:table-cell office:value-type="float" office:value="0.7881252">
                <text:p>0.78812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90308">
                <text:p>4.90308</text:p>
              </table:table-cell>
              <table:table-cell office:value-type="float" office:value="0.7872134">
                <text:p>0.78721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915223">
                <text:p>4.915223</text:p>
              </table:table-cell>
              <table:table-cell office:value-type="float" office:value="0.7870301">
                <text:p>0.78703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92716">
                <text:p>4.92716</text:p>
              </table:table-cell>
              <table:table-cell office:value-type="float" office:value="0.7870984">
                <text:p>0.78709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938721">
                <text:p>4.938721</text:p>
              </table:table-cell>
              <table:table-cell office:value-type="float" office:value="0.7877606">
                <text:p>0.78776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950622">
                <text:p>4.950622</text:p>
              </table:table-cell>
              <table:table-cell office:value-type="float" office:value="0.7883538">
                <text:p>0.78835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962318">
                <text:p>4.962318</text:p>
              </table:table-cell>
              <table:table-cell office:value-type="float" office:value="0.7903086">
                <text:p>0.79030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77038">
                <text:p>4.977038</text:p>
              </table:table-cell>
              <table:table-cell office:value-type="float" office:value="0.792797">
                <text:p>0.7927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91136">
                <text:p>4.991136</text:p>
              </table:table-cell>
              <table:table-cell office:value-type="float" office:value="0.7959538">
                <text:p>0.79595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002594">
                <text:p>5.002594</text:p>
              </table:table-cell>
              <table:table-cell office:value-type="float" office:value="0.7989744">
                <text:p>0.79897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015218">
                <text:p>5.015218</text:p>
              </table:table-cell>
              <table:table-cell office:value-type="float" office:value="0.8027785">
                <text:p>0.80277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02765">
                <text:p>5.02765</text:p>
              </table:table-cell>
              <table:table-cell office:value-type="float" office:value="0.8066545">
                <text:p>0.8066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038908">
                <text:p>5.038908</text:p>
              </table:table-cell>
              <table:table-cell office:value-type="float" office:value="0.8108827">
                <text:p>0.81088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051233">
                <text:p>5.051233</text:p>
              </table:table-cell>
              <table:table-cell office:value-type="float" office:value="0.8158634">
                <text:p>0.81586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063102">
                <text:p>5.063102</text:p>
              </table:table-cell>
              <table:table-cell office:value-type="float" office:value="0.8209125">
                <text:p>0.8209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075632">
                <text:p>5.075632</text:p>
              </table:table-cell>
              <table:table-cell office:value-type="float" office:value="0.8267633">
                <text:p>0.82676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087609">
                <text:p>5.087609</text:p>
              </table:table-cell>
              <table:table-cell office:value-type="float" office:value="0.8320749">
                <text:p>0.83207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98684">
                <text:p>5.098684</text:p>
              </table:table-cell>
              <table:table-cell office:value-type="float" office:value="0.8384873">
                <text:p>0.83848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111169">
                <text:p>5.111169</text:p>
              </table:table-cell>
              <table:table-cell office:value-type="float" office:value="0.8450245">
                <text:p>0.84502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122995">
                <text:p>5.122995</text:p>
              </table:table-cell>
              <table:table-cell office:value-type="float" office:value="0.8515308">
                <text:p>0.8515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134837">
                <text:p>5.134837</text:p>
              </table:table-cell>
              <table:table-cell office:value-type="float" office:value="0.8587404">
                <text:p>0.85874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146583">
                <text:p>5.146583</text:p>
              </table:table-cell>
              <table:table-cell office:value-type="float" office:value="0.8653625">
                <text:p>0.8653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158203">
                <text:p>5.158203</text:p>
              </table:table-cell>
              <table:table-cell office:value-type="float" office:value="0.872799">
                <text:p>0.8727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69676">
                <text:p>5.169676</text:p>
              </table:table-cell>
              <table:table-cell office:value-type="float" office:value="0.8805128">
                <text:p>0.88051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181201">
                <text:p>5.181201</text:p>
              </table:table-cell>
              <table:table-cell office:value-type="float" office:value="0.8877666">
                <text:p>0.88776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193314">
                <text:p>5.193314</text:p>
              </table:table-cell>
              <table:table-cell office:value-type="float" office:value="0.8959361">
                <text:p>0.89593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205678">
                <text:p>5.205678</text:p>
              </table:table-cell>
              <table:table-cell office:value-type="float" office:value="0.9036496">
                <text:p>0.9036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21699">
                <text:p>5.21699</text:p>
              </table:table-cell>
              <table:table-cell office:value-type="float" office:value="0.9121673">
                <text:p>0.91216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229229">
                <text:p>5.229229</text:p>
              </table:table-cell>
              <table:table-cell office:value-type="float" office:value="0.9207371">
                <text:p>0.92073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240931">
                <text:p>5.240931</text:p>
              </table:table-cell>
              <table:table-cell office:value-type="float" office:value="0.9283084">
                <text:p>0.9283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252937">
                <text:p>5.252937</text:p>
              </table:table-cell>
              <table:table-cell office:value-type="float" office:value="0.9369944">
                <text:p>0.93699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26555">
                <text:p>5.26555</text:p>
              </table:table-cell>
              <table:table-cell office:value-type="float" office:value="0.9457194">
                <text:p>0.94571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277921">
                <text:p>5.277921</text:p>
              </table:table-cell>
              <table:table-cell office:value-type="float" office:value="0.9544742">
                <text:p>0.95447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290875">
                <text:p>5.290875</text:p>
              </table:table-cell>
              <table:table-cell office:value-type="float" office:value="0.9633493">
                <text:p>0.9633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301922">
                <text:p>5.301922</text:p>
              </table:table-cell>
              <table:table-cell office:value-type="float" office:value="0.9713117">
                <text:p>0.97131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314303">
                <text:p>5.314303</text:p>
              </table:table-cell>
              <table:table-cell office:value-type="float" office:value="0.9799892">
                <text:p>0.97998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326705">
                <text:p>5.326705</text:p>
              </table:table-cell>
              <table:table-cell office:value-type="float" office:value="0.9879143">
                <text:p>0.98791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33777">
                <text:p>5.33777</text:p>
              </table:table-cell>
              <table:table-cell office:value-type="float" office:value="0.9957642">
                <text:p>0.99576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349889">
                <text:p>5.349889</text:p>
              </table:table-cell>
              <table:table-cell office:value-type="float" office:value="1.003567">
                <text:p>1.0035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361206">
                <text:p>5.361206</text:p>
              </table:table-cell>
              <table:table-cell office:value-type="float" office:value="1.011024">
                <text:p>1.0110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374074">
                <text:p>5.374074</text:p>
              </table:table-cell>
              <table:table-cell office:value-type="float" office:value="1.018655">
                <text:p>1.0186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38637">
                <text:p>5.38637</text:p>
              </table:table-cell>
              <table:table-cell office:value-type="float" office:value="1.025952">
                <text:p>1.025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98005">
                <text:p>5.398005</text:p>
              </table:table-cell>
              <table:table-cell office:value-type="float" office:value="1.033166">
                <text:p>1.0331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410271">
                <text:p>5.410271</text:p>
              </table:table-cell>
              <table:table-cell office:value-type="float" office:value="1.039947">
                <text:p>1.0399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421454">
                <text:p>5.421454</text:p>
              </table:table-cell>
              <table:table-cell office:value-type="float" office:value="1.046113">
                <text:p>1.0461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433725">
                <text:p>5.433725</text:p>
              </table:table-cell>
              <table:table-cell office:value-type="float" office:value="1.052459">
                <text:p>1.0524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445892">
                <text:p>5.445892</text:p>
              </table:table-cell>
              <table:table-cell office:value-type="float" office:value="1.058157">
                <text:p>1.0581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57476">
                <text:p>5.457476</text:p>
              </table:table-cell>
              <table:table-cell office:value-type="float" office:value="1.063543">
                <text:p>1.0635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469268">
                <text:p>5.469268</text:p>
              </table:table-cell>
              <table:table-cell office:value-type="float" office:value="1.069038">
                <text:p>1.0690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481215">
                <text:p>5.481215</text:p>
              </table:table-cell>
              <table:table-cell office:value-type="float" office:value="1.07383">
                <text:p>1.073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493675">
                <text:p>5.493675</text:p>
              </table:table-cell>
              <table:table-cell office:value-type="float" office:value="1.078454">
                <text:p>1.0784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505541">
                <text:p>5.505541</text:p>
              </table:table-cell>
              <table:table-cell office:value-type="float" office:value="1.082252">
                <text:p>1.0822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516633">
                <text:p>5.516633</text:p>
              </table:table-cell>
              <table:table-cell office:value-type="float" office:value="1.086044">
                <text:p>1.0860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530971">
                <text:p>5.530971</text:p>
              </table:table-cell>
              <table:table-cell office:value-type="float" office:value="1.088448">
                <text:p>1.0884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542798">
                <text:p>5.542798</text:p>
              </table:table-cell>
              <table:table-cell office:value-type="float" office:value="1.093005">
                <text:p>1.093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555283">
                <text:p>5.555283</text:p>
              </table:table-cell>
              <table:table-cell office:value-type="float" office:value="1.095346">
                <text:p>1.0953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567865">
                <text:p>5.567865</text:p>
              </table:table-cell>
              <table:table-cell office:value-type="float" office:value="1.097567">
                <text:p>1.0975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579449">
                <text:p>5.579449</text:p>
              </table:table-cell>
              <table:table-cell office:value-type="float" office:value="1.099251">
                <text:p>1.0992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592176">
                <text:p>5.592176</text:p>
              </table:table-cell>
              <table:table-cell office:value-type="float" office:value="1.100476">
                <text:p>1.1004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603538">
                <text:p>5.603538</text:p>
              </table:table-cell>
              <table:table-cell office:value-type="float" office:value="1.101367">
                <text:p>1.1013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15808">
                <text:p>5.615808</text:p>
              </table:table-cell>
              <table:table-cell office:value-type="float" office:value="1.101611">
                <text:p>1.1016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629319">
                <text:p>5.629319</text:p>
              </table:table-cell>
              <table:table-cell office:value-type="float" office:value="1.101555">
                <text:p>1.1015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641046">
                <text:p>5.641046</text:p>
              </table:table-cell>
              <table:table-cell office:value-type="float" office:value="1.101111">
                <text:p>1.1011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53631">
                <text:p>5.653631</text:p>
              </table:table-cell>
              <table:table-cell office:value-type="float" office:value="1.100064">
                <text:p>1.100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665765">
                <text:p>5.665765</text:p>
              </table:table-cell>
              <table:table-cell office:value-type="float" office:value="1.098867">
                <text:p>1.0988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77186">
                <text:p>5.677186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88986">
                <text:p>5.688986</text:p>
              </table:table-cell>
              <table:table-cell office:value-type="float" office:value="1.094958">
                <text:p>1.094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700434">
                <text:p>5.700434</text:p>
              </table:table-cell>
              <table:table-cell office:value-type="float" office:value="1.092537">
                <text:p>1.0925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712804">
                <text:p>5.712804</text:p>
              </table:table-cell>
              <table:table-cell office:value-type="float" office:value="1.08956">
                <text:p>1.089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724856">
                <text:p>5.724856</text:p>
              </table:table-cell>
              <table:table-cell office:value-type="float" office:value="1.086639">
                <text:p>1.0866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35735">
                <text:p>5.735735</text:p>
              </table:table-cell>
              <table:table-cell office:value-type="float" office:value="1.082968">
                <text:p>1.082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747755">
                <text:p>5.747755</text:p>
              </table:table-cell>
              <table:table-cell office:value-type="float" office:value="1.079241">
                <text:p>1.0792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760857">
                <text:p>5.760857</text:p>
              </table:table-cell>
              <table:table-cell office:value-type="float" office:value="1.074628">
                <text:p>1.0746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774153">
                <text:p>5.774153</text:p>
              </table:table-cell>
              <table:table-cell office:value-type="float" office:value="1.069402">
                <text:p>1.0694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78592">
                <text:p>5.78592</text:p>
              </table:table-cell>
              <table:table-cell office:value-type="float" office:value="1.06475">
                <text:p>1.064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79774">
                <text:p>5.79774</text:p>
              </table:table-cell>
              <table:table-cell office:value-type="float" office:value="1.059244">
                <text:p>1.0592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809847">
                <text:p>5.809847</text:p>
              </table:table-cell>
              <table:table-cell office:value-type="float" office:value="1.053688">
                <text:p>1.0536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82087">
                <text:p>5.82087</text:p>
              </table:table-cell>
              <table:table-cell office:value-type="float" office:value="1.048489">
                <text:p>1.0484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833221">
                <text:p>5.833221</text:p>
              </table:table-cell>
              <table:table-cell office:value-type="float" office:value="1.042294">
                <text:p>1.042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84585">
                <text:p>5.84585</text:p>
              </table:table-cell>
              <table:table-cell office:value-type="float" office:value="1.036254">
                <text:p>1.0362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857398">
                <text:p>5.857398</text:p>
              </table:table-cell>
              <table:table-cell office:value-type="float" office:value="1.029826">
                <text:p>1.0298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86984">
                <text:p>5.86984</text:p>
              </table:table-cell>
              <table:table-cell office:value-type="float" office:value="1.022843">
                <text:p>1.0228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88171">
                <text:p>5.88171</text:p>
              </table:table-cell>
              <table:table-cell office:value-type="float" office:value="1.016232">
                <text:p>1.016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894078">
                <text:p>5.894078</text:p>
              </table:table-cell>
              <table:table-cell office:value-type="float" office:value="1.009017">
                <text:p>1.0090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906463">
                <text:p>5.906463</text:p>
              </table:table-cell>
              <table:table-cell office:value-type="float" office:value="1.002698">
                <text:p>1.0026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917075">
                <text:p>5.917075</text:p>
              </table:table-cell>
              <table:table-cell office:value-type="float" office:value="0.9955632">
                <text:p>0.9955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929594">
                <text:p>5.929594</text:p>
              </table:table-cell>
              <table:table-cell office:value-type="float" office:value="0.9882848">
                <text:p>0.98828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941232">
                <text:p>5.941232</text:p>
              </table:table-cell>
              <table:table-cell office:value-type="float" office:value="0.9814562">
                <text:p>0.98145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953876">
                <text:p>5.953876</text:p>
              </table:table-cell>
              <table:table-cell office:value-type="float" office:value="0.9736442">
                <text:p>0.97364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966726">
                <text:p>5.966726</text:p>
              </table:table-cell>
              <table:table-cell office:value-type="float" office:value="0.9664394">
                <text:p>0.96643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98008">
                <text:p>5.98008</text:p>
              </table:table-cell>
              <table:table-cell office:value-type="float" office:value="0.9581653">
                <text:p>0.95816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993746">
                <text:p>5.993746</text:p>
              </table:table-cell>
              <table:table-cell office:value-type="float" office:value="0.9498373">
                <text:p>0.9498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007355">
                <text:p>6.007355</text:p>
              </table:table-cell>
              <table:table-cell office:value-type="float" office:value="0.9428481">
                <text:p>0.94284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019861">
                <text:p>6.019861</text:p>
              </table:table-cell>
              <table:table-cell office:value-type="float" office:value="0.9344131">
                <text:p>0.9344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032203">
                <text:p>6.032203</text:p>
              </table:table-cell>
              <table:table-cell office:value-type="float" office:value="0.9270126">
                <text:p>0.9270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44866">
                <text:p>6.044866</text:p>
              </table:table-cell>
              <table:table-cell office:value-type="float" office:value="0.920314">
                <text:p>0.9203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056318">
                <text:p>6.056318</text:p>
              </table:table-cell>
              <table:table-cell office:value-type="float" office:value="0.9135774">
                <text:p>0.91357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068157">
                <text:p>6.068157</text:p>
              </table:table-cell>
              <table:table-cell office:value-type="float" office:value="0.9069545">
                <text:p>0.9069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079662">
                <text:p>6.079662</text:p>
              </table:table-cell>
              <table:table-cell office:value-type="float" office:value="0.9007598">
                <text:p>0.90075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091702">
                <text:p>6.091702</text:p>
              </table:table-cell>
              <table:table-cell office:value-type="float" office:value="0.8949026">
                <text:p>0.89490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102252">
                <text:p>6.102252</text:p>
              </table:table-cell>
              <table:table-cell office:value-type="float" office:value="0.889327">
                <text:p>0.8893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115183">
                <text:p>6.115183</text:p>
              </table:table-cell>
              <table:table-cell office:value-type="float" office:value="0.883257">
                <text:p>0.8832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128618">
                <text:p>6.128618</text:p>
              </table:table-cell>
              <table:table-cell office:value-type="float" office:value="0.879818">
                <text:p>0.8798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40952">
                <text:p>6.140952</text:p>
              </table:table-cell>
              <table:table-cell office:value-type="float" office:value="0.8719305">
                <text:p>0.8719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152792">
                <text:p>6.152792</text:p>
              </table:table-cell>
              <table:table-cell office:value-type="float" office:value="0.8669099">
                <text:p>0.86690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16511">
                <text:p>6.16511</text:p>
              </table:table-cell>
              <table:table-cell office:value-type="float" office:value="0.8622499">
                <text:p>0.86224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176508">
                <text:p>6.176508</text:p>
              </table:table-cell>
              <table:table-cell office:value-type="float" office:value="0.8578491">
                <text:p>0.85784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188649">
                <text:p>6.188649</text:p>
              </table:table-cell>
              <table:table-cell office:value-type="float" office:value="0.8538896">
                <text:p>0.85388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199942">
                <text:p>6.199942</text:p>
              </table:table-cell>
              <table:table-cell office:value-type="float" office:value="0.8502326">
                <text:p>0.85023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12181">
                <text:p>6.212181</text:p>
              </table:table-cell>
              <table:table-cell office:value-type="float" office:value="0.8467754">
                <text:p>0.84677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22363">
                <text:p>6.22363</text:p>
              </table:table-cell>
              <table:table-cell office:value-type="float" office:value="0.8437905">
                <text:p>0.84379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235652">
                <text:p>6.235652</text:p>
              </table:table-cell>
              <table:table-cell office:value-type="float" office:value="0.8410367">
                <text:p>0.84103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247941">
                <text:p>6.247941</text:p>
              </table:table-cell>
              <table:table-cell office:value-type="float" office:value="0.8385905">
                <text:p>0.83859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259505">
                <text:p>6.259505</text:p>
              </table:table-cell>
              <table:table-cell office:value-type="float" office:value="0.8364781">
                <text:p>0.83647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27203">
                <text:p>6.27203</text:p>
              </table:table-cell>
              <table:table-cell office:value-type="float" office:value="0.8347702">
                <text:p>0.83477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285838">
                <text:p>6.285838</text:p>
              </table:table-cell>
              <table:table-cell office:value-type="float" office:value="0.8332012">
                <text:p>0.83320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297974">
                <text:p>6.297974</text:p>
              </table:table-cell>
              <table:table-cell office:value-type="float" office:value="0.8321702">
                <text:p>0.83217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310923">
                <text:p>6.310923</text:p>
              </table:table-cell>
              <table:table-cell office:value-type="float" office:value="0.8315644">
                <text:p>0.83156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322651">
                <text:p>6.322651</text:p>
              </table:table-cell>
              <table:table-cell office:value-type="float" office:value="0.831286">
                <text:p>0.8312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334529">
                <text:p>6.334529</text:p>
              </table:table-cell>
              <table:table-cell office:value-type="float" office:value="0.8315202">
                <text:p>0.83152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347214">
                <text:p>6.347214</text:p>
              </table:table-cell>
              <table:table-cell office:value-type="float" office:value="0.8319626">
                <text:p>0.83196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359086">
                <text:p>6.359086</text:p>
              </table:table-cell>
              <table:table-cell office:value-type="float" office:value="0.8328737">
                <text:p>0.8328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371325">
                <text:p>6.371325</text:p>
              </table:table-cell>
              <table:table-cell office:value-type="float" office:value="0.8341206">
                <text:p>0.8341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382571">
                <text:p>6.382571</text:p>
              </table:table-cell>
              <table:table-cell office:value-type="float" office:value="0.835544">
                <text:p>0.835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395126">
                <text:p>6.395126</text:p>
              </table:table-cell>
              <table:table-cell office:value-type="float" office:value="0.8375934">
                <text:p>0.83759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407368">
                <text:p>6.407368</text:p>
              </table:table-cell>
              <table:table-cell office:value-type="float" office:value="0.8396016">
                <text:p>0.83960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418587">
                <text:p>6.418587</text:p>
              </table:table-cell>
              <table:table-cell office:value-type="float" office:value="0.8422273">
                <text:p>0.84222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43311">
                <text:p>6.43311</text:p>
              </table:table-cell>
              <table:table-cell office:value-type="float" office:value="0.844072">
                <text:p>0.8440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44559">
                <text:p>6.44559</text:p>
              </table:table-cell>
              <table:table-cell office:value-type="float" office:value="0.8487765">
                <text:p>0.84877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457234">
                <text:p>6.457234</text:p>
              </table:table-cell>
              <table:table-cell office:value-type="float" office:value="0.8523737">
                <text:p>0.85237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469119">
                <text:p>6.469119</text:p>
              </table:table-cell>
              <table:table-cell office:value-type="float" office:value="0.8562819">
                <text:p>0.85628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48048">
                <text:p>6.48048</text:p>
              </table:table-cell>
              <table:table-cell office:value-type="float" office:value="0.8600886">
                <text:p>0.86008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492601">
                <text:p>6.492601</text:p>
              </table:table-cell>
              <table:table-cell office:value-type="float" office:value="0.8643547">
                <text:p>0.86435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505841">
                <text:p>6.505841</text:p>
              </table:table-cell>
              <table:table-cell office:value-type="float" office:value="0.8689972">
                <text:p>0.86899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516969">
                <text:p>6.516969</text:p>
              </table:table-cell>
              <table:table-cell office:value-type="float" office:value="0.8738855">
                <text:p>0.87388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528813">
                <text:p>6.528813</text:p>
              </table:table-cell>
              <table:table-cell office:value-type="float" office:value="0.8789037">
                <text:p>0.87890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540195">
                <text:p>6.540195</text:p>
              </table:table-cell>
              <table:table-cell office:value-type="float" office:value="0.8835142">
                <text:p>0.88351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551971">
                <text:p>6.551971</text:p>
              </table:table-cell>
              <table:table-cell office:value-type="float" office:value="0.8889773">
                <text:p>0.88897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563416">
                <text:p>6.563416</text:p>
              </table:table-cell>
              <table:table-cell office:value-type="float" office:value="0.8942497">
                <text:p>0.89424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575671">
                <text:p>6.575671</text:p>
              </table:table-cell>
              <table:table-cell office:value-type="float" office:value="0.8999339">
                <text:p>0.89993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587269">
                <text:p>6.587269</text:p>
              </table:table-cell>
              <table:table-cell office:value-type="float" office:value="0.905214">
                <text:p>0.9052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598717">
                <text:p>6.598717</text:p>
              </table:table-cell>
              <table:table-cell office:value-type="float" office:value="0.9112604">
                <text:p>0.91126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611152">
                <text:p>6.611152</text:p>
              </table:table-cell>
              <table:table-cell office:value-type="float" office:value="0.9173878">
                <text:p>0.91738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622792">
                <text:p>6.622792</text:p>
              </table:table-cell>
              <table:table-cell office:value-type="float" office:value="0.9228802">
                <text:p>0.92288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634651">
                <text:p>6.634651</text:p>
              </table:table-cell>
              <table:table-cell office:value-type="float" office:value="0.9293095">
                <text:p>0.9293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647185">
                <text:p>6.647185</text:p>
              </table:table-cell>
              <table:table-cell office:value-type="float" office:value="0.9353409">
                <text:p>0.93534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65871">
                <text:p>6.65871</text:p>
              </table:table-cell>
              <table:table-cell office:value-type="float" office:value="0.9416295">
                <text:p>0.94162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670573">
                <text:p>6.670573</text:p>
              </table:table-cell>
              <table:table-cell office:value-type="float" office:value="0.947781">
                <text:p>0.9477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682092">
                <text:p>6.682092</text:p>
              </table:table-cell>
              <table:table-cell office:value-type="float" office:value="0.9537057">
                <text:p>0.95370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6943">
                <text:p>6.6943</text:p>
              </table:table-cell>
              <table:table-cell office:value-type="float" office:value="0.9599397">
                <text:p>0.95993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706009">
                <text:p>6.706009</text:p>
              </table:table-cell>
              <table:table-cell office:value-type="float" office:value="0.9655208">
                <text:p>0.96552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717889">
                <text:p>6.717889</text:p>
              </table:table-cell>
              <table:table-cell office:value-type="float" office:value="0.9717428">
                <text:p>0.97174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733076">
                <text:p>6.733076</text:p>
              </table:table-cell>
              <table:table-cell office:value-type="float" office:value="0.9761471">
                <text:p>0.97614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74563">
                <text:p>6.74563</text:p>
              </table:table-cell>
              <table:table-cell office:value-type="float" office:value="0.98511">
                <text:p>0.985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759842">
                <text:p>6.759842</text:p>
              </table:table-cell>
              <table:table-cell office:value-type="float" office:value="0.9916093">
                <text:p>0.99160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770039">
                <text:p>6.770039</text:p>
              </table:table-cell>
              <table:table-cell office:value-type="float" office:value="0.9963352">
                <text:p>0.99633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783631">
                <text:p>6.783631</text:p>
              </table:table-cell>
              <table:table-cell office:value-type="float" office:value="1.002856">
                <text:p>1.0028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79674">
                <text:p>6.79674</text:p>
              </table:table-cell>
              <table:table-cell office:value-type="float" office:value="1.009019">
                <text:p>1.0090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808801">
                <text:p>6.808801</text:p>
              </table:table-cell>
              <table:table-cell office:value-type="float" office:value="1.014015">
                <text:p>1.0140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819561">
                <text:p>6.819561</text:p>
              </table:table-cell>
              <table:table-cell office:value-type="float" office:value="1.018553">
                <text:p>1.0185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832351">
                <text:p>6.832351</text:p>
              </table:table-cell>
              <table:table-cell office:value-type="float" office:value="1.023347">
                <text:p>1.0233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844275">
                <text:p>6.844275</text:p>
              </table:table-cell>
              <table:table-cell office:value-type="float" office:value="1.027726">
                <text:p>1.0277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85591">
                <text:p>6.85591</text:p>
              </table:table-cell>
              <table:table-cell office:value-type="float" office:value="1.031647">
                <text:p>1.0316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867481">
                <text:p>6.867481</text:p>
              </table:table-cell>
              <table:table-cell office:value-type="float" office:value="1.035589">
                <text:p>1.0355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878916">
                <text:p>6.878916</text:p>
              </table:table-cell>
              <table:table-cell office:value-type="float" office:value="1.03938">
                <text:p>1.03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891479">
                <text:p>6.891479</text:p>
              </table:table-cell>
              <table:table-cell office:value-type="float" office:value="1.042969">
                <text:p>1.0429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902246">
                <text:p>6.902246</text:p>
              </table:table-cell>
              <table:table-cell office:value-type="float" office:value="1.045921">
                <text:p>1.0459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914355">
                <text:p>6.914355</text:p>
              </table:table-cell>
              <table:table-cell office:value-type="float" office:value="1.048896">
                <text:p>1.048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926593">
                <text:p>6.926593</text:p>
              </table:table-cell>
              <table:table-cell office:value-type="float" office:value="1.051526">
                <text:p>1.0515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937916">
                <text:p>6.937916</text:p>
              </table:table-cell>
              <table:table-cell office:value-type="float" office:value="1.053884">
                <text:p>1.0538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950013">
                <text:p>6.950013</text:p>
              </table:table-cell>
              <table:table-cell office:value-type="float" office:value="1.056014">
                <text:p>1.0560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961815">
                <text:p>6.961815</text:p>
              </table:table-cell>
              <table:table-cell office:value-type="float" office:value="1.057844">
                <text:p>1.0578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973875">
                <text:p>6.973875</text:p>
              </table:table-cell>
              <table:table-cell office:value-type="float" office:value="1.059287">
                <text:p>1.0592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985252">
                <text:p>6.985252</text:p>
              </table:table-cell>
              <table:table-cell office:value-type="float" office:value="1.060524">
                <text:p>1.0605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996898">
                <text:p>6.996898</text:p>
              </table:table-cell>
              <table:table-cell office:value-type="float" office:value="1.061387">
                <text:p>1.0613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009501">
                <text:p>7.009501</text:p>
              </table:table-cell>
              <table:table-cell office:value-type="float" office:value="1.062029">
                <text:p>1.0620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020716">
                <text:p>7.020716</text:p>
              </table:table-cell>
              <table:table-cell office:value-type="float" office:value="1.062358">
                <text:p>1.0623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035067">
                <text:p>7.035067</text:p>
              </table:table-cell>
              <table:table-cell office:value-type="float" office:value="1.062361">
                <text:p>1.0623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047456">
                <text:p>7.047456</text:p>
              </table:table-cell>
              <table:table-cell office:value-type="float" office:value="1.061979">
                <text:p>1.0619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059602">
                <text:p>7.059602</text:p>
              </table:table-cell>
              <table:table-cell office:value-type="float" office:value="1.06125">
                <text:p>1.06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071392">
                <text:p>7.071392</text:p>
              </table:table-cell>
              <table:table-cell office:value-type="float" office:value="1.060303">
                <text:p>1.0603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082739">
                <text:p>7.082739</text:p>
              </table:table-cell>
              <table:table-cell office:value-type="float" office:value="1.059172">
                <text:p>1.0591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094932">
                <text:p>7.094932</text:p>
              </table:table-cell>
              <table:table-cell office:value-type="float" office:value="1.057503">
                <text:p>1.0575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107037">
                <text:p>7.107037</text:p>
              </table:table-cell>
              <table:table-cell office:value-type="float" office:value="1.055911">
                <text:p>1.0559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118119">
                <text:p>7.118119</text:p>
              </table:table-cell>
              <table:table-cell office:value-type="float" office:value="1.053773">
                <text:p>1.0537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13163">
                <text:p>7.13163</text:p>
              </table:table-cell>
              <table:table-cell office:value-type="float" office:value="1.051062">
                <text:p>1.0510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144359">
                <text:p>7.144359</text:p>
              </table:table-cell>
              <table:table-cell office:value-type="float" office:value="1.04849">
                <text:p>1.048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156525">
                <text:p>7.156525</text:p>
              </table:table-cell>
              <table:table-cell office:value-type="float" office:value="1.045445">
                <text:p>1.0454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168271">
                <text:p>7.168271</text:p>
              </table:table-cell>
              <table:table-cell office:value-type="float" office:value="1.042186">
                <text:p>1.0421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179811">
                <text:p>7.179811</text:p>
              </table:table-cell>
              <table:table-cell office:value-type="float" office:value="1.03903">
                <text:p>1.039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192159">
                <text:p>7.192159</text:p>
              </table:table-cell>
              <table:table-cell office:value-type="float" office:value="1.0353">
                <text:p>1.03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202973">
                <text:p>7.202973</text:p>
              </table:table-cell>
              <table:table-cell office:value-type="float" office:value="1.031854">
                <text:p>1.0318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215451">
                <text:p>7.215451</text:p>
              </table:table-cell>
              <table:table-cell office:value-type="float" office:value="1.027636">
                <text:p>1.0276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227587">
                <text:p>7.227587</text:p>
              </table:table-cell>
              <table:table-cell office:value-type="float" office:value="1.023845">
                <text:p>1.0238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238801">
                <text:p>7.238801</text:p>
              </table:table-cell>
              <table:table-cell office:value-type="float" office:value="1.019499">
                <text:p>1.0194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251086">
                <text:p>7.251086</text:p>
              </table:table-cell>
              <table:table-cell office:value-type="float" office:value="1.014864">
                <text:p>1.0148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262875">
                <text:p>7.262875</text:p>
              </table:table-cell>
              <table:table-cell office:value-type="float" office:value="1.010292">
                <text:p>1.0102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275496">
                <text:p>7.275496</text:p>
              </table:table-cell>
              <table:table-cell office:value-type="float" office:value="1.005338">
                <text:p>1.0053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287476">
                <text:p>7.287476</text:p>
              </table:table-cell>
              <table:table-cell office:value-type="float" office:value="1.000762">
                <text:p>1.0007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298655">
                <text:p>7.298655</text:p>
              </table:table-cell>
              <table:table-cell office:value-type="float" office:value="0.9955673">
                <text:p>0.99556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311717">
                <text:p>7.311717</text:p>
              </table:table-cell>
              <table:table-cell office:value-type="float" office:value="0.9901888">
                <text:p>0.99018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323294">
                <text:p>7.323294</text:p>
              </table:table-cell>
              <table:table-cell office:value-type="float" office:value="0.9852495">
                <text:p>0.98524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33695">
                <text:p>7.33695</text:p>
              </table:table-cell>
              <table:table-cell office:value-type="float" office:value="0.981558">
                <text:p>0.9815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34937">
                <text:p>7.34937</text:p>
              </table:table-cell>
              <table:table-cell office:value-type="float" office:value="0.9738461">
                <text:p>0.97384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360887">
                <text:p>7.360887</text:p>
              </table:table-cell>
              <table:table-cell office:value-type="float" office:value="0.9687015">
                <text:p>0.96870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373351">
                <text:p>7.373351</text:p>
              </table:table-cell>
              <table:table-cell office:value-type="float" office:value="0.9633891">
                <text:p>0.96338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385401">
                <text:p>7.385401</text:p>
              </table:table-cell>
              <table:table-cell office:value-type="float" office:value="0.9582757">
                <text:p>0.95827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396833">
                <text:p>7.396833</text:p>
              </table:table-cell>
              <table:table-cell office:value-type="float" office:value="0.952996">
                <text:p>0.9529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409115">
                <text:p>7.409115</text:p>
              </table:table-cell>
              <table:table-cell office:value-type="float" office:value="0.9476802">
                <text:p>0.94768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42043">
                <text:p>7.42043</text:p>
              </table:table-cell>
              <table:table-cell office:value-type="float" office:value="0.9427449">
                <text:p>0.94274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43304">
                <text:p>7.43304</text:p>
              </table:table-cell>
              <table:table-cell office:value-type="float" office:value="0.9373208">
                <text:p>0.93732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445093">
                <text:p>7.445093</text:p>
              </table:table-cell>
              <table:table-cell office:value-type="float" office:value="0.9325917">
                <text:p>0.93259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456661">
                <text:p>7.456661</text:p>
              </table:table-cell>
              <table:table-cell office:value-type="float" office:value="0.9277781">
                <text:p>0.92777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46825">
                <text:p>7.46825</text:p>
              </table:table-cell>
              <table:table-cell office:value-type="float" office:value="0.9227924">
                <text:p>0.92279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479444">
                <text:p>7.479444</text:p>
              </table:table-cell>
              <table:table-cell office:value-type="float" office:value="0.9184834">
                <text:p>0.91848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491908">
                <text:p>7.491908</text:p>
              </table:table-cell>
              <table:table-cell office:value-type="float" office:value="0.9141709">
                <text:p>0.91417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50315">
                <text:p>7.50315</text:p>
              </table:table-cell>
              <table:table-cell office:value-type="float" office:value="0.9096254">
                <text:p>0.90962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515315">
                <text:p>7.515315</text:p>
              </table:table-cell>
              <table:table-cell office:value-type="float" office:value="0.9052998">
                <text:p>0.90529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528626">
                <text:p>7.528626</text:p>
              </table:table-cell>
              <table:table-cell office:value-type="float" office:value="0.9010428">
                <text:p>0.90104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540136">
                <text:p>7.540136</text:p>
              </table:table-cell>
              <table:table-cell office:value-type="float" office:value="0.8971618">
                <text:p>0.89716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552294">
                <text:p>7.552294</text:p>
              </table:table-cell>
              <table:table-cell office:value-type="float" office:value="0.8933748">
                <text:p>0.89337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56589">
                <text:p>7.56589</text:p>
              </table:table-cell>
              <table:table-cell office:value-type="float" office:value="0.88946">
                <text:p>0.889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577984">
                <text:p>7.577984</text:p>
              </table:table-cell>
              <table:table-cell office:value-type="float" office:value="0.8860112">
                <text:p>0.88601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590487">
                <text:p>7.590487</text:p>
              </table:table-cell>
              <table:table-cell office:value-type="float" office:value="0.8829108">
                <text:p>0.88291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601188">
                <text:p>7.601188</text:p>
              </table:table-cell>
              <table:table-cell office:value-type="float" office:value="0.8801861">
                <text:p>0.88018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61315">
                <text:p>7.61315</text:p>
              </table:table-cell>
              <table:table-cell office:value-type="float" office:value="0.8776883">
                <text:p>0.87768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630489">
                <text:p>7.630489</text:p>
              </table:table-cell>
              <table:table-cell office:value-type="float" office:value="0.8753811">
                <text:p>0.87538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641782">
                <text:p>7.641782</text:p>
              </table:table-cell>
              <table:table-cell office:value-type="float" office:value="0.8723688">
                <text:p>0.87236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653673">
                <text:p>7.653673</text:p>
              </table:table-cell>
              <table:table-cell office:value-type="float" office:value="0.8705938">
                <text:p>0.87059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666447">
                <text:p>7.666447</text:p>
              </table:table-cell>
              <table:table-cell office:value-type="float" office:value="0.8690825">
                <text:p>0.86908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680524">
                <text:p>7.680524</text:p>
              </table:table-cell>
              <table:table-cell office:value-type="float" office:value="0.8675967">
                <text:p>0.86759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693042">
                <text:p>7.693042</text:p>
              </table:table-cell>
              <table:table-cell office:value-type="float" office:value="0.8666017">
                <text:p>0.86660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705378">
                <text:p>7.705378</text:p>
              </table:table-cell>
              <table:table-cell office:value-type="float" office:value="0.8658394">
                <text:p>0.86583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716474">
                <text:p>7.716474</text:p>
              </table:table-cell>
              <table:table-cell office:value-type="float" office:value="0.8654655">
                <text:p>0.86546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7285">
                <text:p>7.7285</text:p>
              </table:table-cell>
              <table:table-cell office:value-type="float" office:value="0.8652743">
                <text:p>0.86527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739865">
                <text:p>7.739865</text:p>
              </table:table-cell>
              <table:table-cell office:value-type="float" office:value="0.8653432">
                <text:p>0.86534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75172">
                <text:p>7.75172</text:p>
              </table:table-cell>
              <table:table-cell office:value-type="float" office:value="0.8657085">
                <text:p>0.8657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762765">
                <text:p>7.762765</text:p>
              </table:table-cell>
              <table:table-cell office:value-type="float" office:value="0.8661803">
                <text:p>0.86618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775393">
                <text:p>7.775393</text:p>
              </table:table-cell>
              <table:table-cell office:value-type="float" office:value="0.8670633">
                <text:p>0.86706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786726">
                <text:p>7.786726</text:p>
              </table:table-cell>
              <table:table-cell office:value-type="float" office:value="0.8680171">
                <text:p>0.86801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797674">
                <text:p>7.797674</text:p>
              </table:table-cell>
              <table:table-cell office:value-type="float" office:value="0.8693281">
                <text:p>0.86932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811322">
                <text:p>7.811322</text:p>
              </table:table-cell>
              <table:table-cell office:value-type="float" office:value="0.8710264">
                <text:p>0.87102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823717">
                <text:p>7.823717</text:p>
              </table:table-cell>
              <table:table-cell office:value-type="float" office:value="0.8728286">
                <text:p>0.87282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83649">
                <text:p>7.83649</text:p>
              </table:table-cell>
              <table:table-cell office:value-type="float" office:value="0.875055">
                <text:p>0.8750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849916">
                <text:p>7.849916</text:p>
              </table:table-cell>
              <table:table-cell office:value-type="float" office:value="0.8776578">
                <text:p>0.87765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861411">
                <text:p>7.861411</text:p>
              </table:table-cell>
              <table:table-cell office:value-type="float" office:value="0.880061">
                <text:p>0.8800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875078">
                <text:p>7.875078</text:p>
              </table:table-cell>
              <table:table-cell office:value-type="float" office:value="0.8831775">
                <text:p>0.8831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888033">
                <text:p>7.888033</text:p>
              </table:table-cell>
              <table:table-cell office:value-type="float" office:value="0.8860401">
                <text:p>0.88604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899941">
                <text:p>7.899941</text:p>
              </table:table-cell>
              <table:table-cell office:value-type="float" office:value="0.8895125">
                <text:p>0.88951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912465">
                <text:p>7.912465</text:p>
              </table:table-cell>
              <table:table-cell office:value-type="float" office:value="0.8928512">
                <text:p>0.89285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923815">
                <text:p>7.923815</text:p>
              </table:table-cell>
              <table:table-cell office:value-type="float" office:value="0.896137">
                <text:p>0.8961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93572">
                <text:p>7.93572</text:p>
              </table:table-cell>
              <table:table-cell office:value-type="float" office:value="0.8998576">
                <text:p>0.89985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953542">
                <text:p>7.953542</text:p>
              </table:table-cell>
              <table:table-cell office:value-type="float" office:value="0.9035019">
                <text:p>0.90350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966559">
                <text:p>7.966559</text:p>
              </table:table-cell>
              <table:table-cell office:value-type="float" office:value="0.9095402">
                <text:p>0.90954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978438">
                <text:p>7.978438</text:p>
              </table:table-cell>
              <table:table-cell office:value-type="float" office:value="0.9138278">
                <text:p>0.91382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991317">
                <text:p>7.991317</text:p>
              </table:table-cell>
              <table:table-cell office:value-type="float" office:value="0.9181334">
                <text:p>0.91813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.002172">
                <text:p>8.002172</text:p>
              </table:table-cell>
              <table:table-cell office:value-type="float" office:value="0.9222178">
                <text:p>0.92221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014775">
                <text:p>8.014775</text:p>
              </table:table-cell>
              <table:table-cell office:value-type="float" office:value="0.9268416">
                <text:p>0.92684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026875">
                <text:p>8.026875</text:p>
              </table:table-cell>
              <table:table-cell office:value-type="float" office:value="0.9309156">
                <text:p>0.93091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.038986">
                <text:p>8.038986</text:p>
              </table:table-cell>
              <table:table-cell office:value-type="float" office:value="0.9356412">
                <text:p>0.93564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.050974">
                <text:p>8.050974</text:p>
              </table:table-cell>
              <table:table-cell office:value-type="float" office:value="0.940274">
                <text:p>0.9402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.062755">
                <text:p>8.062755</text:p>
              </table:table-cell>
              <table:table-cell office:value-type="float" office:value="0.9446864">
                <text:p>0.94468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.075177">
                <text:p>8.075177</text:p>
              </table:table-cell>
              <table:table-cell office:value-type="float" office:value="0.9493958">
                <text:p>0.94939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.08701">
                <text:p>8.08701</text:p>
              </table:table-cell>
              <table:table-cell office:value-type="float" office:value="0.9536104">
                <text:p>0.95361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.098973">
                <text:p>8.098973</text:p>
              </table:table-cell>
              <table:table-cell office:value-type="float" office:value="0.9583392">
                <text:p>0.95833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.110852">
                <text:p>8.110852</text:p>
              </table:table-cell>
              <table:table-cell office:value-type="float" office:value="0.9628746">
                <text:p>0.96287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.122558">
                <text:p>8.122558</text:p>
              </table:table-cell>
              <table:table-cell office:value-type="float" office:value="0.9670362">
                <text:p>0.96703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.13433">
                <text:p>8.13433</text:p>
              </table:table-cell>
              <table:table-cell office:value-type="float" office:value="0.9715716">
                <text:p>0.97157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.147468">
                <text:p>8.147468</text:p>
              </table:table-cell>
              <table:table-cell office:value-type="float" office:value="0.9758198">
                <text:p>0.97581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.15946">
                <text:p>8.15946</text:p>
              </table:table-cell>
              <table:table-cell office:value-type="float" office:value="0.9803244">
                <text:p>0.98032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.172124">
                <text:p>8.172124</text:p>
              </table:table-cell>
              <table:table-cell office:value-type="float" office:value="0.9848213">
                <text:p>0.98482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.183372">
                <text:p>8.183372</text:p>
              </table:table-cell>
              <table:table-cell office:value-type="float" office:value="0.9887883">
                <text:p>0.98878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.196041">
                <text:p>8.196041</text:p>
              </table:table-cell>
              <table:table-cell office:value-type="float" office:value="0.992834">
                <text:p>0.9928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.207847">
                <text:p>8.207847</text:p>
              </table:table-cell>
              <table:table-cell office:value-type="float" office:value="0.9963211">
                <text:p>0.99632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.218665">
                <text:p>8.218665</text:p>
              </table:table-cell>
              <table:table-cell office:value-type="float" office:value="0.9999849">
                <text:p>0.99998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.23093">
                <text:p>8.23093</text:p>
              </table:table-cell>
              <table:table-cell office:value-type="float" office:value="1.003585">
                <text:p>1.0035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.242643">
                <text:p>8.242643</text:p>
              </table:table-cell>
              <table:table-cell office:value-type="float" office:value="1.006936">
                <text:p>1.0069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.254676">
                <text:p>8.254676</text:p>
              </table:table-cell>
              <table:table-cell office:value-type="float" office:value="1.010092">
                <text:p>1.0100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.268112">
                <text:p>8.268112</text:p>
              </table:table-cell>
              <table:table-cell office:value-type="float" office:value="1.013423">
                <text:p>1.0134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.279881">
                <text:p>8.279881</text:p>
              </table:table-cell>
              <table:table-cell office:value-type="float" office:value="1.016433">
                <text:p>1.0164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.292185">
                <text:p>8.292185</text:p>
              </table:table-cell>
              <table:table-cell office:value-type="float" office:value="1.019071">
                <text:p>1.0190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.303707">
                <text:p>8.303707</text:p>
              </table:table-cell>
              <table:table-cell office:value-type="float" office:value="1.021568">
                <text:p>1.0215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.31679">
                <text:p>8.31679</text:p>
              </table:table-cell>
              <table:table-cell office:value-type="float" office:value="1.023958">
                <text:p>1.0239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.329002">
                <text:p>8.329002</text:p>
              </table:table-cell>
              <table:table-cell office:value-type="float" office:value="1.026133">
                <text:p>1.0261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340601">
                <text:p>8.340601</text:p>
              </table:table-cell>
              <table:table-cell office:value-type="float" office:value="1.027851">
                <text:p>1.0278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.352569">
                <text:p>8.352569</text:p>
              </table:table-cell>
              <table:table-cell office:value-type="float" office:value="1.029475">
                <text:p>1.0294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.364682">
                <text:p>8.364682</text:p>
              </table:table-cell>
              <table:table-cell office:value-type="float" office:value="1.030931">
                <text:p>1.0309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.376223">
                <text:p>8.376223</text:p>
              </table:table-cell>
              <table:table-cell office:value-type="float" office:value="1.032066">
                <text:p>1.0320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.388262">
                <text:p>8.388262</text:p>
              </table:table-cell>
              <table:table-cell office:value-type="float" office:value="1.033007">
                <text:p>1.0330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.399822">
                <text:p>8.399822</text:p>
              </table:table-cell>
              <table:table-cell office:value-type="float" office:value="1.033787">
                <text:p>1.0337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.411849">
                <text:p>8.411849</text:p>
              </table:table-cell>
              <table:table-cell office:value-type="float" office:value="1.034294">
                <text:p>1.0342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.423565">
                <text:p>8.423565</text:p>
              </table:table-cell>
              <table:table-cell office:value-type="float" office:value="1.034635">
                <text:p>1.0346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.435824">
                <text:p>8.435824</text:p>
              </table:table-cell>
              <table:table-cell office:value-type="float" office:value="1.034653">
                <text:p>1.0346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.448681">
                <text:p>8.448681</text:p>
              </table:table-cell>
              <table:table-cell office:value-type="float" office:value="1.034494">
                <text:p>1.0344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.460276">
                <text:p>8.460276</text:p>
              </table:table-cell>
              <table:table-cell office:value-type="float" office:value="1.034108">
                <text:p>1.0341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.472733">
                <text:p>8.472733</text:p>
              </table:table-cell>
              <table:table-cell office:value-type="float" office:value="1.033457">
                <text:p>1.0334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.484387">
                <text:p>8.484387</text:p>
              </table:table-cell>
              <table:table-cell office:value-type="float" office:value="1.032718">
                <text:p>1.0327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.49645">
                <text:p>8.49645</text:p>
              </table:table-cell>
              <table:table-cell office:value-type="float" office:value="1.03156">
                <text:p>1.031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.508671">
                <text:p>8.508671</text:p>
              </table:table-cell>
              <table:table-cell office:value-type="float" office:value="1.030292">
                <text:p>1.0302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.519475">
                <text:p>8.519475</text:p>
              </table:table-cell>
              <table:table-cell office:value-type="float" office:value="1.028905">
                <text:p>1.0289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.532121">
                <text:p>8.532121</text:p>
              </table:table-cell>
              <table:table-cell office:value-type="float" office:value="1.027151">
                <text:p>1.0271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.543278">
                <text:p>8.543278</text:p>
              </table:table-cell>
              <table:table-cell office:value-type="float" office:value="1.025486">
                <text:p>1.0254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.555331">
                <text:p>8.555331</text:p>
              </table:table-cell>
              <table:table-cell office:value-type="float" office:value="1.023479">
                <text:p>1.0234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.57297">
                <text:p>8.57297</text:p>
              </table:table-cell>
              <table:table-cell office:value-type="float" office:value="1.021365">
                <text:p>1.0213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.58512">
                <text:p>8.58512</text:p>
              </table:table-cell>
              <table:table-cell office:value-type="float" office:value="1.017761">
                <text:p>1.0177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.596686">
                <text:p>8.596686</text:p>
              </table:table-cell>
              <table:table-cell office:value-type="float" office:value="1.014973">
                <text:p>1.0149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.608772">
                <text:p>8.608772</text:p>
              </table:table-cell>
              <table:table-cell office:value-type="float" office:value="1.012155">
                <text:p>1.0121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.619882">
                <text:p>8.619882</text:p>
              </table:table-cell>
              <table:table-cell office:value-type="float" office:value="1.009468">
                <text:p>1.0094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.632087">
                <text:p>8.632087</text:p>
              </table:table-cell>
              <table:table-cell office:value-type="float" office:value="1.006288">
                <text:p>1.0062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.643128">
                <text:p>8.643128</text:p>
              </table:table-cell>
              <table:table-cell office:value-type="float" office:value="1.003337">
                <text:p>1.0033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.655902">
                <text:p>8.655902</text:p>
              </table:table-cell>
              <table:table-cell office:value-type="float" office:value="0.9999318">
                <text:p>0.99993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.667615">
                <text:p>8.667615</text:p>
              </table:table-cell>
              <table:table-cell office:value-type="float" office:value="0.9967162">
                <text:p>0.99671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.679021">
                <text:p>8.679021</text:p>
              </table:table-cell>
              <table:table-cell office:value-type="float" office:value="0.9931387">
                <text:p>0.99313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.691421">
                <text:p>8.691421</text:p>
              </table:table-cell>
              <table:table-cell office:value-type="float" office:value="0.9895014">
                <text:p>0.98950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.702094">
                <text:p>8.702094</text:p>
              </table:table-cell>
              <table:table-cell office:value-type="float" office:value="0.9860768">
                <text:p>0.98607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.714534">
                <text:p>8.714534</text:p>
              </table:table-cell>
              <table:table-cell office:value-type="float" office:value="0.982351">
                <text:p>0.9823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.726488">
                <text:p>8.726488</text:p>
              </table:table-cell>
              <table:table-cell office:value-type="float" office:value="0.9786848">
                <text:p>0.97868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.738446">
                <text:p>8.738446</text:p>
              </table:table-cell>
              <table:table-cell office:value-type="float" office:value="0.9747471">
                <text:p>0.97474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750801">
                <text:p>8.750801</text:p>
              </table:table-cell>
              <table:table-cell office:value-type="float" office:value="0.9706866">
                <text:p>0.97068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.76227">
                <text:p>8.76227</text:p>
              </table:table-cell>
              <table:table-cell office:value-type="float" office:value="0.9669213">
                <text:p>0.96692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.774519">
                <text:p>8.774519</text:p>
              </table:table-cell>
              <table:table-cell office:value-type="float" office:value="0.9630374">
                <text:p>0.96303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.786669">
                <text:p>8.786669</text:p>
              </table:table-cell>
              <table:table-cell office:value-type="float" office:value="0.9592549">
                <text:p>0.95925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.798807">
                <text:p>8.798807</text:p>
              </table:table-cell>
              <table:table-cell office:value-type="float" office:value="0.9549529">
                <text:p>0.95495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.811425">
                <text:p>8.811425</text:p>
              </table:table-cell>
              <table:table-cell office:value-type="float" office:value="0.9510235">
                <text:p>0.9510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.823818">
                <text:p>8.823818</text:p>
              </table:table-cell>
              <table:table-cell office:value-type="float" office:value="0.947302">
                <text:p>0.9473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.837431">
                <text:p>8.837431</text:p>
              </table:table-cell>
              <table:table-cell office:value-type="float" office:value="0.9427695">
                <text:p>0.94276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849366">
                <text:p>8.849366</text:p>
              </table:table-cell>
              <table:table-cell office:value-type="float" office:value="0.9389368">
                <text:p>0.93893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.86125">
                <text:p>8.86125</text:p>
              </table:table-cell>
              <table:table-cell office:value-type="float" office:value="0.9352745">
                <text:p>0.93527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.873787">
                <text:p>8.873787</text:p>
              </table:table-cell>
              <table:table-cell office:value-type="float" office:value="0.9317595">
                <text:p>0.93175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.884529">
                <text:p>8.884529</text:p>
              </table:table-cell>
              <table:table-cell office:value-type="float" office:value="0.9294645">
                <text:p>0.92946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.89563">
                <text:p>8.89563</text:p>
              </table:table-cell>
              <table:table-cell office:value-type="float" office:value="0.9253982">
                <text:p>0.92539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.90757">
                <text:p>8.90757</text:p>
              </table:table-cell>
              <table:table-cell office:value-type="float" office:value="0.9222633">
                <text:p>0.92226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.918835">
                <text:p>8.918835</text:p>
              </table:table-cell>
              <table:table-cell office:value-type="float" office:value="0.9190098">
                <text:p>0.91900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.931472">
                <text:p>8.931472</text:p>
              </table:table-cell>
              <table:table-cell office:value-type="float" office:value="0.9158895">
                <text:p>0.91588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.94327">
                <text:p>8.94327</text:p>
              </table:table-cell>
              <table:table-cell office:value-type="float" office:value="0.9129528">
                <text:p>0.91295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.95542">
                <text:p>8.95542</text:p>
              </table:table-cell>
              <table:table-cell office:value-type="float" office:value="0.9101745">
                <text:p>0.91017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.967368">
                <text:p>8.967368</text:p>
              </table:table-cell>
              <table:table-cell office:value-type="float" office:value="0.9075789">
                <text:p>0.90757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.978712">
                <text:p>8.978712</text:p>
              </table:table-cell>
              <table:table-cell office:value-type="float" office:value="0.9050786">
                <text:p>0.90507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991333">
                <text:p>8.991333</text:p>
              </table:table-cell>
              <table:table-cell office:value-type="float" office:value="0.9028336">
                <text:p>0.90283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.00257">
                <text:p>9.00257</text:p>
              </table:table-cell>
              <table:table-cell office:value-type="float" office:value="0.9005976">
                <text:p>0.90059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.015509">
                <text:p>9.015509</text:p>
              </table:table-cell>
              <table:table-cell office:value-type="float" office:value="0.8984395">
                <text:p>0.89843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.027806">
                <text:p>9.027806</text:p>
              </table:table-cell>
              <table:table-cell office:value-type="float" office:value="0.8966657">
                <text:p>0.8966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.039889">
                <text:p>9.039889</text:p>
              </table:table-cell>
              <table:table-cell office:value-type="float" office:value="0.8950088">
                <text:p>0.89500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52364">
                <text:p>9.052364</text:p>
              </table:table-cell>
              <table:table-cell office:value-type="float" office:value="0.8934935">
                <text:p>0.89349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.063488">
                <text:p>9.063488</text:p>
              </table:table-cell>
              <table:table-cell office:value-type="float" office:value="0.8921882">
                <text:p>0.89218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.07604">
                <text:p>9.07604</text:p>
              </table:table-cell>
              <table:table-cell office:value-type="float" office:value="0.8911741">
                <text:p>0.89117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088104">
                <text:p>9.088104</text:p>
              </table:table-cell>
              <table:table-cell office:value-type="float" office:value="0.8903121">
                <text:p>0.89031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.099429">
                <text:p>9.099429</text:p>
              </table:table-cell>
              <table:table-cell office:value-type="float" office:value="0.8895984">
                <text:p>0.88959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.111845">
                <text:p>9.111845</text:p>
              </table:table-cell>
              <table:table-cell office:value-type="float" office:value="0.8891071">
                <text:p>0.889107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.123438">
                <text:p>9.123438</text:p>
              </table:table-cell>
              <table:table-cell office:value-type="float" office:value="0.8887575">
                <text:p>0.88875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.136108">
                <text:p>9.136108</text:p>
              </table:table-cell>
              <table:table-cell office:value-type="float" office:value="0.8886911">
                <text:p>0.88869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.148376">
                <text:p>9.148376</text:p>
              </table:table-cell>
              <table:table-cell office:value-type="float" office:value="0.8887702">
                <text:p>0.88877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.160415">
                <text:p>9.160415</text:p>
              </table:table-cell>
              <table:table-cell office:value-type="float" office:value="0.8890398">
                <text:p>0.88903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.172245">
                <text:p>9.172245</text:p>
              </table:table-cell>
              <table:table-cell office:value-type="float" office:value="0.8895293">
                <text:p>0.88952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.183539">
                <text:p>9.183539</text:p>
              </table:table-cell>
              <table:table-cell office:value-type="float" office:value="0.8900887">
                <text:p>0.89008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195667">
                <text:p>9.195667</text:p>
              </table:table-cell>
              <table:table-cell office:value-type="float" office:value="0.8910067">
                <text:p>0.89100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.213097">
                <text:p>9.213097</text:p>
              </table:table-cell>
              <table:table-cell office:value-type="float" office:value="0.8918885">
                <text:p>0.89188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225541">
                <text:p>9.225541</text:p>
              </table:table-cell>
              <table:table-cell office:value-type="float" office:value="0.8937382">
                <text:p>0.89373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237043">
                <text:p>9.237043</text:p>
              </table:table-cell>
              <table:table-cell office:value-type="float" office:value="0.8952817">
                <text:p>0.89528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.249135">
                <text:p>9.249135</text:p>
              </table:table-cell>
              <table:table-cell office:value-type="float" office:value="0.8968987">
                <text:p>0.89689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.261542">
                <text:p>9.261542</text:p>
              </table:table-cell>
              <table:table-cell office:value-type="float" office:value="0.8985993">
                <text:p>0.89859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.27454">
                <text:p>9.27454</text:p>
              </table:table-cell>
              <table:table-cell office:value-type="float" office:value="0.9007827">
                <text:p>0.90078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.286474">
                <text:p>9.286474</text:p>
              </table:table-cell>
              <table:table-cell office:value-type="float" office:value="0.9027743">
                <text:p>0.90277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.298252">
                <text:p>9.298252</text:p>
              </table:table-cell>
              <table:table-cell office:value-type="float" office:value="0.9050621">
                <text:p>0.9050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.310669">
                <text:p>9.310669</text:p>
              </table:table-cell>
              <table:table-cell office:value-type="float" office:value="0.9076457">
                <text:p>0.90764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.322131">
                <text:p>9.322131</text:p>
              </table:table-cell>
              <table:table-cell office:value-type="float" office:value="0.9098524">
                <text:p>0.90985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.335662">
                <text:p>9.335662</text:p>
              </table:table-cell>
              <table:table-cell office:value-type="float" office:value="0.9128207">
                <text:p>0.91282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345988">
                <text:p>9.345988</text:p>
              </table:table-cell>
              <table:table-cell office:value-type="float" office:value="0.9149395">
                <text:p>0.91493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.359461">
                <text:p>9.359461</text:p>
              </table:table-cell>
              <table:table-cell office:value-type="float" office:value="0.9183359">
                <text:p>0.91833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.373542">
                <text:p>9.373542</text:p>
              </table:table-cell>
              <table:table-cell office:value-type="float" office:value="0.9216807">
                <text:p>0.92168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.386608">
                <text:p>9.386608</text:p>
              </table:table-cell>
              <table:table-cell office:value-type="float" office:value="0.9248935">
                <text:p>0.92489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.398467">
                <text:p>9.398467</text:p>
              </table:table-cell>
              <table:table-cell office:value-type="float" office:value="0.9282557">
                <text:p>0.92825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.410739">
                <text:p>9.410739</text:p>
              </table:table-cell>
              <table:table-cell office:value-type="float" office:value="0.931543">
                <text:p>0.9315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422027">
                <text:p>9.422027</text:p>
              </table:table-cell>
              <table:table-cell office:value-type="float" office:value="0.9343709">
                <text:p>0.93437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.433619">
                <text:p>9.433619</text:p>
              </table:table-cell>
              <table:table-cell office:value-type="float" office:value="0.9377369">
                <text:p>0.93773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.445848">
                <text:p>9.445848</text:p>
              </table:table-cell>
              <table:table-cell office:value-type="float" office:value="0.9408444">
                <text:p>0.94084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.457504">
                <text:p>9.457504</text:p>
              </table:table-cell>
              <table:table-cell office:value-type="float" office:value="0.9441766">
                <text:p>0.94417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.469428">
                <text:p>9.469428</text:p>
              </table:table-cell>
              <table:table-cell office:value-type="float" office:value="0.9475781">
                <text:p>0.94757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.481031">
                <text:p>9.481031</text:p>
              </table:table-cell>
              <table:table-cell office:value-type="float" office:value="0.9507875">
                <text:p>0.9507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.493725">
                <text:p>9.493725</text:p>
              </table:table-cell>
              <table:table-cell office:value-type="float" office:value="0.9542941">
                <text:p>0.95429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.505969">
                <text:p>9.505969</text:p>
              </table:table-cell>
              <table:table-cell office:value-type="float" office:value="0.9574966">
                <text:p>0.95749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.517177">
                <text:p>9.517177</text:p>
              </table:table-cell>
              <table:table-cell office:value-type="float" office:value="0.9608573">
                <text:p>0.96085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531862">
                <text:p>9.531862</text:p>
              </table:table-cell>
              <table:table-cell office:value-type="float" office:value="0.9628832">
                <text:p>0.96288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.545684">
                <text:p>9.545684</text:p>
              </table:table-cell>
              <table:table-cell office:value-type="float" office:value="0.9676377">
                <text:p>0.96763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.55919">
                <text:p>9.55919</text:p>
              </table:table-cell>
              <table:table-cell office:value-type="float" office:value="0.9718947">
                <text:p>0.97189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.571431">
                <text:p>9.571431</text:p>
              </table:table-cell>
              <table:table-cell office:value-type="float" office:value="0.9752182">
                <text:p>0.97521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582465">
                <text:p>9.582465</text:p>
              </table:table-cell>
              <table:table-cell office:value-type="float" office:value="0.9780981">
                <text:p>0.97809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.594698">
                <text:p>9.594698</text:p>
              </table:table-cell>
              <table:table-cell office:value-type="float" office:value="0.9811077">
                <text:p>0.98110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606658">
                <text:p>9.606658</text:p>
              </table:table-cell>
              <table:table-cell office:value-type="float" office:value="0.9836864">
                <text:p>0.98368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.617558">
                <text:p>9.617558</text:p>
              </table:table-cell>
              <table:table-cell office:value-type="float" office:value="0.9864451">
                <text:p>0.98644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.629654">
                <text:p>9.629654</text:p>
              </table:table-cell>
              <table:table-cell office:value-type="float" office:value="0.9891459">
                <text:p>0.98914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642943">
                <text:p>9.642943</text:p>
              </table:table-cell>
              <table:table-cell office:value-type="float" office:value="0.9915416">
                <text:p>0.99154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656315">
                <text:p>9.656315</text:p>
              </table:table-cell>
              <table:table-cell office:value-type="float" office:value="0.9945504">
                <text:p>0.99455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668071">
                <text:p>9.668071</text:p>
              </table:table-cell>
              <table:table-cell office:value-type="float" office:value="0.9967656">
                <text:p>0.99676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679551">
                <text:p>9.679551</text:p>
              </table:table-cell>
              <table:table-cell office:value-type="float" office:value="0.9989709">
                <text:p>0.99897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.691802">
                <text:p>9.691802</text:p>
              </table:table-cell>
              <table:table-cell office:value-type="float" office:value="1.001019">
                <text:p>1.0010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.703104">
                <text:p>9.703104</text:p>
              </table:table-cell>
              <table:table-cell office:value-type="float" office:value="1.002863">
                <text:p>1.0028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.715236">
                <text:p>9.715236</text:p>
              </table:table-cell>
              <table:table-cell office:value-type="float" office:value="1.004571">
                <text:p>1.0045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.727766">
                <text:p>9.727766</text:p>
              </table:table-cell>
              <table:table-cell office:value-type="float" office:value="1.006159">
                <text:p>1.006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.738596">
                <text:p>9.738596</text:p>
              </table:table-cell>
              <table:table-cell office:value-type="float" office:value="1.00755">
                <text:p>1.007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.750584">
                <text:p>9.750584</text:p>
              </table:table-cell>
              <table:table-cell office:value-type="float" office:value="1.008845">
                <text:p>1.0088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.762685">
                <text:p>9.762685</text:p>
              </table:table-cell>
              <table:table-cell office:value-type="float" office:value="1.010025">
                <text:p>1.0100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.775125">
                <text:p>9.775125</text:p>
              </table:table-cell>
              <table:table-cell office:value-type="float" office:value="1.010996">
                <text:p>1.0109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.788771">
                <text:p>9.788771</text:p>
              </table:table-cell>
              <table:table-cell office:value-type="float" office:value="1.011862">
                <text:p>1.0118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.801729">
                <text:p>9.801729</text:p>
              </table:table-cell>
              <table:table-cell office:value-type="float" office:value="1.012588">
                <text:p>1.0125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.814252">
                <text:p>9.814252</text:p>
              </table:table-cell>
              <table:table-cell office:value-type="float" office:value="1.01303">
                <text:p>1.013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.826231">
                <text:p>9.826231</text:p>
              </table:table-cell>
              <table:table-cell office:value-type="float" office:value="1.013324">
                <text:p>1.0133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.837883">
                <text:p>9.837883</text:p>
              </table:table-cell>
              <table:table-cell office:value-type="float" office:value="1.013404">
                <text:p>1.0134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.851189">
                <text:p>9.851189</text:p>
              </table:table-cell>
              <table:table-cell office:value-type="float" office:value="1.013326">
                <text:p>1.0133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863064">
                <text:p>9.863064</text:p>
              </table:table-cell>
              <table:table-cell office:value-type="float" office:value="1.013124">
                <text:p>1.0131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.875286">
                <text:p>9.875286</text:p>
              </table:table-cell>
              <table:table-cell office:value-type="float" office:value="1.012666">
                <text:p>1.0126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887477">
                <text:p>9.887477</text:p>
              </table:table-cell>
              <table:table-cell office:value-type="float" office:value="1.012162">
                <text:p>1.0121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.899068">
                <text:p>9.899068</text:p>
              </table:table-cell>
              <table:table-cell office:value-type="float" office:value="1.011415">
                <text:p>1.0114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.911485">
                <text:p>9.911485</text:p>
              </table:table-cell>
              <table:table-cell office:value-type="float" office:value="1.010482">
                <text:p>1.0104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.923437">
                <text:p>9.923437</text:p>
              </table:table-cell>
              <table:table-cell office:value-type="float" office:value="1.009518">
                <text:p>1.0095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.934958">
                <text:p>9.934958</text:p>
              </table:table-cell>
              <table:table-cell office:value-type="float" office:value="1.008286">
                <text:p>1.0082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.947172">
                <text:p>9.947172</text:p>
              </table:table-cell>
              <table:table-cell office:value-type="float" office:value="1.007073">
                <text:p>1.0070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958393">
                <text:p>9.958393</text:p>
              </table:table-cell>
              <table:table-cell office:value-type="float" office:value="1.005608">
                <text:p>1.0056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.969446">
                <text:p>9.969446</text:p>
              </table:table-cell>
              <table:table-cell office:value-type="float" office:value="1.004509">
                <text:p>1.0045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981425">
                <text:p>9.981425</text:p>
              </table:table-cell>
              <table:table-cell office:value-type="float" office:value="1.002797">
                <text:p>1.0027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.99186">
                <text:p>9.99186</text:p>
              </table:table-cell>
              <table:table-cell office:value-type="float" office:value="1.000985">
                <text:p>1.0009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00295">
                <text:p>10.00295</text:p>
              </table:table-cell>
              <table:table-cell office:value-type="float" office:value="0.9990677">
                <text:p>0.99906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01326">
                <text:p>10.01326</text:p>
              </table:table-cell>
              <table:table-cell office:value-type="float" office:value="0.9975311">
                <text:p>0.99753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0235">
                <text:p>10.0235</text:p>
              </table:table-cell>
              <table:table-cell office:value-type="float" office:value="0.9958252">
                <text:p>0.99582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03401">
                <text:p>10.03401</text:p>
              </table:table-cell>
              <table:table-cell office:value-type="float" office:value="0.9937884">
                <text:p>0.99378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0496">
                <text:p>10.0496</text:p>
              </table:table-cell>
              <table:table-cell office:value-type="float" office:value="0.9909279">
                <text:p>0.99092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.06025">
                <text:p>10.06025</text:p>
              </table:table-cell>
              <table:table-cell office:value-type="float" office:value="0.9886677">
                <text:p>0.98866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07145">
                <text:p>10.07145</text:p>
              </table:table-cell>
              <table:table-cell office:value-type="float" office:value="0.986519">
                <text:p>0.986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.08684">
                <text:p>10.08684</text:p>
              </table:table-cell>
              <table:table-cell office:value-type="float" office:value="0.9832303">
                <text:p>0.98323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.09698">
                <text:p>10.09698</text:p>
              </table:table-cell>
              <table:table-cell office:value-type="float" office:value="0.9807972">
                <text:p>0.98079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1081">
                <text:p>10.1081</text:p>
              </table:table-cell>
              <table:table-cell office:value-type="float" office:value="0.9785742">
                <text:p>0.97857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.12303">
                <text:p>10.12303</text:p>
              </table:table-cell>
              <table:table-cell office:value-type="float" office:value="0.9749824">
                <text:p>0.97498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13385">
                <text:p>10.13385</text:p>
              </table:table-cell>
              <table:table-cell office:value-type="float" office:value="0.9725596">
                <text:p>0.97255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.15457">
                <text:p>10.15457</text:p>
              </table:table-cell>
              <table:table-cell office:value-type="float" office:value="0.9690403">
                <text:p>0.96904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.16906">
                <text:p>10.16906</text:p>
              </table:table-cell>
              <table:table-cell office:value-type="float" office:value="0.9642269">
                <text:p>0.96422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18406">
                <text:p>10.18406</text:p>
              </table:table-cell>
              <table:table-cell office:value-type="float" office:value="0.9606487">
                <text:p>0.96064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19425">
                <text:p>10.19425</text:p>
              </table:table-cell>
              <table:table-cell office:value-type="float" office:value="0.9580745">
                <text:p>0.95807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20634">
                <text:p>10.20634</text:p>
              </table:table-cell>
              <table:table-cell office:value-type="float" office:value="0.9552736">
                <text:p>0.95527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21766">
                <text:p>10.21766</text:p>
              </table:table-cell>
              <table:table-cell office:value-type="float" office:value="0.9523696">
                <text:p>0.95236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22993">
                <text:p>10.22993</text:p>
              </table:table-cell>
              <table:table-cell office:value-type="float" office:value="0.9494867">
                <text:p>0.94948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.24164">
                <text:p>10.24164</text:p>
              </table:table-cell>
              <table:table-cell office:value-type="float" office:value="0.9469512">
                <text:p>0.94695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.2533">
                <text:p>10.2533</text:p>
              </table:table-cell>
              <table:table-cell office:value-type="float" office:value="0.9441867">
                <text:p>0.94418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.2653">
                <text:p>10.2653</text:p>
              </table:table-cell>
              <table:table-cell office:value-type="float" office:value="0.9416071">
                <text:p>0.94160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27684">
                <text:p>10.27684</text:p>
              </table:table-cell>
              <table:table-cell office:value-type="float" office:value="0.9389251">
                <text:p>0.93892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.28891">
                <text:p>10.28891</text:p>
              </table:table-cell>
              <table:table-cell office:value-type="float" office:value="0.9364538">
                <text:p>0.93645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.30004">
                <text:p>10.30004</text:p>
              </table:table-cell>
              <table:table-cell office:value-type="float" office:value="0.9340703">
                <text:p>0.93407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.31245">
                <text:p>10.31245</text:p>
              </table:table-cell>
              <table:table-cell office:value-type="float" office:value="0.9315648">
                <text:p>0.93156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.32369">
                <text:p>10.32369</text:p>
              </table:table-cell>
              <table:table-cell office:value-type="float" office:value="0.929442">
                <text:p>0.9294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.33529">
                <text:p>10.33529</text:p>
              </table:table-cell>
              <table:table-cell office:value-type="float" office:value="0.9271766">
                <text:p>0.92717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.34768">
                <text:p>10.34768</text:p>
              </table:table-cell>
              <table:table-cell office:value-type="float" office:value="0.9251269">
                <text:p>0.92512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.3577">
                <text:p>10.3577</text:p>
              </table:table-cell>
              <table:table-cell office:value-type="float" office:value="0.9234428">
                <text:p>0.92344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.36954">
                <text:p>10.36954</text:p>
              </table:table-cell>
              <table:table-cell office:value-type="float" office:value="0.9213241">
                <text:p>0.92132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.3812">
                <text:p>10.3812</text:p>
              </table:table-cell>
              <table:table-cell office:value-type="float" office:value="0.9195329">
                <text:p>0.91953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.39344">
                <text:p>10.39344</text:p>
              </table:table-cell>
              <table:table-cell office:value-type="float" office:value="0.9177456">
                <text:p>0.91774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.40561">
                <text:p>10.40561</text:p>
              </table:table-cell>
              <table:table-cell office:value-type="float" office:value="0.9162184">
                <text:p>0.91621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.41687">
                <text:p>10.41687</text:p>
              </table:table-cell>
              <table:table-cell office:value-type="float" office:value="0.9146948">
                <text:p>0.91469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42948">
                <text:p>10.42948</text:p>
              </table:table-cell>
              <table:table-cell office:value-type="float" office:value="0.9132493">
                <text:p>0.91324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.44104">
                <text:p>10.44104</text:p>
              </table:table-cell>
              <table:table-cell office:value-type="float" office:value="0.9120482">
                <text:p>0.91204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.45332">
                <text:p>10.45332</text:p>
              </table:table-cell>
              <table:table-cell office:value-type="float" office:value="0.9109269">
                <text:p>0.91092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.46602">
                <text:p>10.46602</text:p>
              </table:table-cell>
              <table:table-cell office:value-type="float" office:value="0.9098927">
                <text:p>0.90989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.47749">
                <text:p>10.47749</text:p>
              </table:table-cell>
              <table:table-cell office:value-type="float" office:value="0.9090719">
                <text:p>0.90907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.49006">
                <text:p>10.49006</text:p>
              </table:table-cell>
              <table:table-cell office:value-type="float" office:value="0.908366">
                <text:p>0.9083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.50088">
                <text:p>10.50088</text:p>
              </table:table-cell>
              <table:table-cell office:value-type="float" office:value="0.9078337">
                <text:p>0.90783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.51285">
                <text:p>10.51285</text:p>
              </table:table-cell>
              <table:table-cell office:value-type="float" office:value="0.9074298">
                <text:p>0.90742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.52491">
                <text:p>10.52491</text:p>
              </table:table-cell>
              <table:table-cell office:value-type="float" office:value="0.9071227">
                <text:p>0.90712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.53579">
                <text:p>10.53579</text:p>
              </table:table-cell>
              <table:table-cell office:value-type="float" office:value="0.9070109">
                <text:p>0.90701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.54791">
                <text:p>10.54791</text:p>
              </table:table-cell>
              <table:table-cell office:value-type="float" office:value="0.9069768">
                <text:p>0.90697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.55969">
                <text:p>10.55969</text:p>
              </table:table-cell>
              <table:table-cell office:value-type="float" office:value="0.9071101">
                <text:p>0.90711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.57183">
                <text:p>10.57183</text:p>
              </table:table-cell>
              <table:table-cell office:value-type="float" office:value="0.9073855">
                <text:p>0.90738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.58354">
                <text:p>10.58354</text:p>
              </table:table-cell>
              <table:table-cell office:value-type="float" office:value="0.9077398">
                <text:p>0.90773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.59597">
                <text:p>10.59597</text:p>
              </table:table-cell>
              <table:table-cell office:value-type="float" office:value="0.9083468">
                <text:p>0.90834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.60801">
                <text:p>10.60801</text:p>
              </table:table-cell>
              <table:table-cell office:value-type="float" office:value="0.9089507">
                <text:p>0.90895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.61884">
                <text:p>10.61884</text:p>
              </table:table-cell>
              <table:table-cell office:value-type="float" office:value="0.9097527">
                <text:p>0.90975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.63294">
                <text:p>10.63294</text:p>
              </table:table-cell>
              <table:table-cell office:value-type="float" office:value="0.9107598">
                <text:p>0.91075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.64535">
                <text:p>10.64535</text:p>
              </table:table-cell>
              <table:table-cell office:value-type="float" office:value="0.9118679">
                <text:p>0.911867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.65689">
                <text:p>10.65689</text:p>
              </table:table-cell>
              <table:table-cell office:value-type="float" office:value="0.9130493">
                <text:p>0.91304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.66823">
                <text:p>10.66823</text:p>
              </table:table-cell>
              <table:table-cell office:value-type="float" office:value="0.9143666">
                <text:p>0.91436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.67984">
                <text:p>10.67984</text:p>
              </table:table-cell>
              <table:table-cell office:value-type="float" office:value="0.9156944">
                <text:p>0.91569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.69188">
                <text:p>10.69188</text:p>
              </table:table-cell>
              <table:table-cell office:value-type="float" office:value="0.9172279">
                <text:p>0.91722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.70275">
                <text:p>10.70275</text:p>
              </table:table-cell>
              <table:table-cell office:value-type="float" office:value="0.9186642">
                <text:p>0.91866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.71498">
                <text:p>10.71498</text:p>
              </table:table-cell>
              <table:table-cell office:value-type="float" office:value="0.9204581">
                <text:p>0.920458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.72732">
                <text:p>10.72732</text:p>
              </table:table-cell>
              <table:table-cell office:value-type="float" office:value="0.9221733">
                <text:p>0.92217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.73868">
                <text:p>10.73868</text:p>
              </table:table-cell>
              <table:table-cell office:value-type="float" office:value="0.9240477">
                <text:p>0.92404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.75067">
                <text:p>10.75067</text:p>
              </table:table-cell>
              <table:table-cell office:value-type="float" office:value="0.9253279">
                <text:p>0.92532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.76194">
                <text:p>10.76194</text:p>
              </table:table-cell>
              <table:table-cell office:value-type="float" office:value="0.9279679">
                <text:p>0.92796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.77407">
                <text:p>10.77407</text:p>
              </table:table-cell>
              <table:table-cell office:value-type="float" office:value="0.9300164">
                <text:p>0.93001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78616">
                <text:p>10.78616</text:p>
              </table:table-cell>
              <table:table-cell office:value-type="float" office:value="0.9321922">
                <text:p>0.93219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79752">
                <text:p>10.79752</text:p>
              </table:table-cell>
              <table:table-cell office:value-type="float" office:value="0.9344512">
                <text:p>0.93445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.80965">
                <text:p>10.80965</text:p>
              </table:table-cell>
              <table:table-cell office:value-type="float" office:value="0.9367385">
                <text:p>0.93673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.82111">
                <text:p>10.82111</text:p>
              </table:table-cell>
              <table:table-cell office:value-type="float" office:value="0.938889">
                <text:p>0.9388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.83307">
                <text:p>10.83307</text:p>
              </table:table-cell>
              <table:table-cell office:value-type="float" office:value="0.9413244">
                <text:p>0.94132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.8457">
                <text:p>10.8457</text:p>
              </table:table-cell>
              <table:table-cell office:value-type="float" office:value="0.9436563">
                <text:p>0.943656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.85772">
                <text:p>10.85772</text:p>
              </table:table-cell>
              <table:table-cell office:value-type="float" office:value="0.9460362">
                <text:p>0.94603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.87106">
                <text:p>10.87106</text:p>
              </table:table-cell>
              <table:table-cell office:value-type="float" office:value="0.9487941">
                <text:p>0.94879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.88199">
                <text:p>10.88199</text:p>
              </table:table-cell>
              <table:table-cell office:value-type="float" office:value="0.9511539">
                <text:p>0.95115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.89523">
                <text:p>10.89523</text:p>
              </table:table-cell>
              <table:table-cell office:value-type="float" office:value="0.9537317">
                <text:p>0.95373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.90752">
                <text:p>10.90752</text:p>
              </table:table-cell>
              <table:table-cell office:value-type="float" office:value="0.9560654">
                <text:p>0.95606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.91886">
                <text:p>10.91886</text:p>
              </table:table-cell>
              <table:table-cell office:value-type="float" office:value="0.9584779">
                <text:p>0.95847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.93232">
                <text:p>10.93232</text:p>
              </table:table-cell>
              <table:table-cell office:value-type="float" office:value="0.9610247">
                <text:p>0.96102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.94481">
                <text:p>10.94481</text:p>
              </table:table-cell>
              <table:table-cell office:value-type="float" office:value="0.9634907">
                <text:p>0.96349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.95613">
                <text:p>10.95613</text:p>
              </table:table-cell>
              <table:table-cell office:value-type="float" office:value="0.9657382">
                <text:p>0.96573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.96879">
                <text:p>10.96879</text:p>
              </table:table-cell>
              <table:table-cell office:value-type="float" office:value="0.967982">
                <text:p>0.9679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.98271">
                <text:p>10.98271</text:p>
              </table:table-cell>
              <table:table-cell office:value-type="float" office:value="0.9705986">
                <text:p>0.97059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.9959">
                <text:p>10.9959</text:p>
              </table:table-cell>
              <table:table-cell office:value-type="float" office:value="0.9730777">
                <text:p>0.97307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.00854">
                <text:p>11.00854</text:p>
              </table:table-cell>
              <table:table-cell office:value-type="float" office:value="0.9750656">
                <text:p>0.97506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.01969">
                <text:p>11.01969</text:p>
              </table:table-cell>
              <table:table-cell office:value-type="float" office:value="0.9771985">
                <text:p>0.97719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03179">
                <text:p>11.03179</text:p>
              </table:table-cell>
              <table:table-cell office:value-type="float" office:value="0.9791436">
                <text:p>0.97914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.04329">
                <text:p>11.04329</text:p>
              </table:table-cell>
              <table:table-cell office:value-type="float" office:value="0.9809248">
                <text:p>0.98092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.0553">
                <text:p>11.0553</text:p>
              </table:table-cell>
              <table:table-cell office:value-type="float" office:value="0.9826552">
                <text:p>0.98265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.06933">
                <text:p>11.06933</text:p>
              </table:table-cell>
              <table:table-cell office:value-type="float" office:value="0.9844975">
                <text:p>0.98449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0834">
                <text:p>11.0834</text:p>
              </table:table-cell>
              <table:table-cell office:value-type="float" office:value="0.9864973">
                <text:p>0.98649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09365">
                <text:p>11.09365</text:p>
              </table:table-cell>
              <table:table-cell office:value-type="float" office:value="0.9877118">
                <text:p>0.98771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.10883">
                <text:p>11.10883</text:p>
              </table:table-cell>
              <table:table-cell office:value-type="float" office:value="0.9893805">
                <text:p>0.98938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.12025">
                <text:p>11.12025</text:p>
              </table:table-cell>
              <table:table-cell office:value-type="float" office:value="0.9907972">
                <text:p>0.99079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.13221">
                <text:p>11.13221</text:p>
              </table:table-cell>
              <table:table-cell office:value-type="float" office:value="0.9919755">
                <text:p>0.99197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.1438">
                <text:p>11.1438</text:p>
              </table:table-cell>
              <table:table-cell office:value-type="float" office:value="0.9930322">
                <text:p>0.99303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.15603">
                <text:p>11.15603</text:p>
              </table:table-cell>
              <table:table-cell office:value-type="float" office:value="0.993952">
                <text:p>0.9939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.16797">
                <text:p>11.16797</text:p>
              </table:table-cell>
              <table:table-cell office:value-type="float" office:value="0.9947583">
                <text:p>0.99475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.17941">
                <text:p>11.17941</text:p>
              </table:table-cell>
              <table:table-cell office:value-type="float" office:value="0.9954867">
                <text:p>0.99548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19152">
                <text:p>11.19152</text:p>
              </table:table-cell>
              <table:table-cell office:value-type="float" office:value="0.996083">
                <text:p>0.9960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.20293">
                <text:p>11.20293</text:p>
              </table:table-cell>
              <table:table-cell office:value-type="float" office:value="0.9965875">
                <text:p>0.99658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21568">
                <text:p>11.21568</text:p>
              </table:table-cell>
              <table:table-cell office:value-type="float" office:value="0.9969286">
                <text:p>0.99692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.22725">
                <text:p>11.22725</text:p>
              </table:table-cell>
              <table:table-cell office:value-type="float" office:value="0.9971742">
                <text:p>0.99717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.23763">
                <text:p>11.23763</text:p>
              </table:table-cell>
              <table:table-cell office:value-type="float" office:value="0.9972844">
                <text:p>0.99728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.24774">
                <text:p>11.24774</text:p>
              </table:table-cell>
              <table:table-cell office:value-type="float" office:value="0.9973385">
                <text:p>0.99733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.26009">
                <text:p>11.26009</text:p>
              </table:table-cell>
              <table:table-cell office:value-type="float" office:value="0.997246">
                <text:p>0.9972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.27339">
                <text:p>11.27339</text:p>
              </table:table-cell>
              <table:table-cell office:value-type="float" office:value="0.9970068">
                <text:p>0.99700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.28592">
                <text:p>11.28592</text:p>
              </table:table-cell>
              <table:table-cell office:value-type="float" office:value="0.9967138">
                <text:p>0.99671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.29742">
                <text:p>11.29742</text:p>
              </table:table-cell>
              <table:table-cell office:value-type="float" office:value="0.9962122">
                <text:p>0.99621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.31039">
                <text:p>11.31039</text:p>
              </table:table-cell>
              <table:table-cell office:value-type="float" office:value="0.995614">
                <text:p>0.9956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.32247">
                <text:p>11.32247</text:p>
              </table:table-cell>
              <table:table-cell office:value-type="float" office:value="0.9949803">
                <text:p>0.994980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33502">
                <text:p>11.33502</text:p>
              </table:table-cell>
              <table:table-cell office:value-type="float" office:value="0.9941422">
                <text:p>0.99414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.34749">
                <text:p>11.34749</text:p>
              </table:table-cell>
              <table:table-cell office:value-type="float" office:value="0.9932262">
                <text:p>0.99322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.35956">
                <text:p>11.35956</text:p>
              </table:table-cell>
              <table:table-cell office:value-type="float" office:value="0.992134">
                <text:p>0.992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.37001">
                <text:p>11.37001</text:p>
              </table:table-cell>
              <table:table-cell office:value-type="float" office:value="0.9918353">
                <text:p>0.9918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.38253">
                <text:p>11.38253</text:p>
              </table:table-cell>
              <table:table-cell office:value-type="float" office:value="0.9899983">
                <text:p>0.98999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.39684">
                <text:p>11.39684</text:p>
              </table:table-cell>
              <table:table-cell office:value-type="float" office:value="0.9884788">
                <text:p>0.98847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.40754">
                <text:p>11.40754</text:p>
              </table:table-cell>
              <table:table-cell office:value-type="float" office:value="0.9874384">
                <text:p>0.98743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.42184">
                <text:p>11.42184</text:p>
              </table:table-cell>
              <table:table-cell office:value-type="float" office:value="0.9855561">
                <text:p>0.98555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.43512">
                <text:p>11.43512</text:p>
              </table:table-cell>
              <table:table-cell office:value-type="float" office:value="0.9837489">
                <text:p>0.98374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4484">
                <text:p>11.4484</text:p>
              </table:table-cell>
              <table:table-cell office:value-type="float" office:value="0.9820492">
                <text:p>0.98204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.46064">
                <text:p>11.46064</text:p>
              </table:table-cell>
              <table:table-cell office:value-type="float" office:value="0.9802129">
                <text:p>0.98021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.47338">
                <text:p>11.47338</text:p>
              </table:table-cell>
              <table:table-cell office:value-type="float" office:value="0.9783673">
                <text:p>0.97836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.48549">
                <text:p>11.48549</text:p>
              </table:table-cell>
              <table:table-cell office:value-type="float" office:value="0.9765615">
                <text:p>0.97656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.49722">
                <text:p>11.49722</text:p>
              </table:table-cell>
              <table:table-cell office:value-type="float" office:value="0.9746107">
                <text:p>0.97461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.50944">
                <text:p>11.50944</text:p>
              </table:table-cell>
              <table:table-cell office:value-type="float" office:value="0.9726424">
                <text:p>0.97264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.52167">
                <text:p>11.52167</text:p>
              </table:table-cell>
              <table:table-cell office:value-type="float" office:value="0.9708142">
                <text:p>0.97081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.53383">
                <text:p>11.53383</text:p>
              </table:table-cell>
              <table:table-cell office:value-type="float" office:value="0.968693">
                <text:p>0.9686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.547">
                <text:p>11.547</text:p>
              </table:table-cell>
              <table:table-cell office:value-type="float" office:value="0.9665775">
                <text:p>0.96657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.56017">
                <text:p>11.56017</text:p>
              </table:table-cell>
              <table:table-cell office:value-type="float" office:value="0.9643266">
                <text:p>0.96432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.57364">
                <text:p>11.57364</text:p>
              </table:table-cell>
              <table:table-cell office:value-type="float" office:value="0.9620718">
                <text:p>0.96207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.58573">
                <text:p>11.58573</text:p>
              </table:table-cell>
              <table:table-cell office:value-type="float" office:value="0.9600088">
                <text:p>0.96000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.59833">
                <text:p>11.59833</text:p>
              </table:table-cell>
              <table:table-cell office:value-type="float" office:value="0.957885">
                <text:p>0.9578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.60851">
                <text:p>11.60851</text:p>
              </table:table-cell>
              <table:table-cell office:value-type="float" office:value="0.9561855">
                <text:p>0.95618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.62014">
                <text:p>11.62014</text:p>
              </table:table-cell>
              <table:table-cell office:value-type="float" office:value="0.953947">
                <text:p>0.9539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.63244">
                <text:p>11.63244</text:p>
              </table:table-cell>
              <table:table-cell office:value-type="float" office:value="0.9519548">
                <text:p>0.95195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.64502">
                <text:p>11.64502</text:p>
              </table:table-cell>
              <table:table-cell office:value-type="float" office:value="0.9499449">
                <text:p>0.94994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.65722">
                <text:p>11.65722</text:p>
              </table:table-cell>
              <table:table-cell office:value-type="float" office:value="0.9479187">
                <text:p>0.94791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.66894">
                <text:p>11.66894</text:p>
              </table:table-cell>
              <table:table-cell office:value-type="float" office:value="0.9466147">
                <text:p>0.94661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.68039">
                <text:p>11.68039</text:p>
              </table:table-cell>
              <table:table-cell office:value-type="float" office:value="0.9440833">
                <text:p>0.94408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.69282">
                <text:p>11.69282</text:p>
              </table:table-cell>
              <table:table-cell office:value-type="float" office:value="0.9421905">
                <text:p>0.94219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.7052">
                <text:p>11.7052</text:p>
              </table:table-cell>
              <table:table-cell office:value-type="float" office:value="0.9405001">
                <text:p>0.9405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.71688">
                <text:p>11.71688</text:p>
              </table:table-cell>
              <table:table-cell office:value-type="float" office:value="0.9386313">
                <text:p>0.93863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.72925">
                <text:p>11.72925</text:p>
              </table:table-cell>
              <table:table-cell office:value-type="float" office:value="0.9368702">
                <text:p>0.93687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.74232">
                <text:p>11.74232</text:p>
              </table:table-cell>
              <table:table-cell office:value-type="float" office:value="0.9351336">
                <text:p>0.93513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75532">
                <text:p>11.75532</text:p>
              </table:table-cell>
              <table:table-cell office:value-type="float" office:value="0.9335572">
                <text:p>0.93355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.76731">
                <text:p>11.76731</text:p>
              </table:table-cell>
              <table:table-cell office:value-type="float" office:value="0.9320465">
                <text:p>0.93204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.77857">
                <text:p>11.77857</text:p>
              </table:table-cell>
              <table:table-cell office:value-type="float" office:value="0.9306551">
                <text:p>0.93065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.79066">
                <text:p>11.79066</text:p>
              </table:table-cell>
              <table:table-cell office:value-type="float" office:value="0.9293698">
                <text:p>0.92936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.80159">
                <text:p>11.80159</text:p>
              </table:table-cell>
              <table:table-cell office:value-type="float" office:value="0.9281837">
                <text:p>0.92818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.81349">
                <text:p>11.81349</text:p>
              </table:table-cell>
              <table:table-cell office:value-type="float" office:value="0.9270476">
                <text:p>0.92704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.82568">
                <text:p>11.82568</text:p>
              </table:table-cell>
              <table:table-cell office:value-type="float" office:value="0.9260286">
                <text:p>0.92602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.83656">
                <text:p>11.83656</text:p>
              </table:table-cell>
              <table:table-cell office:value-type="float" office:value="0.9250944">
                <text:p>0.92509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.84957">
                <text:p>11.84957</text:p>
              </table:table-cell>
              <table:table-cell office:value-type="float" office:value="0.9241536">
                <text:p>0.92415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.8624">
                <text:p>11.8624</text:p>
              </table:table-cell>
              <table:table-cell office:value-type="float" office:value="0.9233319">
                <text:p>0.92333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.87552">
                <text:p>11.87552</text:p>
              </table:table-cell>
              <table:table-cell office:value-type="float" office:value="0.9226199">
                <text:p>0.92261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.88931">
                <text:p>11.88931</text:p>
              </table:table-cell>
              <table:table-cell office:value-type="float" office:value="0.9219533">
                <text:p>0.92195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.90062">
                <text:p>11.90062</text:p>
              </table:table-cell>
              <table:table-cell office:value-type="float" office:value="0.921497">
                <text:p>0.9214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.91349">
                <text:p>11.91349</text:p>
              </table:table-cell>
              <table:table-cell office:value-type="float" office:value="0.9211377">
                <text:p>0.92113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.92605">
                <text:p>11.92605</text:p>
              </table:table-cell>
              <table:table-cell office:value-type="float" office:value="0.9208524">
                <text:p>0.92085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.93755">
                <text:p>11.93755</text:p>
              </table:table-cell>
              <table:table-cell office:value-type="float" office:value="0.9207218">
                <text:p>0.92072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.94955">
                <text:p>11.94955</text:p>
              </table:table-cell>
              <table:table-cell office:value-type="float" office:value="0.9206682">
                <text:p>0.92066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.96198">
                <text:p>11.96198</text:p>
              </table:table-cell>
              <table:table-cell office:value-type="float" office:value="0.9207066">
                <text:p>0.92070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97444">
                <text:p>11.97444</text:p>
              </table:table-cell>
              <table:table-cell office:value-type="float" office:value="0.9208893">
                <text:p>0.92088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9862">
                <text:p>11.9862</text:p>
              </table:table-cell>
              <table:table-cell office:value-type="float" office:value="0.9211142">
                <text:p>0.9211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.99807">
                <text:p>11.99807</text:p>
              </table:table-cell>
              <table:table-cell office:value-type="float" office:value="0.9214906">
                <text:p>0.92149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.01105">
                <text:p>12.01105</text:p>
              </table:table-cell>
              <table:table-cell office:value-type="float" office:value="0.9219649">
                <text:p>0.92196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.0229">
                <text:p>12.0229</text:p>
              </table:table-cell>
              <table:table-cell office:value-type="float" office:value="0.9224685">
                <text:p>0.92246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.03456">
                <text:p>12.03456</text:p>
              </table:table-cell>
              <table:table-cell office:value-type="float" office:value="0.9231353">
                <text:p>0.92313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.04698">
                <text:p>12.04698</text:p>
              </table:table-cell>
              <table:table-cell office:value-type="float" office:value="0.9238132">
                <text:p>0.92381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.05915">
                <text:p>12.05915</text:p>
              </table:table-cell>
              <table:table-cell office:value-type="float" office:value="0.924643">
                <text:p>0.9246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.07151">
                <text:p>12.07151</text:p>
              </table:table-cell>
              <table:table-cell office:value-type="float" office:value="0.9255656">
                <text:p>0.92556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0831">
                <text:p>12.0831</text:p>
              </table:table-cell>
              <table:table-cell office:value-type="float" office:value="0.9265109">
                <text:p>0.92651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0953">
                <text:p>12.0953</text:p>
              </table:table-cell>
              <table:table-cell office:value-type="float" office:value="0.9276209">
                <text:p>0.92762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1073">
                <text:p>12.1073</text:p>
              </table:table-cell>
              <table:table-cell office:value-type="float" office:value="0.928605">
                <text:p>0.9286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.11839">
                <text:p>12.11839</text:p>
              </table:table-cell>
              <table:table-cell office:value-type="float" office:value="0.9298297">
                <text:p>0.92982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13116">
                <text:p>12.13116</text:p>
              </table:table-cell>
              <table:table-cell office:value-type="float" office:value="0.9311424">
                <text:p>0.93114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.14303">
                <text:p>12.14303</text:p>
              </table:table-cell>
              <table:table-cell office:value-type="float" office:value="0.9324324">
                <text:p>0.93243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15547">
                <text:p>12.15547</text:p>
              </table:table-cell>
              <table:table-cell office:value-type="float" office:value="0.9338506">
                <text:p>0.93385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.16721">
                <text:p>12.16721</text:p>
              </table:table-cell>
              <table:table-cell office:value-type="float" office:value="0.9352325">
                <text:p>0.93523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.17898">
                <text:p>12.17898</text:p>
              </table:table-cell>
              <table:table-cell office:value-type="float" office:value="0.9367851">
                <text:p>0.93678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.19145">
                <text:p>12.19145</text:p>
              </table:table-cell>
              <table:table-cell office:value-type="float" office:value="0.9383606">
                <text:p>0.93836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.20256">
                <text:p>12.20256</text:p>
              </table:table-cell>
              <table:table-cell office:value-type="float" office:value="0.9398298">
                <text:p>0.93982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21476">
                <text:p>12.21476</text:p>
              </table:table-cell>
              <table:table-cell office:value-type="float" office:value="0.9414769">
                <text:p>0.94147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.22715">
                <text:p>12.22715</text:p>
              </table:table-cell>
              <table:table-cell office:value-type="float" office:value="0.9430827">
                <text:p>0.94308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.23908">
                <text:p>12.23908</text:p>
              </table:table-cell>
              <table:table-cell office:value-type="float" office:value="0.9447868">
                <text:p>0.94478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.25051">
                <text:p>12.25051</text:p>
              </table:table-cell>
              <table:table-cell office:value-type="float" office:value="0.946519">
                <text:p>0.9465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.26268">
                <text:p>12.26268</text:p>
              </table:table-cell>
              <table:table-cell office:value-type="float" office:value="0.9481634">
                <text:p>0.94816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.27514">
                <text:p>12.27514</text:p>
              </table:table-cell>
              <table:table-cell office:value-type="float" office:value="0.9493946">
                <text:p>0.94939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28711">
                <text:p>12.28711</text:p>
              </table:table-cell>
              <table:table-cell office:value-type="float" office:value="0.9516746">
                <text:p>0.95167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.29856">
                <text:p>12.29856</text:p>
              </table:table-cell>
              <table:table-cell office:value-type="float" office:value="0.9534699">
                <text:p>0.95346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.31135">
                <text:p>12.31135</text:p>
              </table:table-cell>
              <table:table-cell office:value-type="float" office:value="0.955223">
                <text:p>0.955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.32278">
                <text:p>12.32278</text:p>
              </table:table-cell>
              <table:table-cell office:value-type="float" office:value="0.9569137">
                <text:p>0.95691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.33435">
                <text:p>12.33435</text:p>
              </table:table-cell>
              <table:table-cell office:value-type="float" office:value="0.9586861">
                <text:p>0.95868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.3471">
                <text:p>12.3471</text:p>
              </table:table-cell>
              <table:table-cell office:value-type="float" office:value="0.9603874">
                <text:p>0.96038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.35868">
                <text:p>12.35868</text:p>
              </table:table-cell>
              <table:table-cell office:value-type="float" office:value="0.9621114">
                <text:p>0.96211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.3708">
                <text:p>12.3708</text:p>
              </table:table-cell>
              <table:table-cell office:value-type="float" office:value="0.963766">
                <text:p>0.9637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.38207">
                <text:p>12.38207</text:p>
              </table:table-cell>
              <table:table-cell office:value-type="float" office:value="0.9653239">
                <text:p>0.96532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.39522">
                <text:p>12.39522</text:p>
              </table:table-cell>
              <table:table-cell office:value-type="float" office:value="0.9671325">
                <text:p>0.96713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.40776">
                <text:p>12.40776</text:p>
              </table:table-cell>
              <table:table-cell office:value-type="float" office:value="0.9686131">
                <text:p>0.968613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.41858">
                <text:p>12.41858</text:p>
              </table:table-cell>
              <table:table-cell office:value-type="float" office:value="0.9701397">
                <text:p>0.97013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.43074">
                <text:p>12.43074</text:p>
              </table:table-cell>
              <table:table-cell office:value-type="float" office:value="0.9716064">
                <text:p>0.97160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.4427">
                <text:p>12.4427</text:p>
              </table:table-cell>
              <table:table-cell office:value-type="float" office:value="0.9730431">
                <text:p>0.97304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.45643">
                <text:p>12.45643</text:p>
              </table:table-cell>
              <table:table-cell office:value-type="float" office:value="0.9745581">
                <text:p>0.974558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.46834">
                <text:p>12.46834</text:p>
              </table:table-cell>
              <table:table-cell office:value-type="float" office:value="0.9758081">
                <text:p>0.97580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.48048">
                <text:p>12.48048</text:p>
              </table:table-cell>
              <table:table-cell office:value-type="float" office:value="0.9771022">
                <text:p>0.97710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.49281">
                <text:p>12.49281</text:p>
              </table:table-cell>
              <table:table-cell office:value-type="float" office:value="0.9783191">
                <text:p>0.97831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.50516">
                <text:p>12.50516</text:p>
              </table:table-cell>
              <table:table-cell office:value-type="float" office:value="0.9793848">
                <text:p>0.97938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.51637">
                <text:p>12.51637</text:p>
              </table:table-cell>
              <table:table-cell office:value-type="float" office:value="0.9804038">
                <text:p>0.98040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52869">
                <text:p>12.52869</text:p>
              </table:table-cell>
              <table:table-cell office:value-type="float" office:value="0.9813856">
                <text:p>0.98138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.54026">
                <text:p>12.54026</text:p>
              </table:table-cell>
              <table:table-cell office:value-type="float" office:value="0.9821665">
                <text:p>0.98216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.5515">
                <text:p>12.5515</text:p>
              </table:table-cell>
              <table:table-cell office:value-type="float" office:value="0.9829492">
                <text:p>0.98294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.56275">
                <text:p>12.56275</text:p>
              </table:table-cell>
              <table:table-cell office:value-type="float" office:value="0.9836325">
                <text:p>0.98363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.57491">
                <text:p>12.57491</text:p>
              </table:table-cell>
              <table:table-cell office:value-type="float" office:value="0.9842333">
                <text:p>0.98423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.59065">
                <text:p>12.59065</text:p>
              </table:table-cell>
              <table:table-cell office:value-type="float" office:value="0.9847605">
                <text:p>0.98476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.60169">
                <text:p>12.60169</text:p>
              </table:table-cell>
              <table:table-cell office:value-type="float" office:value="0.985361">
                <text:p>0.9853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.61376">
                <text:p>12.61376</text:p>
              </table:table-cell>
              <table:table-cell office:value-type="float" office:value="0.9856927">
                <text:p>0.98569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.62661">
                <text:p>12.62661</text:p>
              </table:table-cell>
              <table:table-cell office:value-type="float" office:value="0.9859797">
                <text:p>0.98597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6385">
                <text:p>12.6385</text:p>
              </table:table-cell>
              <table:table-cell office:value-type="float" office:value="0.9861452">
                <text:p>0.98614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.65082">
                <text:p>12.65082</text:p>
              </table:table-cell>
              <table:table-cell office:value-type="float" office:value="0.9862301">
                <text:p>0.98623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.66215">
                <text:p>12.66215</text:p>
              </table:table-cell>
              <table:table-cell office:value-type="float" office:value="0.9862439">
                <text:p>0.98624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.67484">
                <text:p>12.67484</text:p>
              </table:table-cell>
              <table:table-cell office:value-type="float" office:value="0.9861273">
                <text:p>0.98612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.6875">
                <text:p>12.6875</text:p>
              </table:table-cell>
              <table:table-cell office:value-type="float" office:value="0.9859602">
                <text:p>0.98596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.69937">
                <text:p>12.69937</text:p>
              </table:table-cell>
              <table:table-cell office:value-type="float" office:value="0.9856698">
                <text:p>0.98566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.71174">
                <text:p>12.71174</text:p>
              </table:table-cell>
              <table:table-cell office:value-type="float" office:value="0.9853041">
                <text:p>0.98530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.72316">
                <text:p>12.72316</text:p>
              </table:table-cell>
              <table:table-cell office:value-type="float" office:value="0.9849328">
                <text:p>0.98493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.7349">
                <text:p>12.7349</text:p>
              </table:table-cell>
              <table:table-cell office:value-type="float" office:value="0.9843697">
                <text:p>0.98436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.74742">
                <text:p>12.74742</text:p>
              </table:table-cell>
              <table:table-cell office:value-type="float" office:value="0.9838032">
                <text:p>0.98380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.75887">
                <text:p>12.75887</text:p>
              </table:table-cell>
              <table:table-cell office:value-type="float" office:value="0.9831142">
                <text:p>0.98311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.7709">
                <text:p>12.7709</text:p>
              </table:table-cell>
              <table:table-cell office:value-type="float" office:value="0.9823942">
                <text:p>0.98239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.7825">
                <text:p>12.7825</text:p>
              </table:table-cell>
              <table:table-cell office:value-type="float" office:value="0.9815976">
                <text:p>0.98159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.79529">
                <text:p>12.79529</text:p>
              </table:table-cell>
              <table:table-cell office:value-type="float" office:value="0.9806125">
                <text:p>0.9806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.80803">
                <text:p>12.80803</text:p>
              </table:table-cell>
              <table:table-cell office:value-type="float" office:value="0.9797613">
                <text:p>0.97976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2.8215">
                <text:p>12.8215</text:p>
              </table:table-cell>
              <table:table-cell office:value-type="float" office:value="0.9785966">
                <text:p>0.97859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2.8348">
                <text:p>12.8348</text:p>
              </table:table-cell>
              <table:table-cell office:value-type="float" office:value="0.9772953">
                <text:p>0.97729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.84719">
                <text:p>12.84719</text:p>
              </table:table-cell>
              <table:table-cell office:value-type="float" office:value="0.9761464">
                <text:p>0.976146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.85961">
                <text:p>12.85961</text:p>
              </table:table-cell>
              <table:table-cell office:value-type="float" office:value="0.9748461">
                <text:p>0.97484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.87234">
                <text:p>12.87234</text:p>
              </table:table-cell>
              <table:table-cell office:value-type="float" office:value="0.9735679">
                <text:p>0.97356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.884">
                <text:p>12.884</text:p>
              </table:table-cell>
              <table:table-cell office:value-type="float" office:value="0.9722931">
                <text:p>0.97229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.90242">
                <text:p>12.90242</text:p>
              </table:table-cell>
              <table:table-cell office:value-type="float" office:value="0.9708762">
                <text:p>0.97087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.91456">
                <text:p>12.91456</text:p>
              </table:table-cell>
              <table:table-cell office:value-type="float" office:value="0.9687442">
                <text:p>0.96874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.9266">
                <text:p>12.9266</text:p>
              </table:table-cell>
              <table:table-cell office:value-type="float" office:value="0.9674339">
                <text:p>0.967433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.93793">
                <text:p>12.93793</text:p>
              </table:table-cell>
              <table:table-cell office:value-type="float" office:value="0.9660024">
                <text:p>0.96600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2.95016">
                <text:p>12.95016</text:p>
              </table:table-cell>
              <table:table-cell office:value-type="float" office:value="0.9644684">
                <text:p>0.96446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.96174">
                <text:p>12.96174</text:p>
              </table:table-cell>
              <table:table-cell office:value-type="float" office:value="0.9630899">
                <text:p>0.96308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.97423">
                <text:p>12.97423</text:p>
              </table:table-cell>
              <table:table-cell office:value-type="float" office:value="0.9616136">
                <text:p>0.96161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.98654">
                <text:p>12.98654</text:p>
              </table:table-cell>
              <table:table-cell office:value-type="float" office:value="0.9600801">
                <text:p>0.96008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.99942">
                <text:p>12.99942</text:p>
              </table:table-cell>
              <table:table-cell office:value-type="float" office:value="0.958364">
                <text:p>0.9583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.01217">
                <text:p>13.01217</text:p>
              </table:table-cell>
              <table:table-cell office:value-type="float" office:value="0.9567973">
                <text:p>0.956797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.02403">
                <text:p>13.02403</text:p>
              </table:table-cell>
              <table:table-cell office:value-type="float" office:value="0.955382">
                <text:p>0.95538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.03539">
                <text:p>13.03539</text:p>
              </table:table-cell>
              <table:table-cell office:value-type="float" office:value="0.95387">
                <text:p>0.953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.04746">
                <text:p>13.04746</text:p>
              </table:table-cell>
              <table:table-cell office:value-type="float" office:value="0.9525043">
                <text:p>0.95250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.05874">
                <text:p>13.05874</text:p>
              </table:table-cell>
              <table:table-cell office:value-type="float" office:value="0.9510507">
                <text:p>0.95105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.07082">
                <text:p>13.07082</text:p>
              </table:table-cell>
              <table:table-cell office:value-type="float" office:value="0.9496793">
                <text:p>0.94967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.08177">
                <text:p>13.08177</text:p>
              </table:table-cell>
              <table:table-cell office:value-type="float" office:value="0.9483339">
                <text:p>0.948333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.09433">
                <text:p>13.09433</text:p>
              </table:table-cell>
              <table:table-cell office:value-type="float" office:value="0.9469165">
                <text:p>0.94691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.10631">
                <text:p>13.10631</text:p>
              </table:table-cell>
              <table:table-cell office:value-type="float" office:value="0.9456819">
                <text:p>0.945681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.11748">
                <text:p>13.11748</text:p>
              </table:table-cell>
              <table:table-cell office:value-type="float" office:value="0.944379">
                <text:p>0.9443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3.12956">
                <text:p>13.12956</text:p>
              </table:table-cell>
              <table:table-cell office:value-type="float" office:value="0.9431154">
                <text:p>0.94311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.1411">
                <text:p>13.1411</text:p>
              </table:table-cell>
              <table:table-cell office:value-type="float" office:value="0.941946">
                <text:p>0.9419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.15338">
                <text:p>13.15338</text:p>
              </table:table-cell>
              <table:table-cell office:value-type="float" office:value="0.9407388">
                <text:p>0.94073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.16561">
                <text:p>13.16561</text:p>
              </table:table-cell>
              <table:table-cell office:value-type="float" office:value="0.9396454">
                <text:p>0.93964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.17789">
                <text:p>13.17789</text:p>
              </table:table-cell>
              <table:table-cell office:value-type="float" office:value="0.9385717">
                <text:p>0.93857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.19017">
                <text:p>13.19017</text:p>
              </table:table-cell>
              <table:table-cell office:value-type="float" office:value="0.9375132">
                <text:p>0.93751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.20097">
                <text:p>13.20097</text:p>
              </table:table-cell>
              <table:table-cell office:value-type="float" office:value="0.9366137">
                <text:p>0.93661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.2113">
                <text:p>13.2113</text:p>
              </table:table-cell>
              <table:table-cell office:value-type="float" office:value="0.9363357">
                <text:p>0.936335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.22322">
                <text:p>13.22322</text:p>
              </table:table-cell>
              <table:table-cell office:value-type="float" office:value="0.9350601">
                <text:p>0.935060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.23496">
                <text:p>13.23496</text:p>
              </table:table-cell>
              <table:table-cell office:value-type="float" office:value="0.934279">
                <text:p>0.93427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.24694">
                <text:p>13.24694</text:p>
              </table:table-cell>
              <table:table-cell office:value-type="float" office:value="0.9335934">
                <text:p>0.933593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.25851">
                <text:p>13.25851</text:p>
              </table:table-cell>
              <table:table-cell office:value-type="float" office:value="0.9329511">
                <text:p>0.932951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.27097">
                <text:p>13.27097</text:p>
              </table:table-cell>
              <table:table-cell office:value-type="float" office:value="0.9323782">
                <text:p>0.93237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.28235">
                <text:p>13.28235</text:p>
              </table:table-cell>
              <table:table-cell office:value-type="float" office:value="0.9318687">
                <text:p>0.931868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.29459">
                <text:p>13.29459</text:p>
              </table:table-cell>
              <table:table-cell office:value-type="float" office:value="0.9314331">
                <text:p>0.93143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.30666">
                <text:p>13.30666</text:p>
              </table:table-cell>
              <table:table-cell office:value-type="float" office:value="0.9310842">
                <text:p>0.93108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.3178">
                <text:p>13.3178</text:p>
              </table:table-cell>
              <table:table-cell office:value-type="float" office:value="0.9307982">
                <text:p>0.93079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.32978">
                <text:p>13.32978</text:p>
              </table:table-cell>
              <table:table-cell office:value-type="float" office:value="0.9305744">
                <text:p>0.93057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.34121">
                <text:p>13.34121</text:p>
              </table:table-cell>
              <table:table-cell office:value-type="float" office:value="0.930421">
                <text:p>0.93042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3.35277">
                <text:p>13.35277</text:p>
              </table:table-cell>
              <table:table-cell office:value-type="float" office:value="0.9303576">
                <text:p>0.930357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3.36474">
                <text:p>13.36474</text:p>
              </table:table-cell>
              <table:table-cell office:value-type="float" office:value="0.9303256">
                <text:p>0.93032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3.37667">
                <text:p>13.37667</text:p>
              </table:table-cell>
              <table:table-cell office:value-type="float" office:value="0.9304127">
                <text:p>0.930412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.38836">
                <text:p>13.38836</text:p>
              </table:table-cell>
              <table:table-cell office:value-type="float" office:value="0.9305407">
                <text:p>0.93054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3.39948">
                <text:p>13.39948</text:p>
              </table:table-cell>
              <table:table-cell office:value-type="float" office:value="0.9307293">
                <text:p>0.930729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3.4125">
                <text:p>13.4125</text:p>
              </table:table-cell>
              <table:table-cell office:value-type="float" office:value="0.9310338">
                <text:p>0.93103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.42396">
                <text:p>13.42396</text:p>
              </table:table-cell>
              <table:table-cell office:value-type="float" office:value="0.9313278">
                <text:p>0.931327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.43594">
                <text:p>13.43594</text:p>
              </table:table-cell>
              <table:table-cell office:value-type="float" office:value="0.9317652">
                <text:p>0.93176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.44802">
                <text:p>13.44802</text:p>
              </table:table-cell>
              <table:table-cell office:value-type="float" office:value="0.9322369">
                <text:p>0.93223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.45982">
                <text:p>13.45982</text:p>
              </table:table-cell>
              <table:table-cell office:value-type="float" office:value="0.9327446">
                <text:p>0.93274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3.47233">
                <text:p>13.47233</text:p>
              </table:table-cell>
              <table:table-cell office:value-type="float" office:value="0.9333477">
                <text:p>0.93334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3.48337">
                <text:p>13.48337</text:p>
              </table:table-cell>
              <table:table-cell office:value-type="float" office:value="0.9339311">
                <text:p>0.93393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.49552">
                <text:p>13.49552</text:p>
              </table:table-cell>
              <table:table-cell office:value-type="float" office:value="0.9346517">
                <text:p>0.934651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.50745">
                <text:p>13.50745</text:p>
              </table:table-cell>
              <table:table-cell office:value-type="float" office:value="0.9353113">
                <text:p>0.93531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.51865">
                <text:p>13.51865</text:p>
              </table:table-cell>
              <table:table-cell office:value-type="float" office:value="0.9361478">
                <text:p>0.93614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.53264">
                <text:p>13.53264</text:p>
              </table:table-cell>
              <table:table-cell office:value-type="float" office:value="0.9366816">
                <text:p>0.93668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.54506">
                <text:p>13.54506</text:p>
              </table:table-cell>
              <table:table-cell office:value-type="float" office:value="0.938002">
                <text:p>0.9380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.55708">
                <text:p>13.55708</text:p>
              </table:table-cell>
              <table:table-cell office:value-type="float" office:value="0.9389501">
                <text:p>0.938950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.56929">
                <text:p>13.56929</text:p>
              </table:table-cell>
              <table:table-cell office:value-type="float" office:value="0.9400567">
                <text:p>0.94005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.58062">
                <text:p>13.58062</text:p>
              </table:table-cell>
              <table:table-cell office:value-type="float" office:value="0.9410537">
                <text:p>0.94105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3.59428">
                <text:p>13.59428</text:p>
              </table:table-cell>
              <table:table-cell office:value-type="float" office:value="0.9422325">
                <text:p>0.94223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.60631">
                <text:p>13.60631</text:p>
              </table:table-cell>
              <table:table-cell office:value-type="float" office:value="0.9432895">
                <text:p>0.943289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.61753">
                <text:p>13.61753</text:p>
              </table:table-cell>
              <table:table-cell office:value-type="float" office:value="0.9444479">
                <text:p>0.94444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.62995">
                <text:p>13.62995</text:p>
              </table:table-cell>
              <table:table-cell office:value-type="float" office:value="0.9456357">
                <text:p>0.94563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.64176">
                <text:p>13.64176</text:p>
              </table:table-cell>
              <table:table-cell office:value-type="float" office:value="0.9467984">
                <text:p>0.946798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.65339">
                <text:p>13.65339</text:p>
              </table:table-cell>
              <table:table-cell office:value-type="float" office:value="0.9479607">
                <text:p>0.94796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3.66548">
                <text:p>13.66548</text:p>
              </table:table-cell>
              <table:table-cell office:value-type="float" office:value="0.9491507">
                <text:p>0.949150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.67688">
                <text:p>13.67688</text:p>
              </table:table-cell>
              <table:table-cell office:value-type="float" office:value="0.9503862">
                <text:p>0.95038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.68921">
                <text:p>13.68921</text:p>
              </table:table-cell>
              <table:table-cell office:value-type="float" office:value="0.9516155">
                <text:p>0.95161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.70032">
                <text:p>13.70032</text:p>
              </table:table-cell>
              <table:table-cell office:value-type="float" office:value="0.9527852">
                <text:p>0.95278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3.71269">
                <text:p>13.71269</text:p>
              </table:table-cell>
              <table:table-cell office:value-type="float" office:value="0.9540598">
                <text:p>0.954059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3.72469">
                <text:p>13.72469</text:p>
              </table:table-cell>
              <table:table-cell office:value-type="float" office:value="0.9552216">
                <text:p>0.95522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.73645">
                <text:p>13.73645</text:p>
              </table:table-cell>
              <table:table-cell office:value-type="float" office:value="0.9565288">
                <text:p>0.956528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.74871">
                <text:p>13.74871</text:p>
              </table:table-cell>
              <table:table-cell office:value-type="float" office:value="0.9577968">
                <text:p>0.957796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.76032">
                <text:p>13.76032</text:p>
              </table:table-cell>
              <table:table-cell office:value-type="float" office:value="0.9589621">
                <text:p>0.95896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.77258">
                <text:p>13.77258</text:p>
              </table:table-cell>
              <table:table-cell office:value-type="float" office:value="0.9601347">
                <text:p>0.96013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.78353">
                <text:p>13.78353</text:p>
              </table:table-cell>
              <table:table-cell office:value-type="float" office:value="0.9612777">
                <text:p>0.961277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.79571">
                <text:p>13.79571</text:p>
              </table:table-cell>
              <table:table-cell office:value-type="float" office:value="0.9624452">
                <text:p>0.962445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.80781">
                <text:p>13.80781</text:p>
              </table:table-cell>
              <table:table-cell office:value-type="float" office:value="0.9634735">
                <text:p>0.96347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.81856">
                <text:p>13.81856</text:p>
              </table:table-cell>
              <table:table-cell office:value-type="float" office:value="0.9645886">
                <text:p>0.96458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3.83096">
                <text:p>13.83096</text:p>
              </table:table-cell>
              <table:table-cell office:value-type="float" office:value="0.9656627">
                <text:p>0.96566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.84226">
                <text:p>13.84226</text:p>
              </table:table-cell>
              <table:table-cell office:value-type="float" office:value="0.9666616">
                <text:p>0.96666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.85232">
                <text:p>13.85232</text:p>
              </table:table-cell>
              <table:table-cell office:value-type="float" office:value="0.966967">
                <text:p>0.9669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.86445">
                <text:p>13.86445</text:p>
              </table:table-cell>
              <table:table-cell office:value-type="float" office:value="0.9684336">
                <text:p>0.968433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3.87584">
                <text:p>13.87584</text:p>
              </table:table-cell>
              <table:table-cell office:value-type="float" office:value="0.96935">
                <text:p>0.969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.88798">
                <text:p>13.88798</text:p>
              </table:table-cell>
              <table:table-cell office:value-type="float" office:value="0.970164">
                <text:p>0.97016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.89918">
                <text:p>13.89918</text:p>
              </table:table-cell>
              <table:table-cell office:value-type="float" office:value="0.9709901">
                <text:p>0.97099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.91169">
                <text:p>13.91169</text:p>
              </table:table-cell>
              <table:table-cell office:value-type="float" office:value="0.9717998">
                <text:p>0.97179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.92517">
                <text:p>13.92517</text:p>
              </table:table-cell>
              <table:table-cell office:value-type="float" office:value="0.9725716">
                <text:p>0.97257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.93633">
                <text:p>13.93633</text:p>
              </table:table-cell>
              <table:table-cell office:value-type="float" office:value="0.9732701">
                <text:p>0.973270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3.94887">
                <text:p>13.94887</text:p>
              </table:table-cell>
              <table:table-cell office:value-type="float" office:value="0.9739127">
                <text:p>0.973912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.96074">
                <text:p>13.96074</text:p>
              </table:table-cell>
              <table:table-cell office:value-type="float" office:value="0.9744827">
                <text:p>0.974482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.97275">
                <text:p>13.97275</text:p>
              </table:table-cell>
              <table:table-cell office:value-type="float" office:value="0.9749841">
                <text:p>0.97498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3.98468">
                <text:p>13.98468</text:p>
              </table:table-cell>
              <table:table-cell office:value-type="float" office:value="0.9754381">
                <text:p>0.97543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3.99677">
                <text:p>13.99677</text:p>
              </table:table-cell>
              <table:table-cell office:value-type="float" office:value="0.9758477">
                <text:p>0.97584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.00945">
                <text:p>14.00945</text:p>
              </table:table-cell>
              <table:table-cell office:value-type="float" office:value="0.9761838">
                <text:p>0.97618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.02165">
                <text:p>14.02165</text:p>
              </table:table-cell>
              <table:table-cell office:value-type="float" office:value="0.9764578">
                <text:p>0.97645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.0336">
                <text:p>14.0336</text:p>
              </table:table-cell>
              <table:table-cell office:value-type="float" office:value="0.9766535">
                <text:p>0.97665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.0457">
                <text:p>14.0457</text:p>
              </table:table-cell>
              <table:table-cell office:value-type="float" office:value="0.976797">
                <text:p>0.9767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.05774">
                <text:p>14.05774</text:p>
              </table:table-cell>
              <table:table-cell office:value-type="float" office:value="0.9768576">
                <text:p>0.97685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.06978">
                <text:p>14.06978</text:p>
              </table:table-cell>
              <table:table-cell office:value-type="float" office:value="0.9768659">
                <text:p>0.976865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.08193">
                <text:p>14.08193</text:p>
              </table:table-cell>
              <table:table-cell office:value-type="float" office:value="0.9768211">
                <text:p>0.97682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.09452">
                <text:p>14.09452</text:p>
              </table:table-cell>
              <table:table-cell office:value-type="float" office:value="0.9766874">
                <text:p>0.976687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.10662">
                <text:p>14.10662</text:p>
              </table:table-cell>
              <table:table-cell office:value-type="float" office:value="0.9765357">
                <text:p>0.97653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.11773">
                <text:p>14.11773</text:p>
              </table:table-cell>
              <table:table-cell office:value-type="float" office:value="0.9763014">
                <text:p>0.97630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.12922">
                <text:p>14.12922</text:p>
              </table:table-cell>
              <table:table-cell office:value-type="float" office:value="0.9760174">
                <text:p>0.976017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.14093">
                <text:p>14.14093</text:p>
              </table:table-cell>
              <table:table-cell office:value-type="float" office:value="0.9757077">
                <text:p>0.975707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.1529">
                <text:p>14.1529</text:p>
              </table:table-cell>
              <table:table-cell office:value-type="float" office:value="0.9753014">
                <text:p>0.97530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.16561">
                <text:p>14.16561</text:p>
              </table:table-cell>
              <table:table-cell office:value-type="float" office:value="0.9748816">
                <text:p>0.974881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.17931">
                <text:p>14.17931</text:p>
              </table:table-cell>
              <table:table-cell office:value-type="float" office:value="0.9742538">
                <text:p>0.974253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.19163">
                <text:p>14.19163</text:p>
              </table:table-cell>
              <table:table-cell office:value-type="float" office:value="0.9736709">
                <text:p>0.973670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.20256">
                <text:p>14.20256</text:p>
              </table:table-cell>
              <table:table-cell office:value-type="float" office:value="0.9731099">
                <text:p>0.973109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.21465">
                <text:p>14.21465</text:p>
              </table:table-cell>
              <table:table-cell office:value-type="float" office:value="0.9724337">
                <text:p>0.972433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.22677">
                <text:p>14.22677</text:p>
              </table:table-cell>
              <table:table-cell office:value-type="float" office:value="0.9717984">
                <text:p>0.97179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.2381">
                <text:p>14.2381</text:p>
              </table:table-cell>
              <table:table-cell office:value-type="float" office:value="0.9710535">
                <text:p>0.97105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.25033">
                <text:p>14.25033</text:p>
              </table:table-cell>
              <table:table-cell office:value-type="float" office:value="0.9702389">
                <text:p>0.970238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.2625">
                <text:p>14.2625</text:p>
              </table:table-cell>
              <table:table-cell office:value-type="float" office:value="0.9694158">
                <text:p>0.96941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.27465">
                <text:p>14.27465</text:p>
              </table:table-cell>
              <table:table-cell office:value-type="float" office:value="0.9685463">
                <text:p>0.96854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.28643">
                <text:p>14.28643</text:p>
              </table:table-cell>
              <table:table-cell office:value-type="float" office:value="0.9677617">
                <text:p>0.96776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.29772">
                <text:p>14.29772</text:p>
              </table:table-cell>
              <table:table-cell office:value-type="float" office:value="0.9667942">
                <text:p>0.966794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.31014">
                <text:p>14.31014</text:p>
              </table:table-cell>
              <table:table-cell office:value-type="float" office:value="0.9658455">
                <text:p>0.96584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.32195">
                <text:p>14.32195</text:p>
              </table:table-cell>
              <table:table-cell office:value-type="float" office:value="0.9649424">
                <text:p>0.964942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.33389">
                <text:p>14.33389</text:p>
              </table:table-cell>
              <table:table-cell office:value-type="float" office:value="0.9639315">
                <text:p>0.96393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.34616">
                <text:p>14.34616</text:p>
              </table:table-cell>
              <table:table-cell office:value-type="float" office:value="0.9629607">
                <text:p>0.96296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.35774">
                <text:p>14.35774</text:p>
              </table:table-cell>
              <table:table-cell office:value-type="float" office:value="0.9619326">
                <text:p>0.96193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.37042">
                <text:p>14.37042</text:p>
              </table:table-cell>
              <table:table-cell office:value-type="float" office:value="0.9608852">
                <text:p>0.96088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.38155">
                <text:p>14.38155</text:p>
              </table:table-cell>
              <table:table-cell office:value-type="float" office:value="0.9598867">
                <text:p>0.95988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.39347">
                <text:p>14.39347</text:p>
              </table:table-cell>
              <table:table-cell office:value-type="float" office:value="0.9588351">
                <text:p>0.95883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.40608">
                <text:p>14.40608</text:p>
              </table:table-cell>
              <table:table-cell office:value-type="float" office:value="0.9578599">
                <text:p>0.957859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.41767">
                <text:p>14.41767</text:p>
              </table:table-cell>
              <table:table-cell office:value-type="float" office:value="0.9567806">
                <text:p>0.95678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.43039">
                <text:p>14.43039</text:p>
              </table:table-cell>
              <table:table-cell office:value-type="float" office:value="0.9556949">
                <text:p>0.955694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.4423">
                <text:p>14.4423</text:p>
              </table:table-cell>
              <table:table-cell office:value-type="float" office:value="0.9546437">
                <text:p>0.954643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.45431">
                <text:p>14.45431</text:p>
              </table:table-cell>
              <table:table-cell office:value-type="float" office:value="0.9536304">
                <text:p>0.953630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.46661">
                <text:p>14.46661</text:p>
              </table:table-cell>
              <table:table-cell office:value-type="float" office:value="0.9526529">
                <text:p>0.95265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.47803">
                <text:p>14.47803</text:p>
              </table:table-cell>
              <table:table-cell office:value-type="float" office:value="0.9516155">
                <text:p>0.95161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.49207">
                <text:p>14.49207</text:p>
              </table:table-cell>
              <table:table-cell office:value-type="float" office:value="0.951024">
                <text:p>0.95102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.50371">
                <text:p>14.50371</text:p>
              </table:table-cell>
              <table:table-cell office:value-type="float" office:value="0.9495952">
                <text:p>0.949595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.51582">
                <text:p>14.51582</text:p>
              </table:table-cell>
              <table:table-cell office:value-type="float" office:value="0.9486343">
                <text:p>0.94863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.52815">
                <text:p>14.52815</text:p>
              </table:table-cell>
              <table:table-cell office:value-type="float" office:value="0.9477589">
                <text:p>0.947758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.53999">
                <text:p>14.53999</text:p>
              </table:table-cell>
              <table:table-cell office:value-type="float" office:value="0.9468991">
                <text:p>0.94689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.55137">
                <text:p>14.55137</text:p>
              </table:table-cell>
              <table:table-cell office:value-type="float" office:value="0.9460527">
                <text:p>0.94605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.56286">
                <text:p>14.56286</text:p>
              </table:table-cell>
              <table:table-cell office:value-type="float" office:value="0.9452723">
                <text:p>0.94527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.57499">
                <text:p>14.57499</text:p>
              </table:table-cell>
              <table:table-cell office:value-type="float" office:value="0.944491">
                <text:p>0.9444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.58747">
                <text:p>14.58747</text:p>
              </table:table-cell>
              <table:table-cell office:value-type="float" office:value="0.9437891">
                <text:p>0.94378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.59853">
                <text:p>14.59853</text:p>
              </table:table-cell>
              <table:table-cell office:value-type="float" office:value="0.9430693">
                <text:p>0.943069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.61097">
                <text:p>14.61097</text:p>
              </table:table-cell>
              <table:table-cell office:value-type="float" office:value="0.9424075">
                <text:p>0.942407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.62269">
                <text:p>14.62269</text:p>
              </table:table-cell>
              <table:table-cell office:value-type="float" office:value="0.9418135">
                <text:p>0.941813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.63458">
                <text:p>14.63458</text:p>
              </table:table-cell>
              <table:table-cell office:value-type="float" office:value="0.9412266">
                <text:p>0.941226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.64678">
                <text:p>14.64678</text:p>
              </table:table-cell>
              <table:table-cell office:value-type="float" office:value="0.9407157">
                <text:p>0.94071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.65867">
                <text:p>14.65867</text:p>
              </table:table-cell>
              <table:table-cell office:value-type="float" office:value="0.9402055">
                <text:p>0.940205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.67146">
                <text:p>14.67146</text:p>
              </table:table-cell>
              <table:table-cell office:value-type="float" office:value="0.9397618">
                <text:p>0.93976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.68355">
                <text:p>14.68355</text:p>
              </table:table-cell>
              <table:table-cell office:value-type="float" office:value="0.9393413">
                <text:p>0.93934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.69583">
                <text:p>14.69583</text:p>
              </table:table-cell>
              <table:table-cell office:value-type="float" office:value="0.9390154">
                <text:p>0.93901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.70775">
                <text:p>14.70775</text:p>
              </table:table-cell>
              <table:table-cell office:value-type="float" office:value="0.93874">
                <text:p>0.938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.71887">
                <text:p>14.71887</text:p>
              </table:table-cell>
              <table:table-cell office:value-type="float" office:value="0.9384906">
                <text:p>0.93849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.73105">
                <text:p>14.73105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.7427">
                <text:p>14.7427</text:p>
              </table:table-cell>
              <table:table-cell office:value-type="float" office:value="0.9381611">
                <text:p>0.93816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.75506">
                <text:p>14.75506</text:p>
              </table:table-cell>
              <table:table-cell office:value-type="float" office:value="0.9380833">
                <text:p>0.93808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.76694">
                <text:p>14.76694</text:p>
              </table:table-cell>
              <table:table-cell office:value-type="float" office:value="0.9380387">
                <text:p>0.93803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.77869">
                <text:p>14.77869</text:p>
              </table:table-cell>
              <table:table-cell office:value-type="float" office:value="0.9380618">
                <text:p>0.93806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.79172">
                <text:p>14.79172</text:p>
              </table:table-cell>
              <table:table-cell office:value-type="float" office:value="0.9381363">
                <text:p>0.93813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.80291">
                <text:p>14.80291</text:p>
              </table:table-cell>
              <table:table-cell office:value-type="float" office:value="0.938241">
                <text:p>0.9382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.81326">
                <text:p>14.81326</text:p>
              </table:table-cell>
              <table:table-cell office:value-type="float" office:value="0.9382946">
                <text:p>0.93829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.82527">
                <text:p>14.82527</text:p>
              </table:table-cell>
              <table:table-cell office:value-type="float" office:value="0.9385816">
                <text:p>0.93858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.83721">
                <text:p>14.83721</text:p>
              </table:table-cell>
              <table:table-cell office:value-type="float" office:value="0.9388484">
                <text:p>0.93884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.85117">
                <text:p>14.85117</text:p>
              </table:table-cell>
              <table:table-cell office:value-type="float" office:value="0.9391785">
                <text:p>0.93917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.86273">
                <text:p>14.86273</text:p>
              </table:table-cell>
              <table:table-cell office:value-type="float" office:value="0.939538">
                <text:p>0.9395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.87513">
                <text:p>14.87513</text:p>
              </table:table-cell>
              <table:table-cell office:value-type="float" office:value="0.9399658">
                <text:p>0.93996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.88732">
                <text:p>14.88732</text:p>
              </table:table-cell>
              <table:table-cell office:value-type="float" office:value="0.9403712">
                <text:p>0.94037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.89883">
                <text:p>14.89883</text:p>
              </table:table-cell>
              <table:table-cell office:value-type="float" office:value="0.9408485">
                <text:p>0.94084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.91135">
                <text:p>14.91135</text:p>
              </table:table-cell>
              <table:table-cell office:value-type="float" office:value="0.9413693">
                <text:p>0.941369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.9233">
                <text:p>14.9233</text:p>
              </table:table-cell>
              <table:table-cell office:value-type="float" office:value="0.9418721">
                <text:p>0.941872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.93571">
                <text:p>14.93571</text:p>
              </table:table-cell>
              <table:table-cell office:value-type="float" office:value="0.942505">
                <text:p>0.9425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.94954">
                <text:p>14.94954</text:p>
              </table:table-cell>
              <table:table-cell office:value-type="float" office:value="0.9431583">
                <text:p>0.943158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.96138">
                <text:p>14.96138</text:p>
              </table:table-cell>
              <table:table-cell office:value-type="float" office:value="0.9437988">
                <text:p>0.943798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.97535">
                <text:p>14.97535</text:p>
              </table:table-cell>
              <table:table-cell office:value-type="float" office:value="0.9445312">
                <text:p>0.94453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.99037">
                <text:p>14.99037</text:p>
              </table:table-cell>
              <table:table-cell office:value-type="float" office:value="0.9453291">
                <text:p>0.94532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.003">
                <text:p>15.003</text:p>
              </table:table-cell>
              <table:table-cell office:value-type="float" office:value="0.9461814">
                <text:p>0.94618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.01665">
                <text:p>15.01665</text:p>
              </table:table-cell>
              <table:table-cell office:value-type="float" office:value="0.9470625">
                <text:p>0.94706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.02905">
                <text:p>15.02905</text:p>
              </table:table-cell>
              <table:table-cell office:value-type="float" office:value="0.9478911">
                <text:p>0.94789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.04054">
                <text:p>15.04054</text:p>
              </table:table-cell>
              <table:table-cell office:value-type="float" office:value="0.9486346">
                <text:p>0.948634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.05227">
                <text:p>15.05227</text:p>
              </table:table-cell>
              <table:table-cell office:value-type="float" office:value="0.9494632">
                <text:p>0.94946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.06376">
                <text:p>15.06376</text:p>
              </table:table-cell>
              <table:table-cell office:value-type="float" office:value="0.9502425">
                <text:p>0.95024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.07569">
                <text:p>15.07569</text:p>
              </table:table-cell>
              <table:table-cell office:value-type="float" office:value="0.9511017">
                <text:p>0.951101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.08768">
                <text:p>15.08768</text:p>
              </table:table-cell>
              <table:table-cell office:value-type="float" office:value="0.951869">
                <text:p>0.9518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.09856">
                <text:p>15.09856</text:p>
              </table:table-cell>
              <table:table-cell office:value-type="float" office:value="0.9527509">
                <text:p>0.952750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.11116">
                <text:p>15.11116</text:p>
              </table:table-cell>
              <table:table-cell office:value-type="float" office:value="0.953612">
                <text:p>0.95361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.12248">
                <text:p>15.12248</text:p>
              </table:table-cell>
              <table:table-cell office:value-type="float" office:value="0.9544365">
                <text:p>0.95443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.13477">
                <text:p>15.13477</text:p>
              </table:table-cell>
              <table:table-cell office:value-type="float" office:value="0.9553813">
                <text:p>0.955381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.15238">
                <text:p>15.15238</text:p>
              </table:table-cell>
              <table:table-cell office:value-type="float" office:value="0.9562034">
                <text:p>0.95620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.16464">
                <text:p>15.16464</text:p>
              </table:table-cell>
              <table:table-cell office:value-type="float" office:value="0.9574906">
                <text:p>0.957490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.17631">
                <text:p>15.17631</text:p>
              </table:table-cell>
              <table:table-cell office:value-type="float" office:value="0.9583828">
                <text:p>0.95838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.18862">
                <text:p>15.18862</text:p>
              </table:table-cell>
              <table:table-cell office:value-type="float" office:value="0.9592273">
                <text:p>0.959227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.19989">
                <text:p>15.19989</text:p>
              </table:table-cell>
              <table:table-cell office:value-type="float" office:value="0.9600331">
                <text:p>0.960033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.21176">
                <text:p>15.21176</text:p>
              </table:table-cell>
              <table:table-cell office:value-type="float" office:value="0.9608704">
                <text:p>0.960870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.22499">
                <text:p>15.22499</text:p>
              </table:table-cell>
              <table:table-cell office:value-type="float" office:value="0.9616706">
                <text:p>0.961670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.23642">
                <text:p>15.23642</text:p>
              </table:table-cell>
              <table:table-cell office:value-type="float" office:value="0.9624943">
                <text:p>0.962494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.24866">
                <text:p>15.24866</text:p>
              </table:table-cell>
              <table:table-cell office:value-type="float" office:value="0.9632892">
                <text:p>0.96328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.26053">
                <text:p>15.26053</text:p>
              </table:table-cell>
              <table:table-cell office:value-type="float" office:value="0.9640087">
                <text:p>0.964008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.27338">
                <text:p>15.27338</text:p>
              </table:table-cell>
              <table:table-cell office:value-type="float" office:value="0.9647481">
                <text:p>0.964748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.28512">
                <text:p>15.28512</text:p>
              </table:table-cell>
              <table:table-cell office:value-type="float" office:value="0.9654335">
                <text:p>0.965433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.29634">
                <text:p>15.29634</text:p>
              </table:table-cell>
              <table:table-cell office:value-type="float" office:value="0.9660859">
                <text:p>0.966085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.30842">
                <text:p>15.30842</text:p>
              </table:table-cell>
              <table:table-cell office:value-type="float" office:value="0.9666678">
                <text:p>0.966667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.31927">
                <text:p>15.31927</text:p>
              </table:table-cell>
              <table:table-cell office:value-type="float" office:value="0.9672496">
                <text:p>0.96724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.33276">
                <text:p>15.33276</text:p>
              </table:table-cell>
              <table:table-cell office:value-type="float" office:value="0.9678578">
                <text:p>0.967857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.34512">
                <text:p>15.34512</text:p>
              </table:table-cell>
              <table:table-cell office:value-type="float" office:value="0.968372">
                <text:p>0.9683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.35705">
                <text:p>15.35705</text:p>
              </table:table-cell>
              <table:table-cell office:value-type="float" office:value="0.9688362">
                <text:p>0.968836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.36868">
                <text:p>15.36868</text:p>
              </table:table-cell>
              <table:table-cell office:value-type="float" office:value="0.9692702">
                <text:p>0.96927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.38048">
                <text:p>15.38048</text:p>
              </table:table-cell>
              <table:table-cell office:value-type="float" office:value="0.9696478">
                <text:p>0.969647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.39279">
                <text:p>15.39279</text:p>
              </table:table-cell>
              <table:table-cell office:value-type="float" office:value="0.9699935">
                <text:p>0.969993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.40533">
                <text:p>15.40533</text:p>
              </table:table-cell>
              <table:table-cell office:value-type="float" office:value="0.9702873">
                <text:p>0.97028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.4165">
                <text:p>15.4165</text:p>
              </table:table-cell>
              <table:table-cell office:value-type="float" office:value="0.9705417">
                <text:p>0.97054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.4285">
                <text:p>15.4285</text:p>
              </table:table-cell>
              <table:table-cell office:value-type="float" office:value="0.9707634">
                <text:p>0.970763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.44019">
                <text:p>15.44019</text:p>
              </table:table-cell>
              <table:table-cell office:value-type="float" office:value="0.9709243">
                <text:p>0.97092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.45037">
                <text:p>15.45037</text:p>
              </table:table-cell>
              <table:table-cell office:value-type="float" office:value="0.971014">
                <text:p>0.9710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.4629">
                <text:p>15.4629</text:p>
              </table:table-cell>
              <table:table-cell office:value-type="float" office:value="0.9711224">
                <text:p>0.971122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.47517">
                <text:p>15.47517</text:p>
              </table:table-cell>
              <table:table-cell office:value-type="float" office:value="0.9711456">
                <text:p>0.971145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.49296">
                <text:p>15.49296</text:p>
              </table:table-cell>
              <table:table-cell office:value-type="float" office:value="0.9711439">
                <text:p>0.971143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.50501">
                <text:p>15.50501</text:p>
              </table:table-cell>
              <table:table-cell office:value-type="float" office:value="0.9710593">
                <text:p>0.97105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.51638">
                <text:p>15.51638</text:p>
              </table:table-cell>
              <table:table-cell office:value-type="float" office:value="0.9709286">
                <text:p>0.970928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.52924">
                <text:p>15.52924</text:p>
              </table:table-cell>
              <table:table-cell office:value-type="float" office:value="0.9707636">
                <text:p>0.970763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.54052">
                <text:p>15.54052</text:p>
              </table:table-cell>
              <table:table-cell office:value-type="float" office:value="0.9705812">
                <text:p>0.97058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.55225">
                <text:p>15.55225</text:p>
              </table:table-cell>
              <table:table-cell office:value-type="float" office:value="0.9703349">
                <text:p>0.970334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.56561">
                <text:p>15.56561</text:p>
              </table:table-cell>
              <table:table-cell office:value-type="float" office:value="0.9700493">
                <text:p>0.970049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.57715">
                <text:p>15.57715</text:p>
              </table:table-cell>
              <table:table-cell office:value-type="float" office:value="0.969716">
                <text:p>0.96971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.58943">
                <text:p>15.58943</text:p>
              </table:table-cell>
              <table:table-cell office:value-type="float" office:value="0.969372">
                <text:p>0.96937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.60031">
                <text:p>15.60031</text:p>
              </table:table-cell>
              <table:table-cell office:value-type="float" office:value="0.9690017">
                <text:p>0.969001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.61239">
                <text:p>15.61239</text:p>
              </table:table-cell>
              <table:table-cell office:value-type="float" office:value="0.9685563">
                <text:p>0.968556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.62378">
                <text:p>15.62378</text:p>
              </table:table-cell>
              <table:table-cell office:value-type="float" office:value="0.9681484">
                <text:p>0.968148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.63599">
                <text:p>15.63599</text:p>
              </table:table-cell>
              <table:table-cell office:value-type="float" office:value="0.9676089">
                <text:p>0.967608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.6486">
                <text:p>15.6486</text:p>
              </table:table-cell>
              <table:table-cell office:value-type="float" office:value="0.967112">
                <text:p>0.9671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.66008">
                <text:p>15.66008</text:p>
              </table:table-cell>
              <table:table-cell office:value-type="float" office:value="0.9665136">
                <text:p>0.966513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.67224">
                <text:p>15.67224</text:p>
              </table:table-cell>
              <table:table-cell office:value-type="float" office:value="0.9659385">
                <text:p>0.96593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.68372">
                <text:p>15.68372</text:p>
              </table:table-cell>
              <table:table-cell office:value-type="float" office:value="0.9653446">
                <text:p>0.96534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.69586">
                <text:p>15.69586</text:p>
              </table:table-cell>
              <table:table-cell office:value-type="float" office:value="0.9646832">
                <text:p>0.964683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.70871">
                <text:p>15.70871</text:p>
              </table:table-cell>
              <table:table-cell office:value-type="float" office:value="0.9640283">
                <text:p>0.96402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.71987">
                <text:p>15.71987</text:p>
              </table:table-cell>
              <table:table-cell office:value-type="float" office:value="0.9633383">
                <text:p>0.963338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.73196">
                <text:p>15.73196</text:p>
              </table:table-cell>
              <table:table-cell office:value-type="float" office:value="0.9626381">
                <text:p>0.962638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.7436">
                <text:p>15.7436</text:p>
              </table:table-cell>
              <table:table-cell office:value-type="float" office:value="0.9619586">
                <text:p>0.961958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.75584">
                <text:p>15.75584</text:p>
              </table:table-cell>
              <table:table-cell office:value-type="float" office:value="0.9612243">
                <text:p>0.961224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.76749">
                <text:p>15.76749</text:p>
              </table:table-cell>
              <table:table-cell office:value-type="float" office:value="0.9605128">
                <text:p>0.960512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.77902">
                <text:p>15.77902</text:p>
              </table:table-cell>
              <table:table-cell office:value-type="float" office:value="0.9597473">
                <text:p>0.95974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.79146">
                <text:p>15.79146</text:p>
              </table:table-cell>
              <table:table-cell office:value-type="float" office:value="0.9589855">
                <text:p>0.958985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.80262">
                <text:p>15.80262</text:p>
              </table:table-cell>
              <table:table-cell office:value-type="float" office:value="0.9582731">
                <text:p>0.958273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.81411">
                <text:p>15.81411</text:p>
              </table:table-cell>
              <table:table-cell office:value-type="float" office:value="0.958029">
                <text:p>0.95802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.82902">
                <text:p>15.82902</text:p>
              </table:table-cell>
              <table:table-cell office:value-type="float" office:value="0.9568486">
                <text:p>0.95684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.8426">
                <text:p>15.8426</text:p>
              </table:table-cell>
              <table:table-cell office:value-type="float" office:value="0.9557783">
                <text:p>0.955778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.85557">
                <text:p>15.85557</text:p>
              </table:table-cell>
              <table:table-cell office:value-type="float" office:value="0.9549322">
                <text:p>0.954932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.86745">
                <text:p>15.86745</text:p>
              </table:table-cell>
              <table:table-cell office:value-type="float" office:value="0.9542114">
                <text:p>0.95421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.87927">
                <text:p>15.87927</text:p>
              </table:table-cell>
              <table:table-cell office:value-type="float" office:value="0.9534337">
                <text:p>0.953433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.89142">
                <text:p>15.89142</text:p>
              </table:table-cell>
              <table:table-cell office:value-type="float" office:value="0.9526922">
                <text:p>0.95269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.9029">
                <text:p>15.9029</text:p>
              </table:table-cell>
              <table:table-cell office:value-type="float" office:value="0.952012">
                <text:p>0.9520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.91497">
                <text:p>15.91497</text:p>
              </table:table-cell>
              <table:table-cell office:value-type="float" office:value="0.9512896">
                <text:p>0.951289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.92727">
                <text:p>15.92727</text:p>
              </table:table-cell>
              <table:table-cell office:value-type="float" office:value="0.9506363">
                <text:p>0.950636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.93886">
                <text:p>15.93886</text:p>
              </table:table-cell>
              <table:table-cell office:value-type="float" office:value="0.9499745">
                <text:p>0.94997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.95051">
                <text:p>15.95051</text:p>
              </table:table-cell>
              <table:table-cell office:value-type="float" office:value="0.9493173">
                <text:p>0.949317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.96444">
                <text:p>15.96444</text:p>
              </table:table-cell>
              <table:table-cell office:value-type="float" office:value="0.9486464">
                <text:p>0.94864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.97929">
                <text:p>15.97929</text:p>
              </table:table-cell>
              <table:table-cell office:value-type="float" office:value="0.9479191">
                <text:p>0.94791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.99196">
                <text:p>15.99196</text:p>
              </table:table-cell>
              <table:table-cell office:value-type="float" office:value="0.9473873">
                <text:p>0.947387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.00614">
                <text:p>16.00614</text:p>
              </table:table-cell>
              <table:table-cell office:value-type="float" office:value="0.9466801">
                <text:p>0.946680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.01766">
                <text:p>16.01766</text:p>
              </table:table-cell>
              <table:table-cell office:value-type="float" office:value="0.9461462">
                <text:p>0.946146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.02982">
                <text:p>16.02982</text:p>
              </table:table-cell>
              <table:table-cell office:value-type="float" office:value="0.9456589">
                <text:p>0.945658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.04147">
                <text:p>16.04147</text:p>
              </table:table-cell>
              <table:table-cell office:value-type="float" office:value="0.9452295">
                <text:p>0.945229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.05412">
                <text:p>16.05412</text:p>
              </table:table-cell>
              <table:table-cell office:value-type="float" office:value="0.9448234">
                <text:p>0.944823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.06615">
                <text:p>16.06615</text:p>
              </table:table-cell>
              <table:table-cell office:value-type="float" office:value="0.9444369">
                <text:p>0.94443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.07804">
                <text:p>16.07804</text:p>
              </table:table-cell>
              <table:table-cell office:value-type="float" office:value="0.9440725">
                <text:p>0.94407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.09046">
                <text:p>16.09046</text:p>
              </table:table-cell>
              <table:table-cell office:value-type="float" office:value="0.9437674">
                <text:p>0.943767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.10149">
                <text:p>16.10149</text:p>
              </table:table-cell>
              <table:table-cell office:value-type="float" office:value="0.9434901">
                <text:p>0.943490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.11405">
                <text:p>16.11405</text:p>
              </table:table-cell>
              <table:table-cell office:value-type="float" office:value="0.9432524">
                <text:p>0.94325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.12995">
                <text:p>16.12995</text:p>
              </table:table-cell>
              <table:table-cell office:value-type="float" office:value="0.9430478">
                <text:p>0.94304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.14217">
                <text:p>16.14217</text:p>
              </table:table-cell>
              <table:table-cell office:value-type="float" office:value="0.9428394">
                <text:p>0.942839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.15647">
                <text:p>16.15647</text:p>
              </table:table-cell>
              <table:table-cell office:value-type="float" office:value="0.9427264">
                <text:p>0.942726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.16861">
                <text:p>16.16861</text:p>
              </table:table-cell>
              <table:table-cell office:value-type="float" office:value="0.9426595">
                <text:p>0.94265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.18045">
                <text:p>16.18045</text:p>
              </table:table-cell>
              <table:table-cell office:value-type="float" office:value="0.9426365">
                <text:p>0.94263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.19285">
                <text:p>16.19285</text:p>
              </table:table-cell>
              <table:table-cell office:value-type="float" office:value="0.9426602">
                <text:p>0.942660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.20549">
                <text:p>16.20549</text:p>
              </table:table-cell>
              <table:table-cell office:value-type="float" office:value="0.9427032">
                <text:p>0.94270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.21673">
                <text:p>16.21673</text:p>
              </table:table-cell>
              <table:table-cell office:value-type="float" office:value="0.9428097">
                <text:p>0.942809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.2292">
                <text:p>16.2292</text:p>
              </table:table-cell>
              <table:table-cell office:value-type="float" office:value="0.9429448">
                <text:p>0.94294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.24095">
                <text:p>16.24095</text:p>
              </table:table-cell>
              <table:table-cell office:value-type="float" office:value="0.9431021">
                <text:p>0.94310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.25305">
                <text:p>16.25305</text:p>
              </table:table-cell>
              <table:table-cell office:value-type="float" office:value="0.9433061">
                <text:p>0.943306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.26534">
                <text:p>16.26534</text:p>
              </table:table-cell>
              <table:table-cell office:value-type="float" office:value="0.943527">
                <text:p>0.94352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.27694">
                <text:p>16.27694</text:p>
              </table:table-cell>
              <table:table-cell office:value-type="float" office:value="0.9438066">
                <text:p>0.943806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.28886">
                <text:p>16.28886</text:p>
              </table:table-cell>
              <table:table-cell office:value-type="float" office:value="0.9440867">
                <text:p>0.94408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.29959">
                <text:p>16.29959</text:p>
              </table:table-cell>
              <table:table-cell office:value-type="float" office:value="0.9443837">
                <text:p>0.944383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.31173">
                <text:p>16.31173</text:p>
              </table:table-cell>
              <table:table-cell office:value-type="float" office:value="0.9447323">
                <text:p>0.94473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.32301">
                <text:p>16.32301</text:p>
              </table:table-cell>
              <table:table-cell office:value-type="float" office:value="0.9450513">
                <text:p>0.94505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.33453">
                <text:p>16.33453</text:p>
              </table:table-cell>
              <table:table-cell office:value-type="float" office:value="0.9454676">
                <text:p>0.945467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.34669">
                <text:p>16.34669</text:p>
              </table:table-cell>
              <table:table-cell office:value-type="float" office:value="0.9458629">
                <text:p>0.94586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.35912">
                <text:p>16.35912</text:p>
              </table:table-cell>
              <table:table-cell office:value-type="float" office:value="0.9463371">
                <text:p>0.946337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.37136">
                <text:p>16.37136</text:p>
              </table:table-cell>
              <table:table-cell office:value-type="float" office:value="0.9468265">
                <text:p>0.946826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.38246">
                <text:p>16.38246</text:p>
              </table:table-cell>
              <table:table-cell office:value-type="float" office:value="0.9472934">
                <text:p>0.94729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.39465">
                <text:p>16.39465</text:p>
              </table:table-cell>
              <table:table-cell office:value-type="float" office:value="0.9478177">
                <text:p>0.94781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.40678">
                <text:p>16.40678</text:p>
              </table:table-cell>
              <table:table-cell office:value-type="float" office:value="0.9483043">
                <text:p>0.94830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.41741">
                <text:p>16.41741</text:p>
              </table:table-cell>
              <table:table-cell office:value-type="float" office:value="0.9488561">
                <text:p>0.948856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.42963">
                <text:p>16.42963</text:p>
              </table:table-cell>
              <table:table-cell office:value-type="float" office:value="0.9494196">
                <text:p>0.94941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.44089">
                <text:p>16.44089</text:p>
              </table:table-cell>
              <table:table-cell office:value-type="float" office:value="0.9499724">
                <text:p>0.949972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.45267">
                <text:p>16.45267</text:p>
              </table:table-cell>
              <table:table-cell office:value-type="float" office:value="0.9505457">
                <text:p>0.95054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.4651">
                <text:p>16.4651</text:p>
              </table:table-cell>
              <table:table-cell office:value-type="float" office:value="0.9511461">
                <text:p>0.951146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.47778">
                <text:p>16.47778</text:p>
              </table:table-cell>
              <table:table-cell office:value-type="float" office:value="0.9518272">
                <text:p>0.951827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.49017">
                <text:p>16.49017</text:p>
              </table:table-cell>
              <table:table-cell office:value-type="float" office:value="0.9524376">
                <text:p>0.95243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.50093">
                <text:p>16.50093</text:p>
              </table:table-cell>
              <table:table-cell office:value-type="float" office:value="0.9530367">
                <text:p>0.95303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.51279">
                <text:p>16.51279</text:p>
              </table:table-cell>
              <table:table-cell office:value-type="float" office:value="0.9536416">
                <text:p>0.953641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.52457">
                <text:p>16.52457</text:p>
              </table:table-cell>
              <table:table-cell office:value-type="float" office:value="0.9542241">
                <text:p>0.954224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.53556">
                <text:p>16.53556</text:p>
              </table:table-cell>
              <table:table-cell office:value-type="float" office:value="0.9548394">
                <text:p>0.954839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.54752">
                <text:p>16.54752</text:p>
              </table:table-cell>
              <table:table-cell office:value-type="float" office:value="0.9554231">
                <text:p>0.955423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.55912">
                <text:p>16.55912</text:p>
              </table:table-cell>
              <table:table-cell office:value-type="float" office:value="0.9560699">
                <text:p>0.95606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.57115">
                <text:p>16.57115</text:p>
              </table:table-cell>
              <table:table-cell office:value-type="float" office:value="0.9566633">
                <text:p>0.95666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.58271">
                <text:p>16.58271</text:p>
              </table:table-cell>
              <table:table-cell office:value-type="float" office:value="0.9572725">
                <text:p>0.957272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.59513">
                <text:p>16.59513</text:p>
              </table:table-cell>
              <table:table-cell office:value-type="float" office:value="0.9578986">
                <text:p>0.957898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.60708">
                <text:p>16.60708</text:p>
              </table:table-cell>
              <table:table-cell office:value-type="float" office:value="0.9584398">
                <text:p>0.958439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.6182">
                <text:p>16.6182</text:p>
              </table:table-cell>
              <table:table-cell office:value-type="float" office:value="0.9590258">
                <text:p>0.959025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.63086">
                <text:p>16.63086</text:p>
              </table:table-cell>
              <table:table-cell office:value-type="float" office:value="0.9596099">
                <text:p>0.95960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.64223">
                <text:p>16.64223</text:p>
              </table:table-cell>
              <table:table-cell office:value-type="float" office:value="0.9601333">
                <text:p>0.9601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.65415">
                <text:p>16.65415</text:p>
              </table:table-cell>
              <table:table-cell office:value-type="float" office:value="0.9606552">
                <text:p>0.960655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.66577">
                <text:p>16.66577</text:p>
              </table:table-cell>
              <table:table-cell office:value-type="float" office:value="0.9611437">
                <text:p>0.961143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.67757">
                <text:p>16.67757</text:p>
              </table:table-cell>
              <table:table-cell office:value-type="float" office:value="0.9616596">
                <text:p>0.961659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.68989">
                <text:p>16.68989</text:p>
              </table:table-cell>
              <table:table-cell office:value-type="float" office:value="0.9621322">
                <text:p>0.962132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.70133">
                <text:p>16.70133</text:p>
              </table:table-cell>
              <table:table-cell office:value-type="float" office:value="0.9625887">
                <text:p>0.962588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.71366">
                <text:p>16.71366</text:p>
              </table:table-cell>
              <table:table-cell office:value-type="float" office:value="0.963041">
                <text:p>0.96304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.72575">
                <text:p>16.72575</text:p>
              </table:table-cell>
              <table:table-cell office:value-type="float" office:value="0.9634351">
                <text:p>0.963435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.73708">
                <text:p>16.73708</text:p>
              </table:table-cell>
              <table:table-cell office:value-type="float" office:value="0.9638078">
                <text:p>0.963807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.74907">
                <text:p>16.74907</text:p>
              </table:table-cell>
              <table:table-cell office:value-type="float" office:value="0.964164">
                <text:p>0.9641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.76069">
                <text:p>16.76069</text:p>
              </table:table-cell>
              <table:table-cell office:value-type="float" office:value="0.9644746">
                <text:p>0.96447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.77308">
                <text:p>16.77308</text:p>
              </table:table-cell>
              <table:table-cell office:value-type="float" office:value="0.9647745">
                <text:p>0.964774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.78498">
                <text:p>16.78498</text:p>
              </table:table-cell>
              <table:table-cell office:value-type="float" office:value="0.9650573">
                <text:p>0.965057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.79666">
                <text:p>16.79666</text:p>
              </table:table-cell>
              <table:table-cell office:value-type="float" office:value="0.9653055">
                <text:p>0.96530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.80924">
                <text:p>16.80924</text:p>
              </table:table-cell>
              <table:table-cell office:value-type="float" office:value="0.965516">
                <text:p>0.9655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.82039">
                <text:p>16.82039</text:p>
              </table:table-cell>
              <table:table-cell office:value-type="float" office:value="0.9656841">
                <text:p>0.965684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.8323">
                <text:p>16.8323</text:p>
              </table:table-cell>
              <table:table-cell office:value-type="float" office:value="0.9658296">
                <text:p>0.965829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.84462">
                <text:p>16.84462</text:p>
              </table:table-cell>
              <table:table-cell office:value-type="float" office:value="0.9659538">
                <text:p>0.96595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.8566">
                <text:p>16.8566</text:p>
              </table:table-cell>
              <table:table-cell office:value-type="float" office:value="0.966027">
                <text:p>0.96602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.86822">
                <text:p>16.86822</text:p>
              </table:table-cell>
              <table:table-cell office:value-type="float" office:value="0.9660882">
                <text:p>0.966088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.87978">
                <text:p>16.87978</text:p>
              </table:table-cell>
              <table:table-cell office:value-type="float" office:value="0.9661133">
                <text:p>0.96611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.89189">
                <text:p>16.89189</text:p>
              </table:table-cell>
              <table:table-cell office:value-type="float" office:value="0.9661049">
                <text:p>0.966104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.9034">
                <text:p>16.9034</text:p>
              </table:table-cell>
              <table:table-cell office:value-type="float" office:value="0.9660828">
                <text:p>0.966082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.91534">
                <text:p>16.91534</text:p>
              </table:table-cell>
              <table:table-cell office:value-type="float" office:value="0.966011">
                <text:p>0.9660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.9272">
                <text:p>16.9272</text:p>
              </table:table-cell>
              <table:table-cell office:value-type="float" office:value="0.9659323">
                <text:p>0.965932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.93868">
                <text:p>16.93868</text:p>
              </table:table-cell>
              <table:table-cell office:value-type="float" office:value="0.9658176">
                <text:p>0.965817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.95056">
                <text:p>16.95056</text:p>
              </table:table-cell>
              <table:table-cell office:value-type="float" office:value="0.96567">
                <text:p>0.9656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.96196">
                <text:p>16.96196</text:p>
              </table:table-cell>
              <table:table-cell office:value-type="float" office:value="0.9655184">
                <text:p>0.965518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.97404">
                <text:p>16.97404</text:p>
              </table:table-cell>
              <table:table-cell office:value-type="float" office:value="0.9653143">
                <text:p>0.96531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.98745">
                <text:p>16.98745</text:p>
              </table:table-cell>
              <table:table-cell office:value-type="float" office:value="0.9651031">
                <text:p>0.965103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.99936">
                <text:p>16.99936</text:p>
              </table:table-cell>
              <table:table-cell office:value-type="float" office:value="0.9648237">
                <text:p>0.964823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.0117">
                <text:p>17.0117</text:p>
              </table:table-cell>
              <table:table-cell office:value-type="float" office:value="0.9645485">
                <text:p>0.964548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.02295">
                <text:p>17.02295</text:p>
              </table:table-cell>
              <table:table-cell office:value-type="float" office:value="0.9642946">
                <text:p>0.964294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.03469">
                <text:p>17.03469</text:p>
              </table:table-cell>
              <table:table-cell office:value-type="float" office:value="0.963972">
                <text:p>0.96397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.04726">
                <text:p>17.04726</text:p>
              </table:table-cell>
              <table:table-cell office:value-type="float" office:value="0.9636468">
                <text:p>0.963646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.05912">
                <text:p>17.05912</text:p>
              </table:table-cell>
              <table:table-cell office:value-type="float" office:value="0.9632851">
                <text:p>0.963285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.07151">
                <text:p>17.07151</text:p>
              </table:table-cell>
              <table:table-cell office:value-type="float" office:value="0.9630508">
                <text:p>0.963050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.08265">
                <text:p>17.08265</text:p>
              </table:table-cell>
              <table:table-cell office:value-type="float" office:value="0.9625296">
                <text:p>0.962529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.09519">
                <text:p>17.09519</text:p>
              </table:table-cell>
              <table:table-cell office:value-type="float" office:value="0.9620757">
                <text:p>0.962075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.10722">
                <text:p>17.10722</text:p>
              </table:table-cell>
              <table:table-cell office:value-type="float" office:value="0.9616942">
                <text:p>0.961694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.11825">
                <text:p>17.11825</text:p>
              </table:table-cell>
              <table:table-cell office:value-type="float" office:value="0.9612483">
                <text:p>0.961248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7.13017">
                <text:p>17.13017</text:p>
              </table:table-cell>
              <table:table-cell office:value-type="float" office:value="0.9607787">
                <text:p>0.96077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7.14121">
                <text:p>17.14121</text:p>
              </table:table-cell>
              <table:table-cell office:value-type="float" office:value="0.9603454">
                <text:p>0.96034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.1531">
                <text:p>17.1531</text:p>
              </table:table-cell>
              <table:table-cell office:value-type="float" office:value="0.9598779">
                <text:p>0.959877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.16537">
                <text:p>17.16537</text:p>
              </table:table-cell>
              <table:table-cell office:value-type="float" office:value="0.9594006">
                <text:p>0.959400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7.17666">
                <text:p>17.17666</text:p>
              </table:table-cell>
              <table:table-cell office:value-type="float" office:value="0.9588906">
                <text:p>0.958890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.18878">
                <text:p>17.18878</text:p>
              </table:table-cell>
              <table:table-cell office:value-type="float" office:value="0.9583938">
                <text:p>0.958393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.20014">
                <text:p>17.20014</text:p>
              </table:table-cell>
              <table:table-cell office:value-type="float" office:value="0.9578912">
                <text:p>0.957891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.21292">
                <text:p>17.21292</text:p>
              </table:table-cell>
              <table:table-cell office:value-type="float" office:value="0.9573593">
                <text:p>0.95735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.22503">
                <text:p>17.22503</text:p>
              </table:table-cell>
              <table:table-cell office:value-type="float" office:value="0.9568517">
                <text:p>0.956851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.23586">
                <text:p>17.23586</text:p>
              </table:table-cell>
              <table:table-cell office:value-type="float" office:value="0.9563448">
                <text:p>0.956344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7.24778">
                <text:p>17.24778</text:p>
              </table:table-cell>
              <table:table-cell office:value-type="float" office:value="0.9558451">
                <text:p>0.955845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7.25938">
                <text:p>17.25938</text:p>
              </table:table-cell>
              <table:table-cell office:value-type="float" office:value="0.9553341">
                <text:p>0.955334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7.27148">
                <text:p>17.27148</text:p>
              </table:table-cell>
              <table:table-cell office:value-type="float" office:value="0.9548303">
                <text:p>0.954830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7.28299">
                <text:p>17.28299</text:p>
              </table:table-cell>
              <table:table-cell office:value-type="float" office:value="0.9543135">
                <text:p>0.954313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7.2951">
                <text:p>17.2951</text:p>
              </table:table-cell>
              <table:table-cell office:value-type="float" office:value="0.9538082">
                <text:p>0.953808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7.30795">
                <text:p>17.30795</text:p>
              </table:table-cell>
              <table:table-cell office:value-type="float" office:value="0.9533333">
                <text:p>0.953333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7.31901">
                <text:p>17.31901</text:p>
              </table:table-cell>
              <table:table-cell office:value-type="float" office:value="0.9528255">
                <text:p>0.952825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.33131">
                <text:p>17.33131</text:p>
              </table:table-cell>
              <table:table-cell office:value-type="float" office:value="0.952346">
                <text:p>0.95234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7.34409">
                <text:p>17.34409</text:p>
              </table:table-cell>
              <table:table-cell office:value-type="float" office:value="0.9518592">
                <text:p>0.95185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7.35647">
                <text:p>17.35647</text:p>
              </table:table-cell>
              <table:table-cell office:value-type="float" office:value="0.9513943">
                <text:p>0.951394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7.36834">
                <text:p>17.36834</text:p>
              </table:table-cell>
              <table:table-cell office:value-type="float" office:value="0.9511113">
                <text:p>0.951111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7.37984">
                <text:p>17.37984</text:p>
              </table:table-cell>
              <table:table-cell office:value-type="float" office:value="0.9505441">
                <text:p>0.950544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7.392">
                <text:p>17.392</text:p>
              </table:table-cell>
              <table:table-cell office:value-type="float" office:value="0.950138">
                <text:p>0.95013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7.40351">
                <text:p>17.40351</text:p>
              </table:table-cell>
              <table:table-cell office:value-type="float" office:value="0.9497756">
                <text:p>0.949775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7.41501">
                <text:p>17.41501</text:p>
              </table:table-cell>
              <table:table-cell office:value-type="float" office:value="0.9494038">
                <text:p>0.949403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.42715">
                <text:p>17.42715</text:p>
              </table:table-cell>
              <table:table-cell office:value-type="float" office:value="0.9490659">
                <text:p>0.949065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7.43846">
                <text:p>17.43846</text:p>
              </table:table-cell>
              <table:table-cell office:value-type="float" office:value="0.9487377">
                <text:p>0.948737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7.45074">
                <text:p>17.45074</text:p>
              </table:table-cell>
              <table:table-cell office:value-type="float" office:value="0.9484125">
                <text:p>0.948412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7.46218">
                <text:p>17.46218</text:p>
              </table:table-cell>
              <table:table-cell office:value-type="float" office:value="0.9481372">
                <text:p>0.948137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7.47417">
                <text:p>17.47417</text:p>
              </table:table-cell>
              <table:table-cell office:value-type="float" office:value="0.947868">
                <text:p>0.94786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7.48705">
                <text:p>17.48705</text:p>
              </table:table-cell>
              <table:table-cell office:value-type="float" office:value="0.9476131">
                <text:p>0.947613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.49827">
                <text:p>17.49827</text:p>
              </table:table-cell>
              <table:table-cell office:value-type="float" office:value="0.947389">
                <text:p>0.94738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7.51053">
                <text:p>17.51053</text:p>
              </table:table-cell>
              <table:table-cell office:value-type="float" office:value="0.9471995">
                <text:p>0.947199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7.52228">
                <text:p>17.52228</text:p>
              </table:table-cell>
              <table:table-cell office:value-type="float" office:value="0.9470385">
                <text:p>0.947038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.53441">
                <text:p>17.53441</text:p>
              </table:table-cell>
              <table:table-cell office:value-type="float" office:value="0.9468962">
                <text:p>0.946896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.54655">
                <text:p>17.54655</text:p>
              </table:table-cell>
              <table:table-cell office:value-type="float" office:value="0.9468569">
                <text:p>0.94685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.55873">
                <text:p>17.55873</text:p>
              </table:table-cell>
              <table:table-cell office:value-type="float" office:value="0.9467052">
                <text:p>0.946705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.57097">
                <text:p>17.57097</text:p>
              </table:table-cell>
              <table:table-cell office:value-type="float" office:value="0.9466466">
                <text:p>0.946646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.58178">
                <text:p>17.58178</text:p>
              </table:table-cell>
              <table:table-cell office:value-type="float" office:value="0.9466145">
                <text:p>0.946614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.59427">
                <text:p>17.59427</text:p>
              </table:table-cell>
              <table:table-cell office:value-type="float" office:value="0.9466194">
                <text:p>0.946619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.6065">
                <text:p>17.6065</text:p>
              </table:table-cell>
              <table:table-cell office:value-type="float" office:value="0.9466358">
                <text:p>0.946635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.61758">
                <text:p>17.61758</text:p>
              </table:table-cell>
              <table:table-cell office:value-type="float" office:value="0.9466926">
                <text:p>0.946692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.62992">
                <text:p>17.62992</text:p>
              </table:table-cell>
              <table:table-cell office:value-type="float" office:value="0.946772">
                <text:p>0.9467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.64106">
                <text:p>17.64106</text:p>
              </table:table-cell>
              <table:table-cell office:value-type="float" office:value="0.9468632">
                <text:p>0.94686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.65343">
                <text:p>17.65343</text:p>
              </table:table-cell>
              <table:table-cell office:value-type="float" office:value="0.9469944">
                <text:p>0.94699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.66596">
                <text:p>17.66596</text:p>
              </table:table-cell>
              <table:table-cell office:value-type="float" office:value="0.9470837">
                <text:p>0.9470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